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41.16pt"/>
    </style:style>
    <style:style style:name="co16" style:family="table-column">
      <style:table-column-properties fo:break-before="auto" style:column-width="32.6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1.1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31.86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BUNTU64_INDIRECT_oxt-7-enc" table:style-name="ta1">
        <table:shapes>
          <draw:frame draw:z-index="0" draw:style-name="gr1" draw:text-style-name="P1" svg:width="453.6pt" svg:height="255.26pt" svg:x="894.78pt" svg:y="2353.69pt">
            <loext:p draw:notify-on-update-of-ranges="'UBUNTU64_INDIRECT_oxt-7-enc'.C187:'UBUNTU64_INDIRECT_oxt-7-enc'.C187 'UBUNTU64_INDIRECT_oxt-7-enc'.C188:'UBUNTU64_INDIRECT_oxt-7-enc'.C204 'UBUNTU64_INDIRECT_oxt-7-enc'.D187:'UBUNTU64_INDIRECT_oxt-7-enc'.D187 'UBUNTU64_INDIRECT_oxt-7-enc'.D188:'UBUNTU64_INDIRECT_oxt-7-enc'.D204 'UBUNTU64_INDIRECT_oxt-7-enc'.E187:'UBUNTU64_INDIRECT_oxt-7-enc'.E187 'UBUNTU64_INDIRECT_oxt-7-enc'.E188:'UBUNTU64_INDIRECT_oxt-7-enc'.E204 'UBUNTU64_INDIRECT_oxt-7-enc'.F187:'UBUNTU64_INDIRECT_oxt-7-enc'.F187 'UBUNTU64_INDIRECT_oxt-7-enc'.F188:'UBUNTU64_INDIRECT_oxt-7-enc'.F204 'UBUNTU64_INDIRECT_oxt-7-enc'.G187:'UBUNTU64_INDIRECT_oxt-7-enc'.G187 'UBUNTU64_INDIRECT_oxt-7-enc'.G188:'UBUNTU64_INDIRECT_oxt-7-enc'.G204 'UBUNTU64_INDIRECT_oxt-7-enc'.H187:'UBUNTU64_INDIRECT_oxt-7-enc'.H187 'UBUNTU64_INDIRECT_oxt-7-enc'.H188:'UBUNTU64_INDIRECT_oxt-7-enc'.H204 'UBUNTU64_INDIRECT_oxt-7-enc'.I187:'UBUNTU64_INDIRECT_oxt-7-enc'.I187 'UBUNTU64_INDIRECT_oxt-7-enc'.I188:'UBUNTU64_INDIRECT_oxt-7-enc'.I204 'UBUNTU64_INDIRECT_oxt-7-enc'.J187:'UBUNTU64_INDIRECT_oxt-7-enc'.J187 'UBUNTU64_INDIRECT_oxt-7-enc'.J188:'UBUNTU64_INDIRECT_oxt-7-enc'.J204 'UBUNTU64_INDIRECT_oxt-7-enc'.K187:'UBUNTU64_INDIRECT_oxt-7-enc'.K187 'UBUNTU64_INDIRECT_oxt-7-enc'.K188:'UBUNTU64_INDIRECT_oxt-7-enc'.K204 'UBUNTU64_INDIRECT_oxt-7-enc'.L187:'UBUNTU64_INDIRECT_oxt-7-enc'.L187 'UBUNTU64_INDIRECT_oxt-7-enc'.L188:'UBUNTU64_INDIRECT_oxt-7-enc'.L204 'UBUNTU64_INDIRECT_oxt-7-enc'.M187:'UBUNTU64_INDIRECT_oxt-7-enc'.M187 'UBUNTU64_INDIRECT_oxt-7-enc'.M188:'UBUNTU64_INDIRECT_oxt-7-enc'.M204 'UBUNTU64_INDIRECT_oxt-7-enc'.N187:'UBUNTU64_INDIRECT_oxt-7-enc'.N187 'UBUNTU64_INDIRECT_oxt-7-enc'.N188:'UBUNTU64_INDIRECT_oxt-7-enc'.N204 'UBUNTU64_INDIRECT_oxt-7-enc'.O187:'UBUNTU64_INDIRECT_oxt-7-enc'.O187 'UBUNTU64_INDIRECT_oxt-7-enc'.O188:'UBUNTU64_INDIRECT_oxt-7-enc'.O204 'UBUNTU64_INDIRECT_oxt-7-enc'.P187:'UBUNTU64_INDIRECT_oxt-7-enc'.P187 'UBUNTU64_INDIRECT_oxt-7-enc'.P188:'UBUNTU64_INDIRECT_oxt-7-enc'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pt" svg:height="255.26pt" svg:x="900.23pt" svg:y="2883pt">
            <loext:p draw:notify-on-update-of-ranges="'UBUNTU64_INDIRECT_oxt-7-enc'.C227:'UBUNTU64_INDIRECT_oxt-7-enc'.C227 'UBUNTU64_INDIRECT_oxt-7-enc'.C228:'UBUNTU64_INDIRECT_oxt-7-enc'.C244 'UBUNTU64_INDIRECT_oxt-7-enc'.D227:'UBUNTU64_INDIRECT_oxt-7-enc'.D227 'UBUNTU64_INDIRECT_oxt-7-enc'.D228:'UBUNTU64_INDIRECT_oxt-7-enc'.D244 'UBUNTU64_INDIRECT_oxt-7-enc'.E227:'UBUNTU64_INDIRECT_oxt-7-enc'.E227 'UBUNTU64_INDIRECT_oxt-7-enc'.E228:'UBUNTU64_INDIRECT_oxt-7-enc'.E244 'UBUNTU64_INDIRECT_oxt-7-enc'.F227:'UBUNTU64_INDIRECT_oxt-7-enc'.F227 'UBUNTU64_INDIRECT_oxt-7-enc'.F228:'UBUNTU64_INDIRECT_oxt-7-enc'.F244 'UBUNTU64_INDIRECT_oxt-7-enc'.G227:'UBUNTU64_INDIRECT_oxt-7-enc'.G227 'UBUNTU64_INDIRECT_oxt-7-enc'.G228:'UBUNTU64_INDIRECT_oxt-7-enc'.G244 'UBUNTU64_INDIRECT_oxt-7-enc'.H227:'UBUNTU64_INDIRECT_oxt-7-enc'.H227 'UBUNTU64_INDIRECT_oxt-7-enc'.H228:'UBUNTU64_INDIRECT_oxt-7-enc'.H244 'UBUNTU64_INDIRECT_oxt-7-enc'.I227:'UBUNTU64_INDIRECT_oxt-7-enc'.I227 'UBUNTU64_INDIRECT_oxt-7-enc'.I228:'UBUNTU64_INDIRECT_oxt-7-enc'.I244 'UBUNTU64_INDIRECT_oxt-7-enc'.J227:'UBUNTU64_INDIRECT_oxt-7-enc'.J227 'UBUNTU64_INDIRECT_oxt-7-enc'.J228:'UBUNTU64_INDIRECT_oxt-7-enc'.J244 'UBUNTU64_INDIRECT_oxt-7-enc'.K227:'UBUNTU64_INDIRECT_oxt-7-enc'.K227 'UBUNTU64_INDIRECT_oxt-7-enc'.K228:'UBUNTU64_INDIRECT_oxt-7-enc'.K244 'UBUNTU64_INDIRECT_oxt-7-enc'.L227:'UBUNTU64_INDIRECT_oxt-7-enc'.L227 'UBUNTU64_INDIRECT_oxt-7-enc'.L228:'UBUNTU64_INDIRECT_oxt-7-enc'.L244 'UBUNTU64_INDIRECT_oxt-7-enc'.M227:'UBUNTU64_INDIRECT_oxt-7-enc'.M227 'UBUNTU64_INDIRECT_oxt-7-enc'.M228:'UBUNTU64_INDIRECT_oxt-7-enc'.M244 'UBUNTU64_INDIRECT_oxt-7-enc'.N227:'UBUNTU64_INDIRECT_oxt-7-enc'.N227 'UBUNTU64_INDIRECT_oxt-7-enc'.N228:'UBUNTU64_INDIRECT_oxt-7-enc'.N244 'UBUNTU64_INDIRECT_oxt-7-enc'.O227:'UBUNTU64_INDIRECT_oxt-7-enc'.O227 'UBUNTU64_INDIRECT_oxt-7-enc'.O228:'UBUNTU64_INDIRECT_oxt-7-enc'.O244 'UBUNTU64_INDIRECT_oxt-7-enc'.P227:'UBUNTU64_INDIRECT_oxt-7-enc'.P227 'UBUNTU64_INDIRECT_oxt-7-enc'.P228:'UBUNTU64_INDIRECT_oxt-7-enc'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6" table:default-cell-style-name="Default"/>
        <table:table-column table:style-name="co8" table:number-columns-repeated="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7" table:number-columns-repeated="6" table:default-cell-style-name="Default"/>
        <table:table-column table:style-name="co8" table:number-columns-repeated="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column table:style-name="co17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-AMD64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4:49:51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./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69761" calcext:value-type="float">
            <text:p>969761</text:p>
          </table:table-cell>
          <table:table-cell/>
          <table:table-cell office:value-type="float" office:value="1991276" calcext:value-type="float">
            <text:p>1991276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4018152" calcext:value-type="float">
            <text:p>4018152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2006158" calcext:value-type="float">
            <text:p>2006158</text:p>
          </table:table-cell>
          <table:table-cell/>
          <table:table-cell office:value-type="float" office:value="2561267" calcext:value-type="float">
            <text:p>2561267</text:p>
          </table:table-cell>
          <table:table-cell table:number-columns-repeated="2"/>
          <table:table-cell office:value-type="float" office:value="2203800" calcext:value-type="float">
            <text:p>2203800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2006158" calcext:value-type="float">
            <text:p>2006158</text:p>
          </table:table-cell>
          <table:table-cell/>
          <table:table-cell office:value-type="float" office:value="1933893" calcext:value-type="float">
            <text:p>1933893</text:p>
          </table:table-cell>
          <table:table-cell/>
          <table:table-cell office:value-type="float" office:value="4274062" calcext:value-type="float">
            <text:p>4274062</text:p>
          </table:table-cell>
          <table:table-cell/>
          <table:table-cell office:value-type="float" office:value="4988978" calcext:value-type="float">
            <text:p>4988978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183548" calcext:value-type="float">
            <text:p>1183548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3791156" calcext:value-type="float">
            <text:p>3791156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 table:number-columns-repeated="2"/>
          <table:table-cell office:value-type="float" office:value="5283570" calcext:value-type="float">
            <text:p>5283570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1679761" calcext:value-type="float">
            <text:p>1679761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30060" calcext:value-type="float">
            <text:p>230060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5389653" calcext:value-type="float">
            <text:p>5389653</text:p>
          </table:table-cell>
          <table:table-cell table:number-columns-repeated="2"/>
          <table:table-cell office:value-type="float" office:value="3541098" calcext:value-type="float">
            <text:p>3541098</text:p>
          </table:table-cell>
          <table:table-cell table:number-columns-repeated="2"/>
          <table:table-cell office:value-type="float" office:value="7293312" calcext:value-type="float">
            <text:p>7293312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7940539" calcext:value-type="float">
            <text:p>7940539</text:p>
          </table:table-cell>
          <table:table-cell office:value-type="float" office:value="10821524" calcext:value-type="float">
            <text:p>10821524</text:p>
          </table:table-cell>
          <table:table-cell table:number-columns-repeated="3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204796" calcext:value-type="float">
            <text:p>1204796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9318832" calcext:value-type="float">
            <text:p>9318832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3588436" calcext:value-type="float">
            <text:p>3588436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2"/>
          <table:table-cell office:value-type="float" office:value="3958892" calcext:value-type="float">
            <text:p>3958892</text:p>
          </table:table-cell>
          <table:table-cell table:number-columns-repeated="2"/>
          <table:table-cell office:value-type="float" office:value="8182586" calcext:value-type="float">
            <text:p>8182586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9318832" calcext:value-type="float">
            <text:p>9318832</text:p>
          </table:table-cell>
          <table:table-cell office:value-type="float" office:value="10821524" calcext:value-type="float">
            <text:p>10821524</text:p>
          </table:table-cell>
          <table:table-cell table:number-columns-repeated="3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04314" calcext:value-type="float">
            <text:p>1304314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7100397" calcext:value-type="float">
            <text:p>7100397</text:p>
          </table:table-cell>
          <table:table-cell office:value-type="float" office:value="12902017" calcext:value-type="float">
            <text:p>12902017</text:p>
          </table:table-cell>
          <table:table-cell office:value-type="float" office:value="10821524" calcext:value-type="float">
            <text:p>10821524</text:p>
          </table:table-cell>
          <table:table-cell/>
          <table:table-cell office:value-type="float" office:value="3738358" calcext:value-type="float">
            <text:p>3738358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2"/>
          <table:table-cell office:value-type="float" office:value="3791156" calcext:value-type="float">
            <text:p>3791156</text:p>
          </table:table-cell>
          <table:table-cell table:number-columns-repeated="2"/>
          <table:table-cell office:value-type="float" office:value="7100397" calcext:value-type="float">
            <text:p>7100397</text:p>
          </table:table-cell>
          <table:table-cell/>
          <table:table-cell office:value-type="float" office:value="3363612" calcext:value-type="float">
            <text:p>3363612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6421025" calcext:value-type="float">
            <text:p>6421025</text:p>
          </table:table-cell>
          <table:table-cell office:value-type="float" office:value="10821524" calcext:value-type="float">
            <text:p>10821524</text:p>
          </table:table-cell>
          <table:table-cell table:number-columns-repeated="34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65070" calcext:value-type="float">
            <text:p>1165070</text:p>
          </table:table-cell>
          <table:table-cell/>
          <table:table-cell office:value-type="float" office:value="2286447" calcext:value-type="float">
            <text:p>2286447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4135958" calcext:value-type="float">
            <text:p>4135958</text:p>
          </table:table-cell>
          <table:table-cell/>
          <table:table-cell office:value-type="float" office:value="3053774" calcext:value-type="float">
            <text:p>3053774</text:p>
          </table:table-cell>
          <table:table-cell/>
          <table:table-cell office:value-type="float" office:value="1967960" calcext:value-type="float">
            <text:p>1967960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2"/>
          <table:table-cell office:value-type="float" office:value="2211113" calcext:value-type="float">
            <text:p>2211113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1997245" calcext:value-type="float">
            <text:p>1997245</text:p>
          </table:table-cell>
          <table:table-cell/>
          <table:table-cell office:value-type="float" office:value="1705404" calcext:value-type="float">
            <text:p>1705404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4135958" calcext:value-type="float">
            <text:p>413595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278855" calcext:value-type="float">
            <text:p>1278855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6406138" calcext:value-type="float">
            <text:p>6406138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3867787" calcext:value-type="float">
            <text:p>3867787</text:p>
          </table:table-cell>
          <table:table-cell table:number-columns-repeated="2"/>
          <table:table-cell office:value-type="float" office:value="3036502" calcext:value-type="float">
            <text:p>3036502</text:p>
          </table:table-cell>
          <table:table-cell table:number-columns-repeated="2"/>
          <table:table-cell office:value-type="float" office:value="5122535" calcext:value-type="float">
            <text:p>5122535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6045455" calcext:value-type="float">
            <text:p>604545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40082" calcext:value-type="float">
            <text:p>1440082</text:p>
          </table:table-cell>
          <table:table-cell/>
          <table:table-cell office:value-type="float" office:value="3036502" calcext:value-type="float">
            <text:p>3036502</text:p>
          </table:table-cell>
          <table:table-cell/>
          <table:table-cell office:value-type="float" office:value="7917784" calcext:value-type="float">
            <text:p>7917784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5122535" calcext:value-type="float">
            <text:p>5122535</text:p>
          </table:table-cell>
          <table:table-cell table:number-columns-repeated="2"/>
          <table:table-cell office:value-type="float" office:value="3560017" calcext:value-type="float">
            <text:p>3560017</text:p>
          </table:table-cell>
          <table:table-cell table:number-columns-repeated="2"/>
          <table:table-cell office:value-type="float" office:value="6330599" calcext:value-type="float">
            <text:p>6330599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32828" calcext:value-type="float">
            <text:p>1332828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6114306" calcext:value-type="float">
            <text:p>6114306</text:p>
          </table:table-cell>
          <table:table-cell table:number-columns-repeated="2"/>
          <table:table-cell office:value-type="float" office:value="3867787" calcext:value-type="float">
            <text:p>3867787</text:p>
          </table:table-cell>
          <table:table-cell table:number-columns-repeated="2"/>
          <table:table-cell office:value-type="float" office:value="7476717" calcext:value-type="float">
            <text:p>7476717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8414153" calcext:value-type="float">
            <text:p>8414153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471662" calcext:value-type="float">
            <text:p>1471662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9129573" calcext:value-type="float">
            <text:p>9129573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2"/>
          <table:table-cell office:value-type="float" office:value="3982553" calcext:value-type="float">
            <text:p>3982553</text:p>
          </table:table-cell>
          <table:table-cell table:number-columns-repeated="2"/>
          <table:table-cell office:value-type="float" office:value="8548124" calcext:value-type="float">
            <text:p>8548124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4717434" calcext:value-type="float">
            <text:p>4717434</text:p>
          </table:table-cell>
          <table:table-cell/>
          <table:table-cell office:value-type="float" office:value="8548124" calcext:value-type="float">
            <text:p>8548124</text:p>
          </table:table-cell>
          <table:table-cell office:value-type="float" office:value="10567140" calcext:value-type="float">
            <text:p>1056714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06136" calcext:value-type="float">
            <text:p>1406136</text:p>
          </table:table-cell>
          <table:table-cell/>
          <table:table-cell office:value-type="float" office:value="3380677" calcext:value-type="float">
            <text:p>3380677</text:p>
          </table:table-cell>
          <table:table-cell/>
          <table:table-cell office:value-type="float" office:value="7582312" calcext:value-type="float">
            <text:p>7582312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5603747" calcext:value-type="float">
            <text:p>5603747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 table:number-columns-repeated="2"/>
          <table:table-cell office:value-type="float" office:value="7582312" calcext:value-type="float">
            <text:p>7582312</text:p>
          </table:table-cell>
          <table:table-cell/>
          <table:table-cell office:value-type="float" office:value="3657016" calcext:value-type="float">
            <text:p>3657016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9287508" calcext:value-type="float">
            <text:p>9287508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8819" calcext:value-type="float">
            <text:p>1248819</text:p>
          </table:table-cell>
          <table:table-cell/>
          <table:table-cell office:value-type="float" office:value="2413957" calcext:value-type="float">
            <text:p>2413957</text:p>
          </table:table-cell>
          <table:table-cell/>
          <table:table-cell office:value-type="float" office:value="4477549" calcext:value-type="float">
            <text:p>4477549</text:p>
          </table:table-cell>
          <table:table-cell/>
          <table:table-cell office:value-type="float" office:value="4054829" calcext:value-type="float">
            <text:p>4054829</text:p>
          </table:table-cell>
          <table:table-cell/>
          <table:table-cell office:value-type="float" office:value="3087188" calcext:value-type="float">
            <text:p>3087188</text:p>
          </table:table-cell>
          <table:table-cell/>
          <table:table-cell office:value-type="float" office:value="2000242" calcext:value-type="float">
            <text:p>2000242</text:p>
          </table:table-cell>
          <table:table-cell/>
          <table:table-cell office:value-type="float" office:value="2872459" calcext:value-type="float">
            <text:p>2872459</text:p>
          </table:table-cell>
          <table:table-cell table:number-columns-repeated="2"/>
          <table:table-cell office:value-type="float" office:value="2242541" calcext:value-type="float">
            <text:p>2242541</text:p>
          </table:table-cell>
          <table:table-cell table:number-columns-repeated="2"/>
          <table:table-cell office:value-type="float" office:value="2911402" calcext:value-type="float">
            <text:p>2911402</text:p>
          </table:table-cell>
          <table:table-cell/>
          <table:table-cell office:value-type="float" office:value="2015259" calcext:value-type="float">
            <text:p>2015259</text:p>
          </table:table-cell>
          <table:table-cell/>
          <table:table-cell office:value-type="float" office:value="1956506" calcext:value-type="float">
            <text:p>1956506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4652146" calcext:value-type="float">
            <text:p>4652146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13179" calcext:value-type="float">
            <text:p>1413179</text:p>
          </table:table-cell>
          <table:table-cell/>
          <table:table-cell office:value-type="float" office:value="2984226" calcext:value-type="float">
            <text:p>2984226</text:p>
          </table:table-cell>
          <table:table-cell/>
          <table:table-cell office:value-type="float" office:value="6595234" calcext:value-type="float">
            <text:p>6595234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4998665" calcext:value-type="float">
            <text:p>4998665</text:p>
          </table:table-cell>
          <table:table-cell/>
          <table:table-cell office:value-type="float" office:value="2699161" calcext:value-type="float">
            <text:p>2699161</text:p>
          </table:table-cell>
          <table:table-cell/>
          <table:table-cell office:value-type="float" office:value="4422226" calcext:value-type="float">
            <text:p>4422226</text:p>
          </table:table-cell>
          <table:table-cell table:number-columns-repeated="2"/>
          <table:table-cell office:value-type="float" office:value="3123106" calcext:value-type="float">
            <text:p>3123106</text:p>
          </table:table-cell>
          <table:table-cell table:number-columns-repeated="2"/>
          <table:table-cell office:value-type="float" office:value="4652146" calcext:value-type="float">
            <text:p>4652146</text:p>
          </table:table-cell>
          <table:table-cell/>
          <table:table-cell office:value-type="float" office:value="2463808" calcext:value-type="float">
            <text:p>2463808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5971678" calcext:value-type="float">
            <text:p>597167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20658" calcext:value-type="float">
            <text:p>1420658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7791708" calcext:value-type="float">
            <text:p>7791708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6761355" calcext:value-type="float">
            <text:p>6761355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5687020" calcext:value-type="float">
            <text:p>5687020</text:p>
          </table:table-cell>
          <table:table-cell table:number-columns-repeated="2"/>
          <table:table-cell office:value-type="float" office:value="3756894" calcext:value-type="float">
            <text:p>3756894</text:p>
          </table:table-cell>
          <table:table-cell table:number-columns-repeated="2"/>
          <table:table-cell office:value-type="float" office:value="7314033" calcext:value-type="float">
            <text:p>7314033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2692393" calcext:value-type="float">
            <text:p>2692393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40948" calcext:value-type="float">
            <text:p>1540948</text:p>
          </table:table-cell>
          <table:table-cell/>
          <table:table-cell office:value-type="float" office:value="3545976" calcext:value-type="float">
            <text:p>3545976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6761355" calcext:value-type="float">
            <text:p>6761355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5687020" calcext:value-type="float">
            <text:p>5687020</text:p>
          </table:table-cell>
          <table:table-cell table:number-columns-repeated="2"/>
          <table:table-cell office:value-type="float" office:value="4009406" calcext:value-type="float">
            <text:p>4009406</text:p>
          </table:table-cell>
          <table:table-cell table:number-columns-repeated="2"/>
          <table:table-cell office:value-type="float" office:value="8888172" calcext:value-type="float">
            <text:p>8888172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9518507" calcext:value-type="float">
            <text:p>9518507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70244" calcext:value-type="float">
            <text:p>1570244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9114515" calcext:value-type="float">
            <text:p>9114515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868433" calcext:value-type="float">
            <text:p>9868433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2"/>
          <table:table-cell office:value-type="float" office:value="4264168" calcext:value-type="float">
            <text:p>4264168</text:p>
          </table:table-cell>
          <table:table-cell table:number-columns-repeated="2"/>
          <table:table-cell office:value-type="float" office:value="9868433" calcext:value-type="float">
            <text:p>9868433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8815202" calcext:value-type="float">
            <text:p>8815202</text:p>
          </table:table-cell>
          <table:table-cell office:value-type="float" office:value="10651598" calcext:value-type="float">
            <text:p>10651598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81810" calcext:value-type="float">
            <text:p>1581810</text:p>
          </table:table-cell>
          <table:table-cell/>
          <table:table-cell office:value-type="float" office:value="3654598" calcext:value-type="float">
            <text:p>3654598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114515" calcext:value-type="float">
            <text:p>9114515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879045" calcext:value-type="float">
            <text:p>3879045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2"/>
          <table:table-cell office:value-type="float" office:value="4264168" calcext:value-type="float">
            <text:p>4264168</text:p>
          </table:table-cell>
          <table:table-cell table:number-columns-repeated="2"/>
          <table:table-cell office:value-type="float" office:value="8534922" calcext:value-type="float">
            <text:p>8534922</text:p>
          </table:table-cell>
          <table:table-cell/>
          <table:table-cell office:value-type="float" office:value="3043436" calcext:value-type="float">
            <text:p>3043436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9192546" calcext:value-type="float">
            <text:p>9192546</text:p>
          </table:table-cell>
          <table:table-cell office:value-type="float" office:value="10758322" calcext:value-type="float">
            <text:p>10758322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32153" calcext:value-type="float">
            <text:p>1532153</text:p>
          </table:table-cell>
          <table:table-cell/>
          <table:table-cell office:value-type="float" office:value="3326279" calcext:value-type="float">
            <text:p>3326279</text:p>
          </table:table-cell>
          <table:table-cell/>
          <table:table-cell office:value-type="float" office:value="7518900" calcext:value-type="float">
            <text:p>7518900</text:p>
          </table:table-cell>
          <table:table-cell/>
          <table:table-cell office:value-type="float" office:value="9192546" calcext:value-type="float">
            <text:p>9192546</text:p>
          </table:table-cell>
          <table:table-cell office:value-type="float" office:value="10245071" calcext:value-type="float">
            <text:p>10245071</text:p>
          </table:table-cell>
          <table:table-cell/>
          <table:table-cell office:value-type="float" office:value="3770085" calcext:value-type="float">
            <text:p>3770085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2"/>
          <table:table-cell office:value-type="float" office:value="3770085" calcext:value-type="float">
            <text:p>3770085</text:p>
          </table:table-cell>
          <table:table-cell table:number-columns-repeated="2"/>
          <table:table-cell office:value-type="float" office:value="6398720" calcext:value-type="float">
            <text:p>6398720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3465855" calcext:value-type="float">
            <text:p>3465855</text:p>
          </table:table-cell>
          <table:table-cell/>
          <table:table-cell office:value-type="float" office:value="8534922" calcext:value-type="float">
            <text:p>8534922</text:p>
          </table:table-cell>
          <table:table-cell office:value-type="float" office:value="10245071" calcext:value-type="float">
            <text:p>10245071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93175" calcext:value-type="float">
            <text:p>1193175</text:p>
          </table:table-cell>
          <table:table-cell/>
          <table:table-cell office:value-type="float" office:value="2460437" calcext:value-type="float">
            <text:p>2460437</text:p>
          </table:table-cell>
          <table:table-cell/>
          <table:table-cell office:value-type="float" office:value="3710197" calcext:value-type="float">
            <text:p>3710197</text:p>
          </table:table-cell>
          <table:table-cell/>
          <table:table-cell office:value-type="float" office:value="3659616" calcext:value-type="float">
            <text:p>3659616</text:p>
          </table:table-cell>
          <table:table-cell/>
          <table:table-cell office:value-type="float" office:value="3012719" calcext:value-type="float">
            <text:p>3012719</text:p>
          </table:table-cell>
          <table:table-cell/>
          <table:table-cell office:value-type="float" office:value="1954379" calcext:value-type="float">
            <text:p>1954379</text:p>
          </table:table-cell>
          <table:table-cell/>
          <table:table-cell office:value-type="float" office:value="2796910" calcext:value-type="float">
            <text:p>2796910</text:p>
          </table:table-cell>
          <table:table-cell table:number-columns-repeated="2"/>
          <table:table-cell office:value-type="float" office:value="2024389" calcext:value-type="float">
            <text:p>2024389</text:p>
          </table:table-cell>
          <table:table-cell table:number-columns-repeated="2"/>
          <table:table-cell office:value-type="float" office:value="2548017" calcext:value-type="float">
            <text:p>2548017</text:p>
          </table:table-cell>
          <table:table-cell/>
          <table:table-cell office:value-type="float" office:value="2032051" calcext:value-type="float">
            <text:p>2032051</text:p>
          </table:table-cell>
          <table:table-cell/>
          <table:table-cell office:value-type="float" office:value="1985091" calcext:value-type="float">
            <text:p>1985091</text:p>
          </table:table-cell>
          <table:table-cell/>
          <table:table-cell office:value-type="float" office:value="4340054" calcext:value-type="float">
            <text:p>4340054</text:p>
          </table:table-cell>
          <table:table-cell/>
          <table:table-cell office:value-type="float" office:value="4532414" calcext:value-type="float">
            <text:p>4532414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38555" calcext:value-type="float">
            <text:p>1438555</text:p>
          </table:table-cell>
          <table:table-cell/>
          <table:table-cell office:value-type="float" office:value="2995907" calcext:value-type="float">
            <text:p>2995907</text:p>
          </table:table-cell>
          <table:table-cell/>
          <table:table-cell office:value-type="float" office:value="6414119" calcext:value-type="float">
            <text:p>6414119</text:p>
          </table:table-cell>
          <table:table-cell/>
          <table:table-cell office:value-type="float" office:value="5164632" calcext:value-type="float">
            <text:p>5164632</text:p>
          </table:table-cell>
          <table:table-cell/>
          <table:table-cell office:value-type="float" office:value="4927617" calcext:value-type="float">
            <text:p>4927617</text:p>
          </table:table-cell>
          <table:table-cell/>
          <table:table-cell office:value-type="float" office:value="2651850" calcext:value-type="float">
            <text:p>2651850</text:p>
          </table:table-cell>
          <table:table-cell/>
          <table:table-cell office:value-type="float" office:value="4610256" calcext:value-type="float">
            <text:p>4610256</text:p>
          </table:table-cell>
          <table:table-cell table:number-columns-repeated="2"/>
          <table:table-cell office:value-type="float" office:value="3122224" calcext:value-type="float">
            <text:p>3122224</text:p>
          </table:table-cell>
          <table:table-cell table:number-columns-repeated="2"/>
          <table:table-cell office:value-type="float" office:value="4742616" calcext:value-type="float">
            <text:p>4742616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2016784" calcext:value-type="float">
            <text:p>2016784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6931711" calcext:value-type="float">
            <text:p>6931711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47395" calcext:value-type="float">
            <text:p>1547395</text:p>
          </table:table-cell>
          <table:table-cell/>
          <table:table-cell office:value-type="float" office:value="3409755" calcext:value-type="float">
            <text:p>3409755</text:p>
          </table:table-cell>
          <table:table-cell/>
          <table:table-cell office:value-type="float" office:value="5968453" calcext:value-type="float">
            <text:p>5968453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5214798" calcext:value-type="float">
            <text:p>5214798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4742616" calcext:value-type="float">
            <text:p>4742616</text:p>
          </table:table-cell>
          <table:table-cell table:number-columns-repeated="2"/>
          <table:table-cell office:value-type="float" office:value="3877684" calcext:value-type="float">
            <text:p>3877684</text:p>
          </table:table-cell>
          <table:table-cell table:number-columns-repeated="2"/>
          <table:table-cell office:value-type="float" office:value="6086873" calcext:value-type="float">
            <text:p>6086873</text:p>
          </table:table-cell>
          <table:table-cell/>
          <table:table-cell office:value-type="float" office:value="2750343" calcext:value-type="float">
            <text:p>2750343</text:p>
          </table:table-cell>
          <table:table-cell/>
          <table:table-cell office:value-type="float" office:value="2304647" calcext:value-type="float">
            <text:p>2304647</text:p>
          </table:table-cell>
          <table:table-cell/>
          <table:table-cell office:value-type="float" office:value="6909408" calcext:value-type="float">
            <text:p>6909408</text:p>
          </table:table-cell>
          <table:table-cell/>
          <table:table-cell office:value-type="float" office:value="8562340" calcext:value-type="float">
            <text:p>8562340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92545" calcext:value-type="float">
            <text:p>1492545</text:p>
          </table:table-cell>
          <table:table-cell/>
          <table:table-cell office:value-type="float" office:value="3634839" calcext:value-type="float">
            <text:p>3634839</text:p>
          </table:table-cell>
          <table:table-cell/>
          <table:table-cell office:value-type="float" office:value="8701110" calcext:value-type="float">
            <text:p>8701110</text:p>
          </table:table-cell>
          <table:table-cell/>
          <table:table-cell office:value-type="float" office:value="7235318" calcext:value-type="float">
            <text:p>7235318</text:p>
          </table:table-cell>
          <table:table-cell/>
          <table:table-cell office:value-type="float" office:value="8701110" calcext:value-type="float">
            <text:p>8701110</text:p>
          </table:table-cell>
          <table:table-cell/>
          <table:table-cell office:value-type="float" office:value="3610395" calcext:value-type="float">
            <text:p>3610395</text:p>
          </table:table-cell>
          <table:table-cell/>
          <table:table-cell office:value-type="float" office:value="5509113" calcext:value-type="float">
            <text:p>5509113</text:p>
          </table:table-cell>
          <table:table-cell table:number-columns-repeated="2"/>
          <table:table-cell office:value-type="float" office:value="4271001" calcext:value-type="float">
            <text:p>4271001</text:p>
          </table:table-cell>
          <table:table-cell table:number-columns-repeated="2"/>
          <table:table-cell office:value-type="float" office:value="9468384" calcext:value-type="float">
            <text:p>9468384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2678309" calcext:value-type="float">
            <text:p>2678309</text:p>
          </table:table-cell>
          <table:table-cell/>
          <table:table-cell office:value-type="float" office:value="8265729" calcext:value-type="float">
            <text:p>8265729</text:p>
          </table:table-cell>
          <table:table-cell office:value-type="float" office:value="10044089" calcext:value-type="float">
            <text:p>10044089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24659" calcext:value-type="float">
            <text:p>1624659</text:p>
          </table:table-cell>
          <table:table-cell/>
          <table:table-cell office:value-type="float" office:value="3762197" calcext:value-type="float">
            <text:p>3762197</text:p>
          </table:table-cell>
          <table:table-cell/>
          <table:table-cell office:value-type="float" office:value="8955098" calcext:value-type="float">
            <text:p>8955098</text:p>
          </table:table-cell>
          <table:table-cell/>
          <table:table-cell office:value-type="float" office:value="7540170" calcext:value-type="float">
            <text:p>7540170</text:p>
          </table:table-cell>
          <table:table-cell/>
          <table:table-cell office:value-type="float" office:value="9638369" calcext:value-type="float">
            <text:p>9638369</text:p>
          </table:table-cell>
          <table:table-cell/>
          <table:table-cell office:value-type="float" office:value="3822466" calcext:value-type="float">
            <text:p>3822466</text:p>
          </table:table-cell>
          <table:table-cell/>
          <table:table-cell office:value-type="float" office:value="8394979" calcext:value-type="float">
            <text:p>8394979</text:p>
          </table:table-cell>
          <table:table-cell table:number-columns-repeated="2"/>
          <table:table-cell office:value-type="float" office:value="4571003" calcext:value-type="float">
            <text:p>4571003</text:p>
          </table:table-cell>
          <table:table-cell table:number-columns-repeated="2"/>
          <table:table-cell office:value-type="float" office:value="9859630" calcext:value-type="float">
            <text:p>9859630</text:p>
          </table:table-cell>
          <table:table-cell/>
          <table:table-cell office:value-type="float" office:value="3051245" calcext:value-type="float">
            <text:p>3051245</text:p>
          </table:table-cell>
          <table:table-cell/>
          <table:table-cell office:value-type="float" office:value="3081897" calcext:value-type="float">
            <text:p>3081897</text:p>
          </table:table-cell>
          <table:table-cell/>
          <table:table-cell office:value-type="float" office:value="9145790" calcext:value-type="float">
            <text:p>9145790</text:p>
          </table:table-cell>
          <table:table-cell office:value-type="float" office:value="10911694" calcext:value-type="float">
            <text:p>1091169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87377" calcext:value-type="float">
            <text:p>1487377</text:p>
          </table:table-cell>
          <table:table-cell/>
          <table:table-cell office:value-type="float" office:value="3653390" calcext:value-type="float">
            <text:p>3653390</text:p>
          </table:table-cell>
          <table:table-cell/>
          <table:table-cell office:value-type="float" office:value="8665997" calcext:value-type="float">
            <text:p>8665997</text:p>
          </table:table-cell>
          <table:table-cell/>
          <table:table-cell office:value-type="float" office:value="8140399" calcext:value-type="float">
            <text:p>8140399</text:p>
          </table:table-cell>
          <table:table-cell/>
          <table:table-cell office:value-type="float" office:value="9814569" calcext:value-type="float">
            <text:p>9814569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8394979" calcext:value-type="float">
            <text:p>8394979</text:p>
          </table:table-cell>
          <table:table-cell table:number-columns-repeated="2"/>
          <table:table-cell office:value-type="float" office:value="4447925" calcext:value-type="float">
            <text:p>4447925</text:p>
          </table:table-cell>
          <table:table-cell/>
          <table:table-cell office:value-type="float" office:value="10235583" calcext:value-type="float">
            <text:p>10235583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768799" calcext:value-type="float">
            <text:p>3768799</text:p>
          </table:table-cell>
          <table:table-cell/>
          <table:table-cell office:value-type="float" office:value="8394979" calcext:value-type="float">
            <text:p>8394979</text:p>
          </table:table-cell>
          <table:table-cell office:value-type="float" office:value="10485468" calcext:value-type="float">
            <text:p>10485468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19757" calcext:value-type="float">
            <text:p>1619757</text:p>
          </table:table-cell>
          <table:table-cell/>
          <table:table-cell office:value-type="float" office:value="3710197" calcext:value-type="float">
            <text:p>3710197</text:p>
          </table:table-cell>
          <table:table-cell/>
          <table:table-cell office:value-type="float" office:value="7871843" calcext:value-type="float">
            <text:p>7871843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9814569" calcext:value-type="float">
            <text:p>9814569</text:p>
          </table:table-cell>
          <table:table-cell/>
          <table:table-cell office:value-type="float" office:value="3437042" calcext:value-type="float">
            <text:p>3437042</text:p>
          </table:table-cell>
          <table:table-cell/>
          <table:table-cell office:value-type="float" office:value="8394979" calcext:value-type="float">
            <text:p>8394979</text:p>
          </table:table-cell>
          <table:table-cell table:number-columns-repeated="2"/>
          <table:table-cell office:value-type="float" office:value="4091959" calcext:value-type="float">
            <text:p>4091959</text:p>
          </table:table-cell>
          <table:table-cell table:number-columns-repeated="2"/>
          <table:table-cell office:value-type="float" office:value="9304292" calcext:value-type="float">
            <text:p>9304292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5509113" calcext:value-type="float">
            <text:p>5509113</text:p>
          </table:table-cell>
          <table:table-cell/>
          <table:table-cell office:value-type="float" office:value="7309196" calcext:value-type="float">
            <text:p>7309196</text:p>
          </table:table-cell>
          <table:table-cell/>
          <table:table-cell office:value-type="float" office:value="8265729" calcext:value-type="float">
            <text:p>8265729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70020" calcext:value-type="float">
            <text:p>1570020</text:p>
          </table:table-cell>
          <table:table-cell/>
          <table:table-cell office:value-type="float" office:value="3510074" calcext:value-type="float">
            <text:p>3510074</text:p>
          </table:table-cell>
          <table:table-cell/>
          <table:table-cell office:value-type="float" office:value="7211022" calcext:value-type="float">
            <text:p>7211022</text:p>
          </table:table-cell>
          <table:table-cell office:value-type="float" office:value="10485468" calcext:value-type="float">
            <text:p>10485468</text:p>
          </table:table-cell>
          <table:table-cell office:value-type="float" office:value="10235583" calcext:value-type="float">
            <text:p>10235583</text:p>
          </table:table-cell>
          <table:table-cell/>
          <table:table-cell office:value-type="float" office:value="3795443" calcext:value-type="float">
            <text:p>3795443</text:p>
          </table:table-cell>
          <table:table-cell/>
          <table:table-cell office:value-type="float" office:value="5684095" calcext:value-type="float">
            <text:p>5684095</text:p>
          </table:table-cell>
          <table:table-cell table:number-columns-repeated="2"/>
          <table:table-cell office:value-type="float" office:value="3604335" calcext:value-type="float">
            <text:p>3604335</text:p>
          </table:table-cell>
          <table:table-cell table:number-columns-repeated="2"/>
          <table:table-cell office:value-type="float" office:value="8808176" calcext:value-type="float">
            <text:p>8808176</text:p>
          </table:table-cell>
          <table:table-cell/>
          <table:table-cell office:value-type="float" office:value="3795443" calcext:value-type="float">
            <text:p>3795443</text:p>
          </table:table-cell>
          <table:table-cell/>
          <table:table-cell office:value-type="float" office:value="3580298" calcext:value-type="float">
            <text:p>3580298</text:p>
          </table:table-cell>
          <table:table-cell/>
          <table:table-cell office:value-type="float" office:value="8844453" calcext:value-type="float">
            <text:p>8844453</text:p>
          </table:table-cell>
          <table:table-cell office:value-type="float" office:value="10235583" calcext:value-type="float">
            <text:p>10235583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245710" calcext:value-type="float">
            <text:p>1245710</text:p>
          </table:table-cell>
          <table:table-cell/>
          <table:table-cell office:value-type="float" office:value="2443368" calcext:value-type="float">
            <text:p>2443368</text:p>
          </table:table-cell>
          <table:table-cell/>
          <table:table-cell office:value-type="float" office:value="4146499" calcext:value-type="float">
            <text:p>4146499</text:p>
          </table:table-cell>
          <table:table-cell/>
          <table:table-cell office:value-type="float" office:value="3778101" calcext:value-type="float">
            <text:p>3778101</text:p>
          </table:table-cell>
          <table:table-cell/>
          <table:table-cell office:value-type="float" office:value="3001782" calcext:value-type="float">
            <text:p>3001782</text:p>
          </table:table-cell>
          <table:table-cell/>
          <table:table-cell office:value-type="float" office:value="1977602" calcext:value-type="float">
            <text:p>1977602</text:p>
          </table:table-cell>
          <table:table-cell/>
          <table:table-cell office:value-type="float" office:value="2867506" calcext:value-type="float">
            <text:p>2867506</text:p>
          </table:table-cell>
          <table:table-cell table:number-columns-repeated="2"/>
          <table:table-cell office:value-type="float" office:value="2159571" calcext:value-type="float">
            <text:p>2159571</text:p>
          </table:table-cell>
          <table:table-cell table:number-columns-repeated="2"/>
          <table:table-cell office:value-type="float" office:value="2760606" calcext:value-type="float">
            <text:p>2760606</text:p>
          </table:table-cell>
          <table:table-cell/>
          <table:table-cell office:value-type="float" office:value="2015654" calcext:value-type="float">
            <text:p>2015654</text:p>
          </table:table-cell>
          <table:table-cell/>
          <table:table-cell office:value-type="float" office:value="1942715" calcext:value-type="float">
            <text:p>1942715</text:p>
          </table:table-cell>
          <table:table-cell/>
          <table:table-cell office:value-type="float" office:value="3458646" calcext:value-type="float">
            <text:p>3458646</text:p>
          </table:table-cell>
          <table:table-cell/>
          <table:table-cell office:value-type="float" office:value="3791442" calcext:value-type="float">
            <text:p>379144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56510" calcext:value-type="float">
            <text:p>1456510</text:p>
          </table:table-cell>
          <table:table-cell/>
          <table:table-cell office:value-type="float" office:value="2952261" calcext:value-type="float">
            <text:p>2952261</text:p>
          </table:table-cell>
          <table:table-cell/>
          <table:table-cell office:value-type="float" office:value="5363307" calcext:value-type="float">
            <text:p>5363307</text:p>
          </table:table-cell>
          <table:table-cell/>
          <table:table-cell office:value-type="float" office:value="5065980" calcext:value-type="float">
            <text:p>5065980</text:p>
          </table:table-cell>
          <table:table-cell/>
          <table:table-cell office:value-type="float" office:value="4926518" calcext:value-type="float">
            <text:p>4926518</text:p>
          </table:table-cell>
          <table:table-cell/>
          <table:table-cell office:value-type="float" office:value="2510493" calcext:value-type="float">
            <text:p>2510493</text:p>
          </table:table-cell>
          <table:table-cell/>
          <table:table-cell office:value-type="float" office:value="4451639" calcext:value-type="float">
            <text:p>4451639</text:p>
          </table:table-cell>
          <table:table-cell table:number-columns-repeated="2"/>
          <table:table-cell office:value-type="float" office:value="3232201" calcext:value-type="float">
            <text:p>3232201</text:p>
          </table:table-cell>
          <table:table-cell table:number-columns-repeated="2"/>
          <table:table-cell office:value-type="float" office:value="4433259" calcext:value-type="float">
            <text:p>4433259</text:p>
          </table:table-cell>
          <table:table-cell/>
          <table:table-cell office:value-type="float" office:value="2289665" calcext:value-type="float">
            <text:p>2289665</text:p>
          </table:table-cell>
          <table:table-cell/>
          <table:table-cell office:value-type="float" office:value="2179295" calcext:value-type="float">
            <text:p>2179295</text:p>
          </table:table-cell>
          <table:table-cell/>
          <table:table-cell office:value-type="float" office:value="4920874" calcext:value-type="float">
            <text:p>4920874</text:p>
          </table:table-cell>
          <table:table-cell/>
          <table:table-cell office:value-type="float" office:value="5789881" calcext:value-type="float">
            <text:p>578988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71481" calcext:value-type="float">
            <text:p>1471481</text:p>
          </table:table-cell>
          <table:table-cell/>
          <table:table-cell office:value-type="float" office:value="3101494" calcext:value-type="float">
            <text:p>3101494</text:p>
          </table:table-cell>
          <table:table-cell/>
          <table:table-cell office:value-type="float" office:value="5925680" calcext:value-type="float">
            <text:p>5925680</text:p>
          </table:table-cell>
          <table:table-cell/>
          <table:table-cell office:value-type="float" office:value="5536137" calcext:value-type="float">
            <text:p>5536137</text:p>
          </table:table-cell>
          <table:table-cell/>
          <table:table-cell office:value-type="float" office:value="6529233" calcext:value-type="float">
            <text:p>6529233</text:p>
          </table:table-cell>
          <table:table-cell/>
          <table:table-cell office:value-type="float" office:value="3149251" calcext:value-type="float">
            <text:p>3149251</text:p>
          </table:table-cell>
          <table:table-cell/>
          <table:table-cell office:value-type="float" office:value="5652717" calcext:value-type="float">
            <text:p>5652717</text:p>
          </table:table-cell>
          <table:table-cell table:number-columns-repeated="2"/>
          <table:table-cell office:value-type="float" office:value="3923040" calcext:value-type="float">
            <text:p>3923040</text:p>
          </table:table-cell>
          <table:table-cell table:number-columns-repeated="2"/>
          <table:table-cell office:value-type="float" office:value="5536137" calcext:value-type="float">
            <text:p>5536137</text:p>
          </table:table-cell>
          <table:table-cell/>
          <table:table-cell office:value-type="float" office:value="2632033" calcext:value-type="float">
            <text:p>2632033</text:p>
          </table:table-cell>
          <table:table-cell/>
          <table:table-cell office:value-type="float" office:value="2606476" calcext:value-type="float">
            <text:p>2606476</text:p>
          </table:table-cell>
          <table:table-cell/>
          <table:table-cell office:value-type="float" office:value="6918376" calcext:value-type="float">
            <text:p>6918376</text:p>
          </table:table-cell>
          <table:table-cell/>
          <table:table-cell office:value-type="float" office:value="7811791" calcext:value-type="float">
            <text:p>781179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600327" calcext:value-type="float">
            <text:p>1600327</text:p>
          </table:table-cell>
          <table:table-cell/>
          <table:table-cell office:value-type="float" office:value="3160839" calcext:value-type="float">
            <text:p>3160839</text:p>
          </table:table-cell>
          <table:table-cell/>
          <table:table-cell office:value-type="float" office:value="7644933" calcext:value-type="float">
            <text:p>7644933</text:p>
          </table:table-cell>
          <table:table-cell/>
          <table:table-cell office:value-type="float" office:value="6692005" calcext:value-type="float">
            <text:p>6692005</text:p>
          </table:table-cell>
          <table:table-cell/>
          <table:table-cell office:value-type="float" office:value="8391792" calcext:value-type="float">
            <text:p>8391792</text:p>
          </table:table-cell>
          <table:table-cell/>
          <table:table-cell office:value-type="float" office:value="3606774" calcext:value-type="float">
            <text:p>3606774</text:p>
          </table:table-cell>
          <table:table-cell/>
          <table:table-cell office:value-type="float" office:value="6874084" calcext:value-type="float">
            <text:p>6874084</text:p>
          </table:table-cell>
          <table:table-cell table:number-columns-repeated="2"/>
          <table:table-cell office:value-type="float" office:value="4379019" calcext:value-type="float">
            <text:p>4379019</text:p>
          </table:table-cell>
          <table:table-cell table:number-columns-repeated="2"/>
          <table:table-cell office:value-type="float" office:value="8610501" calcext:value-type="float">
            <text:p>8610501</text:p>
          </table:table-cell>
          <table:table-cell/>
          <table:table-cell office:value-type="float" office:value="2950233" calcext:value-type="float">
            <text:p>2950233</text:p>
          </table:table-cell>
          <table:table-cell/>
          <table:table-cell office:value-type="float" office:value="2791104" calcext:value-type="float">
            <text:p>2791104</text:p>
          </table:table-cell>
          <table:table-cell/>
          <table:table-cell office:value-type="float" office:value="8122014" calcext:value-type="float">
            <text:p>8122014</text:p>
          </table:table-cell>
          <table:table-cell/>
          <table:table-cell office:value-type="float" office:value="9381637" calcext:value-type="float">
            <text:p>938163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02715" calcext:value-type="float">
            <text:p>1602715</text:p>
          </table:table-cell>
          <table:table-cell/>
          <table:table-cell office:value-type="float" office:value="3791442" calcext:value-type="float">
            <text:p>3791442</text:p>
          </table:table-cell>
          <table:table-cell/>
          <table:table-cell office:value-type="float" office:value="8662601" calcext:value-type="float">
            <text:p>8662601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9855234" calcext:value-type="float">
            <text:p>9855234</text:p>
          </table:table-cell>
          <table:table-cell/>
          <table:table-cell office:value-type="float" office:value="3894582" calcext:value-type="float">
            <text:p>3894582</text:p>
          </table:table-cell>
          <table:table-cell/>
          <table:table-cell office:value-type="float" office:value="8391792" calcext:value-type="float">
            <text:p>8391792</text:p>
          </table:table-cell>
          <table:table-cell table:number-columns-repeated="2"/>
          <table:table-cell office:value-type="float" office:value="4783849" calcext:value-type="float">
            <text:p>4783849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3101494" calcext:value-type="float">
            <text:p>3101494</text:p>
          </table:table-cell>
          <table:table-cell/>
          <table:table-cell office:value-type="float" office:value="3003881" calcext:value-type="float">
            <text:p>3003881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9855234" calcext:value-type="float">
            <text:p>985523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678504" calcext:value-type="float">
            <text:p>1678504</text:p>
          </table:table-cell>
          <table:table-cell/>
          <table:table-cell office:value-type="float" office:value="3738636" calcext:value-type="float">
            <text:p>3738636</text:p>
          </table:table-cell>
          <table:table-cell/>
          <table:table-cell office:value-type="float" office:value="8246774" calcext:value-type="float">
            <text:p>8246774</text:p>
          </table:table-cell>
          <table:table-cell/>
          <table:table-cell office:value-type="float" office:value="7524394" calcext:value-type="float">
            <text:p>7524394</text:p>
          </table:table-cell>
          <table:table-cell office:value-type="float" office:value="10039528" calcext:value-type="float">
            <text:p>10039528</text:p>
          </table:table-cell>
          <table:table-cell/>
          <table:table-cell office:value-type="float" office:value="3984917" calcext:value-type="float">
            <text:p>3984917</text:p>
          </table:table-cell>
          <table:table-cell/>
          <table:table-cell office:value-type="float" office:value="8199542" calcext:value-type="float">
            <text:p>8199542</text:p>
          </table:table-cell>
          <table:table-cell table:number-columns-repeated="2"/>
          <table:table-cell office:value-type="float" office:value="4634161" calcext:value-type="float">
            <text:p>4634161</text:p>
          </table:table-cell>
          <table:table-cell/>
          <table:table-cell office:value-type="float" office:value="10878686" calcext:value-type="float">
            <text:p>10878686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9381637" calcext:value-type="float">
            <text:p>9381637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68074" calcext:value-type="float">
            <text:p>1668074</text:p>
          </table:table-cell>
          <table:table-cell/>
          <table:table-cell office:value-type="float" office:value="3722435" calcext:value-type="float">
            <text:p>3722435</text:p>
          </table:table-cell>
          <table:table-cell/>
          <table:table-cell office:value-type="float" office:value="8000971" calcext:value-type="float">
            <text:p>8000971</text:p>
          </table:table-cell>
          <table:table-cell/>
          <table:table-cell office:value-type="float" office:value="7769397" calcext:value-type="float">
            <text:p>7769397</text:p>
          </table:table-cell>
          <table:table-cell office:value-type="float" office:value="10134284" calcext:value-type="float">
            <text:p>10134284</text:p>
          </table:table-cell>
          <table:table-cell/>
          <table:table-cell office:value-type="float" office:value="3908759" calcext:value-type="float">
            <text:p>3908759</text:p>
          </table:table-cell>
          <table:table-cell/>
          <table:table-cell office:value-type="float" office:value="8199542" calcext:value-type="float">
            <text:p>8199542</text:p>
          </table:table-cell>
          <table:table-cell table:number-columns-repeated="2"/>
          <table:table-cell office:value-type="float" office:value="4433259" calcext:value-type="float">
            <text:p>4433259</text:p>
          </table:table-cell>
          <table:table-cell/>
          <table:table-cell office:value-type="float" office:value="10454984" calcext:value-type="float">
            <text:p>10454984</text:p>
          </table:table-cell>
          <table:table-cell/>
          <table:table-cell office:value-type="float" office:value="3966517" calcext:value-type="float">
            <text:p>3966517</text:p>
          </table:table-cell>
          <table:table-cell/>
          <table:table-cell office:value-type="float" office:value="3778101" calcext:value-type="float">
            <text:p>3778101</text:p>
          </table:table-cell>
          <table:table-cell/>
          <table:table-cell office:value-type="float" office:value="6963241" calcext:value-type="float">
            <text:p>6963241</text:p>
          </table:table-cell>
          <table:table-cell/>
          <table:table-cell office:value-type="float" office:value="9677584" calcext:value-type="float">
            <text:p>9677584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33188" calcext:value-type="float">
            <text:p>1633188</text:p>
          </table:table-cell>
          <table:table-cell/>
          <table:table-cell office:value-type="float" office:value="3425544" calcext:value-type="float">
            <text:p>3425544</text:p>
          </table:table-cell>
          <table:table-cell/>
          <table:table-cell office:value-type="float" office:value="7054742" calcext:value-type="float">
            <text:p>7054742</text:p>
          </table:table-cell>
          <table:table-cell/>
          <table:table-cell office:value-type="float" office:value="8199542" calcext:value-type="float">
            <text:p>8199542</text:p>
          </table:table-cell>
          <table:table-cell office:value-type="float" office:value="10158253" calcext:value-type="float">
            <text:p>10158253</text:p>
          </table:table-cell>
          <table:table-cell/>
          <table:table-cell office:value-type="float" office:value="3863055" calcext:value-type="float">
            <text:p>3863055</text:p>
          </table:table-cell>
          <table:table-cell/>
          <table:table-cell office:value-type="float" office:value="7811791" calcext:value-type="float">
            <text:p>7811791</text:p>
          </table:table-cell>
          <table:table-cell table:number-columns-repeated="2"/>
          <table:table-cell office:value-type="float" office:value="4064103" calcext:value-type="float">
            <text:p>4064103</text:p>
          </table:table-cell>
          <table:table-cell table:number-columns-repeated="2"/>
          <table:table-cell office:value-type="float" office:value="9743447" calcext:value-type="float">
            <text:p>9743447</text:p>
          </table:table-cell>
          <table:table-cell/>
          <table:table-cell office:value-type="float" office:value="3130886" calcext:value-type="float">
            <text:p>3130886</text:p>
          </table:table-cell>
          <table:table-cell/>
          <table:table-cell office:value-type="float" office:value="5652717" calcext:value-type="float">
            <text:p>5652717</text:p>
          </table:table-cell>
          <table:table-cell/>
          <table:table-cell office:value-type="float" office:value="7927135" calcext:value-type="float">
            <text:p>7927135</text:p>
          </table:table-cell>
          <table:table-cell/>
          <table:table-cell office:value-type="float" office:value="9402175" calcext:value-type="float">
            <text:p>940217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607514" calcext:value-type="float">
            <text:p>1607514</text:p>
          </table:table-cell>
          <table:table-cell/>
          <table:table-cell office:value-type="float" office:value="3481072" calcext:value-type="float">
            <text:p>3481072</text:p>
          </table:table-cell>
          <table:table-cell/>
          <table:table-cell office:value-type="float" office:value="7208671" calcext:value-type="float">
            <text:p>7208671</text:p>
          </table:table-cell>
          <table:table-cell office:value-type="float" office:value="10557785" calcext:value-type="float">
            <text:p>10557785</text:p>
          </table:table-cell>
          <table:table-cell office:value-type="float" office:value="10454984" calcext:value-type="float">
            <text:p>10454984</text:p>
          </table:table-cell>
          <table:table-cell/>
          <table:table-cell office:value-type="float" office:value="3894582" calcext:value-type="float">
            <text:p>3894582</text:p>
          </table:table-cell>
          <table:table-cell/>
          <table:table-cell office:value-type="float" office:value="7883484" calcext:value-type="float">
            <text:p>7883484</text:p>
          </table:table-cell>
          <table:table-cell table:number-columns-repeated="2"/>
          <table:table-cell office:value-type="float" office:value="3923040" calcext:value-type="float">
            <text:p>3923040</text:p>
          </table:table-cell>
          <table:table-cell table:number-columns-repeated="2"/>
          <table:table-cell office:value-type="float" office:value="7811791" calcext:value-type="float">
            <text:p>7811791</text:p>
          </table:table-cell>
          <table:table-cell/>
          <table:table-cell office:value-type="float" office:value="3866533" calcext:value-type="float">
            <text:p>3866533</text:p>
          </table:table-cell>
          <table:table-cell/>
          <table:table-cell office:value-type="float" office:value="3579719" calcext:value-type="float">
            <text:p>3579719</text:p>
          </table:table-cell>
          <table:table-cell/>
          <table:table-cell office:value-type="float" office:value="7485055" calcext:value-type="float">
            <text:p>7485055</text:p>
          </table:table-cell>
          <table:table-cell/>
          <table:table-cell office:value-type="float" office:value="9855234" calcext:value-type="float">
            <text:p>9855234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302727" calcext:value-type="float">
            <text:p>1302727</text:p>
          </table:table-cell>
          <table:table-cell/>
          <table:table-cell office:value-type="float" office:value="2337520" calcext:value-type="float">
            <text:p>2337520</text:p>
          </table:table-cell>
          <table:table-cell/>
          <table:table-cell office:value-type="float" office:value="3519302" calcext:value-type="float">
            <text:p>3519302</text:p>
          </table:table-cell>
          <table:table-cell/>
          <table:table-cell office:value-type="float" office:value="3357009" calcext:value-type="float">
            <text:p>3357009</text:p>
          </table:table-cell>
          <table:table-cell/>
          <table:table-cell office:value-type="float" office:value="2976615" calcext:value-type="float">
            <text:p>2976615</text:p>
          </table:table-cell>
          <table:table-cell/>
          <table:table-cell office:value-type="float" office:value="1971160" calcext:value-type="float">
            <text:p>1971160</text:p>
          </table:table-cell>
          <table:table-cell/>
          <table:table-cell office:value-type="float" office:value="2612664" calcext:value-type="float">
            <text:p>2612664</text:p>
          </table:table-cell>
          <table:table-cell table:number-columns-repeated="2"/>
          <table:table-cell office:value-type="float" office:value="2278010" calcext:value-type="float">
            <text:p>2278010</text:p>
          </table:table-cell>
          <table:table-cell table:number-columns-repeated="2"/>
          <table:table-cell office:value-type="float" office:value="2994254" calcext:value-type="float">
            <text:p>2994254</text:p>
          </table:table-cell>
          <table:table-cell/>
          <table:table-cell office:value-type="float" office:value="2019827" calcext:value-type="float">
            <text:p>2019827</text:p>
          </table:table-cell>
          <table:table-cell/>
          <table:table-cell office:value-type="float" office:value="1896314" calcext:value-type="float">
            <text:p>1896314</text:p>
          </table:table-cell>
          <table:table-cell/>
          <table:table-cell office:value-type="float" office:value="3324528" calcext:value-type="float">
            <text:p>3324528</text:p>
          </table:table-cell>
          <table:table-cell/>
          <table:table-cell office:value-type="float" office:value="3819776" calcext:value-type="float">
            <text:p>3819776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77297" calcext:value-type="float">
            <text:p>1377297</text:p>
          </table:table-cell>
          <table:table-cell/>
          <table:table-cell office:value-type="float" office:value="2782790" calcext:value-type="float">
            <text:p>2782790</text:p>
          </table:table-cell>
          <table:table-cell/>
          <table:table-cell office:value-type="float" office:value="4829046" calcext:value-type="float">
            <text:p>4829046</text:p>
          </table:table-cell>
          <table:table-cell/>
          <table:table-cell office:value-type="float" office:value="4441984" calcext:value-type="float">
            <text:p>4441984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2648920" calcext:value-type="float">
            <text:p>2648920</text:p>
          </table:table-cell>
          <table:table-cell/>
          <table:table-cell office:value-type="float" office:value="3561619" calcext:value-type="float">
            <text:p>3561619</text:p>
          </table:table-cell>
          <table:table-cell table:number-columns-repeated="2"/>
          <table:table-cell office:value-type="float" office:value="3230749" calcext:value-type="float">
            <text:p>3230749</text:p>
          </table:table-cell>
          <table:table-cell table:number-columns-repeated="2"/>
          <table:table-cell office:value-type="float" office:value="4807425" calcext:value-type="float">
            <text:p>4807425</text:p>
          </table:table-cell>
          <table:table-cell/>
          <table:table-cell office:value-type="float" office:value="2356760" calcext:value-type="float">
            <text:p>2356760</text:p>
          </table:table-cell>
          <table:table-cell/>
          <table:table-cell office:value-type="float" office:value="2240576" calcext:value-type="float">
            <text:p>2240576</text:p>
          </table:table-cell>
          <table:table-cell/>
          <table:table-cell office:value-type="float" office:value="4686767" calcext:value-type="float">
            <text:p>4686767</text:p>
          </table:table-cell>
          <table:table-cell/>
          <table:table-cell office:value-type="float" office:value="5264067" calcext:value-type="float">
            <text:p>526406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43063" calcext:value-type="float">
            <text:p>1543063</text:p>
          </table:table-cell>
          <table:table-cell/>
          <table:table-cell office:value-type="float" office:value="3146720" calcext:value-type="float">
            <text:p>3146720</text:p>
          </table:table-cell>
          <table:table-cell/>
          <table:table-cell office:value-type="float" office:value="5884299" calcext:value-type="float">
            <text:p>5884299</text:p>
          </table:table-cell>
          <table:table-cell/>
          <table:table-cell office:value-type="float" office:value="5032754" calcext:value-type="float">
            <text:p>5032754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3215029" calcext:value-type="float">
            <text:p>3215029</text:p>
          </table:table-cell>
          <table:table-cell/>
          <table:table-cell office:value-type="float" office:value="5006356" calcext:value-type="float">
            <text:p>5006356</text:p>
          </table:table-cell>
          <table:table-cell table:number-columns-repeated="2"/>
          <table:table-cell office:value-type="float" office:value="3937075" calcext:value-type="float">
            <text:p>3937075</text:p>
          </table:table-cell>
          <table:table-cell table:number-columns-repeated="2"/>
          <table:table-cell office:value-type="float" office:value="6523312" calcext:value-type="float">
            <text:p>6523312</text:p>
          </table:table-cell>
          <table:table-cell/>
          <table:table-cell office:value-type="float" office:value="2727131" calcext:value-type="float">
            <text:p>2727131</text:p>
          </table:table-cell>
          <table:table-cell/>
          <table:table-cell office:value-type="float" office:value="2365196" calcext:value-type="float">
            <text:p>2365196</text:p>
          </table:table-cell>
          <table:table-cell/>
          <table:table-cell office:value-type="float" office:value="5933071" calcext:value-type="float">
            <text:p>5933071</text:p>
          </table:table-cell>
          <table:table-cell/>
          <table:table-cell office:value-type="float" office:value="6603549" calcext:value-type="float">
            <text:p>660354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625402" calcext:value-type="float">
            <text:p>1625402</text:p>
          </table:table-cell>
          <table:table-cell/>
          <table:table-cell office:value-type="float" office:value="3357009" calcext:value-type="float">
            <text:p>3357009</text:p>
          </table:table-cell>
          <table:table-cell/>
          <table:table-cell office:value-type="float" office:value="6340344" calcext:value-type="float">
            <text:p>6340344</text:p>
          </table:table-cell>
          <table:table-cell/>
          <table:table-cell office:value-type="float" office:value="5475461" calcext:value-type="float">
            <text:p>5475461</text:p>
          </table:table-cell>
          <table:table-cell/>
          <table:table-cell office:value-type="float" office:value="8067138" calcext:value-type="float">
            <text:p>8067138</text:p>
          </table:table-cell>
          <table:table-cell/>
          <table:table-cell office:value-type="float" office:value="3585405" calcext:value-type="float">
            <text:p>3585405</text:p>
          </table:table-cell>
          <table:table-cell/>
          <table:table-cell office:value-type="float" office:value="6132138" calcext:value-type="float">
            <text:p>6132138</text:p>
          </table:table-cell>
          <table:table-cell table:number-columns-repeated="2"/>
          <table:table-cell office:value-type="float" office:value="4423683" calcext:value-type="float">
            <text:p>4423683</text:p>
          </table:table-cell>
          <table:table-cell table:number-columns-repeated="2"/>
          <table:table-cell office:value-type="float" office:value="7817519" calcext:value-type="float">
            <text:p>7817519</text:p>
          </table:table-cell>
          <table:table-cell/>
          <table:table-cell office:value-type="float" office:value="2719361" calcext:value-type="float">
            <text:p>2719361</text:p>
          </table:table-cell>
          <table:table-cell/>
          <table:table-cell office:value-type="float" office:value="2601586" calcext:value-type="float">
            <text:p>2601586</text:p>
          </table:table-cell>
          <table:table-cell/>
          <table:table-cell office:value-type="float" office:value="6518362" calcext:value-type="float">
            <text:p>6518362</text:p>
          </table:table-cell>
          <table:table-cell/>
          <table:table-cell office:value-type="float" office:value="6786139" calcext:value-type="float">
            <text:p>678613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15315" calcext:value-type="float">
            <text:p>1615315</text:p>
          </table:table-cell>
          <table:table-cell/>
          <table:table-cell office:value-type="float" office:value="3329682" calcext:value-type="float">
            <text:p>3329682</text:p>
          </table:table-cell>
          <table:table-cell/>
          <table:table-cell office:value-type="float" office:value="6459541" calcext:value-type="float">
            <text:p>6459541</text:p>
          </table:table-cell>
          <table:table-cell/>
          <table:table-cell office:value-type="float" office:value="6041567" calcext:value-type="float">
            <text:p>6041567</text:p>
          </table:table-cell>
          <table:table-cell/>
          <table:table-cell office:value-type="float" office:value="8940345" calcext:value-type="float">
            <text:p>8940345</text:p>
          </table:table-cell>
          <table:table-cell/>
          <table:table-cell office:value-type="float" office:value="3792790" calcext:value-type="float">
            <text:p>3792790</text:p>
          </table:table-cell>
          <table:table-cell/>
          <table:table-cell office:value-type="float" office:value="6479029" calcext:value-type="float">
            <text:p>6479029</text:p>
          </table:table-cell>
          <table:table-cell table:number-columns-repeated="2"/>
          <table:table-cell office:value-type="float" office:value="4762117" calcext:value-type="float">
            <text:p>4762117</text:p>
          </table:table-cell>
          <table:table-cell table:number-columns-repeated="2"/>
          <table:table-cell office:value-type="float" office:value="9308497" calcext:value-type="float">
            <text:p>9308497</text:p>
          </table:table-cell>
          <table:table-cell/>
          <table:table-cell office:value-type="float" office:value="2938934" calcext:value-type="float">
            <text:p>2938934</text:p>
          </table:table-cell>
          <table:table-cell/>
          <table:table-cell office:value-type="float" office:value="2569678" calcext:value-type="float">
            <text:p>2569678</text:p>
          </table:table-cell>
          <table:table-cell/>
          <table:table-cell office:value-type="float" office:value="6420913" calcext:value-type="float">
            <text:p>6420913</text:p>
          </table:table-cell>
          <table:table-cell/>
          <table:table-cell office:value-type="float" office:value="7343043" calcext:value-type="float">
            <text:p>734304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637174" calcext:value-type="float">
            <text:p>1637174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6807652" calcext:value-type="float">
            <text:p>6807652</text:p>
          </table:table-cell>
          <table:table-cell/>
          <table:table-cell office:value-type="float" office:value="6167360" calcext:value-type="float">
            <text:p>6167360</text:p>
          </table:table-cell>
          <table:table-cell/>
          <table:table-cell office:value-type="float" office:value="9567698" calcext:value-type="float">
            <text:p>9567698</text:p>
          </table:table-cell>
          <table:table-cell/>
          <table:table-cell office:value-type="float" office:value="3922692" calcext:value-type="float">
            <text:p>3922692</text:p>
          </table:table-cell>
          <table:table-cell/>
          <table:table-cell office:value-type="float" office:value="6266340" calcext:value-type="float">
            <text:p>6266340</text:p>
          </table:table-cell>
          <table:table-cell table:number-columns-repeated="2"/>
          <table:table-cell office:value-type="float" office:value="4751580" calcext:value-type="float">
            <text:p>4751580</text:p>
          </table:table-cell>
          <table:table-cell/>
          <table:table-cell office:value-type="float" office:value="11770166" calcext:value-type="float">
            <text:p>11770166</text:p>
          </table:table-cell>
          <table:table-cell/>
          <table:table-cell office:value-type="float" office:value="3089009" calcext:value-type="float">
            <text:p>3089009</text:p>
          </table:table-cell>
          <table:table-cell/>
          <table:table-cell office:value-type="float" office:value="2705656" calcext:value-type="float">
            <text:p>2705656</text:p>
          </table:table-cell>
          <table:table-cell/>
          <table:table-cell office:value-type="float" office:value="6717153" calcext:value-type="float">
            <text:p>6717153</text:p>
          </table:table-cell>
          <table:table-cell/>
          <table:table-cell office:value-type="float" office:value="7874853" calcext:value-type="float">
            <text:p>787485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62145" calcext:value-type="float">
            <text:p>1562145</text:p>
          </table:table-cell>
          <table:table-cell/>
          <table:table-cell office:value-type="float" office:value="3367537" calcext:value-type="float">
            <text:p>3367537</text:p>
          </table:table-cell>
          <table:table-cell/>
          <table:table-cell office:value-type="float" office:value="6759439" calcext:value-type="float">
            <text:p>6759439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9567698" calcext:value-type="float">
            <text:p>9567698</text:p>
          </table:table-cell>
          <table:table-cell/>
          <table:table-cell office:value-type="float" office:value="3675930" calcext:value-type="float">
            <text:p>3675930</text:p>
          </table:table-cell>
          <table:table-cell/>
          <table:table-cell office:value-type="float" office:value="5769681" calcext:value-type="float">
            <text:p>5769681</text:p>
          </table:table-cell>
          <table:table-cell table:number-columns-repeated="2"/>
          <table:table-cell office:value-type="float" office:value="4550221" calcext:value-type="float">
            <text:p>4550221</text:p>
          </table:table-cell>
          <table:table-cell/>
          <table:table-cell office:value-type="float" office:value="11072275" calcext:value-type="float">
            <text:p>11072275</text:p>
          </table:table-cell>
          <table:table-cell/>
          <table:table-cell office:value-type="float" office:value="3255235" calcext:value-type="float">
            <text:p>3255235</text:p>
          </table:table-cell>
          <table:table-cell/>
          <table:table-cell office:value-type="float" office:value="3097921" calcext:value-type="float">
            <text:p>3097921</text:p>
          </table:table-cell>
          <table:table-cell/>
          <table:table-cell office:value-type="float" office:value="6479029" calcext:value-type="float">
            <text:p>6479029</text:p>
          </table:table-cell>
          <table:table-cell/>
          <table:table-cell office:value-type="float" office:value="7670915" calcext:value-type="float">
            <text:p>767091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02358" calcext:value-type="float">
            <text:p>1602358</text:p>
          </table:table-cell>
          <table:table-cell/>
          <table:table-cell office:value-type="float" office:value="3118163" calcext:value-type="float">
            <text:p>3118163</text:p>
          </table:table-cell>
          <table:table-cell/>
          <table:table-cell office:value-type="float" office:value="6092991" calcext:value-type="float">
            <text:p>6092991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9472740" calcext:value-type="float">
            <text:p>9472740</text:p>
          </table:table-cell>
          <table:table-cell/>
          <table:table-cell office:value-type="float" office:value="3799501" calcext:value-type="float">
            <text:p>3799501</text:p>
          </table:table-cell>
          <table:table-cell/>
          <table:table-cell office:value-type="float" office:value="5970183" calcext:value-type="float">
            <text:p>5970183</text:p>
          </table:table-cell>
          <table:table-cell table:number-columns-repeated="2"/>
          <table:table-cell office:value-type="float" office:value="4312636" calcext:value-type="float">
            <text:p>4312636</text:p>
          </table:table-cell>
          <table:table-cell table:number-columns-repeated="2"/>
          <table:table-cell office:value-type="float" office:value="9853037" calcext:value-type="float">
            <text:p>9853037</text:p>
          </table:table-cell>
          <table:table-cell/>
          <table:table-cell office:value-type="float" office:value="3586902" calcext:value-type="float">
            <text:p>3586902</text:p>
          </table:table-cell>
          <table:table-cell/>
          <table:table-cell office:value-type="float" office:value="3513544" calcext:value-type="float">
            <text:p>3513544</text:p>
          </table:table-cell>
          <table:table-cell/>
          <table:table-cell office:value-type="float" office:value="6459541" calcext:value-type="float">
            <text:p>6459541</text:p>
          </table:table-cell>
          <table:table-cell/>
          <table:table-cell office:value-type="float" office:value="8159088" calcext:value-type="float">
            <text:p>815908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232980" calcext:value-type="float">
            <text:p>1232980</text:p>
          </table:table-cell>
          <table:table-cell/>
          <table:table-cell office:value-type="float" office:value="3230749" calcext:value-type="float">
            <text:p>3230749</text:p>
          </table:table-cell>
          <table:table-cell/>
          <table:table-cell office:value-type="float" office:value="6717153" calcext:value-type="float">
            <text:p>6717153</text:p>
          </table:table-cell>
          <table:table-cell/>
          <table:table-cell office:value-type="float" office:value="7643611" calcext:value-type="float">
            <text:p>7643611</text:p>
          </table:table-cell>
          <table:table-cell/>
          <table:table-cell office:value-type="float" office:value="9752360" calcext:value-type="float">
            <text:p>9752360</text:p>
          </table:table-cell>
          <table:table-cell/>
          <table:table-cell office:value-type="float" office:value="2135840" calcext:value-type="float">
            <text:p>2135840</text:p>
          </table:table-cell>
          <table:table-cell/>
          <table:table-cell office:value-type="float" office:value="6185123" calcext:value-type="float">
            <text:p>6185123</text:p>
          </table:table-cell>
          <table:table-cell table:number-columns-repeated="2"/>
          <table:table-cell office:value-type="float" office:value="4130162" calcext:value-type="float">
            <text:p>4130162</text:p>
          </table:table-cell>
          <table:table-cell table:number-columns-repeated="2"/>
          <table:table-cell office:value-type="float" office:value="7670915" calcext:value-type="float">
            <text:p>7670915</text:p>
          </table:table-cell>
          <table:table-cell/>
          <table:table-cell office:value-type="float" office:value="3180508" calcext:value-type="float">
            <text:p>3180508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6058611" calcext:value-type="float">
            <text:p>6058611</text:p>
          </table:table-cell>
          <table:table-cell/>
          <table:table-cell office:value-type="float" office:value="7726111" calcext:value-type="float">
            <text:p>772611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87551" calcext:value-type="float">
            <text:p>1587551</text:p>
          </table:table-cell>
          <table:table-cell/>
          <table:table-cell office:value-type="float" office:value="2937929" calcext:value-type="float">
            <text:p>2937929</text:p>
          </table:table-cell>
          <table:table-cell/>
          <table:table-cell office:value-type="float" office:value="6359119" calcext:value-type="float">
            <text:p>6359119</text:p>
          </table:table-cell>
          <table:table-cell office:value-type="float" office:value="10240672" calcext:value-type="float">
            <text:p>10240672</text:p>
          </table:table-cell>
          <table:table-cell office:value-type="float" office:value="10289741" calcext:value-type="float">
            <text:p>10289741</text:p>
          </table:table-cell>
          <table:table-cell/>
          <table:table-cell office:value-type="float" office:value="3814687" calcext:value-type="float">
            <text:p>3814687</text:p>
          </table:table-cell>
          <table:table-cell/>
          <table:table-cell office:value-type="float" office:value="5884299" calcext:value-type="float">
            <text:p>5884299</text:p>
          </table:table-cell>
          <table:table-cell table:number-columns-repeated="2"/>
          <table:table-cell office:value-type="float" office:value="3592903" calcext:value-type="float">
            <text:p>3592903</text:p>
          </table:table-cell>
          <table:table-cell table:number-columns-repeated="2"/>
          <table:table-cell office:value-type="float" office:value="6024617" calcext:value-type="float">
            <text:p>6024617</text:p>
          </table:table-cell>
          <table:table-cell/>
          <table:table-cell office:value-type="float" office:value="3618634" calcext:value-type="float">
            <text:p>3618634</text:p>
          </table:table-cell>
          <table:table-cell/>
          <table:table-cell office:value-type="float" office:value="2933915" calcext:value-type="float">
            <text:p>2933915</text:p>
          </table:table-cell>
          <table:table-cell/>
          <table:table-cell office:value-type="float" office:value="5685664" calcext:value-type="float">
            <text:p>5685664</text:p>
          </table:table-cell>
          <table:table-cell/>
          <table:table-cell office:value-type="float" office:value="7135648" calcext:value-type="float">
            <text:p>7135648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42521" calcext:value-type="float">
            <text:p>1142521</text:p>
          </table:table-cell>
          <table:table-cell/>
          <table:table-cell office:value-type="float" office:value="1888560" calcext:value-type="float">
            <text:p>1888560</text:p>
          </table:table-cell>
          <table:table-cell/>
          <table:table-cell office:value-type="float" office:value="3546038" calcext:value-type="float">
            <text:p>3546038</text:p>
          </table:table-cell>
          <table:table-cell/>
          <table:table-cell office:value-type="float" office:value="3314142" calcext:value-type="float">
            <text:p>3314142</text:p>
          </table:table-cell>
          <table:table-cell/>
          <table:table-cell office:value-type="float" office:value="2156972" calcext:value-type="float">
            <text:p>2156972</text:p>
          </table:table-cell>
          <table:table-cell/>
          <table:table-cell office:value-type="float" office:value="1931232" calcext:value-type="float">
            <text:p>1931232</text:p>
          </table:table-cell>
          <table:table-cell/>
          <table:table-cell office:value-type="float" office:value="2017646" calcext:value-type="float">
            <text:p>2017646</text:p>
          </table:table-cell>
          <table:table-cell table:number-columns-repeated="2"/>
          <table:table-cell office:value-type="float" office:value="2295912" calcext:value-type="float">
            <text:p>2295912</text:p>
          </table:table-cell>
          <table:table-cell table:number-columns-repeated="2"/>
          <table:table-cell office:value-type="float" office:value="2684016" calcext:value-type="float">
            <text:p>2684016</text:p>
          </table:table-cell>
          <table:table-cell/>
          <table:table-cell office:value-type="float" office:value="1953410" calcext:value-type="float">
            <text:p>1953410</text:p>
          </table:table-cell>
          <table:table-cell/>
          <table:table-cell office:value-type="float" office:value="1829240" calcext:value-type="float">
            <text:p>1829240</text:p>
          </table:table-cell>
          <table:table-cell/>
          <table:table-cell office:value-type="float" office:value="3546038" calcext:value-type="float">
            <text:p>3546038</text:p>
          </table:table-cell>
          <table:table-cell/>
          <table:table-cell office:value-type="float" office:value="3592757" calcext:value-type="float">
            <text:p>3592757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56068" calcext:value-type="float">
            <text:p>1456068</text:p>
          </table:table-cell>
          <table:table-cell/>
          <table:table-cell office:value-type="float" office:value="2786313" calcext:value-type="float">
            <text:p>2786313</text:p>
          </table:table-cell>
          <table:table-cell/>
          <table:table-cell office:value-type="float" office:value="4623457" calcext:value-type="float">
            <text:p>4623457</text:p>
          </table:table-cell>
          <table:table-cell/>
          <table:table-cell office:value-type="float" office:value="4321103" calcext:value-type="float">
            <text:p>4321103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2598755" calcext:value-type="float">
            <text:p>2598755</text:p>
          </table:table-cell>
          <table:table-cell/>
          <table:table-cell office:value-type="float" office:value="3634562" calcext:value-type="float">
            <text:p>3634562</text:p>
          </table:table-cell>
          <table:table-cell table:number-columns-repeated="2"/>
          <table:table-cell office:value-type="float" office:value="3195181" calcext:value-type="float">
            <text:p>3195181</text:p>
          </table:table-cell>
          <table:table-cell table:number-columns-repeated="2"/>
          <table:table-cell office:value-type="float" office:value="4521249" calcext:value-type="float">
            <text:p>4521249</text:p>
          </table:table-cell>
          <table:table-cell/>
          <table:table-cell office:value-type="float" office:value="2378888" calcext:value-type="float">
            <text:p>2378888</text:p>
          </table:table-cell>
          <table:table-cell/>
          <table:table-cell office:value-type="float" office:value="1882352" calcext:value-type="float">
            <text:p>1882352</text:p>
          </table:table-cell>
          <table:table-cell/>
          <table:table-cell office:value-type="float" office:value="4773769" calcext:value-type="float">
            <text:p>4773769</text:p>
          </table:table-cell>
          <table:table-cell/>
          <table:table-cell office:value-type="float" office:value="5133213" calcext:value-type="float">
            <text:p>513321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42205" calcext:value-type="float">
            <text:p>1542205</text:p>
          </table:table-cell>
          <table:table-cell/>
          <table:table-cell office:value-type="float" office:value="3011473" calcext:value-type="float">
            <text:p>3011473</text:p>
          </table:table-cell>
          <table:table-cell/>
          <table:table-cell office:value-type="float" office:value="5611025" calcext:value-type="float">
            <text:p>5611025</text:p>
          </table:table-cell>
          <table:table-cell/>
          <table:table-cell office:value-type="float" office:value="4779081" calcext:value-type="float">
            <text:p>4779081</text:p>
          </table:table-cell>
          <table:table-cell/>
          <table:table-cell office:value-type="float" office:value="5728903" calcext:value-type="float">
            <text:p>5728903</text:p>
          </table:table-cell>
          <table:table-cell/>
          <table:table-cell office:value-type="float" office:value="3140855" calcext:value-type="float">
            <text:p>3140855</text:p>
          </table:table-cell>
          <table:table-cell/>
          <table:table-cell office:value-type="float" office:value="4780411" calcext:value-type="float">
            <text:p>4780411</text:p>
          </table:table-cell>
          <table:table-cell table:number-columns-repeated="2"/>
          <table:table-cell office:value-type="float" office:value="3857345" calcext:value-type="float">
            <text:p>3857345</text:p>
          </table:table-cell>
          <table:table-cell table:number-columns-repeated="2"/>
          <table:table-cell office:value-type="float" office:value="5955295" calcext:value-type="float">
            <text:p>5955295</text:p>
          </table:table-cell>
          <table:table-cell/>
          <table:table-cell office:value-type="float" office:value="2465960" calcext:value-type="float">
            <text:p>2465960</text:p>
          </table:table-cell>
          <table:table-cell/>
          <table:table-cell office:value-type="float" office:value="2388479" calcext:value-type="float">
            <text:p>2388479</text:p>
          </table:table-cell>
          <table:table-cell/>
          <table:table-cell office:value-type="float" office:value="5642353" calcext:value-type="float">
            <text:p>5642353</text:p>
          </table:table-cell>
          <table:table-cell/>
          <table:table-cell office:value-type="float" office:value="5910222" calcext:value-type="float">
            <text:p>591022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604424" calcext:value-type="float">
            <text:p>1604424</text:p>
          </table:table-cell>
          <table:table-cell/>
          <table:table-cell office:value-type="float" office:value="3243439" calcext:value-type="float">
            <text:p>3243439</text:p>
          </table:table-cell>
          <table:table-cell/>
          <table:table-cell office:value-type="float" office:value="5996870" calcext:value-type="float">
            <text:p>5996870</text:p>
          </table:table-cell>
          <table:table-cell/>
          <table:table-cell office:value-type="float" office:value="5445618" calcext:value-type="float">
            <text:p>5445618</text:p>
          </table:table-cell>
          <table:table-cell/>
          <table:table-cell office:value-type="float" office:value="6780263" calcext:value-type="float">
            <text:p>6780263</text:p>
          </table:table-cell>
          <table:table-cell/>
          <table:table-cell office:value-type="float" office:value="3537277" calcext:value-type="float">
            <text:p>3537277</text:p>
          </table:table-cell>
          <table:table-cell/>
          <table:table-cell office:value-type="float" office:value="5681538" calcext:value-type="float">
            <text:p>5681538</text:p>
          </table:table-cell>
          <table:table-cell table:number-columns-repeated="2"/>
          <table:table-cell office:value-type="float" office:value="4485833" calcext:value-type="float">
            <text:p>4485833</text:p>
          </table:table-cell>
          <table:table-cell table:number-columns-repeated="2"/>
          <table:table-cell office:value-type="float" office:value="7261741" calcext:value-type="float">
            <text:p>7261741</text:p>
          </table:table-cell>
          <table:table-cell/>
          <table:table-cell office:value-type="float" office:value="2799480" calcext:value-type="float">
            <text:p>2799480</text:p>
          </table:table-cell>
          <table:table-cell/>
          <table:table-cell office:value-type="float" office:value="2448040" calcext:value-type="float">
            <text:p>2448040</text:p>
          </table:table-cell>
          <table:table-cell/>
          <table:table-cell office:value-type="float" office:value="5319164" calcext:value-type="float">
            <text:p>5319164</text:p>
          </table:table-cell>
          <table:table-cell/>
          <table:table-cell office:value-type="float" office:value="6311938" calcext:value-type="float">
            <text:p>631193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82697" calcext:value-type="float">
            <text:p>1582697</text:p>
          </table:table-cell>
          <table:table-cell/>
          <table:table-cell office:value-type="float" office:value="3314142" calcext:value-type="float">
            <text:p>3314142</text:p>
          </table:table-cell>
          <table:table-cell/>
          <table:table-cell office:value-type="float" office:value="6532752" calcext:value-type="float">
            <text:p>6532752</text:p>
          </table:table-cell>
          <table:table-cell/>
          <table:table-cell office:value-type="float" office:value="5558378" calcext:value-type="float">
            <text:p>5558378</text:p>
          </table:table-cell>
          <table:table-cell/>
          <table:table-cell office:value-type="float" office:value="8256354" calcext:value-type="float">
            <text:p>8256354</text:p>
          </table:table-cell>
          <table:table-cell/>
          <table:table-cell office:value-type="float" office:value="3723578" calcext:value-type="float">
            <text:p>3723578</text:p>
          </table:table-cell>
          <table:table-cell/>
          <table:table-cell office:value-type="float" office:value="6261328" calcext:value-type="float">
            <text:p>6261328</text:p>
          </table:table-cell>
          <table:table-cell table:number-columns-repeated="2"/>
          <table:table-cell office:value-type="float" office:value="2445252" calcext:value-type="float">
            <text:p>2445252</text:p>
          </table:table-cell>
          <table:table-cell table:number-columns-repeated="2"/>
          <table:table-cell office:value-type="float" office:value="6490793" calcext:value-type="float">
            <text:p>6490793</text:p>
          </table:table-cell>
          <table:table-cell/>
          <table:table-cell office:value-type="float" office:value="2687375" calcext:value-type="float">
            <text:p>2687375</text:p>
          </table:table-cell>
          <table:table-cell/>
          <table:table-cell office:value-type="float" office:value="2582349" calcext:value-type="float">
            <text:p>2582349</text:p>
          </table:table-cell>
          <table:table-cell/>
          <table:table-cell office:value-type="float" office:value="6562698" calcext:value-type="float">
            <text:p>6562698</text:p>
          </table:table-cell>
          <table:table-cell/>
          <table:table-cell office:value-type="float" office:value="6967243" calcext:value-type="float">
            <text:p>696724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95632" calcext:value-type="float">
            <text:p>1595632</text:p>
          </table:table-cell>
          <table:table-cell/>
          <table:table-cell office:value-type="float" office:value="2705147" calcext:value-type="float">
            <text:p>2705147</text:p>
          </table:table-cell>
          <table:table-cell/>
          <table:table-cell office:value-type="float" office:value="6216019" calcext:value-type="float">
            <text:p>6216019</text:p>
          </table:table-cell>
          <table:table-cell/>
          <table:table-cell office:value-type="float" office:value="5802430" calcext:value-type="float">
            <text:p>5802430</text:p>
          </table:table-cell>
          <table:table-cell/>
          <table:table-cell office:value-type="float" office:value="7831080" calcext:value-type="float">
            <text:p>7831080</text:p>
          </table:table-cell>
          <table:table-cell/>
          <table:table-cell office:value-type="float" office:value="3853020" calcext:value-type="float">
            <text:p>3853020</text:p>
          </table:table-cell>
          <table:table-cell/>
          <table:table-cell office:value-type="float" office:value="6542703" calcext:value-type="float">
            <text:p>6542703</text:p>
          </table:table-cell>
          <table:table-cell table:number-columns-repeated="2"/>
          <table:table-cell office:value-type="float" office:value="4791076" calcext:value-type="float">
            <text:p>4791076</text:p>
          </table:table-cell>
          <table:table-cell table:number-columns-repeated="2"/>
          <table:table-cell office:value-type="float" office:value="8660056" calcext:value-type="float">
            <text:p>8660056</text:p>
          </table:table-cell>
          <table:table-cell/>
          <table:table-cell office:value-type="float" office:value="2878275" calcext:value-type="float">
            <text:p>2878275</text:p>
          </table:table-cell>
          <table:table-cell/>
          <table:table-cell office:value-type="float" office:value="2648024" calcext:value-type="float">
            <text:p>2648024</text:p>
          </table:table-cell>
          <table:table-cell/>
          <table:table-cell office:value-type="float" office:value="6618318" calcext:value-type="float">
            <text:p>6618318</text:p>
          </table:table-cell>
          <table:table-cell/>
          <table:table-cell office:value-type="float" office:value="7123239" calcext:value-type="float">
            <text:p>7123239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601881" calcext:value-type="float">
            <text:p>1601881</text:p>
          </table:table-cell>
          <table:table-cell/>
          <table:table-cell office:value-type="float" office:value="3324403" calcext:value-type="float">
            <text:p>3324403</text:p>
          </table:table-cell>
          <table:table-cell/>
          <table:table-cell office:value-type="float" office:value="6461498" calcext:value-type="float">
            <text:p>6461498</text:p>
          </table:table-cell>
          <table:table-cell/>
          <table:table-cell office:value-type="float" office:value="5620203" calcext:value-type="float">
            <text:p>5620203</text:p>
          </table:table-cell>
          <table:table-cell/>
          <table:table-cell office:value-type="float" office:value="8625273" calcext:value-type="float">
            <text:p>8625273</text:p>
          </table:table-cell>
          <table:table-cell/>
          <table:table-cell office:value-type="float" office:value="3770983" calcext:value-type="float">
            <text:p>3770983</text:p>
          </table:table-cell>
          <table:table-cell/>
          <table:table-cell office:value-type="float" office:value="6503078" calcext:value-type="float">
            <text:p>6503078</text:p>
          </table:table-cell>
          <table:table-cell table:number-columns-repeated="2"/>
          <table:table-cell office:value-type="float" office:value="4428023" calcext:value-type="float">
            <text:p>4428023</text:p>
          </table:table-cell>
          <table:table-cell/>
          <table:table-cell office:value-type="float" office:value="10806269" calcext:value-type="float">
            <text:p>10806269</text:p>
          </table:table-cell>
          <table:table-cell/>
          <table:table-cell office:value-type="float" office:value="2872500" calcext:value-type="float">
            <text:p>2872500</text:p>
          </table:table-cell>
          <table:table-cell/>
          <table:table-cell office:value-type="float" office:value="2767462" calcext:value-type="float">
            <text:p>2767462</text:p>
          </table:table-cell>
          <table:table-cell/>
          <table:table-cell office:value-type="float" office:value="6321227" calcext:value-type="float">
            <text:p>6321227</text:p>
          </table:table-cell>
          <table:table-cell/>
          <table:table-cell office:value-type="float" office:value="7099689" calcext:value-type="float">
            <text:p>709968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26603" calcext:value-type="float">
            <text:p>1626603</text:p>
          </table:table-cell>
          <table:table-cell/>
          <table:table-cell office:value-type="float" office:value="3177452" calcext:value-type="float">
            <text:p>3177452</text:p>
          </table:table-cell>
          <table:table-cell/>
          <table:table-cell office:value-type="float" office:value="6520355" calcext:value-type="float">
            <text:p>6520355</text:p>
          </table:table-cell>
          <table:table-cell/>
          <table:table-cell office:value-type="float" office:value="5818150" calcext:value-type="float">
            <text:p>5818150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3753681" calcext:value-type="float">
            <text:p>3753681</text:p>
          </table:table-cell>
          <table:table-cell/>
          <table:table-cell office:value-type="float" office:value="6449370" calcext:value-type="float">
            <text:p>6449370</text:p>
          </table:table-cell>
          <table:table-cell table:number-columns-repeated="2"/>
          <table:table-cell office:value-type="float" office:value="4302706" calcext:value-type="float">
            <text:p>4302706</text:p>
          </table:table-cell>
          <table:table-cell/>
          <table:table-cell office:value-type="float" office:value="10018551" calcext:value-type="float">
            <text:p>10018551</text:p>
          </table:table-cell>
          <table:table-cell/>
          <table:table-cell office:value-type="float" office:value="3169831" calcext:value-type="float">
            <text:p>3169831</text:p>
          </table:table-cell>
          <table:table-cell/>
          <table:table-cell office:value-type="float" office:value="2974454" calcext:value-type="float">
            <text:p>2974454</text:p>
          </table:table-cell>
          <table:table-cell/>
          <table:table-cell office:value-type="float" office:value="6254490" calcext:value-type="float">
            <text:p>6254490</text:p>
          </table:table-cell>
          <table:table-cell/>
          <table:table-cell office:value-type="float" office:value="7380284" calcext:value-type="float">
            <text:p>738028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601284" calcext:value-type="float">
            <text:p>1601284</text:p>
          </table:table-cell>
          <table:table-cell/>
          <table:table-cell office:value-type="float" office:value="3158176" calcext:value-type="float">
            <text:p>3158176</text:p>
          </table:table-cell>
          <table:table-cell/>
          <table:table-cell office:value-type="float" office:value="6281934" calcext:value-type="float">
            <text:p>6281934</text:p>
          </table:table-cell>
          <table:table-cell/>
          <table:table-cell office:value-type="float" office:value="1837653" calcext:value-type="float">
            <text:p>1837653</text:p>
          </table:table-cell>
          <table:table-cell/>
          <table:table-cell office:value-type="float" office:value="6281934" calcext:value-type="float">
            <text:p>6281934</text:p>
          </table:table-cell>
          <table:table-cell/>
          <table:table-cell office:value-type="float" office:value="2858639" calcext:value-type="float">
            <text:p>2858639</text:p>
          </table:table-cell>
          <table:table-cell/>
          <table:table-cell office:value-type="float" office:value="6032669" calcext:value-type="float">
            <text:p>6032669</text:p>
          </table:table-cell>
          <table:table-cell table:number-columns-repeated="2"/>
          <table:table-cell office:value-type="float" office:value="4205798" calcext:value-type="float">
            <text:p>4205798</text:p>
          </table:table-cell>
          <table:table-cell table:number-columns-repeated="2"/>
          <table:table-cell office:value-type="float" office:value="9550708" calcext:value-type="float">
            <text:p>9550708</text:p>
          </table:table-cell>
          <table:table-cell/>
          <table:table-cell office:value-type="float" office:value="2715838" calcext:value-type="float">
            <text:p>2715838</text:p>
          </table:table-cell>
          <table:table-cell/>
          <table:table-cell office:value-type="float" office:value="3346419" calcext:value-type="float">
            <text:p>3346419</text:p>
          </table:table-cell>
          <table:table-cell/>
          <table:table-cell office:value-type="float" office:value="6330545" calcext:value-type="float">
            <text:p>6330545</text:p>
          </table:table-cell>
          <table:table-cell/>
          <table:table-cell office:value-type="float" office:value="7351860" calcext:value-type="float">
            <text:p>735186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80803" calcext:value-type="float">
            <text:p>1580803</text:p>
          </table:table-cell>
          <table:table-cell/>
          <table:table-cell office:value-type="float" office:value="2940345" calcext:value-type="float">
            <text:p>2940345</text:p>
          </table:table-cell>
          <table:table-cell/>
          <table:table-cell office:value-type="float" office:value="3832392" calcext:value-type="float">
            <text:p>3832392</text:p>
          </table:table-cell>
          <table:table-cell/>
          <table:table-cell office:value-type="float" office:value="7001316" calcext:value-type="float">
            <text:p>7001316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3599532" calcext:value-type="float">
            <text:p>3599532</text:p>
          </table:table-cell>
          <table:table-cell/>
          <table:table-cell office:value-type="float" office:value="5867831" calcext:value-type="float">
            <text:p>5867831</text:p>
          </table:table-cell>
          <table:table-cell table:number-columns-repeated="2"/>
          <table:table-cell office:value-type="float" office:value="4149921" calcext:value-type="float">
            <text:p>4149921</text:p>
          </table:table-cell>
          <table:table-cell table:number-columns-repeated="2"/>
          <table:table-cell office:value-type="float" office:value="6618318" calcext:value-type="float">
            <text:p>6618318</text:p>
          </table:table-cell>
          <table:table-cell/>
          <table:table-cell office:value-type="float" office:value="2996241" calcext:value-type="float">
            <text:p>2996241</text:p>
          </table:table-cell>
          <table:table-cell/>
          <table:table-cell office:value-type="float" office:value="4482321" calcext:value-type="float">
            <text:p>4482321</text:p>
          </table:table-cell>
          <table:table-cell/>
          <table:table-cell office:value-type="float" office:value="5504946" calcext:value-type="float">
            <text:p>5504946</text:p>
          </table:table-cell>
          <table:table-cell/>
          <table:table-cell office:value-type="float" office:value="6930704" calcext:value-type="float">
            <text:p>6930704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23739" calcext:value-type="float">
            <text:p>1523739</text:p>
          </table:table-cell>
          <table:table-cell/>
          <table:table-cell office:value-type="float" office:value="2784507" calcext:value-type="float">
            <text:p>2784507</text:p>
          </table:table-cell>
          <table:table-cell/>
          <table:table-cell office:value-type="float" office:value="4965558" calcext:value-type="float">
            <text:p>4965558</text:p>
          </table:table-cell>
          <table:table-cell/>
          <table:table-cell office:value-type="float" office:value="7185807" calcext:value-type="float">
            <text:p>7185807</text:p>
          </table:table-cell>
          <table:table-cell/>
          <table:table-cell office:value-type="float" office:value="7683972" calcext:value-type="float">
            <text:p>7683972</text:p>
          </table:table-cell>
          <table:table-cell/>
          <table:table-cell office:value-type="float" office:value="3474326" calcext:value-type="float">
            <text:p>3474326</text:p>
          </table:table-cell>
          <table:table-cell/>
          <table:table-cell office:value-type="float" office:value="5244471" calcext:value-type="float">
            <text:p>5244471</text:p>
          </table:table-cell>
          <table:table-cell table:number-columns-repeated="2"/>
          <table:table-cell office:value-type="float" office:value="3430618" calcext:value-type="float">
            <text:p>3430618</text:p>
          </table:table-cell>
          <table:table-cell table:number-columns-repeated="2"/>
          <table:table-cell office:value-type="float" office:value="4841028" calcext:value-type="float">
            <text:p>4841028</text:p>
          </table:table-cell>
          <table:table-cell/>
          <table:table-cell office:value-type="float" office:value="2700046" calcext:value-type="float">
            <text:p>2700046</text:p>
          </table:table-cell>
          <table:table-cell/>
          <table:table-cell office:value-type="float" office:value="2880206" calcext:value-type="float">
            <text:p>2880206</text:p>
          </table:table-cell>
          <table:table-cell/>
          <table:table-cell office:value-type="float" office:value="5482110" calcext:value-type="float">
            <text:p>5482110</text:p>
          </table:table-cell>
          <table:table-cell/>
          <table:table-cell office:value-type="float" office:value="6638778" calcext:value-type="float">
            <text:p>663877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70458" calcext:value-type="float">
            <text:p>1170458</text:p>
          </table:table-cell>
          <table:table-cell/>
          <table:table-cell office:value-type="float" office:value="2280643" calcext:value-type="float">
            <text:p>2280643</text:p>
          </table:table-cell>
          <table:table-cell/>
          <table:table-cell office:value-type="float" office:value="3572513" calcext:value-type="float">
            <text:p>3572513</text:p>
          </table:table-cell>
          <table:table-cell/>
          <table:table-cell office:value-type="float" office:value="3212750" calcext:value-type="float">
            <text:p>3212750</text:p>
          </table:table-cell>
          <table:table-cell/>
          <table:table-cell office:value-type="float" office:value="2619719" calcext:value-type="float">
            <text:p>2619719</text:p>
          </table:table-cell>
          <table:table-cell/>
          <table:table-cell office:value-type="float" office:value="1682090" calcext:value-type="float">
            <text:p>1682090</text:p>
          </table:table-cell>
          <table:table-cell/>
          <table:table-cell office:value-type="float" office:value="2253717" calcext:value-type="float">
            <text:p>2253717</text:p>
          </table:table-cell>
          <table:table-cell table:number-columns-repeated="2"/>
          <table:table-cell office:value-type="float" office:value="2303115" calcext:value-type="float">
            <text:p>2303115</text:p>
          </table:table-cell>
          <table:table-cell table:number-columns-repeated="2"/>
          <table:table-cell office:value-type="float" office:value="2684185" calcext:value-type="float">
            <text:p>2684185</text:p>
          </table:table-cell>
          <table:table-cell/>
          <table:table-cell office:value-type="float" office:value="1917523" calcext:value-type="float">
            <text:p>1917523</text:p>
          </table:table-cell>
          <table:table-cell/>
          <table:table-cell office:value-type="float" office:value="1822043" calcext:value-type="float">
            <text:p>1822043</text:p>
          </table:table-cell>
          <table:table-cell/>
          <table:table-cell office:value-type="float" office:value="3490493" calcext:value-type="float">
            <text:p>3490493</text:p>
          </table:table-cell>
          <table:table-cell/>
          <table:table-cell office:value-type="float" office:value="3627963" calcext:value-type="float">
            <text:p>3627963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21480" calcext:value-type="float">
            <text:p>1421480</text:p>
          </table:table-cell>
          <table:table-cell/>
          <table:table-cell office:value-type="float" office:value="2709800" calcext:value-type="float">
            <text:p>2709800</text:p>
          </table:table-cell>
          <table:table-cell/>
          <table:table-cell office:value-type="float" office:value="4681287" calcext:value-type="float">
            <text:p>4681287</text:p>
          </table:table-cell>
          <table:table-cell/>
          <table:table-cell office:value-type="float" office:value="4037664" calcext:value-type="float">
            <text:p>4037664</text:p>
          </table:table-cell>
          <table:table-cell/>
          <table:table-cell office:value-type="float" office:value="4061528" calcext:value-type="float">
            <text:p>4061528</text:p>
          </table:table-cell>
          <table:table-cell/>
          <table:table-cell office:value-type="float" office:value="2453424" calcext:value-type="float">
            <text:p>2453424</text:p>
          </table:table-cell>
          <table:table-cell/>
          <table:table-cell office:value-type="float" office:value="3642578" calcext:value-type="float">
            <text:p>3642578</text:p>
          </table:table-cell>
          <table:table-cell table:number-columns-repeated="2"/>
          <table:table-cell office:value-type="float" office:value="3235439" calcext:value-type="float">
            <text:p>3235439</text:p>
          </table:table-cell>
          <table:table-cell table:number-columns-repeated="2"/>
          <table:table-cell office:value-type="float" office:value="4090052" calcext:value-type="float">
            <text:p>4090052</text:p>
          </table:table-cell>
          <table:table-cell/>
          <table:table-cell office:value-type="float" office:value="2290220" calcext:value-type="float">
            <text:p>2290220</text:p>
          </table:table-cell>
          <table:table-cell/>
          <table:table-cell office:value-type="float" office:value="2120604" calcext:value-type="float">
            <text:p>2120604</text:p>
          </table:table-cell>
          <table:table-cell/>
          <table:table-cell office:value-type="float" office:value="4735482" calcext:value-type="float">
            <text:p>4735482</text:p>
          </table:table-cell>
          <table:table-cell/>
          <table:table-cell office:value-type="float" office:value="4802330" calcext:value-type="float">
            <text:p>4802330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505566" calcext:value-type="float">
            <text:p>1505566</text:p>
          </table:table-cell>
          <table:table-cell/>
          <table:table-cell office:value-type="float" office:value="2328557" calcext:value-type="float">
            <text:p>2328557</text:p>
          </table:table-cell>
          <table:table-cell/>
          <table:table-cell office:value-type="float" office:value="5407741" calcext:value-type="float">
            <text:p>5407741</text:p>
          </table:table-cell>
          <table:table-cell/>
          <table:table-cell office:value-type="float" office:value="4862131" calcext:value-type="float">
            <text:p>4862131</text:p>
          </table:table-cell>
          <table:table-cell/>
          <table:table-cell office:value-type="float" office:value="5152307" calcext:value-type="float">
            <text:p>5152307</text:p>
          </table:table-cell>
          <table:table-cell table:number-columns-repeated="2"/>
          <table:table-cell office:value-type="float" office:value="927643" calcext:value-type="float">
            <text:p>927643</text:p>
          </table:table-cell>
          <table:table-cell/>
          <table:table-cell office:value-type="float" office:value="4576535" calcext:value-type="float">
            <text:p>4576535</text:p>
          </table:table-cell>
          <table:table-cell table:number-columns-repeated="2"/>
          <table:table-cell office:value-type="float" office:value="3886054" calcext:value-type="float">
            <text:p>3886054</text:p>
          </table:table-cell>
          <table:table-cell table:number-columns-repeated="2"/>
          <table:table-cell office:value-type="float" office:value="5371390" calcext:value-type="float">
            <text:p>5371390</text:p>
          </table:table-cell>
          <table:table-cell/>
          <table:table-cell office:value-type="float" office:value="2533753" calcext:value-type="float">
            <text:p>2533753</text:p>
          </table:table-cell>
          <table:table-cell/>
          <table:table-cell office:value-type="float" office:value="2337269" calcext:value-type="float">
            <text:p>2337269</text:p>
          </table:table-cell>
          <table:table-cell/>
          <table:table-cell office:value-type="float" office:value="5720134" calcext:value-type="float">
            <text:p>5720134</text:p>
          </table:table-cell>
          <table:table-cell/>
          <table:table-cell office:value-type="float" office:value="5692651" calcext:value-type="float">
            <text:p>569265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48865" calcext:value-type="float">
            <text:p>1548865</text:p>
          </table:table-cell>
          <table:table-cell/>
          <table:table-cell office:value-type="float" office:value="3144824" calcext:value-type="float">
            <text:p>3144824</text:p>
          </table:table-cell>
          <table:table-cell/>
          <table:table-cell office:value-type="float" office:value="6272536" calcext:value-type="float">
            <text:p>6272536</text:p>
          </table:table-cell>
          <table:table-cell/>
          <table:table-cell office:value-type="float" office:value="5218033" calcext:value-type="float">
            <text:p>5218033</text:p>
          </table:table-cell>
          <table:table-cell/>
          <table:table-cell office:value-type="float" office:value="6233844" calcext:value-type="float">
            <text:p>6233844</text:p>
          </table:table-cell>
          <table:table-cell/>
          <table:table-cell office:value-type="float" office:value="3238183" calcext:value-type="float">
            <text:p>3238183</text:p>
          </table:table-cell>
          <table:table-cell/>
          <table:table-cell office:value-type="float" office:value="5701152" calcext:value-type="float">
            <text:p>5701152</text:p>
          </table:table-cell>
          <table:table-cell table:number-columns-repeated="2"/>
          <table:table-cell office:value-type="float" office:value="4257814" calcext:value-type="float">
            <text:p>4257814</text:p>
          </table:table-cell>
          <table:table-cell table:number-columns-repeated="2"/>
          <table:table-cell office:value-type="float" office:value="6715075" calcext:value-type="float">
            <text:p>6715075</text:p>
          </table:table-cell>
          <table:table-cell/>
          <table:table-cell office:value-type="float" office:value="2631557" calcext:value-type="float">
            <text:p>2631557</text:p>
          </table:table-cell>
          <table:table-cell/>
          <table:table-cell office:value-type="float" office:value="2496927" calcext:value-type="float">
            <text:p>2496927</text:p>
          </table:table-cell>
          <table:table-cell/>
          <table:table-cell office:value-type="float" office:value="6031404" calcext:value-type="float">
            <text:p>6031404</text:p>
          </table:table-cell>
          <table:table-cell/>
          <table:table-cell office:value-type="float" office:value="4830687" calcext:value-type="float">
            <text:p>483068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59197" calcext:value-type="float">
            <text:p>1559197</text:p>
          </table:table-cell>
          <table:table-cell/>
          <table:table-cell office:value-type="float" office:value="3311205" calcext:value-type="float">
            <text:p>3311205</text:p>
          </table:table-cell>
          <table:table-cell/>
          <table:table-cell office:value-type="float" office:value="6491781" calcext:value-type="float">
            <text:p>6491781</text:p>
          </table:table-cell>
          <table:table-cell/>
          <table:table-cell office:value-type="float" office:value="5403489" calcext:value-type="float">
            <text:p>5403489</text:p>
          </table:table-cell>
          <table:table-cell/>
          <table:table-cell office:value-type="float" office:value="7092077" calcext:value-type="float">
            <text:p>7092077</text:p>
          </table:table-cell>
          <table:table-cell/>
          <table:table-cell office:value-type="float" office:value="2912136" calcext:value-type="float">
            <text:p>2912136</text:p>
          </table:table-cell>
          <table:table-cell/>
          <table:table-cell office:value-type="float" office:value="6145757" calcext:value-type="float">
            <text:p>6145757</text:p>
          </table:table-cell>
          <table:table-cell table:number-columns-repeated="2"/>
          <table:table-cell office:value-type="float" office:value="4762392" calcext:value-type="float">
            <text:p>4762392</text:p>
          </table:table-cell>
          <table:table-cell table:number-columns-repeated="2"/>
          <table:table-cell office:value-type="float" office:value="7136266" calcext:value-type="float">
            <text:p>7136266</text:p>
          </table:table-cell>
          <table:table-cell/>
          <table:table-cell office:value-type="float" office:value="2633171" calcext:value-type="float">
            <text:p>2633171</text:p>
          </table:table-cell>
          <table:table-cell/>
          <table:table-cell office:value-type="float" office:value="2474272" calcext:value-type="float">
            <text:p>2474272</text:p>
          </table:table-cell>
          <table:table-cell/>
          <table:table-cell office:value-type="float" office:value="6681127" calcext:value-type="float">
            <text:p>6681127</text:p>
          </table:table-cell>
          <table:table-cell/>
          <table:table-cell office:value-type="float" office:value="6675934" calcext:value-type="float">
            <text:p>667593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81444" calcext:value-type="float">
            <text:p>1581444</text:p>
          </table:table-cell>
          <table:table-cell/>
          <table:table-cell office:value-type="float" office:value="2768534" calcext:value-type="float">
            <text:p>2768534</text:p>
          </table:table-cell>
          <table:table-cell/>
          <table:table-cell office:value-type="float" office:value="6297830" calcext:value-type="float">
            <text:p>6297830</text:p>
          </table:table-cell>
          <table:table-cell/>
          <table:table-cell office:value-type="float" office:value="5626466" calcext:value-type="float">
            <text:p>5626466</text:p>
          </table:table-cell>
          <table:table-cell/>
          <table:table-cell office:value-type="float" office:value="6913698" calcext:value-type="float">
            <text:p>6913698</text:p>
          </table:table-cell>
          <table:table-cell/>
          <table:table-cell office:value-type="float" office:value="3544870" calcext:value-type="float">
            <text:p>3544870</text:p>
          </table:table-cell>
          <table:table-cell/>
          <table:table-cell office:value-type="float" office:value="6154564" calcext:value-type="float">
            <text:p>6154564</text:p>
          </table:table-cell>
          <table:table-cell table:number-columns-repeated="2"/>
          <table:table-cell office:value-type="float" office:value="4827293" calcext:value-type="float">
            <text:p>4827293</text:p>
          </table:table-cell>
          <table:table-cell table:number-columns-repeated="2"/>
          <table:table-cell office:value-type="float" office:value="7334293" calcext:value-type="float">
            <text:p>7334293</text:p>
          </table:table-cell>
          <table:table-cell/>
          <table:table-cell office:value-type="float" office:value="2757425" calcext:value-type="float">
            <text:p>2757425</text:p>
          </table:table-cell>
          <table:table-cell/>
          <table:table-cell office:value-type="float" office:value="2535436" calcext:value-type="float">
            <text:p>2535436</text:p>
          </table:table-cell>
          <table:table-cell/>
          <table:table-cell office:value-type="float" office:value="6461262" calcext:value-type="float">
            <text:p>6461262</text:p>
          </table:table-cell>
          <table:table-cell/>
          <table:table-cell office:value-type="float" office:value="6820377" calcext:value-type="float">
            <text:p>682037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84215" calcext:value-type="float">
            <text:p>1584215</text:p>
          </table:table-cell>
          <table:table-cell/>
          <table:table-cell office:value-type="float" office:value="3275536" calcext:value-type="float">
            <text:p>3275536</text:p>
          </table:table-cell>
          <table:table-cell/>
          <table:table-cell office:value-type="float" office:value="6450345" calcext:value-type="float">
            <text:p>6450345</text:p>
          </table:table-cell>
          <table:table-cell/>
          <table:table-cell office:value-type="float" office:value="5261179" calcext:value-type="float">
            <text:p>5261179</text:p>
          </table:table-cell>
          <table:table-cell/>
          <table:table-cell office:value-type="float" office:value="5337181" calcext:value-type="float">
            <text:p>5337181</text:p>
          </table:table-cell>
          <table:table-cell/>
          <table:table-cell office:value-type="float" office:value="3472502" calcext:value-type="float">
            <text:p>3472502</text:p>
          </table:table-cell>
          <table:table-cell/>
          <table:table-cell office:value-type="float" office:value="6425016" calcext:value-type="float">
            <text:p>6425016</text:p>
          </table:table-cell>
          <table:table-cell table:number-columns-repeated="2"/>
          <table:table-cell office:value-type="float" office:value="4610309" calcext:value-type="float">
            <text:p>4610309</text:p>
          </table:table-cell>
          <table:table-cell table:number-columns-repeated="2"/>
          <table:table-cell office:value-type="float" office:value="7255309" calcext:value-type="float">
            <text:p>7255309</text:p>
          </table:table-cell>
          <table:table-cell/>
          <table:table-cell office:value-type="float" office:value="2838520" calcext:value-type="float">
            <text:p>2838520</text:p>
          </table:table-cell>
          <table:table-cell/>
          <table:table-cell office:value-type="float" office:value="2629745" calcext:value-type="float">
            <text:p>2629745</text:p>
          </table:table-cell>
          <table:table-cell/>
          <table:table-cell office:value-type="float" office:value="6501608" calcext:value-type="float">
            <text:p>6501608</text:p>
          </table:table-cell>
          <table:table-cell/>
          <table:table-cell office:value-type="float" office:value="6595205" calcext:value-type="float">
            <text:p>659520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66376" calcext:value-type="float">
            <text:p>1566376</text:p>
          </table:table-cell>
          <table:table-cell/>
          <table:table-cell office:value-type="float" office:value="3248286" calcext:value-type="float">
            <text:p>3248286</text:p>
          </table:table-cell>
          <table:table-cell/>
          <table:table-cell office:value-type="float" office:value="6307078" calcext:value-type="float">
            <text:p>6307078</text:p>
          </table:table-cell>
          <table:table-cell/>
          <table:table-cell office:value-type="float" office:value="5622783" calcext:value-type="float">
            <text:p>5622783</text:p>
          </table:table-cell>
          <table:table-cell/>
          <table:table-cell office:value-type="float" office:value="7353127" calcext:value-type="float">
            <text:p>7353127</text:p>
          </table:table-cell>
          <table:table-cell/>
          <table:table-cell office:value-type="float" office:value="3444652" calcext:value-type="float">
            <text:p>3444652</text:p>
          </table:table-cell>
          <table:table-cell/>
          <table:table-cell office:value-type="float" office:value="6480761" calcext:value-type="float">
            <text:p>6480761</text:p>
          </table:table-cell>
          <table:table-cell table:number-columns-repeated="2"/>
          <table:table-cell office:value-type="float" office:value="4289173" calcext:value-type="float">
            <text:p>4289173</text:p>
          </table:table-cell>
          <table:table-cell/>
          <table:table-cell office:value-type="float" office:value="10139188" calcext:value-type="float">
            <text:p>10139188</text:p>
          </table:table-cell>
          <table:table-cell/>
          <table:table-cell office:value-type="float" office:value="2882575" calcext:value-type="float">
            <text:p>2882575</text:p>
          </table:table-cell>
          <table:table-cell/>
          <table:table-cell office:value-type="float" office:value="2699156" calcext:value-type="float">
            <text:p>2699156</text:p>
          </table:table-cell>
          <table:table-cell/>
          <table:table-cell office:value-type="float" office:value="6420214" calcext:value-type="float">
            <text:p>6420214</text:p>
          </table:table-cell>
          <table:table-cell/>
          <table:table-cell office:value-type="float" office:value="7044097" calcext:value-type="float">
            <text:p>704409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53469" calcext:value-type="float">
            <text:p>1453469</text:p>
          </table:table-cell>
          <table:table-cell/>
          <table:table-cell office:value-type="float" office:value="3171237" calcext:value-type="float">
            <text:p>3171237</text:p>
          </table:table-cell>
          <table:table-cell/>
          <table:table-cell office:value-type="float" office:value="6455193" calcext:value-type="float">
            <text:p>6455193</text:p>
          </table:table-cell>
          <table:table-cell/>
          <table:table-cell office:value-type="float" office:value="5814021" calcext:value-type="float">
            <text:p>5814021</text:p>
          </table:table-cell>
          <table:table-cell/>
          <table:table-cell office:value-type="float" office:value="7543623" calcext:value-type="float">
            <text:p>7543623</text:p>
          </table:table-cell>
          <table:table-cell/>
          <table:table-cell office:value-type="float" office:value="3483062" calcext:value-type="float">
            <text:p>3483062</text:p>
          </table:table-cell>
          <table:table-cell/>
          <table:table-cell office:value-type="float" office:value="6316353" calcext:value-type="float">
            <text:p>6316353</text:p>
          </table:table-cell>
          <table:table-cell table:number-columns-repeated="2"/>
          <table:table-cell office:value-type="float" office:value="4287033" calcext:value-type="float">
            <text:p>4287033</text:p>
          </table:table-cell>
          <table:table-cell table:number-columns-repeated="2"/>
          <table:table-cell office:value-type="float" office:value="9635897" calcext:value-type="float">
            <text:p>9635897</text:p>
          </table:table-cell>
          <table:table-cell/>
          <table:table-cell office:value-type="float" office:value="3071726" calcext:value-type="float">
            <text:p>3071726</text:p>
          </table:table-cell>
          <table:table-cell/>
          <table:table-cell office:value-type="float" office:value="2854556" calcext:value-type="float">
            <text:p>2854556</text:p>
          </table:table-cell>
          <table:table-cell/>
          <table:table-cell office:value-type="float" office:value="6244039" calcext:value-type="float">
            <text:p>6244039</text:p>
          </table:table-cell>
          <table:table-cell/>
          <table:table-cell office:value-type="float" office:value="6943036" calcext:value-type="float">
            <text:p>694303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03984" calcext:value-type="float">
            <text:p>1503984</text:p>
          </table:table-cell>
          <table:table-cell/>
          <table:table-cell office:value-type="float" office:value="3036169" calcext:value-type="float">
            <text:p>3036169</text:p>
          </table:table-cell>
          <table:table-cell/>
          <table:table-cell office:value-type="float" office:value="6182248" calcext:value-type="float">
            <text:p>6182248</text:p>
          </table:table-cell>
          <table:table-cell/>
          <table:table-cell office:value-type="float" office:value="5997714" calcext:value-type="float">
            <text:p>5997714</text:p>
          </table:table-cell>
          <table:table-cell/>
          <table:table-cell office:value-type="float" office:value="7481208" calcext:value-type="float">
            <text:p>7481208</text:p>
          </table:table-cell>
          <table:table-cell/>
          <table:table-cell office:value-type="float" office:value="3416226" calcext:value-type="float">
            <text:p>3416226</text:p>
          </table:table-cell>
          <table:table-cell/>
          <table:table-cell office:value-type="float" office:value="6049456" calcext:value-type="float">
            <text:p>6049456</text:p>
          </table:table-cell>
          <table:table-cell table:number-columns-repeated="2"/>
          <table:table-cell office:value-type="float" office:value="4037189" calcext:value-type="float">
            <text:p>4037189</text:p>
          </table:table-cell>
          <table:table-cell table:number-columns-repeated="2"/>
          <table:table-cell office:value-type="float" office:value="7930135" calcext:value-type="float">
            <text:p>7930135</text:p>
          </table:table-cell>
          <table:table-cell/>
          <table:table-cell office:value-type="float" office:value="3484475" calcext:value-type="float">
            <text:p>3484475</text:p>
          </table:table-cell>
          <table:table-cell/>
          <table:table-cell office:value-type="float" office:value="3154351" calcext:value-type="float">
            <text:p>3154351</text:p>
          </table:table-cell>
          <table:table-cell/>
          <table:table-cell office:value-type="float" office:value="6196743" calcext:value-type="float">
            <text:p>6196743</text:p>
          </table:table-cell>
          <table:table-cell/>
          <table:table-cell office:value-type="float" office:value="6877717" calcext:value-type="float">
            <text:p>687771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521836" calcext:value-type="float">
            <text:p>1521836</text:p>
          </table:table-cell>
          <table:table-cell/>
          <table:table-cell office:value-type="float" office:value="2837348" calcext:value-type="float">
            <text:p>2837348</text:p>
          </table:table-cell>
          <table:table-cell/>
          <table:table-cell office:value-type="float" office:value="5149219" calcext:value-type="float">
            <text:p>5149219</text:p>
          </table:table-cell>
          <table:table-cell/>
          <table:table-cell office:value-type="float" office:value="5867636" calcext:value-type="float">
            <text:p>5867636</text:p>
          </table:table-cell>
          <table:table-cell/>
          <table:table-cell office:value-type="float" office:value="6769317" calcext:value-type="float">
            <text:p>6769317</text:p>
          </table:table-cell>
          <table:table-cell/>
          <table:table-cell office:value-type="float" office:value="3268991" calcext:value-type="float">
            <text:p>3268991</text:p>
          </table:table-cell>
          <table:table-cell/>
          <table:table-cell office:value-type="float" office:value="5494212" calcext:value-type="float">
            <text:p>5494212</text:p>
          </table:table-cell>
          <table:table-cell table:number-columns-repeated="2"/>
          <table:table-cell office:value-type="float" office:value="3561773" calcext:value-type="float">
            <text:p>3561773</text:p>
          </table:table-cell>
          <table:table-cell table:number-columns-repeated="2"/>
          <table:table-cell office:value-type="float" office:value="5685116" calcext:value-type="float">
            <text:p>5685116</text:p>
          </table:table-cell>
          <table:table-cell/>
          <table:table-cell office:value-type="float" office:value="2900827" calcext:value-type="float">
            <text:p>2900827</text:p>
          </table:table-cell>
          <table:table-cell/>
          <table:table-cell office:value-type="float" office:value="4211368" calcext:value-type="float">
            <text:p>4211368</text:p>
          </table:table-cell>
          <table:table-cell/>
          <table:table-cell office:value-type="float" office:value="5577150" calcext:value-type="float">
            <text:p>5577150</text:p>
          </table:table-cell>
          <table:table-cell/>
          <table:table-cell office:value-type="float" office:value="6527546" calcext:value-type="float">
            <text:p>652754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55069" calcext:value-type="float">
            <text:p>1455069</text:p>
          </table:table-cell>
          <table:table-cell/>
          <table:table-cell office:value-type="float" office:value="2771437" calcext:value-type="float">
            <text:p>2771437</text:p>
          </table:table-cell>
          <table:table-cell/>
          <table:table-cell office:value-type="float" office:value="4745947" calcext:value-type="float">
            <text:p>4745947</text:p>
          </table:table-cell>
          <table:table-cell/>
          <table:table-cell office:value-type="float" office:value="5745001" calcext:value-type="float">
            <text:p>5745001</text:p>
          </table:table-cell>
          <table:table-cell/>
          <table:table-cell office:value-type="float" office:value="5880691" calcext:value-type="float">
            <text:p>5880691</text:p>
          </table:table-cell>
          <table:table-cell/>
          <table:table-cell office:value-type="float" office:value="2949889" calcext:value-type="float">
            <text:p>2949889</text:p>
          </table:table-cell>
          <table:table-cell/>
          <table:table-cell office:value-type="float" office:value="5237920" calcext:value-type="float">
            <text:p>5237920</text:p>
          </table:table-cell>
          <table:table-cell table:number-columns-repeated="2"/>
          <table:table-cell office:value-type="float" office:value="2918568" calcext:value-type="float">
            <text:p>2918568</text:p>
          </table:table-cell>
          <table:table-cell table:number-columns-repeated="2"/>
          <table:table-cell office:value-type="float" office:value="5372229" calcext:value-type="float">
            <text:p>5372229</text:p>
          </table:table-cell>
          <table:table-cell/>
          <table:table-cell office:value-type="float" office:value="2541625" calcext:value-type="float">
            <text:p>2541625</text:p>
          </table:table-cell>
          <table:table-cell/>
          <table:table-cell office:value-type="float" office:value="2596361" calcext:value-type="float">
            <text:p>2596361</text:p>
          </table:table-cell>
          <table:table-cell/>
          <table:table-cell office:value-type="float" office:value="4816466" calcext:value-type="float">
            <text:p>4816466</text:p>
          </table:table-cell>
          <table:table-cell/>
          <table:table-cell office:value-type="float" office:value="5126172" calcext:value-type="float">
            <text:p>512617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70952" calcext:value-type="float">
            <text:p>1170952</text:p>
          </table:table-cell>
          <table:table-cell/>
          <table:table-cell office:value-type="float" office:value="2156391" calcext:value-type="float">
            <text:p>2156391</text:p>
          </table:table-cell>
          <table:table-cell/>
          <table:table-cell office:value-type="float" office:value="3590583" calcext:value-type="float">
            <text:p>3590583</text:p>
          </table:table-cell>
          <table:table-cell/>
          <table:table-cell office:value-type="float" office:value="3219494" calcext:value-type="float">
            <text:p>3219494</text:p>
          </table:table-cell>
          <table:table-cell/>
          <table:table-cell office:value-type="float" office:value="2469364" calcext:value-type="float">
            <text:p>2469364</text:p>
          </table:table-cell>
          <table:table-cell/>
          <table:table-cell office:value-type="float" office:value="1584536" calcext:value-type="float">
            <text:p>1584536</text:p>
          </table:table-cell>
          <table:table-cell/>
          <table:table-cell office:value-type="float" office:value="2550095" calcext:value-type="float">
            <text:p>2550095</text:p>
          </table:table-cell>
          <table:table-cell table:number-columns-repeated="2"/>
          <table:table-cell office:value-type="float" office:value="2158966" calcext:value-type="float">
            <text:p>2158966</text:p>
          </table:table-cell>
          <table:table-cell table:number-columns-repeated="2"/>
          <table:table-cell office:value-type="float" office:value="2210140" calcext:value-type="float">
            <text:p>2210140</text:p>
          </table:table-cell>
          <table:table-cell/>
          <table:table-cell office:value-type="float" office:value="1872271" calcext:value-type="float">
            <text:p>1872271</text:p>
          </table:table-cell>
          <table:table-cell/>
          <table:table-cell office:value-type="float" office:value="1754936" calcext:value-type="float">
            <text:p>1754936</text:p>
          </table:table-cell>
          <table:table-cell/>
          <table:table-cell office:value-type="float" office:value="3558786" calcext:value-type="float">
            <text:p>3558786</text:p>
          </table:table-cell>
          <table:table-cell/>
          <table:table-cell office:value-type="float" office:value="3665272" calcext:value-type="float">
            <text:p>366527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98448" calcext:value-type="float">
            <text:p>1398448</text:p>
          </table:table-cell>
          <table:table-cell/>
          <table:table-cell office:value-type="float" office:value="2721584" calcext:value-type="float">
            <text:p>2721584</text:p>
          </table:table-cell>
          <table:table-cell/>
          <table:table-cell office:value-type="float" office:value="4746211" calcext:value-type="float">
            <text:p>4746211</text:p>
          </table:table-cell>
          <table:table-cell/>
          <table:table-cell office:value-type="float" office:value="4203076" calcext:value-type="float">
            <text:p>4203076</text:p>
          </table:table-cell>
          <table:table-cell/>
          <table:table-cell office:value-type="float" office:value="3782902" calcext:value-type="float">
            <text:p>3782902</text:p>
          </table:table-cell>
          <table:table-cell/>
          <table:table-cell office:value-type="float" office:value="2374155" calcext:value-type="float">
            <text:p>2374155</text:p>
          </table:table-cell>
          <table:table-cell/>
          <table:table-cell office:value-type="float" office:value="3688288" calcext:value-type="float">
            <text:p>3688288</text:p>
          </table:table-cell>
          <table:table-cell table:number-columns-repeated="2"/>
          <table:table-cell office:value-type="float" office:value="3248716" calcext:value-type="float">
            <text:p>3248716</text:p>
          </table:table-cell>
          <table:table-cell table:number-columns-repeated="2"/>
          <table:table-cell office:value-type="float" office:value="3804052" calcext:value-type="float">
            <text:p>3804052</text:p>
          </table:table-cell>
          <table:table-cell/>
          <table:table-cell office:value-type="float" office:value="2069439" calcext:value-type="float">
            <text:p>2069439</text:p>
          </table:table-cell>
          <table:table-cell/>
          <table:table-cell office:value-type="float" office:value="2093522" calcext:value-type="float">
            <text:p>2093522</text:p>
          </table:table-cell>
          <table:table-cell/>
          <table:table-cell office:value-type="float" office:value="4776894" calcext:value-type="float">
            <text:p>4776894</text:p>
          </table:table-cell>
          <table:table-cell/>
          <table:table-cell office:value-type="float" office:value="5110468" calcext:value-type="float">
            <text:p>511046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85158" calcext:value-type="float">
            <text:p>1485158</text:p>
          </table:table-cell>
          <table:table-cell/>
          <table:table-cell office:value-type="float" office:value="2971806" calcext:value-type="float">
            <text:p>2971806</text:p>
          </table:table-cell>
          <table:table-cell/>
          <table:table-cell office:value-type="float" office:value="5580232" calcext:value-type="float">
            <text:p>5580232</text:p>
          </table:table-cell>
          <table:table-cell/>
          <table:table-cell office:value-type="float" office:value="4364303" calcext:value-type="float">
            <text:p>4364303</text:p>
          </table:table-cell>
          <table:table-cell/>
          <table:table-cell office:value-type="float" office:value="4820117" calcext:value-type="float">
            <text:p>4820117</text:p>
          </table:table-cell>
          <table:table-cell/>
          <table:table-cell office:value-type="float" office:value="2771303" calcext:value-type="float">
            <text:p>2771303</text:p>
          </table:table-cell>
          <table:table-cell/>
          <table:table-cell office:value-type="float" office:value="4650496" calcext:value-type="float">
            <text:p>4650496</text:p>
          </table:table-cell>
          <table:table-cell table:number-columns-repeated="2"/>
          <table:table-cell office:value-type="float" office:value="3961277" calcext:value-type="float">
            <text:p>3961277</text:p>
          </table:table-cell>
          <table:table-cell table:number-columns-repeated="2"/>
          <table:table-cell office:value-type="float" office:value="4967862" calcext:value-type="float">
            <text:p>4967862</text:p>
          </table:table-cell>
          <table:table-cell/>
          <table:table-cell office:value-type="float" office:value="2464847" calcext:value-type="float">
            <text:p>2464847</text:p>
          </table:table-cell>
          <table:table-cell/>
          <table:table-cell office:value-type="float" office:value="2379664" calcext:value-type="float">
            <text:p>2379664</text:p>
          </table:table-cell>
          <table:table-cell/>
          <table:table-cell office:value-type="float" office:value="5630526" calcext:value-type="float">
            <text:p>5630526</text:p>
          </table:table-cell>
          <table:table-cell/>
          <table:table-cell office:value-type="float" office:value="6113394" calcext:value-type="float">
            <text:p>611339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16892" calcext:value-type="float">
            <text:p>1516892</text:p>
          </table:table-cell>
          <table:table-cell/>
          <table:table-cell office:value-type="float" office:value="3188127" calcext:value-type="float">
            <text:p>3188127</text:p>
          </table:table-cell>
          <table:table-cell/>
          <table:table-cell office:value-type="float" office:value="6239394" calcext:value-type="float">
            <text:p>6239394</text:p>
          </table:table-cell>
          <table:table-cell/>
          <table:table-cell office:value-type="float" office:value="5357489" calcext:value-type="float">
            <text:p>5357489</text:p>
          </table:table-cell>
          <table:table-cell/>
          <table:table-cell office:value-type="float" office:value="5919089" calcext:value-type="float">
            <text:p>5919089</text:p>
          </table:table-cell>
          <table:table-cell/>
          <table:table-cell office:value-type="float" office:value="2896768" calcext:value-type="float">
            <text:p>2896768</text:p>
          </table:table-cell>
          <table:table-cell/>
          <table:table-cell office:value-type="float" office:value="5550036" calcext:value-type="float">
            <text:p>5550036</text:p>
          </table:table-cell>
          <table:table-cell table:number-columns-repeated="2"/>
          <table:table-cell office:value-type="float" office:value="4505070" calcext:value-type="float">
            <text:p>4505070</text:p>
          </table:table-cell>
          <table:table-cell table:number-columns-repeated="2"/>
          <table:table-cell office:value-type="float" office:value="5176684" calcext:value-type="float">
            <text:p>5176684</text:p>
          </table:table-cell>
          <table:table-cell/>
          <table:table-cell office:value-type="float" office:value="2521741" calcext:value-type="float">
            <text:p>2521741</text:p>
          </table:table-cell>
          <table:table-cell/>
          <table:table-cell office:value-type="float" office:value="2470430" calcext:value-type="float">
            <text:p>2470430</text:p>
          </table:table-cell>
          <table:table-cell/>
          <table:table-cell office:value-type="float" office:value="6241661" calcext:value-type="float">
            <text:p>6241661</text:p>
          </table:table-cell>
          <table:table-cell/>
          <table:table-cell office:value-type="float" office:value="6789921" calcext:value-type="float">
            <text:p>6789921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59934" calcext:value-type="float">
            <text:p>1559934</text:p>
          </table:table-cell>
          <table:table-cell/>
          <table:table-cell office:value-type="float" office:value="3298618" calcext:value-type="float">
            <text:p>3298618</text:p>
          </table:table-cell>
          <table:table-cell/>
          <table:table-cell office:value-type="float" office:value="6450228" calcext:value-type="float">
            <text:p>6450228</text:p>
          </table:table-cell>
          <table:table-cell/>
          <table:table-cell office:value-type="float" office:value="5542427" calcext:value-type="float">
            <text:p>5542427</text:p>
          </table:table-cell>
          <table:table-cell/>
          <table:table-cell office:value-type="float" office:value="6572375" calcext:value-type="float">
            <text:p>6572375</text:p>
          </table:table-cell>
          <table:table-cell/>
          <table:table-cell office:value-type="float" office:value="3344370" calcext:value-type="float">
            <text:p>3344370</text:p>
          </table:table-cell>
          <table:table-cell/>
          <table:table-cell office:value-type="float" office:value="6241661" calcext:value-type="float">
            <text:p>6241661</text:p>
          </table:table-cell>
          <table:table-cell table:number-columns-repeated="2"/>
          <table:table-cell office:value-type="float" office:value="4747851" calcext:value-type="float">
            <text:p>4747851</text:p>
          </table:table-cell>
          <table:table-cell table:number-columns-repeated="2"/>
          <table:table-cell office:value-type="float" office:value="6684250" calcext:value-type="float">
            <text:p>6684250</text:p>
          </table:table-cell>
          <table:table-cell/>
          <table:table-cell office:value-type="float" office:value="2662327" calcext:value-type="float">
            <text:p>2662327</text:p>
          </table:table-cell>
          <table:table-cell/>
          <table:table-cell office:value-type="float" office:value="2550852" calcext:value-type="float">
            <text:p>2550852</text:p>
          </table:table-cell>
          <table:table-cell/>
          <table:table-cell office:value-type="float" office:value="6682300" calcext:value-type="float">
            <text:p>6682300</text:p>
          </table:table-cell>
          <table:table-cell/>
          <table:table-cell office:value-type="float" office:value="6959776" calcext:value-type="float">
            <text:p>6959776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02038" calcext:value-type="float">
            <text:p>1502038</text:p>
          </table:table-cell>
          <table:table-cell/>
          <table:table-cell office:value-type="float" office:value="3311972" calcext:value-type="float">
            <text:p>3311972</text:p>
          </table:table-cell>
          <table:table-cell/>
          <table:table-cell office:value-type="float" office:value="6337794" calcext:value-type="float">
            <text:p>6337794</text:p>
          </table:table-cell>
          <table:table-cell/>
          <table:table-cell office:value-type="float" office:value="4768276" calcext:value-type="float">
            <text:p>4768276</text:p>
          </table:table-cell>
          <table:table-cell/>
          <table:table-cell office:value-type="float" office:value="6561079" calcext:value-type="float">
            <text:p>6561079</text:p>
          </table:table-cell>
          <table:table-cell/>
          <table:table-cell office:value-type="float" office:value="3405527" calcext:value-type="float">
            <text:p>3405527</text:p>
          </table:table-cell>
          <table:table-cell/>
          <table:table-cell office:value-type="float" office:value="6198870" calcext:value-type="float">
            <text:p>6198870</text:p>
          </table:table-cell>
          <table:table-cell table:number-columns-repeated="2"/>
          <table:table-cell office:value-type="float" office:value="4906849" calcext:value-type="float">
            <text:p>4906849</text:p>
          </table:table-cell>
          <table:table-cell table:number-columns-repeated="2"/>
          <table:table-cell office:value-type="float" office:value="6747917" calcext:value-type="float">
            <text:p>6747917</text:p>
          </table:table-cell>
          <table:table-cell/>
          <table:table-cell office:value-type="float" office:value="2505924" calcext:value-type="float">
            <text:p>2505924</text:p>
          </table:table-cell>
          <table:table-cell/>
          <table:table-cell office:value-type="float" office:value="2601846" calcext:value-type="float">
            <text:p>2601846</text:p>
          </table:table-cell>
          <table:table-cell/>
          <table:table-cell office:value-type="float" office:value="6527426" calcext:value-type="float">
            <text:p>6527426</text:p>
          </table:table-cell>
          <table:table-cell/>
          <table:table-cell office:value-type="float" office:value="6835170" calcext:value-type="float">
            <text:p>683517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54007" calcext:value-type="float">
            <text:p>1554007</text:p>
          </table:table-cell>
          <table:table-cell/>
          <table:table-cell office:value-type="float" office:value="2997995" calcext:value-type="float">
            <text:p>2997995</text:p>
          </table:table-cell>
          <table:table-cell/>
          <table:table-cell office:value-type="float" office:value="6298872" calcext:value-type="float">
            <text:p>6298872</text:p>
          </table:table-cell>
          <table:table-cell/>
          <table:table-cell office:value-type="float" office:value="5450550" calcext:value-type="float">
            <text:p>5450550</text:p>
          </table:table-cell>
          <table:table-cell/>
          <table:table-cell office:value-type="float" office:value="6628160" calcext:value-type="float">
            <text:p>6628160</text:p>
          </table:table-cell>
          <table:table-cell/>
          <table:table-cell office:value-type="float" office:value="3363687" calcext:value-type="float">
            <text:p>3363687</text:p>
          </table:table-cell>
          <table:table-cell/>
          <table:table-cell office:value-type="float" office:value="5398313" calcext:value-type="float">
            <text:p>5398313</text:p>
          </table:table-cell>
          <table:table-cell table:number-columns-repeated="2"/>
          <table:table-cell office:value-type="float" office:value="4562499" calcext:value-type="float">
            <text:p>4562499</text:p>
          </table:table-cell>
          <table:table-cell table:number-columns-repeated="2"/>
          <table:table-cell office:value-type="float" office:value="6778535" calcext:value-type="float">
            <text:p>6778535</text:p>
          </table:table-cell>
          <table:table-cell/>
          <table:table-cell office:value-type="float" office:value="2733384" calcext:value-type="float">
            <text:p>2733384</text:p>
          </table:table-cell>
          <table:table-cell/>
          <table:table-cell office:value-type="float" office:value="2468211" calcext:value-type="float">
            <text:p>2468211</text:p>
          </table:table-cell>
          <table:table-cell/>
          <table:table-cell office:value-type="float" office:value="6380161" calcext:value-type="float">
            <text:p>6380161</text:p>
          </table:table-cell>
          <table:table-cell/>
          <table:table-cell office:value-type="float" office:value="6846747" calcext:value-type="float">
            <text:p>684674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55943" calcext:value-type="float">
            <text:p>1555943</text:p>
          </table:table-cell>
          <table:table-cell/>
          <table:table-cell office:value-type="float" office:value="3278005" calcext:value-type="float">
            <text:p>3278005</text:p>
          </table:table-cell>
          <table:table-cell/>
          <table:table-cell office:value-type="float" office:value="6326125" calcext:value-type="float">
            <text:p>6326125</text:p>
          </table:table-cell>
          <table:table-cell/>
          <table:table-cell office:value-type="float" office:value="5454010" calcext:value-type="float">
            <text:p>5454010</text:p>
          </table:table-cell>
          <table:table-cell/>
          <table:table-cell office:value-type="float" office:value="5678917" calcext:value-type="float">
            <text:p>5678917</text:p>
          </table:table-cell>
          <table:table-cell/>
          <table:table-cell office:value-type="float" office:value="3366983" calcext:value-type="float">
            <text:p>3366983</text:p>
          </table:table-cell>
          <table:table-cell/>
          <table:table-cell office:value-type="float" office:value="6377792" calcext:value-type="float">
            <text:p>6377792</text:p>
          </table:table-cell>
          <table:table-cell table:number-columns-repeated="2"/>
          <table:table-cell office:value-type="float" office:value="4516025" calcext:value-type="float">
            <text:p>4516025</text:p>
          </table:table-cell>
          <table:table-cell table:number-columns-repeated="2"/>
          <table:table-cell office:value-type="float" office:value="6400365" calcext:value-type="float">
            <text:p>6400365</text:p>
          </table:table-cell>
          <table:table-cell/>
          <table:table-cell office:value-type="float" office:value="2592424" calcext:value-type="float">
            <text:p>2592424</text:p>
          </table:table-cell>
          <table:table-cell/>
          <table:table-cell office:value-type="float" office:value="2701470" calcext:value-type="float">
            <text:p>2701470</text:p>
          </table:table-cell>
          <table:table-cell/>
          <table:table-cell office:value-type="float" office:value="6460536" calcext:value-type="float">
            <text:p>6460536</text:p>
          </table:table-cell>
          <table:table-cell/>
          <table:table-cell office:value-type="float" office:value="6861103" calcext:value-type="float">
            <text:p>686110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43189" calcext:value-type="float">
            <text:p>1543189</text:p>
          </table:table-cell>
          <table:table-cell/>
          <table:table-cell office:value-type="float" office:value="3215727" calcext:value-type="float">
            <text:p>3215727</text:p>
          </table:table-cell>
          <table:table-cell/>
          <table:table-cell office:value-type="float" office:value="6372469" calcext:value-type="float">
            <text:p>6372469</text:p>
          </table:table-cell>
          <table:table-cell/>
          <table:table-cell office:value-type="float" office:value="5578420" calcext:value-type="float">
            <text:p>5578420</text:p>
          </table:table-cell>
          <table:table-cell/>
          <table:table-cell office:value-type="float" office:value="6821600" calcext:value-type="float">
            <text:p>6821600</text:p>
          </table:table-cell>
          <table:table-cell/>
          <table:table-cell office:value-type="float" office:value="3378238" calcext:value-type="float">
            <text:p>3378238</text:p>
          </table:table-cell>
          <table:table-cell/>
          <table:table-cell office:value-type="float" office:value="6420097" calcext:value-type="float">
            <text:p>6420097</text:p>
          </table:table-cell>
          <table:table-cell table:number-columns-repeated="2"/>
          <table:table-cell office:value-type="float" office:value="3993274" calcext:value-type="float">
            <text:p>3993274</text:p>
          </table:table-cell>
          <table:table-cell table:number-columns-repeated="2"/>
          <table:table-cell office:value-type="float" office:value="9995842" calcext:value-type="float">
            <text:p>9995842</text:p>
          </table:table-cell>
          <table:table-cell/>
          <table:table-cell office:value-type="float" office:value="2808337" calcext:value-type="float">
            <text:p>2808337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5443210" calcext:value-type="float">
            <text:p>5443210</text:p>
          </table:table-cell>
          <table:table-cell/>
          <table:table-cell office:value-type="float" office:value="6601417" calcext:value-type="float">
            <text:p>660141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09793" calcext:value-type="float">
            <text:p>1509793</text:p>
          </table:table-cell>
          <table:table-cell/>
          <table:table-cell office:value-type="float" office:value="3123214" calcext:value-type="float">
            <text:p>3123214</text:p>
          </table:table-cell>
          <table:table-cell/>
          <table:table-cell office:value-type="float" office:value="6303494" calcext:value-type="float">
            <text:p>6303494</text:p>
          </table:table-cell>
          <table:table-cell/>
          <table:table-cell office:value-type="float" office:value="5706741" calcext:value-type="float">
            <text:p>5706741</text:p>
          </table:table-cell>
          <table:table-cell/>
          <table:table-cell office:value-type="float" office:value="6728097" calcext:value-type="float">
            <text:p>6728097</text:p>
          </table:table-cell>
          <table:table-cell/>
          <table:table-cell office:value-type="float" office:value="3072112" calcext:value-type="float">
            <text:p>3072112</text:p>
          </table:table-cell>
          <table:table-cell/>
          <table:table-cell office:value-type="float" office:value="5258282" calcext:value-type="float">
            <text:p>5258282</text:p>
          </table:table-cell>
          <table:table-cell table:number-columns-repeated="2"/>
          <table:table-cell office:value-type="float" office:value="4299318" calcext:value-type="float">
            <text:p>4299318</text:p>
          </table:table-cell>
          <table:table-cell table:number-columns-repeated="2"/>
          <table:table-cell office:value-type="float" office:value="8756521" calcext:value-type="float">
            <text:p>8756521</text:p>
          </table:table-cell>
          <table:table-cell/>
          <table:table-cell office:value-type="float" office:value="3004549" calcext:value-type="float">
            <text:p>3004549</text:p>
          </table:table-cell>
          <table:table-cell/>
          <table:table-cell office:value-type="float" office:value="2870391" calcext:value-type="float">
            <text:p>2870391</text:p>
          </table:table-cell>
          <table:table-cell/>
          <table:table-cell office:value-type="float" office:value="6277009" calcext:value-type="float">
            <text:p>6277009</text:p>
          </table:table-cell>
          <table:table-cell/>
          <table:table-cell office:value-type="float" office:value="6951327" calcext:value-type="float">
            <text:p>695132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79244" calcext:value-type="float">
            <text:p>1479244</text:p>
          </table:table-cell>
          <table:table-cell/>
          <table:table-cell office:value-type="float" office:value="2944177" calcext:value-type="float">
            <text:p>2944177</text:p>
          </table:table-cell>
          <table:table-cell/>
          <table:table-cell office:value-type="float" office:value="5755011" calcext:value-type="float">
            <text:p>5755011</text:p>
          </table:table-cell>
          <table:table-cell/>
          <table:table-cell office:value-type="float" office:value="5435890" calcext:value-type="float">
            <text:p>5435890</text:p>
          </table:table-cell>
          <table:table-cell/>
          <table:table-cell office:value-type="float" office:value="6435127" calcext:value-type="float">
            <text:p>6435127</text:p>
          </table:table-cell>
          <table:table-cell/>
          <table:table-cell office:value-type="float" office:value="2918296" calcext:value-type="float">
            <text:p>2918296</text:p>
          </table:table-cell>
          <table:table-cell/>
          <table:table-cell office:value-type="float" office:value="5887143" calcext:value-type="float">
            <text:p>5887143</text:p>
          </table:table-cell>
          <table:table-cell table:number-columns-repeated="2"/>
          <table:table-cell office:value-type="float" office:value="3735605" calcext:value-type="float">
            <text:p>3735605</text:p>
          </table:table-cell>
          <table:table-cell table:number-columns-repeated="2"/>
          <table:table-cell office:value-type="float" office:value="6213443" calcext:value-type="float">
            <text:p>6213443</text:p>
          </table:table-cell>
          <table:table-cell/>
          <table:table-cell office:value-type="float" office:value="3159834" calcext:value-type="float">
            <text:p>3159834</text:p>
          </table:table-cell>
          <table:table-cell/>
          <table:table-cell office:value-type="float" office:value="3196134" calcext:value-type="float">
            <text:p>3196134</text:p>
          </table:table-cell>
          <table:table-cell/>
          <table:table-cell office:value-type="float" office:value="5960159" calcext:value-type="float">
            <text:p>5960159</text:p>
          </table:table-cell>
          <table:table-cell/>
          <table:table-cell office:value-type="float" office:value="6566722" calcext:value-type="float">
            <text:p>656672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09231" calcext:value-type="float">
            <text:p>1409231</text:p>
          </table:table-cell>
          <table:table-cell/>
          <table:table-cell office:value-type="float" office:value="2665838" calcext:value-type="float">
            <text:p>2665838</text:p>
          </table:table-cell>
          <table:table-cell/>
          <table:table-cell office:value-type="float" office:value="4265692" calcext:value-type="float">
            <text:p>4265692</text:p>
          </table:table-cell>
          <table:table-cell/>
          <table:table-cell office:value-type="float" office:value="5186451" calcext:value-type="float">
            <text:p>5186451</text:p>
          </table:table-cell>
          <table:table-cell/>
          <table:table-cell office:value-type="float" office:value="5718614" calcext:value-type="float">
            <text:p>5718614</text:p>
          </table:table-cell>
          <table:table-cell/>
          <table:table-cell office:value-type="float" office:value="2938889" calcext:value-type="float">
            <text:p>2938889</text:p>
          </table:table-cell>
          <table:table-cell/>
          <table:table-cell office:value-type="float" office:value="5447093" calcext:value-type="float">
            <text:p>5447093</text:p>
          </table:table-cell>
          <table:table-cell table:number-columns-repeated="2"/>
          <table:table-cell office:value-type="float" office:value="3122646" calcext:value-type="float">
            <text:p>3122646</text:p>
          </table:table-cell>
          <table:table-cell table:number-columns-repeated="2"/>
          <table:table-cell office:value-type="float" office:value="5542427" calcext:value-type="float">
            <text:p>5542427</text:p>
          </table:table-cell>
          <table:table-cell/>
          <table:table-cell office:value-type="float" office:value="2723417" calcext:value-type="float">
            <text:p>2723417</text:p>
          </table:table-cell>
          <table:table-cell/>
          <table:table-cell office:value-type="float" office:value="3888870" calcext:value-type="float">
            <text:p>3888870</text:p>
          </table:table-cell>
          <table:table-cell/>
          <table:table-cell office:value-type="float" office:value="5366694" calcext:value-type="float">
            <text:p>5366694</text:p>
          </table:table-cell>
          <table:table-cell/>
          <table:table-cell office:value-type="float" office:value="5742507" calcext:value-type="float">
            <text:p>574250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30677" calcext:value-type="float">
            <text:p>1430677</text:p>
          </table:table-cell>
          <table:table-cell/>
          <table:table-cell office:value-type="float" office:value="2834633" calcext:value-type="float">
            <text:p>2834633</text:p>
          </table:table-cell>
          <table:table-cell/>
          <table:table-cell office:value-type="float" office:value="4532407" calcext:value-type="float">
            <text:p>4532407</text:p>
          </table:table-cell>
          <table:table-cell/>
          <table:table-cell office:value-type="float" office:value="5485356" calcext:value-type="float">
            <text:p>5485356</text:p>
          </table:table-cell>
          <table:table-cell/>
          <table:table-cell office:value-type="float" office:value="5475740" calcext:value-type="float">
            <text:p>5475740</text:p>
          </table:table-cell>
          <table:table-cell/>
          <table:table-cell office:value-type="float" office:value="2872430" calcext:value-type="float">
            <text:p>2872430</text:p>
          </table:table-cell>
          <table:table-cell/>
          <table:table-cell office:value-type="float" office:value="5293930" calcext:value-type="float">
            <text:p>5293930</text:p>
          </table:table-cell>
          <table:table-cell table:number-columns-repeated="2"/>
          <table:table-cell office:value-type="float" office:value="2906447" calcext:value-type="float">
            <text:p>2906447</text:p>
          </table:table-cell>
          <table:table-cell table:number-columns-repeated="2"/>
          <table:table-cell office:value-type="float" office:value="1821068" calcext:value-type="float">
            <text:p>1821068</text:p>
          </table:table-cell>
          <table:table-cell/>
          <table:table-cell office:value-type="float" office:value="2905464" calcext:value-type="float">
            <text:p>2905464</text:p>
          </table:table-cell>
          <table:table-cell/>
          <table:table-cell office:value-type="float" office:value="2677993" calcext:value-type="float">
            <text:p>2677993</text:p>
          </table:table-cell>
          <table:table-cell/>
          <table:table-cell office:value-type="float" office:value="4848685" calcext:value-type="float">
            <text:p>4848685</text:p>
          </table:table-cell>
          <table:table-cell/>
          <table:table-cell office:value-type="float" office:value="5603438" calcext:value-type="float">
            <text:p>5603438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27866" calcext:value-type="float">
            <text:p>1527866</text:p>
          </table:table-cell>
          <table:table-cell/>
          <table:table-cell office:value-type="float" office:value="3267936" calcext:value-type="float">
            <text:p>3267936</text:p>
          </table:table-cell>
          <table:table-cell/>
          <table:table-cell office:value-type="float" office:value="6561332" calcext:value-type="float">
            <text:p>6561332</text:p>
          </table:table-cell>
          <table:table-cell/>
          <table:table-cell office:value-type="float" office:value="5507293" calcext:value-type="float">
            <text:p>5507293</text:p>
          </table:table-cell>
          <table:table-cell/>
          <table:table-cell office:value-type="float" office:value="6518388" calcext:value-type="float">
            <text:p>6518388</text:p>
          </table:table-cell>
          <table:table-cell/>
          <table:table-cell office:value-type="float" office:value="3085478" calcext:value-type="float">
            <text:p>3085478</text:p>
          </table:table-cell>
          <table:table-cell/>
          <table:table-cell office:value-type="float" office:value="6318798" calcext:value-type="float">
            <text:p>6318798</text:p>
          </table:table-cell>
          <table:table-cell table:number-columns-repeated="2"/>
          <table:table-cell office:value-type="float" office:value="4796366" calcext:value-type="float">
            <text:p>4796366</text:p>
          </table:table-cell>
          <table:table-cell table:number-columns-repeated="2"/>
          <table:table-cell office:value-type="float" office:value="6548514" calcext:value-type="float">
            <text:p>6548514</text:p>
          </table:table-cell>
          <table:table-cell/>
          <table:table-cell office:value-type="float" office:value="2597166" calcext:value-type="float">
            <text:p>2597166</text:p>
          </table:table-cell>
          <table:table-cell/>
          <table:table-cell office:value-type="float" office:value="2555824" calcext:value-type="float">
            <text:p>2555824</text:p>
          </table:table-cell>
          <table:table-cell/>
          <table:table-cell office:value-type="float" office:value="6839526" calcext:value-type="float">
            <text:p>6839526</text:p>
          </table:table-cell>
          <table:table-cell/>
          <table:table-cell office:value-type="float" office:value="7072886" calcext:value-type="float">
            <text:p>7072886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24950" calcext:value-type="float">
            <text:p>1524950</text:p>
          </table:table-cell>
          <table:table-cell/>
          <table:table-cell office:value-type="float" office:value="3291256" calcext:value-type="float">
            <text:p>3291256</text:p>
          </table:table-cell>
          <table:table-cell/>
          <table:table-cell office:value-type="float" office:value="6514371" calcext:value-type="float">
            <text:p>6514371</text:p>
          </table:table-cell>
          <table:table-cell/>
          <table:table-cell office:value-type="float" office:value="5038120" calcext:value-type="float">
            <text:p>5038120</text:p>
          </table:table-cell>
          <table:table-cell/>
          <table:table-cell office:value-type="float" office:value="6519625" calcext:value-type="float">
            <text:p>6519625</text:p>
          </table:table-cell>
          <table:table-cell/>
          <table:table-cell office:value-type="float" office:value="3321963" calcext:value-type="float">
            <text:p>3321963</text:p>
          </table:table-cell>
          <table:table-cell/>
          <table:table-cell office:value-type="float" office:value="6035752" calcext:value-type="float">
            <text:p>6035752</text:p>
          </table:table-cell>
          <table:table-cell table:number-columns-repeated="2"/>
          <table:table-cell office:value-type="float" office:value="4841649" calcext:value-type="float">
            <text:p>4841649</text:p>
          </table:table-cell>
          <table:table-cell table:number-columns-repeated="2"/>
          <table:table-cell office:value-type="float" office:value="6169875" calcext:value-type="float">
            <text:p>6169875</text:p>
          </table:table-cell>
          <table:table-cell/>
          <table:table-cell office:value-type="float" office:value="2644083" calcext:value-type="float">
            <text:p>2644083</text:p>
          </table:table-cell>
          <table:table-cell/>
          <table:table-cell office:value-type="float" office:value="2586511" calcext:value-type="float">
            <text:p>2586511</text:p>
          </table:table-cell>
          <table:table-cell/>
          <table:table-cell office:value-type="float" office:value="6789856" calcext:value-type="float">
            <text:p>6789856</text:p>
          </table:table-cell>
          <table:table-cell/>
          <table:table-cell office:value-type="float" office:value="7071430" calcext:value-type="float">
            <text:p>7071430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49309" calcext:value-type="float">
            <text:p>1549309</text:p>
          </table:table-cell>
          <table:table-cell/>
          <table:table-cell office:value-type="float" office:value="3137459" calcext:value-type="float">
            <text:p>3137459</text:p>
          </table:table-cell>
          <table:table-cell/>
          <table:table-cell office:value-type="float" office:value="6021473" calcext:value-type="float">
            <text:p>6021473</text:p>
          </table:table-cell>
          <table:table-cell/>
          <table:table-cell office:value-type="float" office:value="5445109" calcext:value-type="float">
            <text:p>5445109</text:p>
          </table:table-cell>
          <table:table-cell/>
          <table:table-cell office:value-type="float" office:value="6694279" calcext:value-type="float">
            <text:p>6694279</text:p>
          </table:table-cell>
          <table:table-cell/>
          <table:table-cell office:value-type="float" office:value="3310202" calcext:value-type="float">
            <text:p>3310202</text:p>
          </table:table-cell>
          <table:table-cell/>
          <table:table-cell office:value-type="float" office:value="6578605" calcext:value-type="float">
            <text:p>6578605</text:p>
          </table:table-cell>
          <table:table-cell table:number-columns-repeated="2"/>
          <table:table-cell office:value-type="float" office:value="3824462" calcext:value-type="float">
            <text:p>3824462</text:p>
          </table:table-cell>
          <table:table-cell table:number-columns-repeated="2"/>
          <table:table-cell office:value-type="float" office:value="6654735" calcext:value-type="float">
            <text:p>6654735</text:p>
          </table:table-cell>
          <table:table-cell/>
          <table:table-cell office:value-type="float" office:value="2691619" calcext:value-type="float">
            <text:p>2691619</text:p>
          </table:table-cell>
          <table:table-cell/>
          <table:table-cell office:value-type="float" office:value="2638500" calcext:value-type="float">
            <text:p>2638500</text:p>
          </table:table-cell>
          <table:table-cell/>
          <table:table-cell office:value-type="float" office:value="5915982" calcext:value-type="float">
            <text:p>5915982</text:p>
          </table:table-cell>
          <table:table-cell/>
          <table:table-cell office:value-type="float" office:value="6060237" calcext:value-type="float">
            <text:p>606023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519135" calcext:value-type="float">
            <text:p>1519135</text:p>
          </table:table-cell>
          <table:table-cell/>
          <table:table-cell office:value-type="float" office:value="1259823" calcext:value-type="float">
            <text:p>1259823</text:p>
          </table:table-cell>
          <table:table-cell/>
          <table:table-cell office:value-type="float" office:value="6545707" calcext:value-type="float">
            <text:p>6545707</text:p>
          </table:table-cell>
          <table:table-cell/>
          <table:table-cell office:value-type="float" office:value="5495182" calcext:value-type="float">
            <text:p>5495182</text:p>
          </table:table-cell>
          <table:table-cell/>
          <table:table-cell office:value-type="float" office:value="6792540" calcext:value-type="float">
            <text:p>6792540</text:p>
          </table:table-cell>
          <table:table-cell/>
          <table:table-cell office:value-type="float" office:value="2796612" calcext:value-type="float">
            <text:p>2796612</text:p>
          </table:table-cell>
          <table:table-cell/>
          <table:table-cell office:value-type="float" office:value="6672504" calcext:value-type="float">
            <text:p>6672504</text:p>
          </table:table-cell>
          <table:table-cell table:number-columns-repeated="2"/>
          <table:table-cell office:value-type="float" office:value="4579191" calcext:value-type="float">
            <text:p>4579191</text:p>
          </table:table-cell>
          <table:table-cell table:number-columns-repeated="2"/>
          <table:table-cell office:value-type="float" office:value="6771457" calcext:value-type="float">
            <text:p>6771457</text:p>
          </table:table-cell>
          <table:table-cell/>
          <table:table-cell office:value-type="float" office:value="2746427" calcext:value-type="float">
            <text:p>2746427</text:p>
          </table:table-cell>
          <table:table-cell/>
          <table:table-cell office:value-type="float" office:value="2603118" calcext:value-type="float">
            <text:p>2603118</text:p>
          </table:table-cell>
          <table:table-cell/>
          <table:table-cell office:value-type="float" office:value="6695257" calcext:value-type="float">
            <text:p>6695257</text:p>
          </table:table-cell>
          <table:table-cell/>
          <table:table-cell office:value-type="float" office:value="6941078" calcext:value-type="float">
            <text:p>694107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555200" calcext:value-type="float">
            <text:p>1555200</text:p>
          </table:table-cell>
          <table:table-cell/>
          <table:table-cell office:value-type="float" office:value="3105697" calcext:value-type="float">
            <text:p>3105697</text:p>
          </table:table-cell>
          <table:table-cell/>
          <table:table-cell office:value-type="float" office:value="6025697" calcext:value-type="float">
            <text:p>6025697</text:p>
          </table:table-cell>
          <table:table-cell/>
          <table:table-cell office:value-type="float" office:value="4954396" calcext:value-type="float">
            <text:p>4954396</text:p>
          </table:table-cell>
          <table:table-cell/>
          <table:table-cell office:value-type="float" office:value="6380103" calcext:value-type="float">
            <text:p>6380103</text:p>
          </table:table-cell>
          <table:table-cell/>
          <table:table-cell office:value-type="float" office:value="3157135" calcext:value-type="float">
            <text:p>3157135</text:p>
          </table:table-cell>
          <table:table-cell/>
          <table:table-cell office:value-type="float" office:value="6645082" calcext:value-type="float">
            <text:p>6645082</text:p>
          </table:table-cell>
          <table:table-cell table:number-columns-repeated="2"/>
          <table:table-cell office:value-type="float" office:value="4298485" calcext:value-type="float">
            <text:p>4298485</text:p>
          </table:table-cell>
          <table:table-cell table:number-columns-repeated="2"/>
          <table:table-cell office:value-type="float" office:value="6814094" calcext:value-type="float">
            <text:p>6814094</text:p>
          </table:table-cell>
          <table:table-cell/>
          <table:table-cell office:value-type="float" office:value="2697165" calcext:value-type="float">
            <text:p>2697165</text:p>
          </table:table-cell>
          <table:table-cell/>
          <table:table-cell office:value-type="float" office:value="2742536" calcext:value-type="float">
            <text:p>2742536</text:p>
          </table:table-cell>
          <table:table-cell/>
          <table:table-cell office:value-type="float" office:value="6570428" calcext:value-type="float">
            <text:p>6570428</text:p>
          </table:table-cell>
          <table:table-cell/>
          <table:table-cell office:value-type="float" office:value="6186260" calcext:value-type="float">
            <text:p>618626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501133" calcext:value-type="float">
            <text:p>1501133</text:p>
          </table:table-cell>
          <table:table-cell/>
          <table:table-cell office:value-type="float" office:value="3108648" calcext:value-type="float">
            <text:p>3108648</text:p>
          </table:table-cell>
          <table:table-cell/>
          <table:table-cell office:value-type="float" office:value="6556324" calcext:value-type="float">
            <text:p>6556324</text:p>
          </table:table-cell>
          <table:table-cell/>
          <table:table-cell office:value-type="float" office:value="5213761" calcext:value-type="float">
            <text:p>5213761</text:p>
          </table:table-cell>
          <table:table-cell/>
          <table:table-cell office:value-type="float" office:value="6809705" calcext:value-type="float">
            <text:p>6809705</text:p>
          </table:table-cell>
          <table:table-cell/>
          <table:table-cell office:value-type="float" office:value="3280102" calcext:value-type="float">
            <text:p>3280102</text:p>
          </table:table-cell>
          <table:table-cell/>
          <table:table-cell office:value-type="float" office:value="6656024" calcext:value-type="float">
            <text:p>6656024</text:p>
          </table:table-cell>
          <table:table-cell table:number-columns-repeated="2"/>
          <table:table-cell office:value-type="float" office:value="4246162" calcext:value-type="float">
            <text:p>4246162</text:p>
          </table:table-cell>
          <table:table-cell table:number-columns-repeated="2"/>
          <table:table-cell office:value-type="float" office:value="9858045" calcext:value-type="float">
            <text:p>9858045</text:p>
          </table:table-cell>
          <table:table-cell/>
          <table:table-cell office:value-type="float" office:value="2721358" calcext:value-type="float">
            <text:p>2721358</text:p>
          </table:table-cell>
          <table:table-cell/>
          <table:table-cell office:value-type="float" office:value="2750384" calcext:value-type="float">
            <text:p>2750384</text:p>
          </table:table-cell>
          <table:table-cell/>
          <table:table-cell office:value-type="float" office:value="6161577" calcext:value-type="float">
            <text:p>6161577</text:p>
          </table:table-cell>
          <table:table-cell/>
          <table:table-cell office:value-type="float" office:value="6980917" calcext:value-type="float">
            <text:p>698091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54983" calcext:value-type="float">
            <text:p>1454983</text:p>
          </table:table-cell>
          <table:table-cell/>
          <table:table-cell office:value-type="float" office:value="2876386" calcext:value-type="float">
            <text:p>2876386</text:p>
          </table:table-cell>
          <table:table-cell/>
          <table:table-cell office:value-type="float" office:value="6136268" calcext:value-type="float">
            <text:p>6136268</text:p>
          </table:table-cell>
          <table:table-cell/>
          <table:table-cell office:value-type="float" office:value="5327337" calcext:value-type="float">
            <text:p>5327337</text:p>
          </table:table-cell>
          <table:table-cell/>
          <table:table-cell office:value-type="float" office:value="6377439" calcext:value-type="float">
            <text:p>6377439</text:p>
          </table:table-cell>
          <table:table-cell/>
          <table:table-cell office:value-type="float" office:value="2971601" calcext:value-type="float">
            <text:p>2971601</text:p>
          </table:table-cell>
          <table:table-cell/>
          <table:table-cell office:value-type="float" office:value="5626332" calcext:value-type="float">
            <text:p>5626332</text:p>
          </table:table-cell>
          <table:table-cell table:number-columns-repeated="2"/>
          <table:table-cell office:value-type="float" office:value="3553615" calcext:value-type="float">
            <text:p>3553615</text:p>
          </table:table-cell>
          <table:table-cell table:number-columns-repeated="2"/>
          <table:table-cell office:value-type="float" office:value="6343002" calcext:value-type="float">
            <text:p>6343002</text:p>
          </table:table-cell>
          <table:table-cell/>
          <table:table-cell office:value-type="float" office:value="2874642" calcext:value-type="float">
            <text:p>2874642</text:p>
          </table:table-cell>
          <table:table-cell/>
          <table:table-cell office:value-type="float" office:value="2786180" calcext:value-type="float">
            <text:p>2786180</text:p>
          </table:table-cell>
          <table:table-cell/>
          <table:table-cell office:value-type="float" office:value="5797691" calcext:value-type="float">
            <text:p>5797691</text:p>
          </table:table-cell>
          <table:table-cell/>
          <table:table-cell office:value-type="float" office:value="6564152" calcext:value-type="float">
            <text:p>656415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426606" calcext:value-type="float">
            <text:p>1426606</text:p>
          </table:table-cell>
          <table:table-cell/>
          <table:table-cell office:value-type="float" office:value="2840011" calcext:value-type="float">
            <text:p>2840011</text:p>
          </table:table-cell>
          <table:table-cell/>
          <table:table-cell office:value-type="float" office:value="5434989" calcext:value-type="float">
            <text:p>5434989</text:p>
          </table:table-cell>
          <table:table-cell/>
          <table:table-cell office:value-type="float" office:value="5023389" calcext:value-type="float">
            <text:p>5023389</text:p>
          </table:table-cell>
          <table:table-cell/>
          <table:table-cell office:value-type="float" office:value="5402728" calcext:value-type="float">
            <text:p>5402728</text:p>
          </table:table-cell>
          <table:table-cell/>
          <table:table-cell office:value-type="float" office:value="2953402" calcext:value-type="float">
            <text:p>2953402</text:p>
          </table:table-cell>
          <table:table-cell/>
          <table:table-cell office:value-type="float" office:value="5693693" calcext:value-type="float">
            <text:p>5693693</text:p>
          </table:table-cell>
          <table:table-cell table:number-columns-repeated="2"/>
          <table:table-cell office:value-type="float" office:value="3087835" calcext:value-type="float">
            <text:p>3087835</text:p>
          </table:table-cell>
          <table:table-cell table:number-columns-repeated="2"/>
          <table:table-cell office:value-type="float" office:value="5586993" calcext:value-type="float">
            <text:p>5586993</text:p>
          </table:table-cell>
          <table:table-cell/>
          <table:table-cell office:value-type="float" office:value="3176691" calcext:value-type="float">
            <text:p>3176691</text:p>
          </table:table-cell>
          <table:table-cell/>
          <table:table-cell office:value-type="float" office:value="3105417" calcext:value-type="float">
            <text:p>3105417</text:p>
          </table:table-cell>
          <table:table-cell/>
          <table:table-cell office:value-type="float" office:value="5668098" calcext:value-type="float">
            <text:p>5668098</text:p>
          </table:table-cell>
          <table:table-cell/>
          <table:table-cell office:value-type="float" office:value="5821512" calcext:value-type="float">
            <text:p>582151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429603" calcext:value-type="float">
            <text:p>1429603</text:p>
          </table:table-cell>
          <table:table-cell/>
          <table:table-cell office:value-type="float" office:value="2837782" calcext:value-type="float">
            <text:p>2837782</text:p>
          </table:table-cell>
          <table:table-cell/>
          <table:table-cell office:value-type="float" office:value="4926868" calcext:value-type="float">
            <text:p>4926868</text:p>
          </table:table-cell>
          <table:table-cell/>
          <table:table-cell office:value-type="float" office:value="4988201" calcext:value-type="float">
            <text:p>4988201</text:p>
          </table:table-cell>
          <table:table-cell/>
          <table:table-cell office:value-type="float" office:value="5494304" calcext:value-type="float">
            <text:p>5494304</text:p>
          </table:table-cell>
          <table:table-cell/>
          <table:table-cell office:value-type="float" office:value="2768055" calcext:value-type="float">
            <text:p>2768055</text:p>
          </table:table-cell>
          <table:table-cell/>
          <table:table-cell office:value-type="float" office:value="5033507" calcext:value-type="float">
            <text:p>5033507</text:p>
          </table:table-cell>
          <table:table-cell table:number-columns-repeated="2"/>
          <table:table-cell office:value-type="float" office:value="2984895" calcext:value-type="float">
            <text:p>2984895</text:p>
          </table:table-cell>
          <table:table-cell table:number-columns-repeated="2"/>
          <table:table-cell office:value-type="float" office:value="5361210" calcext:value-type="float">
            <text:p>5361210</text:p>
          </table:table-cell>
          <table:table-cell/>
          <table:table-cell office:value-type="float" office:value="2605586" calcext:value-type="float">
            <text:p>2605586</text:p>
          </table:table-cell>
          <table:table-cell/>
          <table:table-cell office:value-type="float" office:value="4307647" calcext:value-type="float">
            <text:p>4307647</text:p>
          </table:table-cell>
          <table:table-cell/>
          <table:table-cell office:value-type="float" office:value="5089048" calcext:value-type="float">
            <text:p>5089048</text:p>
          </table:table-cell>
          <table:table-cell/>
          <table:table-cell office:value-type="float" office:value="5480501" calcext:value-type="float">
            <text:p>5480501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09142" calcext:value-type="float">
            <text:p>1509142</text:p>
          </table:table-cell>
          <table:table-cell/>
          <table:table-cell office:value-type="float" office:value="3123725" calcext:value-type="float">
            <text:p>3123725</text:p>
          </table:table-cell>
          <table:table-cell/>
          <table:table-cell office:value-type="float" office:value="6784963" calcext:value-type="float">
            <text:p>6784963</text:p>
          </table:table-cell>
          <table:table-cell/>
          <table:table-cell office:value-type="float" office:value="3588821" calcext:value-type="float">
            <text:p>3588821</text:p>
          </table:table-cell>
          <table:table-cell/>
          <table:table-cell office:value-type="float" office:value="6504784" calcext:value-type="float">
            <text:p>6504784</text:p>
          </table:table-cell>
          <table:table-cell/>
          <table:table-cell office:value-type="float" office:value="2949276" calcext:value-type="float">
            <text:p>2949276</text:p>
          </table:table-cell>
          <table:table-cell/>
          <table:table-cell office:value-type="float" office:value="6624552" calcext:value-type="float">
            <text:p>6624552</text:p>
          </table:table-cell>
          <table:table-cell table:number-columns-repeated="2"/>
          <table:table-cell office:value-type="float" office:value="4690844" calcext:value-type="float">
            <text:p>4690844</text:p>
          </table:table-cell>
          <table:table-cell table:number-columns-repeated="2"/>
          <table:table-cell office:value-type="float" office:value="6696857" calcext:value-type="float">
            <text:p>6696857</text:p>
          </table:table-cell>
          <table:table-cell/>
          <table:table-cell office:value-type="float" office:value="2493951" calcext:value-type="float">
            <text:p>2493951</text:p>
          </table:table-cell>
          <table:table-cell/>
          <table:table-cell office:value-type="float" office:value="2558698" calcext:value-type="float">
            <text:p>2558698</text:p>
          </table:table-cell>
          <table:table-cell/>
          <table:table-cell office:value-type="float" office:value="7066668" calcext:value-type="float">
            <text:p>7066668</text:p>
          </table:table-cell>
          <table:table-cell/>
          <table:table-cell office:value-type="float" office:value="6886960" calcext:value-type="float">
            <text:p>688696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522289" calcext:value-type="float">
            <text:p>1522289</text:p>
          </table:table-cell>
          <table:table-cell/>
          <table:table-cell office:value-type="float" office:value="3219019" calcext:value-type="float">
            <text:p>3219019</text:p>
          </table:table-cell>
          <table:table-cell/>
          <table:table-cell office:value-type="float" office:value="6481623" calcext:value-type="float">
            <text:p>6481623</text:p>
          </table:table-cell>
          <table:table-cell/>
          <table:table-cell office:value-type="float" office:value="5245781" calcext:value-type="float">
            <text:p>5245781</text:p>
          </table:table-cell>
          <table:table-cell/>
          <table:table-cell office:value-type="float" office:value="6524856" calcext:value-type="float">
            <text:p>6524856</text:p>
          </table:table-cell>
          <table:table-cell/>
          <table:table-cell office:value-type="float" office:value="3207825" calcext:value-type="float">
            <text:p>3207825</text:p>
          </table:table-cell>
          <table:table-cell/>
          <table:table-cell office:value-type="float" office:value="6715344" calcext:value-type="float">
            <text:p>6715344</text:p>
          </table:table-cell>
          <table:table-cell table:number-columns-repeated="2"/>
          <table:table-cell office:value-type="float" office:value="4697578" calcext:value-type="float">
            <text:p>4697578</text:p>
          </table:table-cell>
          <table:table-cell table:number-columns-repeated="2"/>
          <table:table-cell office:value-type="float" office:value="6782284" calcext:value-type="float">
            <text:p>6782284</text:p>
          </table:table-cell>
          <table:table-cell/>
          <table:table-cell office:value-type="float" office:value="2489119" calcext:value-type="float">
            <text:p>2489119</text:p>
          </table:table-cell>
          <table:table-cell/>
          <table:table-cell office:value-type="float" office:value="2039776" calcext:value-type="float">
            <text:p>2039776</text:p>
          </table:table-cell>
          <table:table-cell/>
          <table:table-cell office:value-type="float" office:value="6665515" calcext:value-type="float">
            <text:p>6665515</text:p>
          </table:table-cell>
          <table:table-cell/>
          <table:table-cell office:value-type="float" office:value="7067395" calcext:value-type="float">
            <text:p>7067395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68099" calcext:value-type="float">
            <text:p>1468099</text:p>
          </table:table-cell>
          <table:table-cell/>
          <table:table-cell office:value-type="float" office:value="3088383" calcext:value-type="float">
            <text:p>3088383</text:p>
          </table:table-cell>
          <table:table-cell/>
          <table:table-cell office:value-type="float" office:value="6249809" calcext:value-type="float">
            <text:p>6249809</text:p>
          </table:table-cell>
          <table:table-cell/>
          <table:table-cell office:value-type="float" office:value="5392532" calcext:value-type="float">
            <text:p>5392532</text:p>
          </table:table-cell>
          <table:table-cell/>
          <table:table-cell office:value-type="float" office:value="6298499" calcext:value-type="float">
            <text:p>6298499</text:p>
          </table:table-cell>
          <table:table-cell/>
          <table:table-cell office:value-type="float" office:value="3063566" calcext:value-type="float">
            <text:p>3063566</text:p>
          </table:table-cell>
          <table:table-cell/>
          <table:table-cell office:value-type="float" office:value="5920162" calcext:value-type="float">
            <text:p>5920162</text:p>
          </table:table-cell>
          <table:table-cell table:number-columns-repeated="2"/>
          <table:table-cell office:value-type="float" office:value="4544803" calcext:value-type="float">
            <text:p>4544803</text:p>
          </table:table-cell>
          <table:table-cell table:number-columns-repeated="2"/>
          <table:table-cell office:value-type="float" office:value="6375783" calcext:value-type="float">
            <text:p>6375783</text:p>
          </table:table-cell>
          <table:table-cell/>
          <table:table-cell office:value-type="float" office:value="2489299" calcext:value-type="float">
            <text:p>2489299</text:p>
          </table:table-cell>
          <table:table-cell/>
          <table:table-cell office:value-type="float" office:value="2571239" calcext:value-type="float">
            <text:p>2571239</text:p>
          </table:table-cell>
          <table:table-cell/>
          <table:table-cell office:value-type="float" office:value="6522998" calcext:value-type="float">
            <text:p>6522998</text:p>
          </table:table-cell>
          <table:table-cell/>
          <table:table-cell office:value-type="float" office:value="6929146" calcext:value-type="float">
            <text:p>692914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485844" calcext:value-type="float">
            <text:p>1485844</text:p>
          </table:table-cell>
          <table:table-cell/>
          <table:table-cell office:value-type="float" office:value="3144703" calcext:value-type="float">
            <text:p>3144703</text:p>
          </table:table-cell>
          <table:table-cell/>
          <table:table-cell office:value-type="float" office:value="6656798" calcext:value-type="float">
            <text:p>6656798</text:p>
          </table:table-cell>
          <table:table-cell/>
          <table:table-cell office:value-type="float" office:value="5305723" calcext:value-type="float">
            <text:p>5305723</text:p>
          </table:table-cell>
          <table:table-cell/>
          <table:table-cell office:value-type="float" office:value="6764093" calcext:value-type="float">
            <text:p>6764093</text:p>
          </table:table-cell>
          <table:table-cell/>
          <table:table-cell office:value-type="float" office:value="3068182" calcext:value-type="float">
            <text:p>3068182</text:p>
          </table:table-cell>
          <table:table-cell/>
          <table:table-cell office:value-type="float" office:value="6604497" calcext:value-type="float">
            <text:p>6604497</text:p>
          </table:table-cell>
          <table:table-cell table:number-columns-repeated="2"/>
          <table:table-cell office:value-type="float" office:value="4379281" calcext:value-type="float">
            <text:p>4379281</text:p>
          </table:table-cell>
          <table:table-cell table:number-columns-repeated="2"/>
          <table:table-cell office:value-type="float" office:value="6706497" calcext:value-type="float">
            <text:p>6706497</text:p>
          </table:table-cell>
          <table:table-cell/>
          <table:table-cell office:value-type="float" office:value="2593119" calcext:value-type="float">
            <text:p>2593119</text:p>
          </table:table-cell>
          <table:table-cell/>
          <table:table-cell office:value-type="float" office:value="2594759" calcext:value-type="float">
            <text:p>2594759</text:p>
          </table:table-cell>
          <table:table-cell/>
          <table:table-cell office:value-type="float" office:value="6805288" calcext:value-type="float">
            <text:p>6805288</text:p>
          </table:table-cell>
          <table:table-cell/>
          <table:table-cell office:value-type="float" office:value="7006863" calcext:value-type="float">
            <text:p>700686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469818" calcext:value-type="float">
            <text:p>1469818</text:p>
          </table:table-cell>
          <table:table-cell/>
          <table:table-cell office:value-type="float" office:value="3072778" calcext:value-type="float">
            <text:p>3072778</text:p>
          </table:table-cell>
          <table:table-cell/>
          <table:table-cell office:value-type="float" office:value="6585194" calcext:value-type="float">
            <text:p>6585194</text:p>
          </table:table-cell>
          <table:table-cell/>
          <table:table-cell office:value-type="float" office:value="5265274" calcext:value-type="float">
            <text:p>5265274</text:p>
          </table:table-cell>
          <table:table-cell/>
          <table:table-cell office:value-type="float" office:value="6725696" calcext:value-type="float">
            <text:p>6725696</text:p>
          </table:table-cell>
          <table:table-cell/>
          <table:table-cell office:value-type="float" office:value="3156548" calcext:value-type="float">
            <text:p>3156548</text:p>
          </table:table-cell>
          <table:table-cell/>
          <table:table-cell office:value-type="float" office:value="6523618" calcext:value-type="float">
            <text:p>6523618</text:p>
          </table:table-cell>
          <table:table-cell table:number-columns-repeated="2"/>
          <table:table-cell office:value-type="float" office:value="4389842" calcext:value-type="float">
            <text:p>4389842</text:p>
          </table:table-cell>
          <table:table-cell table:number-columns-repeated="2"/>
          <table:table-cell office:value-type="float" office:value="6856724" calcext:value-type="float">
            <text:p>6856724</text:p>
          </table:table-cell>
          <table:table-cell/>
          <table:table-cell office:value-type="float" office:value="2662338" calcext:value-type="float">
            <text:p>2662338</text:p>
          </table:table-cell>
          <table:table-cell/>
          <table:table-cell office:value-type="float" office:value="2696948" calcext:value-type="float">
            <text:p>2696948</text:p>
          </table:table-cell>
          <table:table-cell/>
          <table:table-cell office:value-type="float" office:value="6870950" calcext:value-type="float">
            <text:p>6870950</text:p>
          </table:table-cell>
          <table:table-cell/>
          <table:table-cell office:value-type="float" office:value="6702409" calcext:value-type="float">
            <text:p>670240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222044" calcext:value-type="float">
            <text:p>1222044</text:p>
          </table:table-cell>
          <table:table-cell/>
          <table:table-cell office:value-type="float" office:value="3010090" calcext:value-type="float">
            <text:p>3010090</text:p>
          </table:table-cell>
          <table:table-cell/>
          <table:table-cell office:value-type="float" office:value="6671015" calcext:value-type="float">
            <text:p>6671015</text:p>
          </table:table-cell>
          <table:table-cell/>
          <table:table-cell office:value-type="float" office:value="5533770" calcext:value-type="float">
            <text:p>5533770</text:p>
          </table:table-cell>
          <table:table-cell/>
          <table:table-cell office:value-type="float" office:value="6815243" calcext:value-type="float">
            <text:p>6815243</text:p>
          </table:table-cell>
          <table:table-cell/>
          <table:table-cell office:value-type="float" office:value="3020111" calcext:value-type="float">
            <text:p>3020111</text:p>
          </table:table-cell>
          <table:table-cell/>
          <table:table-cell office:value-type="float" office:value="6679120" calcext:value-type="float">
            <text:p>6679120</text:p>
          </table:table-cell>
          <table:table-cell table:number-columns-repeated="2"/>
          <table:table-cell office:value-type="float" office:value="4451261" calcext:value-type="float">
            <text:p>4451261</text:p>
          </table:table-cell>
          <table:table-cell table:number-columns-repeated="2"/>
          <table:table-cell office:value-type="float" office:value="6677173" calcext:value-type="float">
            <text:p>6677173</text:p>
          </table:table-cell>
          <table:table-cell/>
          <table:table-cell office:value-type="float" office:value="2540442" calcext:value-type="float">
            <text:p>2540442</text:p>
          </table:table-cell>
          <table:table-cell/>
          <table:table-cell office:value-type="float" office:value="2579128" calcext:value-type="float">
            <text:p>2579128</text:p>
          </table:table-cell>
          <table:table-cell/>
          <table:table-cell office:value-type="float" office:value="6835921" calcext:value-type="float">
            <text:p>6835921</text:p>
          </table:table-cell>
          <table:table-cell/>
          <table:table-cell office:value-type="float" office:value="6066364" calcext:value-type="float">
            <text:p>606636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458007" calcext:value-type="float">
            <text:p>1458007</text:p>
          </table:table-cell>
          <table:table-cell/>
          <table:table-cell office:value-type="float" office:value="2847035" calcext:value-type="float">
            <text:p>2847035</text:p>
          </table:table-cell>
          <table:table-cell/>
          <table:table-cell office:value-type="float" office:value="6265479" calcext:value-type="float">
            <text:p>6265479</text:p>
          </table:table-cell>
          <table:table-cell/>
          <table:table-cell office:value-type="float" office:value="5287760" calcext:value-type="float">
            <text:p>5287760</text:p>
          </table:table-cell>
          <table:table-cell/>
          <table:table-cell office:value-type="float" office:value="6156582" calcext:value-type="float">
            <text:p>6156582</text:p>
          </table:table-cell>
          <table:table-cell/>
          <table:table-cell office:value-type="float" office:value="2900204" calcext:value-type="float">
            <text:p>2900204</text:p>
          </table:table-cell>
          <table:table-cell/>
          <table:table-cell office:value-type="float" office:value="6515113" calcext:value-type="float">
            <text:p>6515113</text:p>
          </table:table-cell>
          <table:table-cell table:number-columns-repeated="2"/>
          <table:table-cell office:value-type="float" office:value="3791063" calcext:value-type="float">
            <text:p>3791063</text:p>
          </table:table-cell>
          <table:table-cell table:number-columns-repeated="2"/>
          <table:table-cell office:value-type="float" office:value="7414342" calcext:value-type="float">
            <text:p>7414342</text:p>
          </table:table-cell>
          <table:table-cell/>
          <table:table-cell office:value-type="float" office:value="2582375" calcext:value-type="float">
            <text:p>2582375</text:p>
          </table:table-cell>
          <table:table-cell/>
          <table:table-cell office:value-type="float" office:value="2584949" calcext:value-type="float">
            <text:p>2584949</text:p>
          </table:table-cell>
          <table:table-cell/>
          <table:table-cell office:value-type="float" office:value="6468201" calcext:value-type="float">
            <text:p>6468201</text:p>
          </table:table-cell>
          <table:table-cell/>
          <table:table-cell office:value-type="float" office:value="6624393" calcext:value-type="float">
            <text:p>662439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385104" calcext:value-type="float">
            <text:p>1385104</text:p>
          </table:table-cell>
          <table:table-cell/>
          <table:table-cell office:value-type="float" office:value="2736933" calcext:value-type="float">
            <text:p>2736933</text:p>
          </table:table-cell>
          <table:table-cell/>
          <table:table-cell office:value-type="float" office:value="5233296" calcext:value-type="float">
            <text:p>5233296</text:p>
          </table:table-cell>
          <table:table-cell/>
          <table:table-cell office:value-type="float" office:value="4822012" calcext:value-type="float">
            <text:p>4822012</text:p>
          </table:table-cell>
          <table:table-cell/>
          <table:table-cell office:value-type="float" office:value="5553335" calcext:value-type="float">
            <text:p>5553335</text:p>
          </table:table-cell>
          <table:table-cell/>
          <table:table-cell office:value-type="float" office:value="2849633" calcext:value-type="float">
            <text:p>2849633</text:p>
          </table:table-cell>
          <table:table-cell/>
          <table:table-cell office:value-type="float" office:value="5577109" calcext:value-type="float">
            <text:p>5577109</text:p>
          </table:table-cell>
          <table:table-cell table:number-columns-repeated="2"/>
          <table:table-cell office:value-type="float" office:value="3169797" calcext:value-type="float">
            <text:p>3169797</text:p>
          </table:table-cell>
          <table:table-cell table:number-columns-repeated="2"/>
          <table:table-cell office:value-type="float" office:value="5512352" calcext:value-type="float">
            <text:p>5512352</text:p>
          </table:table-cell>
          <table:table-cell/>
          <table:table-cell office:value-type="float" office:value="2672952" calcext:value-type="float">
            <text:p>2672952</text:p>
          </table:table-cell>
          <table:table-cell/>
          <table:table-cell office:value-type="float" office:value="2685146" calcext:value-type="float">
            <text:p>2685146</text:p>
          </table:table-cell>
          <table:table-cell/>
          <table:table-cell office:value-type="float" office:value="5603257" calcext:value-type="float">
            <text:p>5603257</text:p>
          </table:table-cell>
          <table:table-cell/>
          <table:table-cell office:value-type="float" office:value="5912649" calcext:value-type="float">
            <text:p>591264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1396610" calcext:value-type="float">
            <text:p>1396610</text:p>
          </table:table-cell>
          <table:table-cell/>
          <table:table-cell office:value-type="float" office:value="2777896" calcext:value-type="float">
            <text:p>2777896</text:p>
          </table:table-cell>
          <table:table-cell/>
          <table:table-cell office:value-type="float" office:value="4993258" calcext:value-type="float">
            <text:p>4993258</text:p>
          </table:table-cell>
          <table:table-cell/>
          <table:table-cell office:value-type="float" office:value="4771125" calcext:value-type="float">
            <text:p>4771125</text:p>
          </table:table-cell>
          <table:table-cell/>
          <table:table-cell office:value-type="float" office:value="5255911" calcext:value-type="float">
            <text:p>5255911</text:p>
          </table:table-cell>
          <table:table-cell/>
          <table:table-cell office:value-type="float" office:value="2738078" calcext:value-type="float">
            <text:p>2738078</text:p>
          </table:table-cell>
          <table:table-cell/>
          <table:table-cell office:value-type="float" office:value="5517996" calcext:value-type="float">
            <text:p>5517996</text:p>
          </table:table-cell>
          <table:table-cell table:number-columns-repeated="2"/>
          <table:table-cell office:value-type="float" office:value="3114241" calcext:value-type="float">
            <text:p>3114241</text:p>
          </table:table-cell>
          <table:table-cell table:number-columns-repeated="2"/>
          <table:table-cell office:value-type="float" office:value="5465442" calcext:value-type="float">
            <text:p>5465442</text:p>
          </table:table-cell>
          <table:table-cell/>
          <table:table-cell office:value-type="float" office:value="3077974" calcext:value-type="float">
            <text:p>3077974</text:p>
          </table:table-cell>
          <table:table-cell/>
          <table:table-cell office:value-type="float" office:value="3072607" calcext:value-type="float">
            <text:p>3072607</text:p>
          </table:table-cell>
          <table:table-cell/>
          <table:table-cell office:value-type="float" office:value="5356384" calcext:value-type="float">
            <text:p>5356384</text:p>
          </table:table-cell>
          <table:table-cell/>
          <table:table-cell office:value-type="float" office:value="5587539" calcext:value-type="float">
            <text:p>5587539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93959" calcext:value-type="float">
            <text:p>593959</text:p>
          </table:table-cell>
          <table:table-cell table:number-columns-repeated="2"/>
          <table:table-cell office:value-type="float" office:value="614463" calcext:value-type="float">
            <text:p>614463</text:p>
          </table:table-cell>
          <table:table-cell/>
          <table:table-cell office:value-type="float" office:value="6711311" calcext:value-type="float">
            <text:p>6711311</text:p>
          </table:table-cell>
          <table:table-cell/>
          <table:table-cell office:value-type="float" office:value="5176227" calcext:value-type="float">
            <text:p>5176227</text:p>
          </table:table-cell>
          <table:table-cell/>
          <table:table-cell office:value-type="float" office:value="6148169" calcext:value-type="float">
            <text:p>6148169</text:p>
          </table:table-cell>
          <table:table-cell table:number-columns-repeated="2"/>
          <table:table-cell office:value-type="float" office:value="639978" calcext:value-type="float">
            <text:p>639978</text:p>
          </table:table-cell>
          <table:table-cell/>
          <table:table-cell office:value-type="float" office:value="6424797" calcext:value-type="float">
            <text:p>6424797</text:p>
          </table:table-cell>
          <table:table-cell table:number-columns-repeated="2"/>
          <table:table-cell office:value-type="float" office:value="4720278" calcext:value-type="float">
            <text:p>4720278</text:p>
          </table:table-cell>
          <table:table-cell table:number-columns-repeated="2"/>
          <table:table-cell office:value-type="float" office:value="6352488" calcext:value-type="float">
            <text:p>6352488</text:p>
          </table:table-cell>
          <table:table-cell table:number-columns-repeated="2"/>
          <table:table-cell office:value-type="float" office:value="576052" calcext:value-type="float">
            <text:p>576052</text:p>
          </table:table-cell>
          <table:table-cell table:number-columns-repeated="2"/>
          <table:table-cell office:value-type="float" office:value="592852" calcext:value-type="float">
            <text:p>592852</text:p>
          </table:table-cell>
          <table:table-cell/>
          <table:table-cell office:value-type="float" office:value="6738871" calcext:value-type="float">
            <text:p>6738871</text:p>
          </table:table-cell>
          <table:table-cell/>
          <table:table-cell office:value-type="float" office:value="6860986" calcext:value-type="float">
            <text:p>6860986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33135" calcext:value-type="float">
            <text:p>533135</text:p>
          </table:table-cell>
          <table:table-cell table:number-columns-repeated="2"/>
          <table:table-cell office:value-type="float" office:value="589299" calcext:value-type="float">
            <text:p>589299</text:p>
          </table:table-cell>
          <table:table-cell/>
          <table:table-cell office:value-type="float" office:value="5039664" calcext:value-type="float">
            <text:p>5039664</text:p>
          </table:table-cell>
          <table:table-cell/>
          <table:table-cell office:value-type="float" office:value="5297329" calcext:value-type="float">
            <text:p>5297329</text:p>
          </table:table-cell>
          <table:table-cell/>
          <table:table-cell office:value-type="float" office:value="6248659" calcext:value-type="float">
            <text:p>6248659</text:p>
          </table:table-cell>
          <table:table-cell table:number-columns-repeated="2"/>
          <table:table-cell office:value-type="float" office:value="575644" calcext:value-type="float">
            <text:p>575644</text:p>
          </table:table-cell>
          <table:table-cell/>
          <table:table-cell office:value-type="float" office:value="6320717" calcext:value-type="float">
            <text:p>6320717</text:p>
          </table:table-cell>
          <table:table-cell table:number-columns-repeated="2"/>
          <table:table-cell office:value-type="float" office:value="4455656" calcext:value-type="float">
            <text:p>4455656</text:p>
          </table:table-cell>
          <table:table-cell table:number-columns-repeated="2"/>
          <table:table-cell office:value-type="float" office:value="6332585" calcext:value-type="float">
            <text:p>6332585</text:p>
          </table:table-cell>
          <table:table-cell table:number-columns-repeated="2"/>
          <table:table-cell office:value-type="float" office:value="548115" calcext:value-type="float">
            <text:p>548115</text:p>
          </table:table-cell>
          <table:table-cell table:number-columns-repeated="2"/>
          <table:table-cell office:value-type="float" office:value="563981" calcext:value-type="float">
            <text:p>563981</text:p>
          </table:table-cell>
          <table:table-cell/>
          <table:table-cell office:value-type="float" office:value="6682189" calcext:value-type="float">
            <text:p>6682189</text:p>
          </table:table-cell>
          <table:table-cell/>
          <table:table-cell office:value-type="float" office:value="6614096" calcext:value-type="float">
            <text:p>6614096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511580" calcext:value-type="float">
            <text:p>511580</text:p>
          </table:table-cell>
          <table:table-cell table:number-columns-repeated="2"/>
          <table:table-cell office:value-type="float" office:value="559211" calcext:value-type="float">
            <text:p>559211</text:p>
          </table:table-cell>
          <table:table-cell/>
          <table:table-cell office:value-type="float" office:value="6235618" calcext:value-type="float">
            <text:p>6235618</text:p>
          </table:table-cell>
          <table:table-cell/>
          <table:table-cell office:value-type="float" office:value="5198203" calcext:value-type="float">
            <text:p>5198203</text:p>
          </table:table-cell>
          <table:table-cell/>
          <table:table-cell office:value-type="float" office:value="6263538" calcext:value-type="float">
            <text:p>6263538</text:p>
          </table:table-cell>
          <table:table-cell table:number-columns-repeated="2"/>
          <table:table-cell office:value-type="float" office:value="550306" calcext:value-type="float">
            <text:p>550306</text:p>
          </table:table-cell>
          <table:table-cell/>
          <table:table-cell office:value-type="float" office:value="6563166" calcext:value-type="float">
            <text:p>6563166</text:p>
          </table:table-cell>
          <table:table-cell table:number-columns-repeated="2"/>
          <table:table-cell office:value-type="float" office:value="4575738" calcext:value-type="float">
            <text:p>4575738</text:p>
          </table:table-cell>
          <table:table-cell table:number-columns-repeated="2"/>
          <table:table-cell office:value-type="float" office:value="6467578" calcext:value-type="float">
            <text:p>6467578</text:p>
          </table:table-cell>
          <table:table-cell table:number-columns-repeated="2"/>
          <table:table-cell office:value-type="float" office:value="541850" calcext:value-type="float">
            <text:p>541850</text:p>
          </table:table-cell>
          <table:table-cell table:number-columns-repeated="2"/>
          <table:table-cell office:value-type="float" office:value="536669" calcext:value-type="float">
            <text:p>536669</text:p>
          </table:table-cell>
          <table:table-cell/>
          <table:table-cell office:value-type="float" office:value="6488723" calcext:value-type="float">
            <text:p>6488723</text:p>
          </table:table-cell>
          <table:table-cell/>
          <table:table-cell office:value-type="float" office:value="6583207" calcext:value-type="float">
            <text:p>658320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8558" calcext:value-type="float">
            <text:p>518558</text:p>
          </table:table-cell>
          <table:table-cell table:number-columns-repeated="2"/>
          <table:table-cell office:value-type="float" office:value="552107" calcext:value-type="float">
            <text:p>552107</text:p>
          </table:table-cell>
          <table:table-cell/>
          <table:table-cell office:value-type="float" office:value="6351901" calcext:value-type="float">
            <text:p>6351901</text:p>
          </table:table-cell>
          <table:table-cell/>
          <table:table-cell office:value-type="float" office:value="5275369" calcext:value-type="float">
            <text:p>5275369</text:p>
          </table:table-cell>
          <table:table-cell/>
          <table:table-cell office:value-type="float" office:value="6437662" calcext:value-type="float">
            <text:p>6437662</text:p>
          </table:table-cell>
          <table:table-cell table:number-columns-repeated="2"/>
          <table:table-cell office:value-type="float" office:value="543146" calcext:value-type="float">
            <text:p>543146</text:p>
          </table:table-cell>
          <table:table-cell/>
          <table:table-cell office:value-type="float" office:value="6241493" calcext:value-type="float">
            <text:p>6241493</text:p>
          </table:table-cell>
          <table:table-cell table:number-columns-repeated="2"/>
          <table:table-cell office:value-type="float" office:value="4517050" calcext:value-type="float">
            <text:p>4517050</text:p>
          </table:table-cell>
          <table:table-cell table:number-columns-repeated="2"/>
          <table:table-cell office:value-type="float" office:value="6527475" calcext:value-type="float">
            <text:p>6527475</text:p>
          </table:table-cell>
          <table:table-cell table:number-columns-repeated="2"/>
          <table:table-cell office:value-type="float" office:value="544233" calcext:value-type="float">
            <text:p>544233</text:p>
          </table:table-cell>
          <table:table-cell table:number-columns-repeated="2"/>
          <table:table-cell office:value-type="float" office:value="535711" calcext:value-type="float">
            <text:p>535711</text:p>
          </table:table-cell>
          <table:table-cell/>
          <table:table-cell office:value-type="float" office:value="6426074" calcext:value-type="float">
            <text:p>6426074</text:p>
          </table:table-cell>
          <table:table-cell/>
          <table:table-cell office:value-type="float" office:value="6639899" calcext:value-type="float">
            <text:p>663989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26643" calcext:value-type="float">
            <text:p>526643</text:p>
          </table:table-cell>
          <table:table-cell table:number-columns-repeated="2"/>
          <table:table-cell office:value-type="float" office:value="541734" calcext:value-type="float">
            <text:p>541734</text:p>
          </table:table-cell>
          <table:table-cell/>
          <table:table-cell office:value-type="float" office:value="6319772" calcext:value-type="float">
            <text:p>6319772</text:p>
          </table:table-cell>
          <table:table-cell/>
          <table:table-cell office:value-type="float" office:value="5338118" calcext:value-type="float">
            <text:p>5338118</text:p>
          </table:table-cell>
          <table:table-cell/>
          <table:table-cell office:value-type="float" office:value="6364328" calcext:value-type="float">
            <text:p>6364328</text:p>
          </table:table-cell>
          <table:table-cell table:number-columns-repeated="2"/>
          <table:table-cell office:value-type="float" office:value="561848" calcext:value-type="float">
            <text:p>561848</text:p>
          </table:table-cell>
          <table:table-cell/>
          <table:table-cell office:value-type="float" office:value="6533371" calcext:value-type="float">
            <text:p>6533371</text:p>
          </table:table-cell>
          <table:table-cell table:number-columns-repeated="2"/>
          <table:table-cell office:value-type="float" office:value="4468549" calcext:value-type="float">
            <text:p>4468549</text:p>
          </table:table-cell>
          <table:table-cell table:number-columns-repeated="2"/>
          <table:table-cell office:value-type="float" office:value="6720254" calcext:value-type="float">
            <text:p>6720254</text:p>
          </table:table-cell>
          <table:table-cell table:number-columns-repeated="2"/>
          <table:table-cell office:value-type="float" office:value="574046" calcext:value-type="float">
            <text:p>574046</text:p>
          </table:table-cell>
          <table:table-cell table:number-columns-repeated="2"/>
          <table:table-cell office:value-type="float" office:value="558566" calcext:value-type="float">
            <text:p>558566</text:p>
          </table:table-cell>
          <table:table-cell/>
          <table:table-cell office:value-type="float" office:value="6590152" calcext:value-type="float">
            <text:p>6590152</text:p>
          </table:table-cell>
          <table:table-cell/>
          <table:table-cell office:value-type="float" office:value="6618794" calcext:value-type="float">
            <text:p>661879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71791" calcext:value-type="float">
            <text:p>471791</text:p>
          </table:table-cell>
          <table:table-cell table:number-columns-repeated="2"/>
          <table:table-cell office:value-type="float" office:value="550829" calcext:value-type="float">
            <text:p>550829</text:p>
          </table:table-cell>
          <table:table-cell/>
          <table:table-cell office:value-type="float" office:value="6263324" calcext:value-type="float">
            <text:p>6263324</text:p>
          </table:table-cell>
          <table:table-cell/>
          <table:table-cell office:value-type="float" office:value="5207904" calcext:value-type="float">
            <text:p>5207904</text:p>
          </table:table-cell>
          <table:table-cell/>
          <table:table-cell office:value-type="float" office:value="4903551" calcext:value-type="float">
            <text:p>4903551</text:p>
          </table:table-cell>
          <table:table-cell table:number-columns-repeated="2"/>
          <table:table-cell office:value-type="float" office:value="543346" calcext:value-type="float">
            <text:p>543346</text:p>
          </table:table-cell>
          <table:table-cell/>
          <table:table-cell office:value-type="float" office:value="6393192" calcext:value-type="float">
            <text:p>6393192</text:p>
          </table:table-cell>
          <table:table-cell table:number-columns-repeated="2"/>
          <table:table-cell office:value-type="float" office:value="4351509" calcext:value-type="float">
            <text:p>4351509</text:p>
          </table:table-cell>
          <table:table-cell table:number-columns-repeated="2"/>
          <table:table-cell office:value-type="float" office:value="6331636" calcext:value-type="float">
            <text:p>6331636</text:p>
          </table:table-cell>
          <table:table-cell table:number-columns-repeated="2"/>
          <table:table-cell office:value-type="float" office:value="545274" calcext:value-type="float">
            <text:p>545274</text:p>
          </table:table-cell>
          <table:table-cell table:number-columns-repeated="2"/>
          <table:table-cell office:value-type="float" office:value="560213" calcext:value-type="float">
            <text:p>560213</text:p>
          </table:table-cell>
          <table:table-cell/>
          <table:table-cell office:value-type="float" office:value="6423821" calcext:value-type="float">
            <text:p>6423821</text:p>
          </table:table-cell>
          <table:table-cell/>
          <table:table-cell office:value-type="float" office:value="6655816" calcext:value-type="float">
            <text:p>665581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502507" calcext:value-type="float">
            <text:p>502507</text:p>
          </table:table-cell>
          <table:table-cell table:number-columns-repeated="2"/>
          <table:table-cell office:value-type="float" office:value="545446" calcext:value-type="float">
            <text:p>545446</text:p>
          </table:table-cell>
          <table:table-cell/>
          <table:table-cell office:value-type="float" office:value="6042680" calcext:value-type="float">
            <text:p>6042680</text:p>
          </table:table-cell>
          <table:table-cell/>
          <table:table-cell office:value-type="float" office:value="5153615" calcext:value-type="float">
            <text:p>5153615</text:p>
          </table:table-cell>
          <table:table-cell/>
          <table:table-cell office:value-type="float" office:value="6111738" calcext:value-type="float">
            <text:p>6111738</text:p>
          </table:table-cell>
          <table:table-cell table:number-columns-repeated="2"/>
          <table:table-cell office:value-type="float" office:value="549899" calcext:value-type="float">
            <text:p>549899</text:p>
          </table:table-cell>
          <table:table-cell/>
          <table:table-cell office:value-type="float" office:value="6226648" calcext:value-type="float">
            <text:p>6226648</text:p>
          </table:table-cell>
          <table:table-cell table:number-columns-repeated="2"/>
          <table:table-cell office:value-type="float" office:value="3828814" calcext:value-type="float">
            <text:p>3828814</text:p>
          </table:table-cell>
          <table:table-cell table:number-columns-repeated="2"/>
          <table:table-cell office:value-type="float" office:value="6165199" calcext:value-type="float">
            <text:p>6165199</text:p>
          </table:table-cell>
          <table:table-cell table:number-columns-repeated="2"/>
          <table:table-cell office:value-type="float" office:value="568733" calcext:value-type="float">
            <text:p>568733</text:p>
          </table:table-cell>
          <table:table-cell table:number-columns-repeated="2"/>
          <table:table-cell office:value-type="float" office:value="571460" calcext:value-type="float">
            <text:p>571460</text:p>
          </table:table-cell>
          <table:table-cell/>
          <table:table-cell office:value-type="float" office:value="4761942" calcext:value-type="float">
            <text:p>4761942</text:p>
          </table:table-cell>
          <table:table-cell/>
          <table:table-cell office:value-type="float" office:value="6201992" calcext:value-type="float">
            <text:p>620199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85395" calcext:value-type="float">
            <text:p>485395</text:p>
          </table:table-cell>
          <table:table-cell table:number-columns-repeated="2"/>
          <table:table-cell office:value-type="float" office:value="544671" calcext:value-type="float">
            <text:p>544671</text:p>
          </table:table-cell>
          <table:table-cell/>
          <table:table-cell office:value-type="float" office:value="5379278" calcext:value-type="float">
            <text:p>5379278</text:p>
          </table:table-cell>
          <table:table-cell/>
          <table:table-cell office:value-type="float" office:value="4655049" calcext:value-type="float">
            <text:p>4655049</text:p>
          </table:table-cell>
          <table:table-cell/>
          <table:table-cell office:value-type="float" office:value="5489225" calcext:value-type="float">
            <text:p>5489225</text:p>
          </table:table-cell>
          <table:table-cell table:number-columns-repeated="2"/>
          <table:table-cell office:value-type="float" office:value="544047" calcext:value-type="float">
            <text:p>544047</text:p>
          </table:table-cell>
          <table:table-cell/>
          <table:table-cell office:value-type="float" office:value="5594920" calcext:value-type="float">
            <text:p>5594920</text:p>
          </table:table-cell>
          <table:table-cell table:number-columns-repeated="2"/>
          <table:table-cell office:value-type="float" office:value="3083979" calcext:value-type="float">
            <text:p>3083979</text:p>
          </table:table-cell>
          <table:table-cell table:number-columns-repeated="2"/>
          <table:table-cell office:value-type="float" office:value="5394797" calcext:value-type="float">
            <text:p>5394797</text:p>
          </table:table-cell>
          <table:table-cell table:number-columns-repeated="2"/>
          <table:table-cell office:value-type="float" office:value="610380" calcext:value-type="float">
            <text:p>610380</text:p>
          </table:table-cell>
          <table:table-cell table:number-columns-repeated="2"/>
          <table:table-cell office:value-type="float" office:value="643797" calcext:value-type="float">
            <text:p>643797</text:p>
          </table:table-cell>
          <table:table-cell/>
          <table:table-cell office:value-type="float" office:value="5609478" calcext:value-type="float">
            <text:p>5609478</text:p>
          </table:table-cell>
          <table:table-cell/>
          <table:table-cell office:value-type="float" office:value="5772089" calcext:value-type="float">
            <text:p>577208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92176" calcext:value-type="float">
            <text:p>492176</text:p>
          </table:table-cell>
          <table:table-cell table:number-columns-repeated="2"/>
          <table:table-cell office:value-type="float" office:value="543630" calcext:value-type="float">
            <text:p>543630</text:p>
          </table:table-cell>
          <table:table-cell/>
          <table:table-cell office:value-type="float" office:value="5128184" calcext:value-type="float">
            <text:p>5128184</text:p>
          </table:table-cell>
          <table:table-cell/>
          <table:table-cell office:value-type="float" office:value="4524709" calcext:value-type="float">
            <text:p>4524709</text:p>
          </table:table-cell>
          <table:table-cell/>
          <table:table-cell office:value-type="float" office:value="5274711" calcext:value-type="float">
            <text:p>5274711</text:p>
          </table:table-cell>
          <table:table-cell table:number-columns-repeated="2"/>
          <table:table-cell office:value-type="float" office:value="484832" calcext:value-type="float">
            <text:p>484832</text:p>
          </table:table-cell>
          <table:table-cell/>
          <table:table-cell office:value-type="float" office:value="5289225" calcext:value-type="float">
            <text:p>5289225</text:p>
          </table:table-cell>
          <table:table-cell table:number-columns-repeated="2"/>
          <table:table-cell office:value-type="float" office:value="2947755" calcext:value-type="float">
            <text:p>2947755</text:p>
          </table:table-cell>
          <table:table-cell table:number-columns-repeated="2"/>
          <table:table-cell office:value-type="float" office:value="5020747" calcext:value-type="float">
            <text:p>5020747</text:p>
          </table:table-cell>
          <table:table-cell table:number-columns-repeated="2"/>
          <table:table-cell office:value-type="float" office:value="756897" calcext:value-type="float">
            <text:p>756897</text:p>
          </table:table-cell>
          <table:table-cell table:number-columns-repeated="2"/>
          <table:table-cell office:value-type="float" office:value="715271" calcext:value-type="float">
            <text:p>715271</text:p>
          </table:table-cell>
          <table:table-cell/>
          <table:table-cell office:value-type="float" office:value="5290294" calcext:value-type="float">
            <text:p>5290294</text:p>
          </table:table-cell>
          <table:table-cell/>
          <table:table-cell office:value-type="float" office:value="5313868" calcext:value-type="float">
            <text:p>5313868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9687" calcext:value-type="float">
            <text:p>229687</text:p>
          </table:table-cell>
          <table:table-cell table:number-columns-repeated="2"/>
          <table:table-cell office:value-type="float" office:value="214587" calcext:value-type="float">
            <text:p>214587</text:p>
          </table:table-cell>
          <table:table-cell/>
          <table:table-cell office:value-type="float" office:value="4622772" calcext:value-type="float">
            <text:p>4622772</text:p>
          </table:table-cell>
          <table:table-cell/>
          <table:table-cell office:value-type="float" office:value="5307655" calcext:value-type="float">
            <text:p>5307655</text:p>
          </table:table-cell>
          <table:table-cell/>
          <table:table-cell office:value-type="float" office:value="5952546" calcext:value-type="float">
            <text:p>5952546</text:p>
          </table:table-cell>
          <table:table-cell table:number-columns-repeated="2"/>
          <table:table-cell office:value-type="float" office:value="230413" calcext:value-type="float">
            <text:p>230413</text:p>
          </table:table-cell>
          <table:table-cell/>
          <table:table-cell office:value-type="float" office:value="6080804" calcext:value-type="float">
            <text:p>6080804</text:p>
          </table:table-cell>
          <table:table-cell table:number-columns-repeated="2"/>
          <table:table-cell office:value-type="float" office:value="4672890" calcext:value-type="float">
            <text:p>4672890</text:p>
          </table:table-cell>
          <table:table-cell table:number-columns-repeated="2"/>
          <table:table-cell office:value-type="float" office:value="6052186" calcext:value-type="float">
            <text:p>6052186</text:p>
          </table:table-cell>
          <table:table-cell table:number-columns-repeated="2"/>
          <table:table-cell office:value-type="float" office:value="231319" calcext:value-type="float">
            <text:p>231319</text:p>
          </table:table-cell>
          <table:table-cell table:number-columns-repeated="2"/>
          <table:table-cell office:value-type="float" office:value="240187" calcext:value-type="float">
            <text:p>240187</text:p>
          </table:table-cell>
          <table:table-cell/>
          <table:table-cell office:value-type="float" office:value="6415043" calcext:value-type="float">
            <text:p>6415043</text:p>
          </table:table-cell>
          <table:table-cell/>
          <table:table-cell office:value-type="float" office:value="6549670" calcext:value-type="float">
            <text:p>654967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8889" calcext:value-type="float">
            <text:p>228889</text:p>
          </table:table-cell>
          <table:table-cell table:number-columns-repeated="2"/>
          <table:table-cell office:value-type="float" office:value="235307" calcext:value-type="float">
            <text:p>235307</text:p>
          </table:table-cell>
          <table:table-cell/>
          <table:table-cell office:value-type="float" office:value="6271105" calcext:value-type="float">
            <text:p>6271105</text:p>
          </table:table-cell>
          <table:table-cell/>
          <table:table-cell office:value-type="float" office:value="5143605" calcext:value-type="float">
            <text:p>5143605</text:p>
          </table:table-cell>
          <table:table-cell/>
          <table:table-cell office:value-type="float" office:value="6031833" calcext:value-type="float">
            <text:p>6031833</text:p>
          </table:table-cell>
          <table:table-cell table:number-columns-repeated="2"/>
          <table:table-cell office:value-type="float" office:value="229342" calcext:value-type="float">
            <text:p>229342</text:p>
          </table:table-cell>
          <table:table-cell/>
          <table:table-cell office:value-type="float" office:value="6347310" calcext:value-type="float">
            <text:p>6347310</text:p>
          </table:table-cell>
          <table:table-cell table:number-columns-repeated="2"/>
          <table:table-cell office:value-type="float" office:value="4641114" calcext:value-type="float">
            <text:p>4641114</text:p>
          </table:table-cell>
          <table:table-cell table:number-columns-repeated="2"/>
          <table:table-cell office:value-type="float" office:value="5767239" calcext:value-type="float">
            <text:p>5767239</text:p>
          </table:table-cell>
          <table:table-cell table:number-columns-repeated="2"/>
          <table:table-cell office:value-type="float" office:value="234374" calcext:value-type="float">
            <text:p>234374</text:p>
          </table:table-cell>
          <table:table-cell table:number-columns-repeated="2"/>
          <table:table-cell office:value-type="float" office:value="236387" calcext:value-type="float">
            <text:p>236387</text:p>
          </table:table-cell>
          <table:table-cell/>
          <table:table-cell office:value-type="float" office:value="6519031" calcext:value-type="float">
            <text:p>6519031</text:p>
          </table:table-cell>
          <table:table-cell/>
          <table:table-cell office:value-type="float" office:value="6458149" calcext:value-type="float">
            <text:p>645814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0712" calcext:value-type="float">
            <text:p>250712</text:p>
          </table:table-cell>
          <table:table-cell table:number-columns-repeated="2"/>
          <table:table-cell office:value-type="float" office:value="252539" calcext:value-type="float">
            <text:p>252539</text:p>
          </table:table-cell>
          <table:table-cell/>
          <table:table-cell office:value-type="float" office:value="6095400" calcext:value-type="float">
            <text:p>6095400</text:p>
          </table:table-cell>
          <table:table-cell/>
          <table:table-cell office:value-type="float" office:value="5080692" calcext:value-type="float">
            <text:p>5080692</text:p>
          </table:table-cell>
          <table:table-cell/>
          <table:table-cell office:value-type="float" office:value="6133620" calcext:value-type="float">
            <text:p>6133620</text:p>
          </table:table-cell>
          <table:table-cell table:number-columns-repeated="2"/>
          <table:table-cell office:value-type="float" office:value="234087" calcext:value-type="float">
            <text:p>234087</text:p>
          </table:table-cell>
          <table:table-cell/>
          <table:table-cell office:value-type="float" office:value="6352407" calcext:value-type="float">
            <text:p>6352407</text:p>
          </table:table-cell>
          <table:table-cell table:number-columns-repeated="2"/>
          <table:table-cell office:value-type="float" office:value="4531605" calcext:value-type="float">
            <text:p>4531605</text:p>
          </table:table-cell>
          <table:table-cell table:number-columns-repeated="2"/>
          <table:table-cell office:value-type="float" office:value="6297901" calcext:value-type="float">
            <text:p>6297901</text:p>
          </table:table-cell>
          <table:table-cell table:number-columns-repeated="2"/>
          <table:table-cell office:value-type="float" office:value="236831" calcext:value-type="float">
            <text:p>236831</text:p>
          </table:table-cell>
          <table:table-cell table:number-columns-repeated="2"/>
          <table:table-cell office:value-type="float" office:value="237446" calcext:value-type="float">
            <text:p>237446</text:p>
          </table:table-cell>
          <table:table-cell/>
          <table:table-cell office:value-type="float" office:value="6449096" calcext:value-type="float">
            <text:p>6449096</text:p>
          </table:table-cell>
          <table:table-cell/>
          <table:table-cell office:value-type="float" office:value="6432984" calcext:value-type="float">
            <text:p>643298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2519" calcext:value-type="float">
            <text:p>242519</text:p>
          </table:table-cell>
          <table:table-cell table:number-columns-repeated="2"/>
          <table:table-cell office:value-type="float" office:value="250399" calcext:value-type="float">
            <text:p>250399</text:p>
          </table:table-cell>
          <table:table-cell/>
          <table:table-cell office:value-type="float" office:value="6286307" calcext:value-type="float">
            <text:p>6286307</text:p>
          </table:table-cell>
          <table:table-cell/>
          <table:table-cell office:value-type="float" office:value="5146856" calcext:value-type="float">
            <text:p>5146856</text:p>
          </table:table-cell>
          <table:table-cell/>
          <table:table-cell office:value-type="float" office:value="6024100" calcext:value-type="float">
            <text:p>6024100</text:p>
          </table:table-cell>
          <table:table-cell table:number-columns-repeated="2"/>
          <table:table-cell office:value-type="float" office:value="252591" calcext:value-type="float">
            <text:p>252591</text:p>
          </table:table-cell>
          <table:table-cell/>
          <table:table-cell office:value-type="float" office:value="6361780" calcext:value-type="float">
            <text:p>6361780</text:p>
          </table:table-cell>
          <table:table-cell table:number-columns-repeated="2"/>
          <table:table-cell office:value-type="float" office:value="4081640" calcext:value-type="float">
            <text:p>4081640</text:p>
          </table:table-cell>
          <table:table-cell table:number-columns-repeated="2"/>
          <table:table-cell office:value-type="float" office:value="6377240" calcext:value-type="float">
            <text:p>6377240</text:p>
          </table:table-cell>
          <table:table-cell table:number-columns-repeated="2"/>
          <table:table-cell office:value-type="float" office:value="257340" calcext:value-type="float">
            <text:p>257340</text:p>
          </table:table-cell>
          <table:table-cell table:number-columns-repeated="2"/>
          <table:table-cell office:value-type="float" office:value="255149" calcext:value-type="float">
            <text:p>255149</text:p>
          </table:table-cell>
          <table:table-cell/>
          <table:table-cell office:value-type="float" office:value="6393445" calcext:value-type="float">
            <text:p>6393445</text:p>
          </table:table-cell>
          <table:table-cell/>
          <table:table-cell office:value-type="float" office:value="6362700" calcext:value-type="float">
            <text:p>636270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51315" calcext:value-type="float">
            <text:p>251315</text:p>
          </table:table-cell>
          <table:table-cell table:number-columns-repeated="2"/>
          <table:table-cell office:value-type="float" office:value="257123" calcext:value-type="float">
            <text:p>257123</text:p>
          </table:table-cell>
          <table:table-cell/>
          <table:table-cell office:value-type="float" office:value="6232006" calcext:value-type="float">
            <text:p>6232006</text:p>
          </table:table-cell>
          <table:table-cell/>
          <table:table-cell office:value-type="float" office:value="5141489" calcext:value-type="float">
            <text:p>5141489</text:p>
          </table:table-cell>
          <table:table-cell/>
          <table:table-cell office:value-type="float" office:value="6283397" calcext:value-type="float">
            <text:p>6283397</text:p>
          </table:table-cell>
          <table:table-cell table:number-columns-repeated="2"/>
          <table:table-cell office:value-type="float" office:value="249244" calcext:value-type="float">
            <text:p>249244</text:p>
          </table:table-cell>
          <table:table-cell/>
          <table:table-cell office:value-type="float" office:value="6479080" calcext:value-type="float">
            <text:p>6479080</text:p>
          </table:table-cell>
          <table:table-cell table:number-columns-repeated="2"/>
          <table:table-cell office:value-type="float" office:value="4481166" calcext:value-type="float">
            <text:p>4481166</text:p>
          </table:table-cell>
          <table:table-cell table:number-columns-repeated="2"/>
          <table:table-cell office:value-type="float" office:value="6486648" calcext:value-type="float">
            <text:p>6486648</text:p>
          </table:table-cell>
          <table:table-cell table:number-columns-repeated="2"/>
          <table:table-cell office:value-type="float" office:value="248140" calcext:value-type="float">
            <text:p>248140</text:p>
          </table:table-cell>
          <table:table-cell table:number-columns-repeated="2"/>
          <table:table-cell office:value-type="float" office:value="247476" calcext:value-type="float">
            <text:p>247476</text:p>
          </table:table-cell>
          <table:table-cell/>
          <table:table-cell office:value-type="float" office:value="6491780" calcext:value-type="float">
            <text:p>6491780</text:p>
          </table:table-cell>
          <table:table-cell/>
          <table:table-cell office:value-type="float" office:value="6470120" calcext:value-type="float">
            <text:p>647012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41467" calcext:value-type="float">
            <text:p>241467</text:p>
          </table:table-cell>
          <table:table-cell table:number-columns-repeated="2"/>
          <table:table-cell office:value-type="float" office:value="254418" calcext:value-type="float">
            <text:p>254418</text:p>
          </table:table-cell>
          <table:table-cell/>
          <table:table-cell office:value-type="float" office:value="6173639" calcext:value-type="float">
            <text:p>6173639</text:p>
          </table:table-cell>
          <table:table-cell/>
          <table:table-cell office:value-type="float" office:value="5170502" calcext:value-type="float">
            <text:p>5170502</text:p>
          </table:table-cell>
          <table:table-cell/>
          <table:table-cell office:value-type="float" office:value="5348240" calcext:value-type="float">
            <text:p>5348240</text:p>
          </table:table-cell>
          <table:table-cell table:number-columns-repeated="2"/>
          <table:table-cell office:value-type="float" office:value="258902" calcext:value-type="float">
            <text:p>258902</text:p>
          </table:table-cell>
          <table:table-cell/>
          <table:table-cell office:value-type="float" office:value="6232465" calcext:value-type="float">
            <text:p>6232465</text:p>
          </table:table-cell>
          <table:table-cell table:number-columns-repeated="2"/>
          <table:table-cell office:value-type="float" office:value="4348563" calcext:value-type="float">
            <text:p>4348563</text:p>
          </table:table-cell>
          <table:table-cell table:number-columns-repeated="2"/>
          <table:table-cell office:value-type="float" office:value="6275435" calcext:value-type="float">
            <text:p>6275435</text:p>
          </table:table-cell>
          <table:table-cell table:number-columns-repeated="2"/>
          <table:table-cell office:value-type="float" office:value="255742" calcext:value-type="float">
            <text:p>255742</text:p>
          </table:table-cell>
          <table:table-cell table:number-columns-repeated="2"/>
          <table:table-cell office:value-type="float" office:value="254691" calcext:value-type="float">
            <text:p>254691</text:p>
          </table:table-cell>
          <table:table-cell/>
          <table:table-cell office:value-type="float" office:value="6430313" calcext:value-type="float">
            <text:p>6430313</text:p>
          </table:table-cell>
          <table:table-cell/>
          <table:table-cell office:value-type="float" office:value="6410630" calcext:value-type="float">
            <text:p>641063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8123" calcext:value-type="float">
            <text:p>248123</text:p>
          </table:table-cell>
          <table:table-cell table:number-columns-repeated="2"/>
          <table:table-cell office:value-type="float" office:value="257234" calcext:value-type="float">
            <text:p>257234</text:p>
          </table:table-cell>
          <table:table-cell/>
          <table:table-cell office:value-type="float" office:value="5909198" calcext:value-type="float">
            <text:p>5909198</text:p>
          </table:table-cell>
          <table:table-cell/>
          <table:table-cell office:value-type="float" office:value="4848409" calcext:value-type="float">
            <text:p>4848409</text:p>
          </table:table-cell>
          <table:table-cell/>
          <table:table-cell office:value-type="float" office:value="6031701" calcext:value-type="float">
            <text:p>6031701</text:p>
          </table:table-cell>
          <table:table-cell table:number-columns-repeated="2"/>
          <table:table-cell office:value-type="float" office:value="255332" calcext:value-type="float">
            <text:p>255332</text:p>
          </table:table-cell>
          <table:table-cell/>
          <table:table-cell office:value-type="float" office:value="6145825" calcext:value-type="float">
            <text:p>6145825</text:p>
          </table:table-cell>
          <table:table-cell table:number-columns-repeated="2"/>
          <table:table-cell office:value-type="float" office:value="3833297" calcext:value-type="float">
            <text:p>3833297</text:p>
          </table:table-cell>
          <table:table-cell table:number-columns-repeated="2"/>
          <table:table-cell office:value-type="float" office:value="6132149" calcext:value-type="float">
            <text:p>6132149</text:p>
          </table:table-cell>
          <table:table-cell table:number-columns-repeated="2"/>
          <table:table-cell office:value-type="float" office:value="262470" calcext:value-type="float">
            <text:p>262470</text:p>
          </table:table-cell>
          <table:table-cell table:number-columns-repeated="2"/>
          <table:table-cell office:value-type="float" office:value="264638" calcext:value-type="float">
            <text:p>264638</text:p>
          </table:table-cell>
          <table:table-cell/>
          <table:table-cell office:value-type="float" office:value="6069860" calcext:value-type="float">
            <text:p>6069860</text:p>
          </table:table-cell>
          <table:table-cell/>
          <table:table-cell office:value-type="float" office:value="6207693" calcext:value-type="float">
            <text:p>6207693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7349" calcext:value-type="float">
            <text:p>247349</text:p>
          </table:table-cell>
          <table:table-cell table:number-columns-repeated="2"/>
          <table:table-cell office:value-type="float" office:value="258521" calcext:value-type="float">
            <text:p>258521</text:p>
          </table:table-cell>
          <table:table-cell/>
          <table:table-cell office:value-type="float" office:value="5311937" calcext:value-type="float">
            <text:p>5311937</text:p>
          </table:table-cell>
          <table:table-cell/>
          <table:table-cell office:value-type="float" office:value="4553563" calcext:value-type="float">
            <text:p>4553563</text:p>
          </table:table-cell>
          <table:table-cell/>
          <table:table-cell office:value-type="float" office:value="5344860" calcext:value-type="float">
            <text:p>5344860</text:p>
          </table:table-cell>
          <table:table-cell table:number-columns-repeated="2"/>
          <table:table-cell office:value-type="float" office:value="258861" calcext:value-type="float">
            <text:p>258861</text:p>
          </table:table-cell>
          <table:table-cell/>
          <table:table-cell office:value-type="float" office:value="5390137" calcext:value-type="float">
            <text:p>5390137</text:p>
          </table:table-cell>
          <table:table-cell table:number-columns-repeated="2"/>
          <table:table-cell office:value-type="float" office:value="3105238" calcext:value-type="float">
            <text:p>3105238</text:p>
          </table:table-cell>
          <table:table-cell table:number-columns-repeated="2"/>
          <table:table-cell office:value-type="float" office:value="5488206" calcext:value-type="float">
            <text:p>5488206</text:p>
          </table:table-cell>
          <table:table-cell table:number-columns-repeated="2"/>
          <table:table-cell office:value-type="float" office:value="269122" calcext:value-type="float">
            <text:p>269122</text:p>
          </table:table-cell>
          <table:table-cell table:number-columns-repeated="2"/>
          <table:table-cell office:value-type="float" office:value="286415" calcext:value-type="float">
            <text:p>286415</text:p>
          </table:table-cell>
          <table:table-cell/>
          <table:table-cell office:value-type="float" office:value="5595028" calcext:value-type="float">
            <text:p>5595028</text:p>
          </table:table-cell>
          <table:table-cell/>
          <table:table-cell office:value-type="float" office:value="5585252" calcext:value-type="float">
            <text:p>558525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7489" calcext:value-type="float">
            <text:p>257489</text:p>
          </table:table-cell>
          <table:table-cell table:number-columns-repeated="2"/>
          <table:table-cell office:value-type="float" office:value="277747" calcext:value-type="float">
            <text:p>277747</text:p>
          </table:table-cell>
          <table:table-cell/>
          <table:table-cell office:value-type="float" office:value="5022967" calcext:value-type="float">
            <text:p>5022967</text:p>
          </table:table-cell>
          <table:table-cell/>
          <table:table-cell office:value-type="float" office:value="4394920" calcext:value-type="float">
            <text:p>4394920</text:p>
          </table:table-cell>
          <table:table-cell/>
          <table:table-cell office:value-type="float" office:value="5112110" calcext:value-type="float">
            <text:p>5112110</text:p>
          </table:table-cell>
          <table:table-cell table:number-columns-repeated="2"/>
          <table:table-cell office:value-type="float" office:value="254947" calcext:value-type="float">
            <text:p>254947</text:p>
          </table:table-cell>
          <table:table-cell/>
          <table:table-cell office:value-type="float" office:value="5261505" calcext:value-type="float">
            <text:p>5261505</text:p>
          </table:table-cell>
          <table:table-cell table:number-columns-repeated="2"/>
          <table:table-cell office:value-type="float" office:value="2937617" calcext:value-type="float">
            <text:p>2937617</text:p>
          </table:table-cell>
          <table:table-cell table:number-columns-repeated="2"/>
          <table:table-cell office:value-type="float" office:value="5094723" calcext:value-type="float">
            <text:p>5094723</text:p>
          </table:table-cell>
          <table:table-cell table:number-columns-repeated="2"/>
          <table:table-cell office:value-type="float" office:value="294439" calcext:value-type="float">
            <text:p>294439</text:p>
          </table:table-cell>
          <table:table-cell table:number-columns-repeated="2"/>
          <table:table-cell office:value-type="float" office:value="299581" calcext:value-type="float">
            <text:p>299581</text:p>
          </table:table-cell>
          <table:table-cell/>
          <table:table-cell office:value-type="float" office:value="5228454" calcext:value-type="float">
            <text:p>5228454</text:p>
          </table:table-cell>
          <table:table-cell/>
          <table:table-cell office:value-type="float" office:value="5296482" calcext:value-type="float">
            <text:p>5296482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70691" calcext:value-type="float">
            <text:p>170691</text:p>
          </table:table-cell>
          <table:table-cell table:number-columns-repeated="2"/>
          <table:table-cell office:value-type="float" office:value="211052" calcext:value-type="float">
            <text:p>211052</text:p>
          </table:table-cell>
          <table:table-cell table:number-columns-repeated="2"/>
          <table:table-cell office:value-type="float" office:value="256267" calcext:value-type="float">
            <text:p>256267</text:p>
          </table:table-cell>
          <table:table-cell table:number-columns-repeated="2"/>
          <table:table-cell office:value-type="float" office:value="285334" calcext:value-type="float">
            <text:p>285334</text:p>
          </table:table-cell>
          <table:table-cell/>
          <table:table-cell office:value-type="float" office:value="2054759" calcext:value-type="float">
            <text:p>2054759</text:p>
          </table:table-cell>
          <table:table-cell table:number-columns-repeated="2"/>
          <table:table-cell office:value-type="float" office:value="198105" calcext:value-type="float">
            <text:p>198105</text:p>
          </table:table-cell>
          <table:table-cell/>
          <table:table-cell office:value-type="float" office:value="5791127" calcext:value-type="float">
            <text:p>5791127</text:p>
          </table:table-cell>
          <table:table-cell table:number-columns-repeated="2"/>
          <table:table-cell office:value-type="float" office:value="4454748" calcext:value-type="float">
            <text:p>4454748</text:p>
          </table:table-cell>
          <table:table-cell table:number-columns-repeated="2"/>
          <table:table-cell office:value-type="float" office:value="6096783" calcext:value-type="float">
            <text:p>6096783</text:p>
          </table:table-cell>
          <table:table-cell table:number-columns-repeated="2"/>
          <table:table-cell office:value-type="float" office:value="205429" calcext:value-type="float">
            <text:p>205429</text:p>
          </table:table-cell>
          <table:table-cell table:number-columns-repeated="2"/>
          <table:table-cell office:value-type="float" office:value="203744" calcext:value-type="float">
            <text:p>203744</text:p>
          </table:table-cell>
          <table:table-cell/>
          <table:table-cell office:value-type="float" office:value="6441913" calcext:value-type="float">
            <text:p>6441913</text:p>
          </table:table-cell>
          <table:table-cell/>
          <table:table-cell office:value-type="float" office:value="6365423" calcext:value-type="float">
            <text:p>6365423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0963" calcext:value-type="float">
            <text:p>160963</text:p>
          </table:table-cell>
          <table:table-cell table:number-columns-repeated="2"/>
          <table:table-cell office:value-type="float" office:value="201502" calcext:value-type="float">
            <text:p>201502</text:p>
          </table:table-cell>
          <table:table-cell/>
          <table:table-cell office:value-type="float" office:value="2683110" calcext:value-type="float">
            <text:p>2683110</text:p>
          </table:table-cell>
          <table:table-cell/>
          <table:table-cell office:value-type="float" office:value="1522489" calcext:value-type="float">
            <text:p>1522489</text:p>
          </table:table-cell>
          <table:table-cell/>
          <table:table-cell office:value-type="float" office:value="5982437" calcext:value-type="float">
            <text:p>5982437</text:p>
          </table:table-cell>
          <table:table-cell table:number-columns-repeated="2"/>
          <table:table-cell office:value-type="float" office:value="188268" calcext:value-type="float">
            <text:p>188268</text:p>
          </table:table-cell>
          <table:table-cell/>
          <table:table-cell office:value-type="float" office:value="4906674" calcext:value-type="float">
            <text:p>4906674</text:p>
          </table:table-cell>
          <table:table-cell table:number-columns-repeated="2"/>
          <table:table-cell office:value-type="float" office:value="4702728" calcext:value-type="float">
            <text:p>4702728</text:p>
          </table:table-cell>
          <table:table-cell table:number-columns-repeated="2"/>
          <table:table-cell office:value-type="float" office:value="6237960" calcext:value-type="float">
            <text:p>6237960</text:p>
          </table:table-cell>
          <table:table-cell table:number-columns-repeated="2"/>
          <table:table-cell office:value-type="float" office:value="200505" calcext:value-type="float">
            <text:p>200505</text:p>
          </table:table-cell>
          <table:table-cell table:number-columns-repeated="2"/>
          <table:table-cell office:value-type="float" office:value="197026" calcext:value-type="float">
            <text:p>197026</text:p>
          </table:table-cell>
          <table:table-cell/>
          <table:table-cell office:value-type="float" office:value="6571922" calcext:value-type="float">
            <text:p>6571922</text:p>
          </table:table-cell>
          <table:table-cell/>
          <table:table-cell office:value-type="float" office:value="6515068" calcext:value-type="float">
            <text:p>651506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4440" calcext:value-type="float">
            <text:p>164440</text:p>
          </table:table-cell>
          <table:table-cell table:number-columns-repeated="2"/>
          <table:table-cell office:value-type="float" office:value="205587" calcext:value-type="float">
            <text:p>205587</text:p>
          </table:table-cell>
          <table:table-cell/>
          <table:table-cell office:value-type="float" office:value="6281527" calcext:value-type="float">
            <text:p>6281527</text:p>
          </table:table-cell>
          <table:table-cell/>
          <table:table-cell office:value-type="float" office:value="5160005" calcext:value-type="float">
            <text:p>5160005</text:p>
          </table:table-cell>
          <table:table-cell/>
          <table:table-cell office:value-type="float" office:value="5830203" calcext:value-type="float">
            <text:p>5830203</text:p>
          </table:table-cell>
          <table:table-cell table:number-columns-repeated="2"/>
          <table:table-cell office:value-type="float" office:value="203013" calcext:value-type="float">
            <text:p>203013</text:p>
          </table:table-cell>
          <table:table-cell/>
          <table:table-cell office:value-type="float" office:value="6356848" calcext:value-type="float">
            <text:p>6356848</text:p>
          </table:table-cell>
          <table:table-cell table:number-columns-repeated="2"/>
          <table:table-cell office:value-type="float" office:value="4480096" calcext:value-type="float">
            <text:p>4480096</text:p>
          </table:table-cell>
          <table:table-cell table:number-columns-repeated="2"/>
          <table:table-cell office:value-type="float" office:value="6035870" calcext:value-type="float">
            <text:p>6035870</text:p>
          </table:table-cell>
          <table:table-cell table:number-columns-repeated="2"/>
          <table:table-cell office:value-type="float" office:value="195989" calcext:value-type="float">
            <text:p>195989</text:p>
          </table:table-cell>
          <table:table-cell table:number-columns-repeated="2"/>
          <table:table-cell office:value-type="float" office:value="197975" calcext:value-type="float">
            <text:p>197975</text:p>
          </table:table-cell>
          <table:table-cell/>
          <table:table-cell office:value-type="float" office:value="5564149" calcext:value-type="float">
            <text:p>5564149</text:p>
          </table:table-cell>
          <table:table-cell/>
          <table:table-cell office:value-type="float" office:value="6407824" calcext:value-type="float">
            <text:p>640782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8102" calcext:value-type="float">
            <text:p>168102</text:p>
          </table:table-cell>
          <table:table-cell table:number-columns-repeated="2"/>
          <table:table-cell office:value-type="float" office:value="198803" calcext:value-type="float">
            <text:p>198803</text:p>
          </table:table-cell>
          <table:table-cell/>
          <table:table-cell office:value-type="float" office:value="6215041" calcext:value-type="float">
            <text:p>6215041</text:p>
          </table:table-cell>
          <table:table-cell/>
          <table:table-cell office:value-type="float" office:value="5183529" calcext:value-type="float">
            <text:p>5183529</text:p>
          </table:table-cell>
          <table:table-cell/>
          <table:table-cell office:value-type="float" office:value="6279338" calcext:value-type="float">
            <text:p>6279338</text:p>
          </table:table-cell>
          <table:table-cell table:number-columns-repeated="2"/>
          <table:table-cell office:value-type="float" office:value="200102" calcext:value-type="float">
            <text:p>200102</text:p>
          </table:table-cell>
          <table:table-cell/>
          <table:table-cell office:value-type="float" office:value="5969688" calcext:value-type="float">
            <text:p>5969688</text:p>
          </table:table-cell>
          <table:table-cell table:number-columns-repeated="2"/>
          <table:table-cell office:value-type="float" office:value="4532378" calcext:value-type="float">
            <text:p>4532378</text:p>
          </table:table-cell>
          <table:table-cell table:number-columns-repeated="2"/>
          <table:table-cell office:value-type="float" office:value="6444915" calcext:value-type="float">
            <text:p>6444915</text:p>
          </table:table-cell>
          <table:table-cell table:number-columns-repeated="2"/>
          <table:table-cell office:value-type="float" office:value="202782" calcext:value-type="float">
            <text:p>202782</text:p>
          </table:table-cell>
          <table:table-cell table:number-columns-repeated="2"/>
          <table:table-cell office:value-type="float" office:value="205259" calcext:value-type="float">
            <text:p>205259</text:p>
          </table:table-cell>
          <table:table-cell/>
          <table:table-cell office:value-type="float" office:value="4344017" calcext:value-type="float">
            <text:p>4344017</text:p>
          </table:table-cell>
          <table:table-cell/>
          <table:table-cell office:value-type="float" office:value="6412907" calcext:value-type="float">
            <text:p>641290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72770" calcext:value-type="float">
            <text:p>172770</text:p>
          </table:table-cell>
          <table:table-cell table:number-columns-repeated="2"/>
          <table:table-cell office:value-type="float" office:value="208480" calcext:value-type="float">
            <text:p>208480</text:p>
          </table:table-cell>
          <table:table-cell/>
          <table:table-cell office:value-type="float" office:value="6221388" calcext:value-type="float">
            <text:p>6221388</text:p>
          </table:table-cell>
          <table:table-cell/>
          <table:table-cell office:value-type="float" office:value="5125404" calcext:value-type="float">
            <text:p>5125404</text:p>
          </table:table-cell>
          <table:table-cell/>
          <table:table-cell office:value-type="float" office:value="6317619" calcext:value-type="float">
            <text:p>6317619</text:p>
          </table:table-cell>
          <table:table-cell table:number-columns-repeated="2"/>
          <table:table-cell office:value-type="float" office:value="204589" calcext:value-type="float">
            <text:p>204589</text:p>
          </table:table-cell>
          <table:table-cell/>
          <table:table-cell office:value-type="float" office:value="5945591" calcext:value-type="float">
            <text:p>5945591</text:p>
          </table:table-cell>
          <table:table-cell table:number-columns-repeated="2"/>
          <table:table-cell office:value-type="float" office:value="4458234" calcext:value-type="float">
            <text:p>4458234</text:p>
          </table:table-cell>
          <table:table-cell table:number-columns-repeated="2"/>
          <table:table-cell office:value-type="float" office:value="6483814" calcext:value-type="float">
            <text:p>6483814</text:p>
          </table:table-cell>
          <table:table-cell table:number-columns-repeated="2"/>
          <table:table-cell office:value-type="float" office:value="211950" calcext:value-type="float">
            <text:p>211950</text:p>
          </table:table-cell>
          <table:table-cell table:number-columns-repeated="2"/>
          <table:table-cell office:value-type="float" office:value="212661" calcext:value-type="float">
            <text:p>212661</text:p>
          </table:table-cell>
          <table:table-cell/>
          <table:table-cell office:value-type="float" office:value="6425650" calcext:value-type="float">
            <text:p>6425650</text:p>
          </table:table-cell>
          <table:table-cell/>
          <table:table-cell office:value-type="float" office:value="6419441" calcext:value-type="float">
            <text:p>641944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56151" calcext:value-type="float">
            <text:p>156151</text:p>
          </table:table-cell>
          <table:table-cell table:number-columns-repeated="2"/>
          <table:table-cell office:value-type="float" office:value="202743" calcext:value-type="float">
            <text:p>202743</text:p>
          </table:table-cell>
          <table:table-cell/>
          <table:table-cell office:value-type="float" office:value="6176306" calcext:value-type="float">
            <text:p>6176306</text:p>
          </table:table-cell>
          <table:table-cell/>
          <table:table-cell office:value-type="float" office:value="5024951" calcext:value-type="float">
            <text:p>5024951</text:p>
          </table:table-cell>
          <table:table-cell/>
          <table:table-cell office:value-type="float" office:value="6159766" calcext:value-type="float">
            <text:p>6159766</text:p>
          </table:table-cell>
          <table:table-cell table:number-columns-repeated="2"/>
          <table:table-cell office:value-type="float" office:value="203728" calcext:value-type="float">
            <text:p>203728</text:p>
          </table:table-cell>
          <table:table-cell/>
          <table:table-cell office:value-type="float" office:value="6360396" calcext:value-type="float">
            <text:p>6360396</text:p>
          </table:table-cell>
          <table:table-cell table:number-columns-repeated="2"/>
          <table:table-cell office:value-type="float" office:value="4414018" calcext:value-type="float">
            <text:p>4414018</text:p>
          </table:table-cell>
          <table:table-cell table:number-columns-repeated="2"/>
          <table:table-cell office:value-type="float" office:value="6316730" calcext:value-type="float">
            <text:p>6316730</text:p>
          </table:table-cell>
          <table:table-cell table:number-columns-repeated="2"/>
          <table:table-cell office:value-type="float" office:value="212745" calcext:value-type="float">
            <text:p>212745</text:p>
          </table:table-cell>
          <table:table-cell table:number-columns-repeated="2"/>
          <table:table-cell office:value-type="float" office:value="211416" calcext:value-type="float">
            <text:p>211416</text:p>
          </table:table-cell>
          <table:table-cell/>
          <table:table-cell office:value-type="float" office:value="6373078" calcext:value-type="float">
            <text:p>6373078</text:p>
          </table:table-cell>
          <table:table-cell/>
          <table:table-cell office:value-type="float" office:value="5978062" calcext:value-type="float">
            <text:p>597806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1709" calcext:value-type="float">
            <text:p>171709</text:p>
          </table:table-cell>
          <table:table-cell table:number-columns-repeated="2"/>
          <table:table-cell office:value-type="float" office:value="211147" calcext:value-type="float">
            <text:p>211147</text:p>
          </table:table-cell>
          <table:table-cell/>
          <table:table-cell office:value-type="float" office:value="5574389" calcext:value-type="float">
            <text:p>5574389</text:p>
          </table:table-cell>
          <table:table-cell/>
          <table:table-cell office:value-type="float" office:value="4944805" calcext:value-type="float">
            <text:p>4944805</text:p>
          </table:table-cell>
          <table:table-cell/>
          <table:table-cell office:value-type="float" office:value="5981754" calcext:value-type="float">
            <text:p>5981754</text:p>
          </table:table-cell>
          <table:table-cell table:number-columns-repeated="2"/>
          <table:table-cell office:value-type="float" office:value="204411" calcext:value-type="float">
            <text:p>204411</text:p>
          </table:table-cell>
          <table:table-cell/>
          <table:table-cell office:value-type="float" office:value="6189274" calcext:value-type="float">
            <text:p>6189274</text:p>
          </table:table-cell>
          <table:table-cell table:number-columns-repeated="2"/>
          <table:table-cell office:value-type="float" office:value="3774655" calcext:value-type="float">
            <text:p>3774655</text:p>
          </table:table-cell>
          <table:table-cell table:number-columns-repeated="2"/>
          <table:table-cell office:value-type="float" office:value="6094890" calcext:value-type="float">
            <text:p>6094890</text:p>
          </table:table-cell>
          <table:table-cell table:number-columns-repeated="2"/>
          <table:table-cell office:value-type="float" office:value="212722" calcext:value-type="float">
            <text:p>212722</text:p>
          </table:table-cell>
          <table:table-cell table:number-columns-repeated="2"/>
          <table:table-cell office:value-type="float" office:value="203190" calcext:value-type="float">
            <text:p>203190</text:p>
          </table:table-cell>
          <table:table-cell/>
          <table:table-cell office:value-type="float" office:value="6223307" calcext:value-type="float">
            <text:p>6223307</text:p>
          </table:table-cell>
          <table:table-cell/>
          <table:table-cell office:value-type="float" office:value="6190964" calcext:value-type="float">
            <text:p>619096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91959" calcext:value-type="float">
            <text:p>191959</text:p>
          </table:table-cell>
          <table:table-cell table:number-columns-repeated="2"/>
          <table:table-cell office:value-type="float" office:value="203538" calcext:value-type="float">
            <text:p>203538</text:p>
          </table:table-cell>
          <table:table-cell/>
          <table:table-cell office:value-type="float" office:value="5373946" calcext:value-type="float">
            <text:p>5373946</text:p>
          </table:table-cell>
          <table:table-cell table:number-columns-repeated="2"/>
          <table:table-cell office:value-type="float" office:value="329121" calcext:value-type="float">
            <text:p>329121</text:p>
          </table:table-cell>
          <table:table-cell/>
          <table:table-cell office:value-type="float" office:value="4349929" calcext:value-type="float">
            <text:p>4349929</text:p>
          </table:table-cell>
          <table:table-cell table:number-columns-repeated="2"/>
          <table:table-cell office:value-type="float" office:value="193425" calcext:value-type="float">
            <text:p>193425</text:p>
          </table:table-cell>
          <table:table-cell/>
          <table:table-cell office:value-type="float" office:value="3723473" calcext:value-type="float">
            <text:p>3723473</text:p>
          </table:table-cell>
          <table:table-cell table:number-columns-repeated="2"/>
          <table:table-cell office:value-type="float" office:value="2751200" calcext:value-type="float">
            <text:p>2751200</text:p>
          </table:table-cell>
          <table:table-cell table:number-columns-repeated="2"/>
          <table:table-cell office:value-type="float" office:value="4755191" calcext:value-type="float">
            <text:p>4755191</text:p>
          </table:table-cell>
          <table:table-cell table:number-columns-repeated="2"/>
          <table:table-cell office:value-type="float" office:value="206862" calcext:value-type="float">
            <text:p>206862</text:p>
          </table:table-cell>
          <table:table-cell table:number-columns-repeated="2"/>
          <table:table-cell office:value-type="float" office:value="176349" calcext:value-type="float">
            <text:p>176349</text:p>
          </table:table-cell>
          <table:table-cell table:number-columns-repeated="2"/>
          <table:table-cell office:value-type="float" office:value="348120" calcext:value-type="float">
            <text:p>348120</text:p>
          </table:table-cell>
          <table:table-cell table:number-columns-repeated="2"/>
          <table:table-cell office:value-type="float" office:value="917437" calcext:value-type="float">
            <text:p>917437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6279" calcext:value-type="float">
            <text:p>86279</text:p>
          </table:table-cell>
          <table:table-cell table:number-columns-repeated="4"/>
          <table:table-cell office:value-type="float" office:value="8485" calcext:value-type="float">
            <text:p>8485</text:p>
          </table:table-cell>
          <table:table-cell/>
          <table:table-cell office:value-type="float" office:value="4932715" calcext:value-type="float">
            <text:p>4932715</text:p>
          </table:table-cell>
          <table:table-cell/>
          <table:table-cell office:value-type="float" office:value="4773544" calcext:value-type="float">
            <text:p>4773544</text:p>
          </table:table-cell>
          <table:table-cell/>
          <table:table-cell office:value-type="float" office:value="5212600" calcext:value-type="float">
            <text:p>5212600</text:p>
          </table:table-cell>
          <table:table-cell table:number-columns-repeated="2"/>
          <table:table-cell office:value-type="float" office:value="183082" calcext:value-type="float">
            <text:p>183082</text:p>
          </table:table-cell>
          <table:table-cell/>
          <table:table-cell office:value-type="float" office:value="5185937" calcext:value-type="float">
            <text:p>5185937</text:p>
          </table:table-cell>
          <table:table-cell table:number-columns-repeated="2"/>
          <table:table-cell office:value-type="float" office:value="2992251" calcext:value-type="float">
            <text:p>2992251</text:p>
          </table:table-cell>
          <table:table-cell table:number-columns-repeated="2"/>
          <table:table-cell office:value-type="float" office:value="5271353" calcext:value-type="float">
            <text:p>5271353</text:p>
          </table:table-cell>
          <table:table-cell table:number-columns-repeated="2"/>
          <table:table-cell office:value-type="float" office:value="210477" calcext:value-type="float">
            <text:p>210477</text:p>
          </table:table-cell>
          <table:table-cell table:number-columns-repeated="2"/>
          <table:table-cell office:value-type="float" office:value="207921" calcext:value-type="float">
            <text:p>207921</text:p>
          </table:table-cell>
          <table:table-cell/>
          <table:table-cell office:value-type="float" office:value="4986472" calcext:value-type="float">
            <text:p>4986472</text:p>
          </table:table-cell>
          <table:table-cell/>
          <table:table-cell office:value-type="float" office:value="5268272" calcext:value-type="float">
            <text:p>5268272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5333" calcext:value-type="float">
            <text:p>195333</text:p>
          </table:table-cell>
          <table:table-cell table:number-columns-repeated="2"/>
          <table:table-cell office:value-type="float" office:value="177426" calcext:value-type="float">
            <text:p>177426</text:p>
          </table:table-cell>
          <table:table-cell table:number-columns-repeated="2"/>
          <table:table-cell office:value-type="float" office:value="239842" calcext:value-type="float">
            <text:p>239842</text:p>
          </table:table-cell>
          <table:table-cell table:number-columns-repeated="2"/>
          <table:table-cell office:value-type="float" office:value="228806" calcext:value-type="float">
            <text:p>228806</text:p>
          </table:table-cell>
          <table:table-cell table:number-columns-repeated="2"/>
          <table:table-cell office:value-type="float" office:value="151011" calcext:value-type="float">
            <text:p>151011</text:p>
          </table:table-cell>
          <table:table-cell table:number-columns-repeated="2"/>
          <table:table-cell office:value-type="float" office:value="159095" calcext:value-type="float">
            <text:p>159095</text:p>
          </table:table-cell>
          <table:table-cell table:number-columns-repeated="2"/>
          <table:table-cell office:value-type="float" office:value="178916" calcext:value-type="float">
            <text:p>178916</text:p>
          </table:table-cell>
          <table:table-cell table:number-columns-repeated="2"/>
          <table:table-cell office:value-type="float" office:value="4664072" calcext:value-type="float">
            <text:p>4664072</text:p>
          </table:table-cell>
          <table:table-cell table:number-columns-repeated="3"/>
          <table:table-cell office:value-type="float" office:value="210525" calcext:value-type="float">
            <text:p>210525</text:p>
          </table:table-cell>
          <table:table-cell table:number-columns-repeated="2"/>
          <table:table-cell office:value-type="float" office:value="187668" calcext:value-type="float">
            <text:p>187668</text:p>
          </table:table-cell>
          <table:table-cell table:number-columns-repeated="2"/>
          <table:table-cell office:value-type="float" office:value="183479" calcext:value-type="float">
            <text:p>183479</text:p>
          </table:table-cell>
          <table:table-cell table:number-columns-repeated="2"/>
          <table:table-cell office:value-type="float" office:value="246241" calcext:value-type="float">
            <text:p>246241</text:p>
          </table:table-cell>
          <table:table-cell table:number-columns-repeated="2"/>
          <table:table-cell office:value-type="float" office:value="243109" calcext:value-type="float">
            <text:p>24310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1851" calcext:value-type="float">
            <text:p>181851</text:p>
          </table:table-cell>
          <table:table-cell table:number-columns-repeated="2"/>
          <table:table-cell office:value-type="float" office:value="190548" calcext:value-type="float">
            <text:p>190548</text:p>
          </table:table-cell>
          <table:table-cell table:number-columns-repeated="2"/>
          <table:table-cell office:value-type="float" office:value="248868" calcext:value-type="float">
            <text:p>248868</text:p>
          </table:table-cell>
          <table:table-cell table:number-columns-repeated="2"/>
          <table:table-cell office:value-type="float" office:value="241793" calcext:value-type="float">
            <text:p>241793</text:p>
          </table:table-cell>
          <table:table-cell table:number-columns-repeated="2"/>
          <table:table-cell office:value-type="float" office:value="198018" calcext:value-type="float">
            <text:p>198018</text:p>
          </table:table-cell>
          <table:table-cell table:number-columns-repeated="2"/>
          <table:table-cell office:value-type="float" office:value="166293" calcext:value-type="float">
            <text:p>166293</text:p>
          </table:table-cell>
          <table:table-cell table:number-columns-repeated="2"/>
          <table:table-cell office:value-type="float" office:value="228591" calcext:value-type="float">
            <text:p>228591</text:p>
          </table:table-cell>
          <table:table-cell table:number-columns-repeated="2"/>
          <table:table-cell office:value-type="float" office:value="4740567" calcext:value-type="float">
            <text:p>4740567</text:p>
          </table:table-cell>
          <table:table-cell table:number-columns-repeated="3"/>
          <table:table-cell office:value-type="float" office:value="209919" calcext:value-type="float">
            <text:p>209919</text:p>
          </table:table-cell>
          <table:table-cell table:number-columns-repeated="2"/>
          <table:table-cell office:value-type="float" office:value="170602" calcext:value-type="float">
            <text:p>170602</text:p>
          </table:table-cell>
          <table:table-cell table:number-columns-repeated="2"/>
          <table:table-cell office:value-type="float" office:value="189198" calcext:value-type="float">
            <text:p>189198</text:p>
          </table:table-cell>
          <table:table-cell table:number-columns-repeated="2"/>
          <table:table-cell office:value-type="float" office:value="261642" calcext:value-type="float">
            <text:p>261642</text:p>
          </table:table-cell>
          <table:table-cell table:number-columns-repeated="2"/>
          <table:table-cell office:value-type="float" office:value="238526" calcext:value-type="float">
            <text:p>23852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46867" calcext:value-type="float">
            <text:p>146867</text:p>
          </table:table-cell>
          <table:table-cell table:number-columns-repeated="2"/>
          <table:table-cell office:value-type="float" office:value="187056" calcext:value-type="float">
            <text:p>187056</text:p>
          </table:table-cell>
          <table:table-cell table:number-columns-repeated="2"/>
          <table:table-cell office:value-type="float" office:value="195844" calcext:value-type="float">
            <text:p>195844</text:p>
          </table:table-cell>
          <table:table-cell table:number-columns-repeated="2"/>
          <table:table-cell office:value-type="float" office:value="258529" calcext:value-type="float">
            <text:p>258529</text:p>
          </table:table-cell>
          <table:table-cell table:number-columns-repeated="2"/>
          <table:table-cell office:value-type="float" office:value="209841" calcext:value-type="float">
            <text:p>209841</text:p>
          </table:table-cell>
          <table:table-cell table:number-columns-repeated="2"/>
          <table:table-cell office:value-type="float" office:value="177867" calcext:value-type="float">
            <text:p>177867</text:p>
          </table:table-cell>
          <table:table-cell table:number-columns-repeated="2"/>
          <table:table-cell office:value-type="float" office:value="267078" calcext:value-type="float">
            <text:p>267078</text:p>
          </table:table-cell>
          <table:table-cell table:number-columns-repeated="2"/>
          <table:table-cell office:value-type="float" office:value="4501348" calcext:value-type="float">
            <text:p>4501348</text:p>
          </table:table-cell>
          <table:table-cell table:number-columns-repeated="3"/>
          <table:table-cell office:value-type="float" office:value="262581" calcext:value-type="float">
            <text:p>262581</text:p>
          </table:table-cell>
          <table:table-cell table:number-columns-repeated="2"/>
          <table:table-cell office:value-type="float" office:value="190321" calcext:value-type="float">
            <text:p>190321</text:p>
          </table:table-cell>
          <table:table-cell table:number-columns-repeated="2"/>
          <table:table-cell office:value-type="float" office:value="182223" calcext:value-type="float">
            <text:p>182223</text:p>
          </table:table-cell>
          <table:table-cell table:number-columns-repeated="2"/>
          <table:table-cell office:value-type="float" office:value="226509" calcext:value-type="float">
            <text:p>226509</text:p>
          </table:table-cell>
          <table:table-cell table:number-columns-repeated="2"/>
          <table:table-cell office:value-type="float" office:value="243810" calcext:value-type="float">
            <text:p>24381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62454" calcext:value-type="float">
            <text:p>162454</text:p>
          </table:table-cell>
          <table:table-cell table:number-columns-repeated="2"/>
          <table:table-cell office:value-type="float" office:value="191905" calcext:value-type="float">
            <text:p>191905</text:p>
          </table:table-cell>
          <table:table-cell table:number-columns-repeated="2"/>
          <table:table-cell office:value-type="float" office:value="260716" calcext:value-type="float">
            <text:p>260716</text:p>
          </table:table-cell>
          <table:table-cell table:number-columns-repeated="2"/>
          <table:table-cell office:value-type="float" office:value="238069" calcext:value-type="float">
            <text:p>238069</text:p>
          </table:table-cell>
          <table:table-cell table:number-columns-repeated="2"/>
          <table:table-cell office:value-type="float" office:value="234777" calcext:value-type="float">
            <text:p>234777</text:p>
          </table:table-cell>
          <table:table-cell table:number-columns-repeated="2"/>
          <table:table-cell office:value-type="float" office:value="181151" calcext:value-type="float">
            <text:p>181151</text:p>
          </table:table-cell>
          <table:table-cell table:number-columns-repeated="2"/>
          <table:table-cell office:value-type="float" office:value="273903" calcext:value-type="float">
            <text:p>273903</text:p>
          </table:table-cell>
          <table:table-cell table:number-columns-repeated="2"/>
          <table:table-cell office:value-type="float" office:value="4306816" calcext:value-type="float">
            <text:p>4306816</text:p>
          </table:table-cell>
          <table:table-cell table:number-columns-repeated="3"/>
          <table:table-cell office:value-type="float" office:value="276186" calcext:value-type="float">
            <text:p>276186</text:p>
          </table:table-cell>
          <table:table-cell table:number-columns-repeated="2"/>
          <table:table-cell office:value-type="float" office:value="185515" calcext:value-type="float">
            <text:p>185515</text:p>
          </table:table-cell>
          <table:table-cell table:number-columns-repeated="2"/>
          <table:table-cell office:value-type="float" office:value="185165" calcext:value-type="float">
            <text:p>185165</text:p>
          </table:table-cell>
          <table:table-cell table:number-columns-repeated="2"/>
          <table:table-cell office:value-type="float" office:value="251710" calcext:value-type="float">
            <text:p>251710</text:p>
          </table:table-cell>
          <table:table-cell table:number-columns-repeated="2"/>
          <table:table-cell office:value-type="float" office:value="249250" calcext:value-type="float">
            <text:p>24925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89300" calcext:value-type="float">
            <text:p>189300</text:p>
          </table:table-cell>
          <table:table-cell table:number-columns-repeated="2"/>
          <table:table-cell office:value-type="float" office:value="189253" calcext:value-type="float">
            <text:p>189253</text:p>
          </table:table-cell>
          <table:table-cell table:number-columns-repeated="2"/>
          <table:table-cell office:value-type="float" office:value="253471" calcext:value-type="float">
            <text:p>253471</text:p>
          </table:table-cell>
          <table:table-cell table:number-columns-repeated="2"/>
          <table:table-cell office:value-type="float" office:value="253700" calcext:value-type="float">
            <text:p>253700</text:p>
          </table:table-cell>
          <table:table-cell table:number-columns-repeated="2"/>
          <table:table-cell office:value-type="float" office:value="253996" calcext:value-type="float">
            <text:p>253996</text:p>
          </table:table-cell>
          <table:table-cell table:number-columns-repeated="2"/>
          <table:table-cell office:value-type="float" office:value="192466" calcext:value-type="float">
            <text:p>192466</text:p>
          </table:table-cell>
          <table:table-cell table:number-columns-repeated="2"/>
          <table:table-cell office:value-type="float" office:value="288946" calcext:value-type="float">
            <text:p>288946</text:p>
          </table:table-cell>
          <table:table-cell table:number-columns-repeated="2"/>
          <table:table-cell office:value-type="float" office:value="4097774" calcext:value-type="float">
            <text:p>4097774</text:p>
          </table:table-cell>
          <table:table-cell table:number-columns-repeated="3"/>
          <table:table-cell office:value-type="float" office:value="278348" calcext:value-type="float">
            <text:p>278348</text:p>
          </table:table-cell>
          <table:table-cell table:number-columns-repeated="2"/>
          <table:table-cell office:value-type="float" office:value="182224" calcext:value-type="float">
            <text:p>182224</text:p>
          </table:table-cell>
          <table:table-cell table:number-columns-repeated="2"/>
          <table:table-cell office:value-type="float" office:value="185030" calcext:value-type="float">
            <text:p>185030</text:p>
          </table:table-cell>
          <table:table-cell table:number-columns-repeated="2"/>
          <table:table-cell office:value-type="float" office:value="270723" calcext:value-type="float">
            <text:p>270723</text:p>
          </table:table-cell>
          <table:table-cell table:number-columns-repeated="2"/>
          <table:table-cell office:value-type="float" office:value="260279" calcext:value-type="float">
            <text:p>2602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0955" calcext:value-type="float">
            <text:p>180955</text:p>
          </table:table-cell>
          <table:table-cell table:number-columns-repeated="2"/>
          <table:table-cell office:value-type="float" office:value="193498" calcext:value-type="float">
            <text:p>193498</text:p>
          </table:table-cell>
          <table:table-cell table:number-columns-repeated="2"/>
          <table:table-cell office:value-type="float" office:value="248640" calcext:value-type="float">
            <text:p>248640</text:p>
          </table:table-cell>
          <table:table-cell table:number-columns-repeated="2"/>
          <table:table-cell office:value-type="float" office:value="250588" calcext:value-type="float">
            <text:p>250588</text:p>
          </table:table-cell>
          <table:table-cell table:number-columns-repeated="2"/>
          <table:table-cell office:value-type="float" office:value="268214" calcext:value-type="float">
            <text:p>268214</text:p>
          </table:table-cell>
          <table:table-cell table:number-columns-repeated="2"/>
          <table:table-cell office:value-type="float" office:value="187159" calcext:value-type="float">
            <text:p>187159</text:p>
          </table:table-cell>
          <table:table-cell table:number-columns-repeated="2"/>
          <table:table-cell office:value-type="float" office:value="315652" calcext:value-type="float">
            <text:p>315652</text:p>
          </table:table-cell>
          <table:table-cell table:number-columns-repeated="2"/>
          <table:table-cell office:value-type="float" office:value="4407947" calcext:value-type="float">
            <text:p>4407947</text:p>
          </table:table-cell>
          <table:table-cell table:number-columns-repeated="3"/>
          <table:table-cell office:value-type="float" office:value="306002" calcext:value-type="float">
            <text:p>306002</text:p>
          </table:table-cell>
          <table:table-cell table:number-columns-repeated="2"/>
          <table:table-cell office:value-type="float" office:value="192999" calcext:value-type="float">
            <text:p>192999</text:p>
          </table:table-cell>
          <table:table-cell table:number-columns-repeated="2"/>
          <table:table-cell office:value-type="float" office:value="192447" calcext:value-type="float">
            <text:p>192447</text:p>
          </table:table-cell>
          <table:table-cell table:number-columns-repeated="2"/>
          <table:table-cell office:value-type="float" office:value="281907" calcext:value-type="float">
            <text:p>281907</text:p>
          </table:table-cell>
          <table:table-cell table:number-columns-repeated="2"/>
          <table:table-cell office:value-type="float" office:value="277390" calcext:value-type="float">
            <text:p>27739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3016" calcext:value-type="float">
            <text:p>173016</text:p>
          </table:table-cell>
          <table:table-cell table:number-columns-repeated="2"/>
          <table:table-cell office:value-type="float" office:value="185300" calcext:value-type="float">
            <text:p>185300</text:p>
          </table:table-cell>
          <table:table-cell table:number-columns-repeated="2"/>
          <table:table-cell office:value-type="float" office:value="241193" calcext:value-type="float">
            <text:p>241193</text:p>
          </table:table-cell>
          <table:table-cell table:number-columns-repeated="2"/>
          <table:table-cell office:value-type="float" office:value="241796" calcext:value-type="float">
            <text:p>241796</text:p>
          </table:table-cell>
          <table:table-cell table:number-columns-repeated="2"/>
          <table:table-cell office:value-type="float" office:value="272363" calcext:value-type="float">
            <text:p>272363</text:p>
          </table:table-cell>
          <table:table-cell table:number-columns-repeated="2"/>
          <table:table-cell office:value-type="float" office:value="182578" calcext:value-type="float">
            <text:p>182578</text:p>
          </table:table-cell>
          <table:table-cell table:number-columns-repeated="2"/>
          <table:table-cell office:value-type="float" office:value="394293" calcext:value-type="float">
            <text:p>394293</text:p>
          </table:table-cell>
          <table:table-cell table:number-columns-repeated="2"/>
          <table:table-cell office:value-type="float" office:value="3974784" calcext:value-type="float">
            <text:p>3974784</text:p>
          </table:table-cell>
          <table:table-cell table:number-columns-repeated="3"/>
          <table:table-cell office:value-type="float" office:value="289588" calcext:value-type="float">
            <text:p>289588</text:p>
          </table:table-cell>
          <table:table-cell table:number-columns-repeated="2"/>
          <table:table-cell office:value-type="float" office:value="192668" calcext:value-type="float">
            <text:p>192668</text:p>
          </table:table-cell>
          <table:table-cell table:number-columns-repeated="2"/>
          <table:table-cell office:value-type="float" office:value="190007" calcext:value-type="float">
            <text:p>190007</text:p>
          </table:table-cell>
          <table:table-cell table:number-columns-repeated="2"/>
          <table:table-cell office:value-type="float" office:value="290896" calcext:value-type="float">
            <text:p>290896</text:p>
          </table:table-cell>
          <table:table-cell table:number-columns-repeated="2"/>
          <table:table-cell office:value-type="float" office:value="281299" calcext:value-type="float">
            <text:p>28129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12994" calcext:value-type="float">
            <text:p>112994</text:p>
          </table:table-cell>
          <table:table-cell table:number-columns-repeated="2"/>
          <table:table-cell office:value-type="float" office:value="190795" calcext:value-type="float">
            <text:p>190795</text:p>
          </table:table-cell>
          <table:table-cell table:number-columns-repeated="2"/>
          <table:table-cell office:value-type="float" office:value="244881" calcext:value-type="float">
            <text:p>244881</text:p>
          </table:table-cell>
          <table:table-cell table:number-columns-repeated="2"/>
          <table:table-cell office:value-type="float" office:value="243205" calcext:value-type="float">
            <text:p>243205</text:p>
          </table:table-cell>
          <table:table-cell table:number-columns-repeated="2"/>
          <table:table-cell office:value-type="float" office:value="283333" calcext:value-type="float">
            <text:p>283333</text:p>
          </table:table-cell>
          <table:table-cell table:number-columns-repeated="2"/>
          <table:table-cell office:value-type="float" office:value="176406" calcext:value-type="float">
            <text:p>176406</text:p>
          </table:table-cell>
          <table:table-cell table:number-columns-repeated="2"/>
          <table:table-cell office:value-type="float" office:value="355747" calcext:value-type="float">
            <text:p>355747</text:p>
          </table:table-cell>
          <table:table-cell table:number-columns-repeated="2"/>
          <table:table-cell office:value-type="float" office:value="3260435" calcext:value-type="float">
            <text:p>3260435</text:p>
          </table:table-cell>
          <table:table-cell table:number-columns-repeated="3"/>
          <table:table-cell office:value-type="float" office:value="317223" calcext:value-type="float">
            <text:p>317223</text:p>
          </table:table-cell>
          <table:table-cell table:number-columns-repeated="2"/>
          <table:table-cell office:value-type="float" office:value="190709" calcext:value-type="float">
            <text:p>190709</text:p>
          </table:table-cell>
          <table:table-cell table:number-columns-repeated="2"/>
          <table:table-cell office:value-type="float" office:value="187803" calcext:value-type="float">
            <text:p>187803</text:p>
          </table:table-cell>
          <table:table-cell table:number-columns-repeated="2"/>
          <table:table-cell office:value-type="float" office:value="284876" calcext:value-type="float">
            <text:p>284876</text:p>
          </table:table-cell>
          <table:table-cell table:number-columns-repeated="2"/>
          <table:table-cell office:value-type="float" office:value="283455" calcext:value-type="float">
            <text:p>2834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12135" calcext:value-type="float">
            <text:p>112135</text:p>
          </table:table-cell>
          <table:table-cell table:number-columns-repeated="2"/>
          <table:table-cell office:value-type="float" office:value="188398" calcext:value-type="float">
            <text:p>188398</text:p>
          </table:table-cell>
          <table:table-cell table:number-columns-repeated="2"/>
          <table:table-cell office:value-type="float" office:value="254169" calcext:value-type="float">
            <text:p>254169</text:p>
          </table:table-cell>
          <table:table-cell table:number-columns-repeated="2"/>
          <table:table-cell office:value-type="float" office:value="268371" calcext:value-type="float">
            <text:p>268371</text:p>
          </table:table-cell>
          <table:table-cell table:number-columns-repeated="2"/>
          <table:table-cell office:value-type="float" office:value="293954" calcext:value-type="float">
            <text:p>293954</text:p>
          </table:table-cell>
          <table:table-cell table:number-columns-repeated="2"/>
          <table:table-cell office:value-type="float" office:value="177343" calcext:value-type="float">
            <text:p>177343</text:p>
          </table:table-cell>
          <table:table-cell table:number-columns-repeated="2"/>
          <table:table-cell office:value-type="float" office:value="356458" calcext:value-type="float">
            <text:p>356458</text:p>
          </table:table-cell>
          <table:table-cell table:number-columns-repeated="2"/>
          <table:table-cell office:value-type="float" office:value="3010736" calcext:value-type="float">
            <text:p>3010736</text:p>
          </table:table-cell>
          <table:table-cell table:number-columns-repeated="3"/>
          <table:table-cell office:value-type="float" office:value="305927" calcext:value-type="float">
            <text:p>305927</text:p>
          </table:table-cell>
          <table:table-cell table:number-columns-repeated="2"/>
          <table:table-cell office:value-type="float" office:value="199001" calcext:value-type="float">
            <text:p>199001</text:p>
          </table:table-cell>
          <table:table-cell table:number-columns-repeated="2"/>
          <table:table-cell office:value-type="float" office:value="210090" calcext:value-type="float">
            <text:p>210090</text:p>
          </table:table-cell>
          <table:table-cell table:number-columns-repeated="2"/>
          <table:table-cell office:value-type="float" office:value="265029" calcext:value-type="float">
            <text:p>265029</text:p>
          </table:table-cell>
          <table:table-cell table:number-columns-repeated="2"/>
          <table:table-cell office:value-type="float" office:value="310551" calcext:value-type="float">
            <text:p>310551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9016" calcext:value-type="float">
            <text:p>149016</text:p>
          </table:table-cell>
          <table:table-cell table:number-columns-repeated="2"/>
          <table:table-cell office:value-type="float" office:value="182046" calcext:value-type="float">
            <text:p>182046</text:p>
          </table:table-cell>
          <table:table-cell table:number-columns-repeated="2"/>
          <table:table-cell office:value-type="float" office:value="241862" calcext:value-type="float">
            <text:p>241862</text:p>
          </table:table-cell>
          <table:table-cell table:number-columns-repeated="2"/>
          <table:table-cell office:value-type="float" office:value="239182" calcext:value-type="float">
            <text:p>239182</text:p>
          </table:table-cell>
          <table:table-cell table:number-columns-repeated="2"/>
          <table:table-cell office:value-type="float" office:value="132421" calcext:value-type="float">
            <text:p>132421</text:p>
          </table:table-cell>
          <table:table-cell table:number-columns-repeated="2"/>
          <table:table-cell office:value-type="float" office:value="168114" calcext:value-type="float">
            <text:p>168114</text:p>
          </table:table-cell>
          <table:table-cell table:number-columns-repeated="2"/>
          <table:table-cell office:value-type="float" office:value="139918" calcext:value-type="float">
            <text:p>139918</text:p>
          </table:table-cell>
          <table:table-cell table:number-columns-repeated="2"/>
          <table:table-cell office:value-type="float" office:value="4608080" calcext:value-type="float">
            <text:p>4608080</text:p>
          </table:table-cell>
          <table:table-cell table:number-columns-repeated="3"/>
          <table:table-cell office:value-type="float" office:value="110465" calcext:value-type="float">
            <text:p>110465</text:p>
          </table:table-cell>
          <table:table-cell table:number-columns-repeated="2"/>
          <table:table-cell office:value-type="float" office:value="173798" calcext:value-type="float">
            <text:p>173798</text:p>
          </table:table-cell>
          <table:table-cell table:number-columns-repeated="2"/>
          <table:table-cell office:value-type="float" office:value="174562" calcext:value-type="float">
            <text:p>174562</text:p>
          </table:table-cell>
          <table:table-cell table:number-columns-repeated="2"/>
          <table:table-cell office:value-type="float" office:value="262866" calcext:value-type="float">
            <text:p>262866</text:p>
          </table:table-cell>
          <table:table-cell table:number-columns-repeated="2"/>
          <table:table-cell office:value-type="float" office:value="254703" calcext:value-type="float">
            <text:p>25470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7672" calcext:value-type="float">
            <text:p>167672</text:p>
          </table:table-cell>
          <table:table-cell table:number-columns-repeated="2"/>
          <table:table-cell office:value-type="float" office:value="168976" calcext:value-type="float">
            <text:p>168976</text:p>
          </table:table-cell>
          <table:table-cell table:number-columns-repeated="2"/>
          <table:table-cell office:value-type="float" office:value="237271" calcext:value-type="float">
            <text:p>237271</text:p>
          </table:table-cell>
          <table:table-cell table:number-columns-repeated="2"/>
          <table:table-cell office:value-type="float" office:value="239264" calcext:value-type="float">
            <text:p>239264</text:p>
          </table:table-cell>
          <table:table-cell table:number-columns-repeated="2"/>
          <table:table-cell office:value-type="float" office:value="163234" calcext:value-type="float">
            <text:p>163234</text:p>
          </table:table-cell>
          <table:table-cell table:number-columns-repeated="2"/>
          <table:table-cell office:value-type="float" office:value="181351" calcext:value-type="float">
            <text:p>181351</text:p>
          </table:table-cell>
          <table:table-cell table:number-columns-repeated="2"/>
          <table:table-cell office:value-type="float" office:value="176348" calcext:value-type="float">
            <text:p>176348</text:p>
          </table:table-cell>
          <table:table-cell table:number-columns-repeated="2"/>
          <table:table-cell office:value-type="float" office:value="4596114" calcext:value-type="float">
            <text:p>4596114</text:p>
          </table:table-cell>
          <table:table-cell table:number-columns-repeated="3"/>
          <table:table-cell office:value-type="float" office:value="164948" calcext:value-type="float">
            <text:p>164948</text:p>
          </table:table-cell>
          <table:table-cell table:number-columns-repeated="2"/>
          <table:table-cell office:value-type="float" office:value="174400" calcext:value-type="float">
            <text:p>174400</text:p>
          </table:table-cell>
          <table:table-cell table:number-columns-repeated="2"/>
          <table:table-cell office:value-type="float" office:value="171006" calcext:value-type="float">
            <text:p>171006</text:p>
          </table:table-cell>
          <table:table-cell table:number-columns-repeated="2"/>
          <table:table-cell office:value-type="float" office:value="247205" calcext:value-type="float">
            <text:p>247205</text:p>
          </table:table-cell>
          <table:table-cell table:number-columns-repeated="2"/>
          <table:table-cell office:value-type="float" office:value="250143" calcext:value-type="float">
            <text:p>25014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0469" calcext:value-type="float">
            <text:p>160469</text:p>
          </table:table-cell>
          <table:table-cell table:number-columns-repeated="2"/>
          <table:table-cell office:value-type="float" office:value="179204" calcext:value-type="float">
            <text:p>179204</text:p>
          </table:table-cell>
          <table:table-cell table:number-columns-repeated="2"/>
          <table:table-cell office:value-type="float" office:value="244050" calcext:value-type="float">
            <text:p>244050</text:p>
          </table:table-cell>
          <table:table-cell table:number-columns-repeated="2"/>
          <table:table-cell office:value-type="float" office:value="243174" calcext:value-type="float">
            <text:p>243174</text:p>
          </table:table-cell>
          <table:table-cell table:number-columns-repeated="2"/>
          <table:table-cell office:value-type="float" office:value="170329" calcext:value-type="float">
            <text:p>170329</text:p>
          </table:table-cell>
          <table:table-cell table:number-columns-repeated="2"/>
          <table:table-cell office:value-type="float" office:value="188712" calcext:value-type="float">
            <text:p>188712</text:p>
          </table:table-cell>
          <table:table-cell table:number-columns-repeated="2"/>
          <table:table-cell office:value-type="float" office:value="172634" calcext:value-type="float">
            <text:p>172634</text:p>
          </table:table-cell>
          <table:table-cell table:number-columns-repeated="2"/>
          <table:table-cell office:value-type="float" office:value="4512664" calcext:value-type="float">
            <text:p>4512664</text:p>
          </table:table-cell>
          <table:table-cell table:number-columns-repeated="3"/>
          <table:table-cell office:value-type="float" office:value="193548" calcext:value-type="float">
            <text:p>193548</text:p>
          </table:table-cell>
          <table:table-cell table:number-columns-repeated="2"/>
          <table:table-cell office:value-type="float" office:value="176261" calcext:value-type="float">
            <text:p>176261</text:p>
          </table:table-cell>
          <table:table-cell table:number-columns-repeated="2"/>
          <table:table-cell office:value-type="float" office:value="182425" calcext:value-type="float">
            <text:p>182425</text:p>
          </table:table-cell>
          <table:table-cell table:number-columns-repeated="2"/>
          <table:table-cell office:value-type="float" office:value="238022" calcext:value-type="float">
            <text:p>238022</text:p>
          </table:table-cell>
          <table:table-cell table:number-columns-repeated="2"/>
          <table:table-cell office:value-type="float" office:value="218912" calcext:value-type="float">
            <text:p>21891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59148" calcext:value-type="float">
            <text:p>159148</text:p>
          </table:table-cell>
          <table:table-cell table:number-columns-repeated="2"/>
          <table:table-cell office:value-type="float" office:value="184238" calcext:value-type="float">
            <text:p>184238</text:p>
          </table:table-cell>
          <table:table-cell table:number-columns-repeated="2"/>
          <table:table-cell office:value-type="float" office:value="244548" calcext:value-type="float">
            <text:p>244548</text:p>
          </table:table-cell>
          <table:table-cell table:number-columns-repeated="2"/>
          <table:table-cell office:value-type="float" office:value="240193" calcext:value-type="float">
            <text:p>240193</text:p>
          </table:table-cell>
          <table:table-cell table:number-columns-repeated="2"/>
          <table:table-cell office:value-type="float" office:value="190696" calcext:value-type="float">
            <text:p>190696</text:p>
          </table:table-cell>
          <table:table-cell table:number-columns-repeated="3"/>
          <table:table-cell office:value-type="float" office:value="27586" calcext:value-type="float">
            <text:p>27586</text:p>
          </table:table-cell>
          <table:table-cell table:number-columns-repeated="2"/>
          <table:table-cell office:value-type="float" office:value="180817" calcext:value-type="float">
            <text:p>180817</text:p>
          </table:table-cell>
          <table:table-cell table:number-columns-repeated="2"/>
          <table:table-cell office:value-type="float" office:value="4401803" calcext:value-type="float">
            <text:p>4401803</text:p>
          </table:table-cell>
          <table:table-cell table:number-columns-repeated="3"/>
          <table:table-cell office:value-type="float" office:value="202139" calcext:value-type="float">
            <text:p>202139</text:p>
          </table:table-cell>
          <table:table-cell table:number-columns-repeated="2"/>
          <table:table-cell office:value-type="float" office:value="178263" calcext:value-type="float">
            <text:p>178263</text:p>
          </table:table-cell>
          <table:table-cell table:number-columns-repeated="2"/>
          <table:table-cell office:value-type="float" office:value="179617" calcext:value-type="float">
            <text:p>179617</text:p>
          </table:table-cell>
          <table:table-cell table:number-columns-repeated="2"/>
          <table:table-cell office:value-type="float" office:value="259005" calcext:value-type="float">
            <text:p>259005</text:p>
          </table:table-cell>
          <table:table-cell table:number-columns-repeated="2"/>
          <table:table-cell office:value-type="float" office:value="245395" calcext:value-type="float">
            <text:p>24539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5460" calcext:value-type="float">
            <text:p>145460</text:p>
          </table:table-cell>
          <table:table-cell table:number-columns-repeated="2"/>
          <table:table-cell office:value-type="float" office:value="181228" calcext:value-type="float">
            <text:p>181228</text:p>
          </table:table-cell>
          <table:table-cell table:number-columns-repeated="2"/>
          <table:table-cell office:value-type="float" office:value="247351" calcext:value-type="float">
            <text:p>247351</text:p>
          </table:table-cell>
          <table:table-cell table:number-columns-repeated="2"/>
          <table:table-cell office:value-type="float" office:value="252215" calcext:value-type="float">
            <text:p>252215</text:p>
          </table:table-cell>
          <table:table-cell table:number-columns-repeated="2"/>
          <table:table-cell office:value-type="float" office:value="221408" calcext:value-type="float">
            <text:p>221408</text:p>
          </table:table-cell>
          <table:table-cell table:number-columns-repeated="3"/>
          <table:table-cell office:value-type="float" office:value="27894" calcext:value-type="float">
            <text:p>27894</text:p>
          </table:table-cell>
          <table:table-cell table:number-columns-repeated="2"/>
          <table:table-cell office:value-type="float" office:value="213551" calcext:value-type="float">
            <text:p>213551</text:p>
          </table:table-cell>
          <table:table-cell table:number-columns-repeated="2"/>
          <table:table-cell office:value-type="float" office:value="4365855" calcext:value-type="float">
            <text:p>4365855</text:p>
          </table:table-cell>
          <table:table-cell table:number-columns-repeated="3"/>
          <table:table-cell office:value-type="float" office:value="224385" calcext:value-type="float">
            <text:p>224385</text:p>
          </table:table-cell>
          <table:table-cell table:number-columns-repeated="2"/>
          <table:table-cell office:value-type="float" office:value="177646" calcext:value-type="float">
            <text:p>177646</text:p>
          </table:table-cell>
          <table:table-cell table:number-columns-repeated="2"/>
          <table:table-cell office:value-type="float" office:value="182869" calcext:value-type="float">
            <text:p>182869</text:p>
          </table:table-cell>
          <table:table-cell table:number-columns-repeated="2"/>
          <table:table-cell office:value-type="float" office:value="262625" calcext:value-type="float">
            <text:p>262625</text:p>
          </table:table-cell>
          <table:table-cell table:number-columns-repeated="2"/>
          <table:table-cell office:value-type="float" office:value="248130" calcext:value-type="float">
            <text:p>24813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0693" calcext:value-type="float">
            <text:p>160693</text:p>
          </table:table-cell>
          <table:table-cell table:number-columns-repeated="2"/>
          <table:table-cell office:value-type="float" office:value="194903" calcext:value-type="float">
            <text:p>194903</text:p>
          </table:table-cell>
          <table:table-cell table:number-columns-repeated="2"/>
          <table:table-cell office:value-type="float" office:value="248879" calcext:value-type="float">
            <text:p>248879</text:p>
          </table:table-cell>
          <table:table-cell table:number-columns-repeated="2"/>
          <table:table-cell office:value-type="float" office:value="256618" calcext:value-type="float">
            <text:p>256618</text:p>
          </table:table-cell>
          <table:table-cell table:number-columns-repeated="2"/>
          <table:table-cell office:value-type="float" office:value="222793" calcext:value-type="float">
            <text:p>222793</text:p>
          </table:table-cell>
          <table:table-cell table:number-columns-repeated="2"/>
          <table:table-cell office:value-type="float" office:value="182859" calcext:value-type="float">
            <text:p>182859</text:p>
          </table:table-cell>
          <table:table-cell table:number-columns-repeated="2"/>
          <table:table-cell office:value-type="float" office:value="239318" calcext:value-type="float">
            <text:p>239318</text:p>
          </table:table-cell>
          <table:table-cell table:number-columns-repeated="2"/>
          <table:table-cell office:value-type="float" office:value="4317232" calcext:value-type="float">
            <text:p>4317232</text:p>
          </table:table-cell>
          <table:table-cell table:number-columns-repeated="3"/>
          <table:table-cell office:value-type="float" office:value="237834" calcext:value-type="float">
            <text:p>237834</text:p>
          </table:table-cell>
          <table:table-cell table:number-columns-repeated="2"/>
          <table:table-cell office:value-type="float" office:value="177489" calcext:value-type="float">
            <text:p>177489</text:p>
          </table:table-cell>
          <table:table-cell table:number-columns-repeated="2"/>
          <table:table-cell office:value-type="float" office:value="188004" calcext:value-type="float">
            <text:p>188004</text:p>
          </table:table-cell>
          <table:table-cell table:number-columns-repeated="2"/>
          <table:table-cell office:value-type="float" office:value="250372" calcext:value-type="float">
            <text:p>250372</text:p>
          </table:table-cell>
          <table:table-cell table:number-columns-repeated="2"/>
          <table:table-cell office:value-type="float" office:value="253841" calcext:value-type="float">
            <text:p>25384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28267" calcext:value-type="float">
            <text:p>128267</text:p>
          </table:table-cell>
          <table:table-cell table:number-columns-repeated="2"/>
          <table:table-cell office:value-type="float" office:value="187121" calcext:value-type="float">
            <text:p>187121</text:p>
          </table:table-cell>
          <table:table-cell table:number-columns-repeated="2"/>
          <table:table-cell office:value-type="float" office:value="265362" calcext:value-type="float">
            <text:p>265362</text:p>
          </table:table-cell>
          <table:table-cell table:number-columns-repeated="2"/>
          <table:table-cell office:value-type="float" office:value="254721" calcext:value-type="float">
            <text:p>254721</text:p>
          </table:table-cell>
          <table:table-cell table:number-columns-repeated="2"/>
          <table:table-cell office:value-type="float" office:value="252277" calcext:value-type="float">
            <text:p>252277</text:p>
          </table:table-cell>
          <table:table-cell table:number-columns-repeated="2"/>
          <table:table-cell office:value-type="float" office:value="179064" calcext:value-type="float">
            <text:p>179064</text:p>
          </table:table-cell>
          <table:table-cell table:number-columns-repeated="2"/>
          <table:table-cell office:value-type="float" office:value="252944" calcext:value-type="float">
            <text:p>252944</text:p>
          </table:table-cell>
          <table:table-cell table:number-columns-repeated="2"/>
          <table:table-cell office:value-type="float" office:value="3840874" calcext:value-type="float">
            <text:p>3840874</text:p>
          </table:table-cell>
          <table:table-cell table:number-columns-repeated="3"/>
          <table:table-cell office:value-type="float" office:value="248737" calcext:value-type="float">
            <text:p>248737</text:p>
          </table:table-cell>
          <table:table-cell table:number-columns-repeated="2"/>
          <table:table-cell office:value-type="float" office:value="187311" calcext:value-type="float">
            <text:p>187311</text:p>
          </table:table-cell>
          <table:table-cell table:number-columns-repeated="2"/>
          <table:table-cell office:value-type="float" office:value="174788" calcext:value-type="float">
            <text:p>174788</text:p>
          </table:table-cell>
          <table:table-cell table:number-columns-repeated="2"/>
          <table:table-cell office:value-type="float" office:value="259585" calcext:value-type="float">
            <text:p>259585</text:p>
          </table:table-cell>
          <table:table-cell table:number-columns-repeated="2"/>
          <table:table-cell office:value-type="float" office:value="266238" calcext:value-type="float">
            <text:p>26623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52707" calcext:value-type="float">
            <text:p>152707</text:p>
          </table:table-cell>
          <table:table-cell table:number-columns-repeated="2"/>
          <table:table-cell office:value-type="float" office:value="188743" calcext:value-type="float">
            <text:p>188743</text:p>
          </table:table-cell>
          <table:table-cell table:number-columns-repeated="2"/>
          <table:table-cell office:value-type="float" office:value="236768" calcext:value-type="float">
            <text:p>236768</text:p>
          </table:table-cell>
          <table:table-cell table:number-columns-repeated="2"/>
          <table:table-cell office:value-type="float" office:value="245967" calcext:value-type="float">
            <text:p>245967</text:p>
          </table:table-cell>
          <table:table-cell table:number-columns-repeated="2"/>
          <table:table-cell office:value-type="float" office:value="241529" calcext:value-type="float">
            <text:p>241529</text:p>
          </table:table-cell>
          <table:table-cell table:number-columns-repeated="2"/>
          <table:table-cell office:value-type="float" office:value="174986" calcext:value-type="float">
            <text:p>174986</text:p>
          </table:table-cell>
          <table:table-cell table:number-columns-repeated="2"/>
          <table:table-cell office:value-type="float" office:value="265684" calcext:value-type="float">
            <text:p>265684</text:p>
          </table:table-cell>
          <table:table-cell table:number-columns-repeated="2"/>
          <table:table-cell office:value-type="float" office:value="3071174" calcext:value-type="float">
            <text:p>3071174</text:p>
          </table:table-cell>
          <table:table-cell table:number-columns-repeated="3"/>
          <table:table-cell office:value-type="float" office:value="254808" calcext:value-type="float">
            <text:p>254808</text:p>
          </table:table-cell>
          <table:table-cell table:number-columns-repeated="2"/>
          <table:table-cell office:value-type="float" office:value="175732" calcext:value-type="float">
            <text:p>175732</text:p>
          </table:table-cell>
          <table:table-cell table:number-columns-repeated="2"/>
          <table:table-cell office:value-type="float" office:value="188011" calcext:value-type="float">
            <text:p>188011</text:p>
          </table:table-cell>
          <table:table-cell table:number-columns-repeated="2"/>
          <table:table-cell office:value-type="float" office:value="263072" calcext:value-type="float">
            <text:p>263072</text:p>
          </table:table-cell>
          <table:table-cell table:number-columns-repeated="2"/>
          <table:table-cell office:value-type="float" office:value="268629" calcext:value-type="float">
            <text:p>26862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32145" calcext:value-type="float">
            <text:p>132145</text:p>
          </table:table-cell>
          <table:table-cell table:number-columns-repeated="2"/>
          <table:table-cell office:value-type="float" office:value="183252" calcext:value-type="float">
            <text:p>183252</text:p>
          </table:table-cell>
          <table:table-cell table:number-columns-repeated="2"/>
          <table:table-cell office:value-type="float" office:value="257616" calcext:value-type="float">
            <text:p>257616</text:p>
          </table:table-cell>
          <table:table-cell table:number-columns-repeated="2"/>
          <table:table-cell office:value-type="float" office:value="258266" calcext:value-type="float">
            <text:p>258266</text:p>
          </table:table-cell>
          <table:table-cell table:number-columns-repeated="2"/>
          <table:table-cell office:value-type="float" office:value="271251" calcext:value-type="float">
            <text:p>271251</text:p>
          </table:table-cell>
          <table:table-cell table:number-columns-repeated="2"/>
          <table:table-cell office:value-type="float" office:value="167341" calcext:value-type="float">
            <text:p>167341</text:p>
          </table:table-cell>
          <table:table-cell table:number-columns-repeated="2"/>
          <table:table-cell office:value-type="float" office:value="258343" calcext:value-type="float">
            <text:p>258343</text:p>
          </table:table-cell>
          <table:table-cell table:number-columns-repeated="2"/>
          <table:table-cell office:value-type="float" office:value="3057362" calcext:value-type="float">
            <text:p>3057362</text:p>
          </table:table-cell>
          <table:table-cell table:number-columns-repeated="3"/>
          <table:table-cell office:value-type="float" office:value="270924" calcext:value-type="float">
            <text:p>270924</text:p>
          </table:table-cell>
          <table:table-cell table:number-columns-repeated="2"/>
          <table:table-cell office:value-type="float" office:value="183414" calcext:value-type="float">
            <text:p>183414</text:p>
          </table:table-cell>
          <table:table-cell table:number-columns-repeated="2"/>
          <table:table-cell office:value-type="float" office:value="179936" calcext:value-type="float">
            <text:p>179936</text:p>
          </table:table-cell>
          <table:table-cell table:number-columns-repeated="2"/>
          <table:table-cell office:value-type="float" office:value="264542" calcext:value-type="float">
            <text:p>264542</text:p>
          </table:table-cell>
          <table:table-cell table:number-columns-repeated="2"/>
          <table:table-cell office:value-type="float" office:value="277920" calcext:value-type="float">
            <text:p>27792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5491" calcext:value-type="float">
            <text:p>135491</text:p>
          </table:table-cell>
          <table:table-cell table:number-columns-repeated="2"/>
          <table:table-cell office:value-type="float" office:value="183946" calcext:value-type="float">
            <text:p>183946</text:p>
          </table:table-cell>
          <table:table-cell table:number-columns-repeated="2"/>
          <table:table-cell office:value-type="float" office:value="236207" calcext:value-type="float">
            <text:p>236207</text:p>
          </table:table-cell>
          <table:table-cell table:number-columns-repeated="2"/>
          <table:table-cell office:value-type="float" office:value="242153" calcext:value-type="float">
            <text:p>242153</text:p>
          </table:table-cell>
          <table:table-cell table:number-columns-repeated="2"/>
          <table:table-cell office:value-type="float" office:value="125316" calcext:value-type="float">
            <text:p>125316</text:p>
          </table:table-cell>
          <table:table-cell table:number-columns-repeated="2"/>
          <table:table-cell office:value-type="float" office:value="161463" calcext:value-type="float">
            <text:p>161463</text:p>
          </table:table-cell>
          <table:table-cell table:number-columns-repeated="2"/>
          <table:table-cell office:value-type="float" office:value="130368" calcext:value-type="float">
            <text:p>130368</text:p>
          </table:table-cell>
          <table:table-cell table:number-columns-repeated="2"/>
          <table:table-cell office:value-type="float" office:value="4684070" calcext:value-type="float">
            <text:p>4684070</text:p>
          </table:table-cell>
          <table:table-cell table:number-columns-repeated="3"/>
          <table:table-cell office:value-type="float" office:value="123410" calcext:value-type="float">
            <text:p>123410</text:p>
          </table:table-cell>
          <table:table-cell table:number-columns-repeated="2"/>
          <table:table-cell office:value-type="float" office:value="174310" calcext:value-type="float">
            <text:p>174310</text:p>
          </table:table-cell>
          <table:table-cell table:number-columns-repeated="2"/>
          <table:table-cell office:value-type="float" office:value="173551" calcext:value-type="float">
            <text:p>173551</text:p>
          </table:table-cell>
          <table:table-cell table:number-columns-repeated="2"/>
          <table:table-cell office:value-type="float" office:value="241267" calcext:value-type="float">
            <text:p>241267</text:p>
          </table:table-cell>
          <table:table-cell table:number-columns-repeated="2"/>
          <table:table-cell office:value-type="float" office:value="237672" calcext:value-type="float">
            <text:p>23767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82879" calcext:value-type="float">
            <text:p>82879</text:p>
          </table:table-cell>
          <table:table-cell table:number-columns-repeated="2"/>
          <table:table-cell office:value-type="float" office:value="181374" calcext:value-type="float">
            <text:p>181374</text:p>
          </table:table-cell>
          <table:table-cell table:number-columns-repeated="2"/>
          <table:table-cell office:value-type="float" office:value="250356" calcext:value-type="float">
            <text:p>250356</text:p>
          </table:table-cell>
          <table:table-cell table:number-columns-repeated="2"/>
          <table:table-cell office:value-type="float" office:value="239252" calcext:value-type="float">
            <text:p>239252</text:p>
          </table:table-cell>
          <table:table-cell table:number-columns-repeated="2"/>
          <table:table-cell office:value-type="float" office:value="153697" calcext:value-type="float">
            <text:p>153697</text:p>
          </table:table-cell>
          <table:table-cell table:number-columns-repeated="2"/>
          <table:table-cell office:value-type="float" office:value="172373" calcext:value-type="float">
            <text:p>172373</text:p>
          </table:table-cell>
          <table:table-cell table:number-columns-repeated="2"/>
          <table:table-cell office:value-type="float" office:value="154941" calcext:value-type="float">
            <text:p>154941</text:p>
          </table:table-cell>
          <table:table-cell table:number-columns-repeated="2"/>
          <table:table-cell office:value-type="float" office:value="4627302" calcext:value-type="float">
            <text:p>4627302</text:p>
          </table:table-cell>
          <table:table-cell table:number-columns-repeated="3"/>
          <table:table-cell office:value-type="float" office:value="152390" calcext:value-type="float">
            <text:p>152390</text:p>
          </table:table-cell>
          <table:table-cell table:number-columns-repeated="2"/>
          <table:table-cell office:value-type="float" office:value="158552" calcext:value-type="float">
            <text:p>158552</text:p>
          </table:table-cell>
          <table:table-cell table:number-columns-repeated="2"/>
          <table:table-cell office:value-type="float" office:value="177272" calcext:value-type="float">
            <text:p>177272</text:p>
          </table:table-cell>
          <table:table-cell table:number-columns-repeated="2"/>
          <table:table-cell office:value-type="float" office:value="247050" calcext:value-type="float">
            <text:p>247050</text:p>
          </table:table-cell>
          <table:table-cell table:number-columns-repeated="2"/>
          <table:table-cell office:value-type="float" office:value="241558" calcext:value-type="float">
            <text:p>24155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87164" calcext:value-type="float">
            <text:p>87164</text:p>
          </table:table-cell>
          <table:table-cell table:number-columns-repeated="2"/>
          <table:table-cell office:value-type="float" office:value="176066" calcext:value-type="float">
            <text:p>176066</text:p>
          </table:table-cell>
          <table:table-cell table:number-columns-repeated="2"/>
          <table:table-cell office:value-type="float" office:value="244774" calcext:value-type="float">
            <text:p>244774</text:p>
          </table:table-cell>
          <table:table-cell table:number-columns-repeated="2"/>
          <table:table-cell office:value-type="float" office:value="241290" calcext:value-type="float">
            <text:p>241290</text:p>
          </table:table-cell>
          <table:table-cell table:number-columns-repeated="2"/>
          <table:table-cell office:value-type="float" office:value="154948" calcext:value-type="float">
            <text:p>154948</text:p>
          </table:table-cell>
          <table:table-cell table:number-columns-repeated="2"/>
          <table:table-cell office:value-type="float" office:value="180432" calcext:value-type="float">
            <text:p>180432</text:p>
          </table:table-cell>
          <table:table-cell table:number-columns-repeated="2"/>
          <table:table-cell office:value-type="float" office:value="167747" calcext:value-type="float">
            <text:p>167747</text:p>
          </table:table-cell>
          <table:table-cell table:number-columns-repeated="2"/>
          <table:table-cell office:value-type="float" office:value="4434545" calcext:value-type="float">
            <text:p>4434545</text:p>
          </table:table-cell>
          <table:table-cell table:number-columns-repeated="3"/>
          <table:table-cell office:value-type="float" office:value="186353" calcext:value-type="float">
            <text:p>186353</text:p>
          </table:table-cell>
          <table:table-cell table:number-columns-repeated="2"/>
          <table:table-cell office:value-type="float" office:value="178455" calcext:value-type="float">
            <text:p>178455</text:p>
          </table:table-cell>
          <table:table-cell table:number-columns-repeated="2"/>
          <table:table-cell office:value-type="float" office:value="182208" calcext:value-type="float">
            <text:p>182208</text:p>
          </table:table-cell>
          <table:table-cell table:number-columns-repeated="2"/>
          <table:table-cell office:value-type="float" office:value="243166" calcext:value-type="float">
            <text:p>243166</text:p>
          </table:table-cell>
          <table:table-cell table:number-columns-repeated="2"/>
          <table:table-cell office:value-type="float" office:value="239607" calcext:value-type="float">
            <text:p>23960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2186" calcext:value-type="float">
            <text:p>82186</text:p>
          </table:table-cell>
          <table:table-cell table:number-columns-repeated="2"/>
          <table:table-cell office:value-type="float" office:value="189867" calcext:value-type="float">
            <text:p>189867</text:p>
          </table:table-cell>
          <table:table-cell table:number-columns-repeated="2"/>
          <table:table-cell office:value-type="float" office:value="253984" calcext:value-type="float">
            <text:p>253984</text:p>
          </table:table-cell>
          <table:table-cell table:number-columns-repeated="2"/>
          <table:table-cell office:value-type="float" office:value="237108" calcext:value-type="float">
            <text:p>237108</text:p>
          </table:table-cell>
          <table:table-cell table:number-columns-repeated="2"/>
          <table:table-cell office:value-type="float" office:value="183910" calcext:value-type="float">
            <text:p>183910</text:p>
          </table:table-cell>
          <table:table-cell table:number-columns-repeated="2"/>
          <table:table-cell office:value-type="float" office:value="183701" calcext:value-type="float">
            <text:p>183701</text:p>
          </table:table-cell>
          <table:table-cell table:number-columns-repeated="2"/>
          <table:table-cell office:value-type="float" office:value="182503" calcext:value-type="float">
            <text:p>182503</text:p>
          </table:table-cell>
          <table:table-cell table:number-columns-repeated="2"/>
          <table:table-cell office:value-type="float" office:value="4341237" calcext:value-type="float">
            <text:p>4341237</text:p>
          </table:table-cell>
          <table:table-cell table:number-columns-repeated="3"/>
          <table:table-cell office:value-type="float" office:value="206694" calcext:value-type="float">
            <text:p>206694</text:p>
          </table:table-cell>
          <table:table-cell table:number-columns-repeated="2"/>
          <table:table-cell office:value-type="float" office:value="177556" calcext:value-type="float">
            <text:p>177556</text:p>
          </table:table-cell>
          <table:table-cell table:number-columns-repeated="2"/>
          <table:table-cell office:value-type="float" office:value="176200" calcext:value-type="float">
            <text:p>176200</text:p>
          </table:table-cell>
          <table:table-cell table:number-columns-repeated="2"/>
          <table:table-cell office:value-type="float" office:value="245569" calcext:value-type="float">
            <text:p>245569</text:p>
          </table:table-cell>
          <table:table-cell table:number-columns-repeated="2"/>
          <table:table-cell office:value-type="float" office:value="246612" calcext:value-type="float">
            <text:p>24661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5234" calcext:value-type="float">
            <text:p>95234</text:p>
          </table:table-cell>
          <table:table-cell table:number-columns-repeated="2"/>
          <table:table-cell office:value-type="float" office:value="187535" calcext:value-type="float">
            <text:p>187535</text:p>
          </table:table-cell>
          <table:table-cell table:number-columns-repeated="2"/>
          <table:table-cell office:value-type="float" office:value="237904" calcext:value-type="float">
            <text:p>237904</text:p>
          </table:table-cell>
          <table:table-cell table:number-columns-repeated="2"/>
          <table:table-cell office:value-type="float" office:value="243449" calcext:value-type="float">
            <text:p>243449</text:p>
          </table:table-cell>
          <table:table-cell table:number-columns-repeated="2"/>
          <table:table-cell office:value-type="float" office:value="199543" calcext:value-type="float">
            <text:p>199543</text:p>
          </table:table-cell>
          <table:table-cell table:number-columns-repeated="2"/>
          <table:table-cell office:value-type="float" office:value="180588" calcext:value-type="float">
            <text:p>180588</text:p>
          </table:table-cell>
          <table:table-cell table:number-columns-repeated="2"/>
          <table:table-cell office:value-type="float" office:value="208274" calcext:value-type="float">
            <text:p>208274</text:p>
          </table:table-cell>
          <table:table-cell table:number-columns-repeated="2"/>
          <table:table-cell office:value-type="float" office:value="4329309" calcext:value-type="float">
            <text:p>4329309</text:p>
          </table:table-cell>
          <table:table-cell table:number-columns-repeated="3"/>
          <table:table-cell office:value-type="float" office:value="219932" calcext:value-type="float">
            <text:p>219932</text:p>
          </table:table-cell>
          <table:table-cell table:number-columns-repeated="2"/>
          <table:table-cell office:value-type="float" office:value="178724" calcext:value-type="float">
            <text:p>178724</text:p>
          </table:table-cell>
          <table:table-cell table:number-columns-repeated="2"/>
          <table:table-cell office:value-type="float" office:value="173281" calcext:value-type="float">
            <text:p>173281</text:p>
          </table:table-cell>
          <table:table-cell table:number-columns-repeated="2"/>
          <table:table-cell office:value-type="float" office:value="251621" calcext:value-type="float">
            <text:p>251621</text:p>
          </table:table-cell>
          <table:table-cell table:number-columns-repeated="2"/>
          <table:table-cell office:value-type="float" office:value="244060" calcext:value-type="float">
            <text:p>244060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85528" calcext:value-type="float">
            <text:p>85528</text:p>
          </table:table-cell>
          <table:table-cell table:number-columns-repeated="2"/>
          <table:table-cell office:value-type="float" office:value="176468" calcext:value-type="float">
            <text:p>176468</text:p>
          </table:table-cell>
          <table:table-cell table:number-columns-repeated="2"/>
          <table:table-cell office:value-type="float" office:value="246106" calcext:value-type="float">
            <text:p>246106</text:p>
          </table:table-cell>
          <table:table-cell table:number-columns-repeated="2"/>
          <table:table-cell office:value-type="float" office:value="234595" calcext:value-type="float">
            <text:p>234595</text:p>
          </table:table-cell>
          <table:table-cell table:number-columns-repeated="2"/>
          <table:table-cell office:value-type="float" office:value="213595" calcext:value-type="float">
            <text:p>213595</text:p>
          </table:table-cell>
          <table:table-cell table:number-columns-repeated="2"/>
          <table:table-cell office:value-type="float" office:value="175411" calcext:value-type="float">
            <text:p>175411</text:p>
          </table:table-cell>
          <table:table-cell table:number-columns-repeated="2"/>
          <table:table-cell office:value-type="float" office:value="217498" calcext:value-type="float">
            <text:p>217498</text:p>
          </table:table-cell>
          <table:table-cell table:number-columns-repeated="2"/>
          <table:table-cell office:value-type="float" office:value="4394476" calcext:value-type="float">
            <text:p>4394476</text:p>
          </table:table-cell>
          <table:table-cell table:number-columns-repeated="3"/>
          <table:table-cell office:value-type="float" office:value="231003" calcext:value-type="float">
            <text:p>231003</text:p>
          </table:table-cell>
          <table:table-cell table:number-columns-repeated="2"/>
          <table:table-cell office:value-type="float" office:value="182028" calcext:value-type="float">
            <text:p>182028</text:p>
          </table:table-cell>
          <table:table-cell table:number-columns-repeated="2"/>
          <table:table-cell office:value-type="float" office:value="174071" calcext:value-type="float">
            <text:p>174071</text:p>
          </table:table-cell>
          <table:table-cell table:number-columns-repeated="2"/>
          <table:table-cell office:value-type="float" office:value="248900" calcext:value-type="float">
            <text:p>248900</text:p>
          </table:table-cell>
          <table:table-cell table:number-columns-repeated="2"/>
          <table:table-cell office:value-type="float" office:value="256048" calcext:value-type="float">
            <text:p>25604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98186" calcext:value-type="float">
            <text:p>98186</text:p>
          </table:table-cell>
          <table:table-cell table:number-columns-repeated="2"/>
          <table:table-cell office:value-type="float" office:value="183516" calcext:value-type="float">
            <text:p>183516</text:p>
          </table:table-cell>
          <table:table-cell table:number-columns-repeated="2"/>
          <table:table-cell office:value-type="float" office:value="240134" calcext:value-type="float">
            <text:p>240134</text:p>
          </table:table-cell>
          <table:table-cell table:number-columns-repeated="2"/>
          <table:table-cell office:value-type="float" office:value="252963" calcext:value-type="float">
            <text:p>252963</text:p>
          </table:table-cell>
          <table:table-cell table:number-columns-repeated="2"/>
          <table:table-cell office:value-type="float" office:value="228678" calcext:value-type="float">
            <text:p>228678</text:p>
          </table:table-cell>
          <table:table-cell table:number-columns-repeated="2"/>
          <table:table-cell office:value-type="float" office:value="183193" calcext:value-type="float">
            <text:p>183193</text:p>
          </table:table-cell>
          <table:table-cell table:number-columns-repeated="2"/>
          <table:table-cell office:value-type="float" office:value="226346" calcext:value-type="float">
            <text:p>226346</text:p>
          </table:table-cell>
          <table:table-cell table:number-columns-repeated="2"/>
          <table:table-cell office:value-type="float" office:value="3790577" calcext:value-type="float">
            <text:p>3790577</text:p>
          </table:table-cell>
          <table:table-cell table:number-columns-repeated="3"/>
          <table:table-cell office:value-type="float" office:value="237001" calcext:value-type="float">
            <text:p>237001</text:p>
          </table:table-cell>
          <table:table-cell table:number-columns-repeated="2"/>
          <table:table-cell office:value-type="float" office:value="179272" calcext:value-type="float">
            <text:p>179272</text:p>
          </table:table-cell>
          <table:table-cell table:number-columns-repeated="2"/>
          <table:table-cell office:value-type="float" office:value="178253" calcext:value-type="float">
            <text:p>178253</text:p>
          </table:table-cell>
          <table:table-cell table:number-columns-repeated="2"/>
          <table:table-cell office:value-type="float" office:value="247900" calcext:value-type="float">
            <text:p>247900</text:p>
          </table:table-cell>
          <table:table-cell table:number-columns-repeated="2"/>
          <table:table-cell office:value-type="float" office:value="246159" calcext:value-type="float">
            <text:p>24615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3509" calcext:value-type="float">
            <text:p>83509</text:p>
          </table:table-cell>
          <table:table-cell table:number-columns-repeated="2"/>
          <table:table-cell office:value-type="float" office:value="182671" calcext:value-type="float">
            <text:p>182671</text:p>
          </table:table-cell>
          <table:table-cell table:number-columns-repeated="2"/>
          <table:table-cell office:value-type="float" office:value="243343" calcext:value-type="float">
            <text:p>243343</text:p>
          </table:table-cell>
          <table:table-cell table:number-columns-repeated="2"/>
          <table:table-cell office:value-type="float" office:value="245065" calcext:value-type="float">
            <text:p>245065</text:p>
          </table:table-cell>
          <table:table-cell table:number-columns-repeated="2"/>
          <table:table-cell office:value-type="float" office:value="242590" calcext:value-type="float">
            <text:p>242590</text:p>
          </table:table-cell>
          <table:table-cell table:number-columns-repeated="2"/>
          <table:table-cell office:value-type="float" office:value="185550" calcext:value-type="float">
            <text:p>185550</text:p>
          </table:table-cell>
          <table:table-cell table:number-columns-repeated="2"/>
          <table:table-cell office:value-type="float" office:value="236906" calcext:value-type="float">
            <text:p>236906</text:p>
          </table:table-cell>
          <table:table-cell table:number-columns-repeated="2"/>
          <table:table-cell office:value-type="float" office:value="3238084" calcext:value-type="float">
            <text:p>3238084</text:p>
          </table:table-cell>
          <table:table-cell table:number-columns-repeated="3"/>
          <table:table-cell office:value-type="float" office:value="244723" calcext:value-type="float">
            <text:p>244723</text:p>
          </table:table-cell>
          <table:table-cell table:number-columns-repeated="2"/>
          <table:table-cell office:value-type="float" office:value="182430" calcext:value-type="float">
            <text:p>182430</text:p>
          </table:table-cell>
          <table:table-cell table:number-columns-repeated="2"/>
          <table:table-cell office:value-type="float" office:value="185815" calcext:value-type="float">
            <text:p>185815</text:p>
          </table:table-cell>
          <table:table-cell table:number-columns-repeated="2"/>
          <table:table-cell office:value-type="float" office:value="249666" calcext:value-type="float">
            <text:p>249666</text:p>
          </table:table-cell>
          <table:table-cell table:number-columns-repeated="2"/>
          <table:table-cell office:value-type="float" office:value="254073" calcext:value-type="float">
            <text:p>25407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08907" calcext:value-type="float">
            <text:p>108907</text:p>
          </table:table-cell>
          <table:table-cell table:number-columns-repeated="2"/>
          <table:table-cell office:value-type="float" office:value="184215" calcext:value-type="float">
            <text:p>184215</text:p>
          </table:table-cell>
          <table:table-cell table:number-columns-repeated="2"/>
          <table:table-cell office:value-type="float" office:value="247964" calcext:value-type="float">
            <text:p>247964</text:p>
          </table:table-cell>
          <table:table-cell table:number-columns-repeated="2"/>
          <table:table-cell office:value-type="float" office:value="256729" calcext:value-type="float">
            <text:p>256729</text:p>
          </table:table-cell>
          <table:table-cell table:number-columns-repeated="2"/>
          <table:table-cell office:value-type="float" office:value="244621" calcext:value-type="float">
            <text:p>244621</text:p>
          </table:table-cell>
          <table:table-cell table:number-columns-repeated="2"/>
          <table:table-cell office:value-type="float" office:value="183940" calcext:value-type="float">
            <text:p>183940</text:p>
          </table:table-cell>
          <table:table-cell table:number-columns-repeated="2"/>
          <table:table-cell office:value-type="float" office:value="233147" calcext:value-type="float">
            <text:p>233147</text:p>
          </table:table-cell>
          <table:table-cell table:number-columns-repeated="2"/>
          <table:table-cell office:value-type="float" office:value="3019455" calcext:value-type="float">
            <text:p>3019455</text:p>
          </table:table-cell>
          <table:table-cell table:number-columns-repeated="3"/>
          <table:table-cell office:value-type="float" office:value="247648" calcext:value-type="float">
            <text:p>247648</text:p>
          </table:table-cell>
          <table:table-cell table:number-columns-repeated="2"/>
          <table:table-cell office:value-type="float" office:value="186134" calcext:value-type="float">
            <text:p>186134</text:p>
          </table:table-cell>
          <table:table-cell table:number-columns-repeated="2"/>
          <table:table-cell office:value-type="float" office:value="181514" calcext:value-type="float">
            <text:p>181514</text:p>
          </table:table-cell>
          <table:table-cell table:number-columns-repeated="2"/>
          <table:table-cell office:value-type="float" office:value="250363" calcext:value-type="float">
            <text:p>250363</text:p>
          </table:table-cell>
          <table:table-cell table:number-columns-repeated="2"/>
          <table:table-cell office:value-type="float" office:value="253037" calcext:value-type="float">
            <text:p>253037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969761" calcext:value-type="float">
            <text:p>969761</text:p>
          </table:table-cell>
          <table:table-cell office:value-type="float" office:value="1183548" calcext:value-type="float">
            <text:p>1183548</text:p>
          </table:table-cell>
          <table:table-cell office:value-type="float" office:value="230060" calcext:value-type="float">
            <text:p>230060</text:p>
          </table:table-cell>
          <table:table-cell office:value-type="float" office:value="1204796" calcext:value-type="float">
            <text:p>1204796</text:p>
          </table:table-cell>
          <table:table-cell office:value-type="float" office:value="1304314" calcext:value-type="float">
            <text:p>130431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165070" calcext:value-type="float">
            <text:p>1165070</text:p>
          </table:table-cell>
          <table:table-cell office:value-type="float" office:value="1278855" calcext:value-type="float">
            <text:p>1278855</text:p>
          </table:table-cell>
          <table:table-cell office:value-type="float" office:value="1440082" calcext:value-type="float">
            <text:p>1440082</text:p>
          </table:table-cell>
          <table:table-cell office:value-type="float" office:value="1332828" calcext:value-type="float">
            <text:p>1332828</text:p>
          </table:table-cell>
          <table:table-cell office:value-type="float" office:value="1471662" calcext:value-type="float">
            <text:p>1471662</text:p>
          </table:table-cell>
          <table:table-cell office:value-type="float" office:value="1406136" calcext:value-type="float">
            <text:p>1406136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248819" calcext:value-type="float">
            <text:p>1248819</text:p>
          </table:table-cell>
          <table:table-cell office:value-type="float" office:value="1413179" calcext:value-type="float">
            <text:p>1413179</text:p>
          </table:table-cell>
          <table:table-cell office:value-type="float" office:value="1420658" calcext:value-type="float">
            <text:p>1420658</text:p>
          </table:table-cell>
          <table:table-cell office:value-type="float" office:value="1540948" calcext:value-type="float">
            <text:p>1540948</text:p>
          </table:table-cell>
          <table:table-cell office:value-type="float" office:value="1570244" calcext:value-type="float">
            <text:p>1570244</text:p>
          </table:table-cell>
          <table:table-cell office:value-type="float" office:value="1581810" calcext:value-type="float">
            <text:p>1581810</text:p>
          </table:table-cell>
          <table:table-cell office:value-type="float" office:value="1532153" calcext:value-type="float">
            <text:p>153215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193175" calcext:value-type="float">
            <text:p>1193175</text:p>
          </table:table-cell>
          <table:table-cell office:value-type="float" office:value="1438555" calcext:value-type="float">
            <text:p>1438555</text:p>
          </table:table-cell>
          <table:table-cell office:value-type="float" office:value="1547395" calcext:value-type="float">
            <text:p>1547395</text:p>
          </table:table-cell>
          <table:table-cell office:value-type="float" office:value="1492545" calcext:value-type="float">
            <text:p>1492545</text:p>
          </table:table-cell>
          <table:table-cell office:value-type="float" office:value="1624659" calcext:value-type="float">
            <text:p>1624659</text:p>
          </table:table-cell>
          <table:table-cell office:value-type="float" office:value="1487377" calcext:value-type="float">
            <text:p>1487377</text:p>
          </table:table-cell>
          <table:table-cell office:value-type="float" office:value="1619757" calcext:value-type="float">
            <text:p>1619757</text:p>
          </table:table-cell>
          <table:table-cell office:value-type="float" office:value="1570020" calcext:value-type="float">
            <text:p>1570020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245710" calcext:value-type="float">
            <text:p>1245710</text:p>
          </table:table-cell>
          <table:table-cell office:value-type="float" office:value="1456510" calcext:value-type="float">
            <text:p>1456510</text:p>
          </table:table-cell>
          <table:table-cell office:value-type="float" office:value="1471481" calcext:value-type="float">
            <text:p>1471481</text:p>
          </table:table-cell>
          <table:table-cell office:value-type="float" office:value="1600327" calcext:value-type="float">
            <text:p>1600327</text:p>
          </table:table-cell>
          <table:table-cell office:value-type="float" office:value="1602715" calcext:value-type="float">
            <text:p>1602715</text:p>
          </table:table-cell>
          <table:table-cell office:value-type="float" office:value="1678504" calcext:value-type="float">
            <text:p>1678504</text:p>
          </table:table-cell>
          <table:table-cell office:value-type="float" office:value="1668074" calcext:value-type="float">
            <text:p>1668074</text:p>
          </table:table-cell>
          <table:table-cell office:value-type="float" office:value="1633188" calcext:value-type="float">
            <text:p>1633188</text:p>
          </table:table-cell>
          <table:table-cell office:value-type="float" office:value="1607514" calcext:value-type="float">
            <text:p>1607514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302727" calcext:value-type="float">
            <text:p>1302727</text:p>
          </table:table-cell>
          <table:table-cell office:value-type="float" office:value="1377297" calcext:value-type="float">
            <text:p>1377297</text:p>
          </table:table-cell>
          <table:table-cell office:value-type="float" office:value="1543063" calcext:value-type="float">
            <text:p>1543063</text:p>
          </table:table-cell>
          <table:table-cell office:value-type="float" office:value="1625402" calcext:value-type="float">
            <text:p>1625402</text:p>
          </table:table-cell>
          <table:table-cell office:value-type="float" office:value="1615315" calcext:value-type="float">
            <text:p>1615315</text:p>
          </table:table-cell>
          <table:table-cell office:value-type="float" office:value="1637174" calcext:value-type="float">
            <text:p>1637174</text:p>
          </table:table-cell>
          <table:table-cell office:value-type="float" office:value="1562145" calcext:value-type="float">
            <text:p>1562145</text:p>
          </table:table-cell>
          <table:table-cell office:value-type="float" office:value="1602358" calcext:value-type="float">
            <text:p>1602358</text:p>
          </table:table-cell>
          <table:table-cell office:value-type="float" office:value="1232980" calcext:value-type="float">
            <text:p>1232980</text:p>
          </table:table-cell>
          <table:table-cell office:value-type="float" office:value="1587551" calcext:value-type="float">
            <text:p>1587551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142521" calcext:value-type="float">
            <text:p>1142521</text:p>
          </table:table-cell>
          <table:table-cell office:value-type="float" office:value="1456068" calcext:value-type="float">
            <text:p>1456068</text:p>
          </table:table-cell>
          <table:table-cell office:value-type="float" office:value="1542205" calcext:value-type="float">
            <text:p>1542205</text:p>
          </table:table-cell>
          <table:table-cell office:value-type="float" office:value="1604424" calcext:value-type="float">
            <text:p>1604424</text:p>
          </table:table-cell>
          <table:table-cell office:value-type="float" office:value="1582697" calcext:value-type="float">
            <text:p>1582697</text:p>
          </table:table-cell>
          <table:table-cell office:value-type="float" office:value="1595632" calcext:value-type="float">
            <text:p>1595632</text:p>
          </table:table-cell>
          <table:table-cell office:value-type="float" office:value="1601881" calcext:value-type="float">
            <text:p>1601881</text:p>
          </table:table-cell>
          <table:table-cell office:value-type="float" office:value="1626603" calcext:value-type="float">
            <text:p>1626603</text:p>
          </table:table-cell>
          <table:table-cell office:value-type="float" office:value="1601284" calcext:value-type="float">
            <text:p>1601284</text:p>
          </table:table-cell>
          <table:table-cell office:value-type="float" office:value="1580803" calcext:value-type="float">
            <text:p>1580803</text:p>
          </table:table-cell>
          <table:table-cell office:value-type="float" office:value="1523739" calcext:value-type="float">
            <text:p>1523739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170458" calcext:value-type="float">
            <text:p>1170458</text:p>
          </table:table-cell>
          <table:table-cell office:value-type="float" office:value="1421480" calcext:value-type="float">
            <text:p>1421480</text:p>
          </table:table-cell>
          <table:table-cell office:value-type="float" office:value="1505566" calcext:value-type="float">
            <text:p>1505566</text:p>
          </table:table-cell>
          <table:table-cell office:value-type="float" office:value="1548865" calcext:value-type="float">
            <text:p>1548865</text:p>
          </table:table-cell>
          <table:table-cell office:value-type="float" office:value="1559197" calcext:value-type="float">
            <text:p>1559197</text:p>
          </table:table-cell>
          <table:table-cell office:value-type="float" office:value="1581444" calcext:value-type="float">
            <text:p>1581444</text:p>
          </table:table-cell>
          <table:table-cell office:value-type="float" office:value="1584215" calcext:value-type="float">
            <text:p>1584215</text:p>
          </table:table-cell>
          <table:table-cell office:value-type="float" office:value="1566376" calcext:value-type="float">
            <text:p>1566376</text:p>
          </table:table-cell>
          <table:table-cell office:value-type="float" office:value="1453469" calcext:value-type="float">
            <text:p>1453469</text:p>
          </table:table-cell>
          <table:table-cell office:value-type="float" office:value="1503984" calcext:value-type="float">
            <text:p>1503984</text:p>
          </table:table-cell>
          <table:table-cell office:value-type="float" office:value="1521836" calcext:value-type="float">
            <text:p>1521836</text:p>
          </table:table-cell>
          <table:table-cell office:value-type="float" office:value="1455069" calcext:value-type="float">
            <text:p>1455069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170952" calcext:value-type="float">
            <text:p>1170952</text:p>
          </table:table-cell>
          <table:table-cell office:value-type="float" office:value="1398448" calcext:value-type="float">
            <text:p>1398448</text:p>
          </table:table-cell>
          <table:table-cell office:value-type="float" office:value="1485158" calcext:value-type="float">
            <text:p>1485158</text:p>
          </table:table-cell>
          <table:table-cell office:value-type="float" office:value="1516892" calcext:value-type="float">
            <text:p>1516892</text:p>
          </table:table-cell>
          <table:table-cell office:value-type="float" office:value="1559934" calcext:value-type="float">
            <text:p>1559934</text:p>
          </table:table-cell>
          <table:table-cell office:value-type="float" office:value="1502038" calcext:value-type="float">
            <text:p>1502038</text:p>
          </table:table-cell>
          <table:table-cell office:value-type="float" office:value="1554007" calcext:value-type="float">
            <text:p>1554007</text:p>
          </table:table-cell>
          <table:table-cell office:value-type="float" office:value="1555943" calcext:value-type="float">
            <text:p>1555943</text:p>
          </table:table-cell>
          <table:table-cell office:value-type="float" office:value="1543189" calcext:value-type="float">
            <text:p>1543189</text:p>
          </table:table-cell>
          <table:table-cell office:value-type="float" office:value="1509793" calcext:value-type="float">
            <text:p>1509793</text:p>
          </table:table-cell>
          <table:table-cell office:value-type="float" office:value="1479244" calcext:value-type="float">
            <text:p>1479244</text:p>
          </table:table-cell>
          <table:table-cell office:value-type="float" office:value="1409231" calcext:value-type="float">
            <text:p>1409231</text:p>
          </table:table-cell>
          <table:table-cell office:value-type="float" office:value="1430677" calcext:value-type="float">
            <text:p>143067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7866" calcext:value-type="float">
            <text:p>1527866</text:p>
          </table:table-cell>
          <table:table-cell office:value-type="float" office:value="1524950" calcext:value-type="float">
            <text:p>1524950</text:p>
          </table:table-cell>
          <table:table-cell office:value-type="float" office:value="1549309" calcext:value-type="float">
            <text:p>1549309</text:p>
          </table:table-cell>
          <table:table-cell office:value-type="float" office:value="1519135" calcext:value-type="float">
            <text:p>1519135</text:p>
          </table:table-cell>
          <table:table-cell office:value-type="float" office:value="1555200" calcext:value-type="float">
            <text:p>1555200</text:p>
          </table:table-cell>
          <table:table-cell office:value-type="float" office:value="1501133" calcext:value-type="float">
            <text:p>1501133</text:p>
          </table:table-cell>
          <table:table-cell office:value-type="float" office:value="1454983" calcext:value-type="float">
            <text:p>1454983</text:p>
          </table:table-cell>
          <table:table-cell office:value-type="float" office:value="1426606" calcext:value-type="float">
            <text:p>1426606</text:p>
          </table:table-cell>
          <table:table-cell office:value-type="float" office:value="1429603" calcext:value-type="float">
            <text:p>142960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9142" calcext:value-type="float">
            <text:p>1509142</text:p>
          </table:table-cell>
          <table:table-cell office:value-type="float" office:value="1522289" calcext:value-type="float">
            <text:p>1522289</text:p>
          </table:table-cell>
          <table:table-cell office:value-type="float" office:value="1468099" calcext:value-type="float">
            <text:p>1468099</text:p>
          </table:table-cell>
          <table:table-cell office:value-type="float" office:value="1485844" calcext:value-type="float">
            <text:p>1485844</text:p>
          </table:table-cell>
          <table:table-cell office:value-type="float" office:value="1469818" calcext:value-type="float">
            <text:p>1469818</text:p>
          </table:table-cell>
          <table:table-cell office:value-type="float" office:value="1222044" calcext:value-type="float">
            <text:p>1222044</text:p>
          </table:table-cell>
          <table:table-cell office:value-type="float" office:value="1458007" calcext:value-type="float">
            <text:p>1458007</text:p>
          </table:table-cell>
          <table:table-cell office:value-type="float" office:value="1385104" calcext:value-type="float">
            <text:p>1385104</text:p>
          </table:table-cell>
          <table:table-cell office:value-type="float" office:value="1396610" calcext:value-type="float">
            <text:p>13966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3959" calcext:value-type="float">
            <text:p>593959</text:p>
          </table:table-cell>
          <table:table-cell office:value-type="float" office:value="533135" calcext:value-type="float">
            <text:p>533135</text:p>
          </table:table-cell>
          <table:table-cell office:value-type="float" office:value="511580" calcext:value-type="float">
            <text:p>511580</text:p>
          </table:table-cell>
          <table:table-cell office:value-type="float" office:value="518558" calcext:value-type="float">
            <text:p>518558</text:p>
          </table:table-cell>
          <table:table-cell office:value-type="float" office:value="526643" calcext:value-type="float">
            <text:p>526643</text:p>
          </table:table-cell>
          <table:table-cell office:value-type="float" office:value="471791" calcext:value-type="float">
            <text:p>471791</text:p>
          </table:table-cell>
          <table:table-cell office:value-type="float" office:value="502507" calcext:value-type="float">
            <text:p>502507</text:p>
          </table:table-cell>
          <table:table-cell office:value-type="float" office:value="485395" calcext:value-type="float">
            <text:p>485395</text:p>
          </table:table-cell>
          <table:table-cell office:value-type="float" office:value="492176" calcext:value-type="float">
            <text:p>49217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87" calcext:value-type="float">
            <text:p>229687</text:p>
          </table:table-cell>
          <table:table-cell office:value-type="float" office:value="228889" calcext:value-type="float">
            <text:p>228889</text:p>
          </table:table-cell>
          <table:table-cell office:value-type="float" office:value="250712" calcext:value-type="float">
            <text:p>250712</text:p>
          </table:table-cell>
          <table:table-cell office:value-type="float" office:value="242519" calcext:value-type="float">
            <text:p>242519</text:p>
          </table:table-cell>
          <table:table-cell office:value-type="float" office:value="251315" calcext:value-type="float">
            <text:p>251315</text:p>
          </table:table-cell>
          <table:table-cell office:value-type="float" office:value="241467" calcext:value-type="float">
            <text:p>241467</text:p>
          </table:table-cell>
          <table:table-cell office:value-type="float" office:value="248123" calcext:value-type="float">
            <text:p>248123</text:p>
          </table:table-cell>
          <table:table-cell office:value-type="float" office:value="247349" calcext:value-type="float">
            <text:p>247349</text:p>
          </table:table-cell>
          <table:table-cell office:value-type="float" office:value="257489" calcext:value-type="float">
            <text:p>25748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691" calcext:value-type="float">
            <text:p>170691</text:p>
          </table:table-cell>
          <table:table-cell office:value-type="float" office:value="160963" calcext:value-type="float">
            <text:p>160963</text:p>
          </table:table-cell>
          <table:table-cell office:value-type="float" office:value="164440" calcext:value-type="float">
            <text:p>164440</text:p>
          </table:table-cell>
          <table:table-cell office:value-type="float" office:value="168102" calcext:value-type="float">
            <text:p>168102</text:p>
          </table:table-cell>
          <table:table-cell office:value-type="float" office:value="172770" calcext:value-type="float">
            <text:p>172770</text:p>
          </table:table-cell>
          <table:table-cell office:value-type="float" office:value="156151" calcext:value-type="float">
            <text:p>156151</text:p>
          </table:table-cell>
          <table:table-cell office:value-type="float" office:value="171709" calcext:value-type="float">
            <text:p>171709</text:p>
          </table:table-cell>
          <table:table-cell office:value-type="float" office:value="191959" calcext:value-type="float">
            <text:p>191959</text:p>
          </table:table-cell>
          <table:table-cell office:value-type="float" office:value="86279" calcext:value-type="float">
            <text:p>8627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333" calcext:value-type="float">
            <text:p>195333</text:p>
          </table:table-cell>
          <table:table-cell office:value-type="float" office:value="181851" calcext:value-type="float">
            <text:p>181851</text:p>
          </table:table-cell>
          <table:table-cell office:value-type="float" office:value="146867" calcext:value-type="float">
            <text:p>146867</text:p>
          </table:table-cell>
          <table:table-cell office:value-type="float" office:value="162454" calcext:value-type="float">
            <text:p>162454</text:p>
          </table:table-cell>
          <table:table-cell office:value-type="float" office:value="189300" calcext:value-type="float">
            <text:p>189300</text:p>
          </table:table-cell>
          <table:table-cell office:value-type="float" office:value="180955" calcext:value-type="float">
            <text:p>180955</text:p>
          </table:table-cell>
          <table:table-cell office:value-type="float" office:value="173016" calcext:value-type="float">
            <text:p>173016</text:p>
          </table:table-cell>
          <table:table-cell office:value-type="float" office:value="112994" calcext:value-type="float">
            <text:p>112994</text:p>
          </table:table-cell>
          <table:table-cell office:value-type="float" office:value="112135" calcext:value-type="float">
            <text:p>11213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016" calcext:value-type="float">
            <text:p>149016</text:p>
          </table:table-cell>
          <table:table-cell office:value-type="float" office:value="167672" calcext:value-type="float">
            <text:p>167672</text:p>
          </table:table-cell>
          <table:table-cell office:value-type="float" office:value="160469" calcext:value-type="float">
            <text:p>160469</text:p>
          </table:table-cell>
          <table:table-cell office:value-type="float" office:value="159148" calcext:value-type="float">
            <text:p>159148</text:p>
          </table:table-cell>
          <table:table-cell office:value-type="float" office:value="145460" calcext:value-type="float">
            <text:p>145460</text:p>
          </table:table-cell>
          <table:table-cell office:value-type="float" office:value="160693" calcext:value-type="float">
            <text:p>160693</text:p>
          </table:table-cell>
          <table:table-cell office:value-type="float" office:value="128267" calcext:value-type="float">
            <text:p>128267</text:p>
          </table:table-cell>
          <table:table-cell office:value-type="float" office:value="152707" calcext:value-type="float">
            <text:p>152707</text:p>
          </table:table-cell>
          <table:table-cell office:value-type="float" office:value="132145" calcext:value-type="float">
            <text:p>13214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491" calcext:value-type="float">
            <text:p>135491</text:p>
          </table:table-cell>
          <table:table-cell office:value-type="float" office:value="82879" calcext:value-type="float">
            <text:p>82879</text:p>
          </table:table-cell>
          <table:table-cell office:value-type="float" office:value="87164" calcext:value-type="float">
            <text:p>87164</text:p>
          </table:table-cell>
          <table:table-cell office:value-type="float" office:value="82186" calcext:value-type="float">
            <text:p>82186</text:p>
          </table:table-cell>
          <table:table-cell office:value-type="float" office:value="95234" calcext:value-type="float">
            <text:p>95234</text:p>
          </table:table-cell>
          <table:table-cell office:value-type="float" office:value="85528" calcext:value-type="float">
            <text:p>85528</text:p>
          </table:table-cell>
          <table:table-cell office:value-type="float" office:value="98186" calcext:value-type="float">
            <text:p>98186</text:p>
          </table:table-cell>
          <table:table-cell office:value-type="float" office:value="83509" calcext:value-type="float">
            <text:p>83509</text:p>
          </table:table-cell>
          <table:table-cell office:value-type="float" office:value="108907" calcext:value-type="float">
            <text:p>108907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91276" calcext:value-type="float">
            <text:p>1991276</text:p>
          </table:table-cell>
          <table:table-cell/>
          <table:table-cell office:value-type="float" office:value="2772930" calcext:value-type="float">
            <text:p>2772930</text:p>
          </table:table-cell>
          <table:table-cell/>
          <table:table-cell office:value-type="float" office:value="2892445" calcext:value-type="float">
            <text:p>2892445</text:p>
          </table:table-cell>
          <table:table-cell/>
          <table:table-cell office:value-type="float" office:value="2662899" calcext:value-type="float">
            <text:p>2662899</text:p>
          </table:table-cell>
          <table:table-cell/>
          <table:table-cell office:value-type="float" office:value="2203800" calcext:value-type="float">
            <text:p>22038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86447" calcext:value-type="float">
            <text:p>2286447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3036502" calcext:value-type="float">
            <text:p>3036502</text:p>
          </table:table-cell>
          <table:table-cell/>
          <table:table-cell office:value-type="float" office:value="3277486" calcext:value-type="float">
            <text:p>3277486</text:p>
          </table:table-cell>
          <table:table-cell/>
          <table:table-cell office:value-type="float" office:value="3359523" calcext:value-type="float">
            <text:p>3359523</text:p>
          </table:table-cell>
          <table:table-cell/>
          <table:table-cell office:value-type="float" office:value="3380677" calcext:value-type="float">
            <text:p>338067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413957" calcext:value-type="float">
            <text:p>2413957</text:p>
          </table:table-cell>
          <table:table-cell/>
          <table:table-cell office:value-type="float" office:value="2984226" calcext:value-type="float">
            <text:p>2984226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3545976" calcext:value-type="float">
            <text:p>3545976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3654598" calcext:value-type="float">
            <text:p>3654598</text:p>
          </table:table-cell>
          <table:table-cell/>
          <table:table-cell office:value-type="float" office:value="3326279" calcext:value-type="float">
            <text:p>332627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60437" calcext:value-type="float">
            <text:p>2460437</text:p>
          </table:table-cell>
          <table:table-cell/>
          <table:table-cell office:value-type="float" office:value="2995907" calcext:value-type="float">
            <text:p>2995907</text:p>
          </table:table-cell>
          <table:table-cell/>
          <table:table-cell office:value-type="float" office:value="3409755" calcext:value-type="float">
            <text:p>3409755</text:p>
          </table:table-cell>
          <table:table-cell/>
          <table:table-cell office:value-type="float" office:value="3634839" calcext:value-type="float">
            <text:p>3634839</text:p>
          </table:table-cell>
          <table:table-cell/>
          <table:table-cell office:value-type="float" office:value="3762197" calcext:value-type="float">
            <text:p>3762197</text:p>
          </table:table-cell>
          <table:table-cell/>
          <table:table-cell office:value-type="float" office:value="3653390" calcext:value-type="float">
            <text:p>3653390</text:p>
          </table:table-cell>
          <table:table-cell/>
          <table:table-cell office:value-type="float" office:value="3710197" calcext:value-type="float">
            <text:p>3710197</text:p>
          </table:table-cell>
          <table:table-cell/>
          <table:table-cell office:value-type="float" office:value="3510074" calcext:value-type="float">
            <text:p>351007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443368" calcext:value-type="float">
            <text:p>2443368</text:p>
          </table:table-cell>
          <table:table-cell/>
          <table:table-cell office:value-type="float" office:value="2952261" calcext:value-type="float">
            <text:p>2952261</text:p>
          </table:table-cell>
          <table:table-cell/>
          <table:table-cell office:value-type="float" office:value="3101494" calcext:value-type="float">
            <text:p>3101494</text:p>
          </table:table-cell>
          <table:table-cell/>
          <table:table-cell office:value-type="float" office:value="3160839" calcext:value-type="float">
            <text:p>3160839</text:p>
          </table:table-cell>
          <table:table-cell/>
          <table:table-cell office:value-type="float" office:value="3791442" calcext:value-type="float">
            <text:p>3791442</text:p>
          </table:table-cell>
          <table:table-cell/>
          <table:table-cell office:value-type="float" office:value="3738636" calcext:value-type="float">
            <text:p>3738636</text:p>
          </table:table-cell>
          <table:table-cell/>
          <table:table-cell office:value-type="float" office:value="3722435" calcext:value-type="float">
            <text:p>3722435</text:p>
          </table:table-cell>
          <table:table-cell/>
          <table:table-cell office:value-type="float" office:value="3425544" calcext:value-type="float">
            <text:p>3425544</text:p>
          </table:table-cell>
          <table:table-cell/>
          <table:table-cell office:value-type="float" office:value="3481072" calcext:value-type="float">
            <text:p>348107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337520" calcext:value-type="float">
            <text:p>2337520</text:p>
          </table:table-cell>
          <table:table-cell/>
          <table:table-cell office:value-type="float" office:value="2782790" calcext:value-type="float">
            <text:p>2782790</text:p>
          </table:table-cell>
          <table:table-cell/>
          <table:table-cell office:value-type="float" office:value="3146720" calcext:value-type="float">
            <text:p>3146720</text:p>
          </table:table-cell>
          <table:table-cell/>
          <table:table-cell office:value-type="float" office:value="3357009" calcext:value-type="float">
            <text:p>3357009</text:p>
          </table:table-cell>
          <table:table-cell/>
          <table:table-cell office:value-type="float" office:value="3329682" calcext:value-type="float">
            <text:p>3329682</text:p>
          </table:table-cell>
          <table:table-cell/>
          <table:table-cell office:value-type="float" office:value="3390131" calcext:value-type="float">
            <text:p>3390131</text:p>
          </table:table-cell>
          <table:table-cell/>
          <table:table-cell office:value-type="float" office:value="3367537" calcext:value-type="float">
            <text:p>3367537</text:p>
          </table:table-cell>
          <table:table-cell/>
          <table:table-cell office:value-type="float" office:value="3118163" calcext:value-type="float">
            <text:p>3118163</text:p>
          </table:table-cell>
          <table:table-cell/>
          <table:table-cell office:value-type="float" office:value="3230749" calcext:value-type="float">
            <text:p>3230749</text:p>
          </table:table-cell>
          <table:table-cell/>
          <table:table-cell office:value-type="float" office:value="2937929" calcext:value-type="float">
            <text:p>293792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88560" calcext:value-type="float">
            <text:p>1888560</text:p>
          </table:table-cell>
          <table:table-cell/>
          <table:table-cell office:value-type="float" office:value="2786313" calcext:value-type="float">
            <text:p>2786313</text:p>
          </table:table-cell>
          <table:table-cell/>
          <table:table-cell office:value-type="float" office:value="3011473" calcext:value-type="float">
            <text:p>3011473</text:p>
          </table:table-cell>
          <table:table-cell/>
          <table:table-cell office:value-type="float" office:value="3243439" calcext:value-type="float">
            <text:p>3243439</text:p>
          </table:table-cell>
          <table:table-cell/>
          <table:table-cell office:value-type="float" office:value="3314142" calcext:value-type="float">
            <text:p>3314142</text:p>
          </table:table-cell>
          <table:table-cell/>
          <table:table-cell office:value-type="float" office:value="2705147" calcext:value-type="float">
            <text:p>2705147</text:p>
          </table:table-cell>
          <table:table-cell/>
          <table:table-cell office:value-type="float" office:value="3324403" calcext:value-type="float">
            <text:p>3324403</text:p>
          </table:table-cell>
          <table:table-cell/>
          <table:table-cell office:value-type="float" office:value="3177452" calcext:value-type="float">
            <text:p>3177452</text:p>
          </table:table-cell>
          <table:table-cell/>
          <table:table-cell office:value-type="float" office:value="3158176" calcext:value-type="float">
            <text:p>3158176</text:p>
          </table:table-cell>
          <table:table-cell/>
          <table:table-cell office:value-type="float" office:value="2940345" calcext:value-type="float">
            <text:p>2940345</text:p>
          </table:table-cell>
          <table:table-cell/>
          <table:table-cell office:value-type="float" office:value="2784507" calcext:value-type="float">
            <text:p>278450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80643" calcext:value-type="float">
            <text:p>2280643</text:p>
          </table:table-cell>
          <table:table-cell/>
          <table:table-cell office:value-type="float" office:value="2709800" calcext:value-type="float">
            <text:p>2709800</text:p>
          </table:table-cell>
          <table:table-cell/>
          <table:table-cell office:value-type="float" office:value="2328557" calcext:value-type="float">
            <text:p>2328557</text:p>
          </table:table-cell>
          <table:table-cell/>
          <table:table-cell office:value-type="float" office:value="3144824" calcext:value-type="float">
            <text:p>3144824</text:p>
          </table:table-cell>
          <table:table-cell/>
          <table:table-cell office:value-type="float" office:value="3311205" calcext:value-type="float">
            <text:p>3311205</text:p>
          </table:table-cell>
          <table:table-cell/>
          <table:table-cell office:value-type="float" office:value="2768534" calcext:value-type="float">
            <text:p>2768534</text:p>
          </table:table-cell>
          <table:table-cell/>
          <table:table-cell office:value-type="float" office:value="3275536" calcext:value-type="float">
            <text:p>3275536</text:p>
          </table:table-cell>
          <table:table-cell/>
          <table:table-cell office:value-type="float" office:value="3248286" calcext:value-type="float">
            <text:p>3248286</text:p>
          </table:table-cell>
          <table:table-cell/>
          <table:table-cell office:value-type="float" office:value="3171237" calcext:value-type="float">
            <text:p>3171237</text:p>
          </table:table-cell>
          <table:table-cell/>
          <table:table-cell office:value-type="float" office:value="3036169" calcext:value-type="float">
            <text:p>3036169</text:p>
          </table:table-cell>
          <table:table-cell/>
          <table:table-cell office:value-type="float" office:value="2837348" calcext:value-type="float">
            <text:p>2837348</text:p>
          </table:table-cell>
          <table:table-cell/>
          <table:table-cell office:value-type="float" office:value="2771437" calcext:value-type="float">
            <text:p>277143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56391" calcext:value-type="float">
            <text:p>2156391</text:p>
          </table:table-cell>
          <table:table-cell/>
          <table:table-cell office:value-type="float" office:value="2721584" calcext:value-type="float">
            <text:p>2721584</text:p>
          </table:table-cell>
          <table:table-cell/>
          <table:table-cell office:value-type="float" office:value="2971806" calcext:value-type="float">
            <text:p>2971806</text:p>
          </table:table-cell>
          <table:table-cell/>
          <table:table-cell office:value-type="float" office:value="3188127" calcext:value-type="float">
            <text:p>3188127</text:p>
          </table:table-cell>
          <table:table-cell/>
          <table:table-cell office:value-type="float" office:value="3298618" calcext:value-type="float">
            <text:p>3298618</text:p>
          </table:table-cell>
          <table:table-cell/>
          <table:table-cell office:value-type="float" office:value="3311972" calcext:value-type="float">
            <text:p>3311972</text:p>
          </table:table-cell>
          <table:table-cell/>
          <table:table-cell office:value-type="float" office:value="2997995" calcext:value-type="float">
            <text:p>2997995</text:p>
          </table:table-cell>
          <table:table-cell/>
          <table:table-cell office:value-type="float" office:value="3278005" calcext:value-type="float">
            <text:p>3278005</text:p>
          </table:table-cell>
          <table:table-cell/>
          <table:table-cell office:value-type="float" office:value="3215727" calcext:value-type="float">
            <text:p>3215727</text:p>
          </table:table-cell>
          <table:table-cell/>
          <table:table-cell office:value-type="float" office:value="3123214" calcext:value-type="float">
            <text:p>3123214</text:p>
          </table:table-cell>
          <table:table-cell/>
          <table:table-cell office:value-type="float" office:value="2944177" calcext:value-type="float">
            <text:p>2944177</text:p>
          </table:table-cell>
          <table:table-cell/>
          <table:table-cell office:value-type="float" office:value="2665838" calcext:value-type="float">
            <text:p>2665838</text:p>
          </table:table-cell>
          <table:table-cell/>
          <table:table-cell office:value-type="float" office:value="2834633" calcext:value-type="float">
            <text:p>28346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7936" calcext:value-type="float">
            <text:p>3267936</text:p>
          </table:table-cell>
          <table:table-cell/>
          <table:table-cell office:value-type="float" office:value="3291256" calcext:value-type="float">
            <text:p>3291256</text:p>
          </table:table-cell>
          <table:table-cell/>
          <table:table-cell office:value-type="float" office:value="3137459" calcext:value-type="float">
            <text:p>3137459</text:p>
          </table:table-cell>
          <table:table-cell/>
          <table:table-cell office:value-type="float" office:value="1259823" calcext:value-type="float">
            <text:p>1259823</text:p>
          </table:table-cell>
          <table:table-cell/>
          <table:table-cell office:value-type="float" office:value="3105697" calcext:value-type="float">
            <text:p>3105697</text:p>
          </table:table-cell>
          <table:table-cell/>
          <table:table-cell office:value-type="float" office:value="3108648" calcext:value-type="float">
            <text:p>3108648</text:p>
          </table:table-cell>
          <table:table-cell/>
          <table:table-cell office:value-type="float" office:value="2876386" calcext:value-type="float">
            <text:p>2876386</text:p>
          </table:table-cell>
          <table:table-cell/>
          <table:table-cell office:value-type="float" office:value="2840011" calcext:value-type="float">
            <text:p>2840011</text:p>
          </table:table-cell>
          <table:table-cell/>
          <table:table-cell office:value-type="float" office:value="2837782" calcext:value-type="float">
            <text:p>28377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23725" calcext:value-type="float">
            <text:p>3123725</text:p>
          </table:table-cell>
          <table:table-cell/>
          <table:table-cell office:value-type="float" office:value="3219019" calcext:value-type="float">
            <text:p>3219019</text:p>
          </table:table-cell>
          <table:table-cell/>
          <table:table-cell office:value-type="float" office:value="3088383" calcext:value-type="float">
            <text:p>3088383</text:p>
          </table:table-cell>
          <table:table-cell/>
          <table:table-cell office:value-type="float" office:value="3144703" calcext:value-type="float">
            <text:p>3144703</text:p>
          </table:table-cell>
          <table:table-cell/>
          <table:table-cell office:value-type="float" office:value="3072778" calcext:value-type="float">
            <text:p>3072778</text:p>
          </table:table-cell>
          <table:table-cell/>
          <table:table-cell office:value-type="float" office:value="3010090" calcext:value-type="float">
            <text:p>3010090</text:p>
          </table:table-cell>
          <table:table-cell/>
          <table:table-cell office:value-type="float" office:value="2847035" calcext:value-type="float">
            <text:p>2847035</text:p>
          </table:table-cell>
          <table:table-cell/>
          <table:table-cell office:value-type="float" office:value="2736933" calcext:value-type="float">
            <text:p>2736933</text:p>
          </table:table-cell>
          <table:table-cell/>
          <table:table-cell office:value-type="float" office:value="2777896" calcext:value-type="float">
            <text:p>27778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4463" calcext:value-type="float">
            <text:p>614463</text:p>
          </table:table-cell>
          <table:table-cell/>
          <table:table-cell office:value-type="float" office:value="589299" calcext:value-type="float">
            <text:p>589299</text:p>
          </table:table-cell>
          <table:table-cell/>
          <table:table-cell office:value-type="float" office:value="559211" calcext:value-type="float">
            <text:p>559211</text:p>
          </table:table-cell>
          <table:table-cell/>
          <table:table-cell office:value-type="float" office:value="552107" calcext:value-type="float">
            <text:p>552107</text:p>
          </table:table-cell>
          <table:table-cell/>
          <table:table-cell office:value-type="float" office:value="541734" calcext:value-type="float">
            <text:p>541734</text:p>
          </table:table-cell>
          <table:table-cell/>
          <table:table-cell office:value-type="float" office:value="550829" calcext:value-type="float">
            <text:p>550829</text:p>
          </table:table-cell>
          <table:table-cell/>
          <table:table-cell office:value-type="float" office:value="545446" calcext:value-type="float">
            <text:p>545446</text:p>
          </table:table-cell>
          <table:table-cell/>
          <table:table-cell office:value-type="float" office:value="544671" calcext:value-type="float">
            <text:p>544671</text:p>
          </table:table-cell>
          <table:table-cell/>
          <table:table-cell office:value-type="float" office:value="543630" calcext:value-type="float">
            <text:p>5436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587" calcext:value-type="float">
            <text:p>214587</text:p>
          </table:table-cell>
          <table:table-cell/>
          <table:table-cell office:value-type="float" office:value="235307" calcext:value-type="float">
            <text:p>235307</text:p>
          </table:table-cell>
          <table:table-cell/>
          <table:table-cell office:value-type="float" office:value="252539" calcext:value-type="float">
            <text:p>252539</text:p>
          </table:table-cell>
          <table:table-cell/>
          <table:table-cell office:value-type="float" office:value="250399" calcext:value-type="float">
            <text:p>250399</text:p>
          </table:table-cell>
          <table:table-cell/>
          <table:table-cell office:value-type="float" office:value="257123" calcext:value-type="float">
            <text:p>257123</text:p>
          </table:table-cell>
          <table:table-cell/>
          <table:table-cell office:value-type="float" office:value="254418" calcext:value-type="float">
            <text:p>254418</text:p>
          </table:table-cell>
          <table:table-cell/>
          <table:table-cell office:value-type="float" office:value="257234" calcext:value-type="float">
            <text:p>257234</text:p>
          </table:table-cell>
          <table:table-cell/>
          <table:table-cell office:value-type="float" office:value="258521" calcext:value-type="float">
            <text:p>258521</text:p>
          </table:table-cell>
          <table:table-cell/>
          <table:table-cell office:value-type="float" office:value="277747" calcext:value-type="float">
            <text:p>2777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1052" calcext:value-type="float">
            <text:p>211052</text:p>
          </table:table-cell>
          <table:table-cell/>
          <table:table-cell office:value-type="float" office:value="201502" calcext:value-type="float">
            <text:p>201502</text:p>
          </table:table-cell>
          <table:table-cell/>
          <table:table-cell office:value-type="float" office:value="205587" calcext:value-type="float">
            <text:p>205587</text:p>
          </table:table-cell>
          <table:table-cell/>
          <table:table-cell office:value-type="float" office:value="198803" calcext:value-type="float">
            <text:p>198803</text:p>
          </table:table-cell>
          <table:table-cell/>
          <table:table-cell office:value-type="float" office:value="208480" calcext:value-type="float">
            <text:p>208480</text:p>
          </table:table-cell>
          <table:table-cell/>
          <table:table-cell office:value-type="float" office:value="202743" calcext:value-type="float">
            <text:p>202743</text:p>
          </table:table-cell>
          <table:table-cell/>
          <table:table-cell office:value-type="float" office:value="211147" calcext:value-type="float">
            <text:p>211147</text:p>
          </table:table-cell>
          <table:table-cell/>
          <table:table-cell office:value-type="float" office:value="203538" calcext:value-type="float">
            <text:p>203538</text:p>
          </table:table-cell>
          <table:table-cell/>
          <table:table-cell office:value-type="float" office:value="8485" calcext:value-type="float">
            <text:p>84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426" calcext:value-type="float">
            <text:p>177426</text:p>
          </table:table-cell>
          <table:table-cell/>
          <table:table-cell office:value-type="float" office:value="190548" calcext:value-type="float">
            <text:p>190548</text:p>
          </table:table-cell>
          <table:table-cell/>
          <table:table-cell office:value-type="float" office:value="187056" calcext:value-type="float">
            <text:p>187056</text:p>
          </table:table-cell>
          <table:table-cell/>
          <table:table-cell office:value-type="float" office:value="191905" calcext:value-type="float">
            <text:p>191905</text:p>
          </table:table-cell>
          <table:table-cell/>
          <table:table-cell office:value-type="float" office:value="189253" calcext:value-type="float">
            <text:p>189253</text:p>
          </table:table-cell>
          <table:table-cell/>
          <table:table-cell office:value-type="float" office:value="193498" calcext:value-type="float">
            <text:p>193498</text:p>
          </table:table-cell>
          <table:table-cell/>
          <table:table-cell office:value-type="float" office:value="185300" calcext:value-type="float">
            <text:p>185300</text:p>
          </table:table-cell>
          <table:table-cell/>
          <table:table-cell office:value-type="float" office:value="190795" calcext:value-type="float">
            <text:p>190795</text:p>
          </table:table-cell>
          <table:table-cell/>
          <table:table-cell office:value-type="float" office:value="188398" calcext:value-type="float">
            <text:p>1883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046" calcext:value-type="float">
            <text:p>182046</text:p>
          </table:table-cell>
          <table:table-cell/>
          <table:table-cell office:value-type="float" office:value="168976" calcext:value-type="float">
            <text:p>168976</text:p>
          </table:table-cell>
          <table:table-cell/>
          <table:table-cell office:value-type="float" office:value="179204" calcext:value-type="float">
            <text:p>179204</text:p>
          </table:table-cell>
          <table:table-cell/>
          <table:table-cell office:value-type="float" office:value="184238" calcext:value-type="float">
            <text:p>184238</text:p>
          </table:table-cell>
          <table:table-cell/>
          <table:table-cell office:value-type="float" office:value="181228" calcext:value-type="float">
            <text:p>181228</text:p>
          </table:table-cell>
          <table:table-cell/>
          <table:table-cell office:value-type="float" office:value="194903" calcext:value-type="float">
            <text:p>194903</text:p>
          </table:table-cell>
          <table:table-cell/>
          <table:table-cell office:value-type="float" office:value="187121" calcext:value-type="float">
            <text:p>187121</text:p>
          </table:table-cell>
          <table:table-cell/>
          <table:table-cell office:value-type="float" office:value="188743" calcext:value-type="float">
            <text:p>188743</text:p>
          </table:table-cell>
          <table:table-cell/>
          <table:table-cell office:value-type="float" office:value="183252" calcext:value-type="float">
            <text:p>1832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946" calcext:value-type="float">
            <text:p>183946</text:p>
          </table:table-cell>
          <table:table-cell/>
          <table:table-cell office:value-type="float" office:value="181374" calcext:value-type="float">
            <text:p>181374</text:p>
          </table:table-cell>
          <table:table-cell/>
          <table:table-cell office:value-type="float" office:value="176066" calcext:value-type="float">
            <text:p>176066</text:p>
          </table:table-cell>
          <table:table-cell/>
          <table:table-cell office:value-type="float" office:value="189867" calcext:value-type="float">
            <text:p>189867</text:p>
          </table:table-cell>
          <table:table-cell/>
          <table:table-cell office:value-type="float" office:value="187535" calcext:value-type="float">
            <text:p>187535</text:p>
          </table:table-cell>
          <table:table-cell/>
          <table:table-cell office:value-type="float" office:value="176468" calcext:value-type="float">
            <text:p>176468</text:p>
          </table:table-cell>
          <table:table-cell/>
          <table:table-cell office:value-type="float" office:value="183516" calcext:value-type="float">
            <text:p>183516</text:p>
          </table:table-cell>
          <table:table-cell/>
          <table:table-cell office:value-type="float" office:value="182671" calcext:value-type="float">
            <text:p>182671</text:p>
          </table:table-cell>
          <table:table-cell/>
          <table:table-cell office:value-type="float" office:value="184215" calcext:value-type="float">
            <text:p>18421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3363612" calcext:value-type="float">
            <text:p>3363612</text:p>
          </table:table-cell>
          <table:table-cell office:value-type="float" office:value="6421025" calcext:value-type="float">
            <text:p>6421025</text:p>
          </table:table-cell>
          <table:table-cell office:value-type="float" office:value="7940539" calcext:value-type="float">
            <text:p>7940539</text:p>
          </table:table-cell>
          <table:table-cell office:value-type="float" office:value="9318832" calcext:value-type="float">
            <text:p>9318832</text:p>
          </table:table-cell>
          <table:table-cell office:value-type="float" office:value="7100397" calcext:value-type="float">
            <text:p>7100397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4557257" calcext:value-type="float">
            <text:p>4557257</text:p>
          </table:table-cell>
          <table:table-cell office:value-type="float" office:value="6406138" calcext:value-type="float">
            <text:p>6406138</text:p>
          </table:table-cell>
          <table:table-cell office:value-type="float" office:value="7917784" calcext:value-type="float">
            <text:p>7917784</text:p>
          </table:table-cell>
          <table:table-cell office:value-type="float" office:value="8548124" calcext:value-type="float">
            <text:p>8548124</text:p>
          </table:table-cell>
          <table:table-cell office:value-type="float" office:value="9129573" calcext:value-type="float">
            <text:p>9129573</text:p>
          </table:table-cell>
          <table:table-cell office:value-type="float" office:value="7582312" calcext:value-type="float">
            <text:p>7582312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4477549" calcext:value-type="float">
            <text:p>4477549</text:p>
          </table:table-cell>
          <table:table-cell office:value-type="float" office:value="6595234" calcext:value-type="float">
            <text:p>6595234</text:p>
          </table:table-cell>
          <table:table-cell office:value-type="float" office:value="7791708" calcext:value-type="float">
            <text:p>7791708</text:p>
          </table:table-cell>
          <table:table-cell office:value-type="float" office:value="7518900" calcext:value-type="float">
            <text:p>7518900</text:p>
          </table:table-cell>
          <table:table-cell office:value-type="float" office:value="9114515" calcext:value-type="float">
            <text:p>9114515</text:p>
          </table:table-cell>
          <table:table-cell office:value-type="float" office:value="8534922" calcext:value-type="float">
            <text:p>8534922</text:p>
          </table:table-cell>
          <table:table-cell office:value-type="float" office:value="7518900" calcext:value-type="float">
            <text:p>7518900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3710197" calcext:value-type="float">
            <text:p>3710197</text:p>
          </table:table-cell>
          <table:table-cell office:value-type="float" office:value="6414119" calcext:value-type="float">
            <text:p>6414119</text:p>
          </table:table-cell>
          <table:table-cell office:value-type="float" office:value="5968453" calcext:value-type="float">
            <text:p>5968453</text:p>
          </table:table-cell>
          <table:table-cell office:value-type="float" office:value="8701110" calcext:value-type="float">
            <text:p>8701110</text:p>
          </table:table-cell>
          <table:table-cell office:value-type="float" office:value="8955098" calcext:value-type="float">
            <text:p>8955098</text:p>
          </table:table-cell>
          <table:table-cell office:value-type="float" office:value="8665997" calcext:value-type="float">
            <text:p>8665997</text:p>
          </table:table-cell>
          <table:table-cell office:value-type="float" office:value="7871843" calcext:value-type="float">
            <text:p>7871843</text:p>
          </table:table-cell>
          <table:table-cell office:value-type="float" office:value="7211022" calcext:value-type="float">
            <text:p>7211022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4146499" calcext:value-type="float">
            <text:p>4146499</text:p>
          </table:table-cell>
          <table:table-cell office:value-type="float" office:value="5363307" calcext:value-type="float">
            <text:p>5363307</text:p>
          </table:table-cell>
          <table:table-cell office:value-type="float" office:value="5925680" calcext:value-type="float">
            <text:p>5925680</text:p>
          </table:table-cell>
          <table:table-cell office:value-type="float" office:value="7644933" calcext:value-type="float">
            <text:p>7644933</text:p>
          </table:table-cell>
          <table:table-cell office:value-type="float" office:value="8662601" calcext:value-type="float">
            <text:p>8662601</text:p>
          </table:table-cell>
          <table:table-cell office:value-type="float" office:value="8246774" calcext:value-type="float">
            <text:p>8246774</text:p>
          </table:table-cell>
          <table:table-cell office:value-type="float" office:value="8000971" calcext:value-type="float">
            <text:p>8000971</text:p>
          </table:table-cell>
          <table:table-cell office:value-type="float" office:value="7054742" calcext:value-type="float">
            <text:p>7054742</text:p>
          </table:table-cell>
          <table:table-cell office:value-type="float" office:value="7208671" calcext:value-type="float">
            <text:p>7208671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519302" calcext:value-type="float">
            <text:p>3519302</text:p>
          </table:table-cell>
          <table:table-cell office:value-type="float" office:value="4829046" calcext:value-type="float">
            <text:p>4829046</text:p>
          </table:table-cell>
          <table:table-cell office:value-type="float" office:value="5884299" calcext:value-type="float">
            <text:p>5884299</text:p>
          </table:table-cell>
          <table:table-cell office:value-type="float" office:value="6340344" calcext:value-type="float">
            <text:p>6340344</text:p>
          </table:table-cell>
          <table:table-cell office:value-type="float" office:value="6459541" calcext:value-type="float">
            <text:p>6459541</text:p>
          </table:table-cell>
          <table:table-cell office:value-type="float" office:value="6807652" calcext:value-type="float">
            <text:p>6807652</text:p>
          </table:table-cell>
          <table:table-cell office:value-type="float" office:value="6759439" calcext:value-type="float">
            <text:p>6759439</text:p>
          </table:table-cell>
          <table:table-cell office:value-type="float" office:value="6092991" calcext:value-type="float">
            <text:p>6092991</text:p>
          </table:table-cell>
          <table:table-cell office:value-type="float" office:value="6717153" calcext:value-type="float">
            <text:p>6717153</text:p>
          </table:table-cell>
          <table:table-cell office:value-type="float" office:value="6359119" calcext:value-type="float">
            <text:p>6359119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3546038" calcext:value-type="float">
            <text:p>3546038</text:p>
          </table:table-cell>
          <table:table-cell office:value-type="float" office:value="4623457" calcext:value-type="float">
            <text:p>4623457</text:p>
          </table:table-cell>
          <table:table-cell office:value-type="float" office:value="5611025" calcext:value-type="float">
            <text:p>5611025</text:p>
          </table:table-cell>
          <table:table-cell office:value-type="float" office:value="5996870" calcext:value-type="float">
            <text:p>5996870</text:p>
          </table:table-cell>
          <table:table-cell office:value-type="float" office:value="6532752" calcext:value-type="float">
            <text:p>6532752</text:p>
          </table:table-cell>
          <table:table-cell office:value-type="float" office:value="6216019" calcext:value-type="float">
            <text:p>6216019</text:p>
          </table:table-cell>
          <table:table-cell office:value-type="float" office:value="6461498" calcext:value-type="float">
            <text:p>6461498</text:p>
          </table:table-cell>
          <table:table-cell office:value-type="float" office:value="6520355" calcext:value-type="float">
            <text:p>6520355</text:p>
          </table:table-cell>
          <table:table-cell office:value-type="float" office:value="6281934" calcext:value-type="float">
            <text:p>6281934</text:p>
          </table:table-cell>
          <table:table-cell office:value-type="float" office:value="3832392" calcext:value-type="float">
            <text:p>3832392</text:p>
          </table:table-cell>
          <table:table-cell office:value-type="float" office:value="4965558" calcext:value-type="float">
            <text:p>4965558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3572513" calcext:value-type="float">
            <text:p>3572513</text:p>
          </table:table-cell>
          <table:table-cell office:value-type="float" office:value="4681287" calcext:value-type="float">
            <text:p>4681287</text:p>
          </table:table-cell>
          <table:table-cell office:value-type="float" office:value="5407741" calcext:value-type="float">
            <text:p>5407741</text:p>
          </table:table-cell>
          <table:table-cell office:value-type="float" office:value="6272536" calcext:value-type="float">
            <text:p>6272536</text:p>
          </table:table-cell>
          <table:table-cell office:value-type="float" office:value="6491781" calcext:value-type="float">
            <text:p>6491781</text:p>
          </table:table-cell>
          <table:table-cell office:value-type="float" office:value="6297830" calcext:value-type="float">
            <text:p>6297830</text:p>
          </table:table-cell>
          <table:table-cell office:value-type="float" office:value="6450345" calcext:value-type="float">
            <text:p>6450345</text:p>
          </table:table-cell>
          <table:table-cell office:value-type="float" office:value="6307078" calcext:value-type="float">
            <text:p>6307078</text:p>
          </table:table-cell>
          <table:table-cell office:value-type="float" office:value="6455193" calcext:value-type="float">
            <text:p>6455193</text:p>
          </table:table-cell>
          <table:table-cell office:value-type="float" office:value="6182248" calcext:value-type="float">
            <text:p>6182248</text:p>
          </table:table-cell>
          <table:table-cell office:value-type="float" office:value="5149219" calcext:value-type="float">
            <text:p>5149219</text:p>
          </table:table-cell>
          <table:table-cell office:value-type="float" office:value="4745947" calcext:value-type="float">
            <text:p>4745947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3590583" calcext:value-type="float">
            <text:p>3590583</text:p>
          </table:table-cell>
          <table:table-cell office:value-type="float" office:value="4746211" calcext:value-type="float">
            <text:p>4746211</text:p>
          </table:table-cell>
          <table:table-cell office:value-type="float" office:value="5580232" calcext:value-type="float">
            <text:p>5580232</text:p>
          </table:table-cell>
          <table:table-cell office:value-type="float" office:value="6239394" calcext:value-type="float">
            <text:p>6239394</text:p>
          </table:table-cell>
          <table:table-cell office:value-type="float" office:value="6450228" calcext:value-type="float">
            <text:p>6450228</text:p>
          </table:table-cell>
          <table:table-cell office:value-type="float" office:value="6337794" calcext:value-type="float">
            <text:p>6337794</text:p>
          </table:table-cell>
          <table:table-cell office:value-type="float" office:value="6298872" calcext:value-type="float">
            <text:p>6298872</text:p>
          </table:table-cell>
          <table:table-cell office:value-type="float" office:value="6326125" calcext:value-type="float">
            <text:p>6326125</text:p>
          </table:table-cell>
          <table:table-cell office:value-type="float" office:value="6372469" calcext:value-type="float">
            <text:p>6372469</text:p>
          </table:table-cell>
          <table:table-cell office:value-type="float" office:value="6303494" calcext:value-type="float">
            <text:p>6303494</text:p>
          </table:table-cell>
          <table:table-cell office:value-type="float" office:value="5755011" calcext:value-type="float">
            <text:p>5755011</text:p>
          </table:table-cell>
          <table:table-cell office:value-type="float" office:value="4265692" calcext:value-type="float">
            <text:p>4265692</text:p>
          </table:table-cell>
          <table:table-cell office:value-type="float" office:value="4532407" calcext:value-type="float">
            <text:p>453240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61332" calcext:value-type="float">
            <text:p>6561332</text:p>
          </table:table-cell>
          <table:table-cell office:value-type="float" office:value="6514371" calcext:value-type="float">
            <text:p>6514371</text:p>
          </table:table-cell>
          <table:table-cell office:value-type="float" office:value="6021473" calcext:value-type="float">
            <text:p>6021473</text:p>
          </table:table-cell>
          <table:table-cell office:value-type="float" office:value="6545707" calcext:value-type="float">
            <text:p>6545707</text:p>
          </table:table-cell>
          <table:table-cell office:value-type="float" office:value="6025697" calcext:value-type="float">
            <text:p>6025697</text:p>
          </table:table-cell>
          <table:table-cell office:value-type="float" office:value="6556324" calcext:value-type="float">
            <text:p>6556324</text:p>
          </table:table-cell>
          <table:table-cell office:value-type="float" office:value="6136268" calcext:value-type="float">
            <text:p>6136268</text:p>
          </table:table-cell>
          <table:table-cell office:value-type="float" office:value="5434989" calcext:value-type="float">
            <text:p>5434989</text:p>
          </table:table-cell>
          <table:table-cell office:value-type="float" office:value="4926868" calcext:value-type="float">
            <text:p>492686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4963" calcext:value-type="float">
            <text:p>6784963</text:p>
          </table:table-cell>
          <table:table-cell office:value-type="float" office:value="6481623" calcext:value-type="float">
            <text:p>6481623</text:p>
          </table:table-cell>
          <table:table-cell office:value-type="float" office:value="6249809" calcext:value-type="float">
            <text:p>6249809</text:p>
          </table:table-cell>
          <table:table-cell office:value-type="float" office:value="6656798" calcext:value-type="float">
            <text:p>6656798</text:p>
          </table:table-cell>
          <table:table-cell office:value-type="float" office:value="6585194" calcext:value-type="float">
            <text:p>6585194</text:p>
          </table:table-cell>
          <table:table-cell office:value-type="float" office:value="6671015" calcext:value-type="float">
            <text:p>6671015</text:p>
          </table:table-cell>
          <table:table-cell office:value-type="float" office:value="6265479" calcext:value-type="float">
            <text:p>6265479</text:p>
          </table:table-cell>
          <table:table-cell office:value-type="float" office:value="5233296" calcext:value-type="float">
            <text:p>5233296</text:p>
          </table:table-cell>
          <table:table-cell office:value-type="float" office:value="4993258" calcext:value-type="float">
            <text:p>499325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1311" calcext:value-type="float">
            <text:p>6711311</text:p>
          </table:table-cell>
          <table:table-cell office:value-type="float" office:value="5039664" calcext:value-type="float">
            <text:p>5039664</text:p>
          </table:table-cell>
          <table:table-cell office:value-type="float" office:value="6235618" calcext:value-type="float">
            <text:p>6235618</text:p>
          </table:table-cell>
          <table:table-cell office:value-type="float" office:value="6351901" calcext:value-type="float">
            <text:p>6351901</text:p>
          </table:table-cell>
          <table:table-cell office:value-type="float" office:value="6319772" calcext:value-type="float">
            <text:p>6319772</text:p>
          </table:table-cell>
          <table:table-cell office:value-type="float" office:value="6263324" calcext:value-type="float">
            <text:p>6263324</text:p>
          </table:table-cell>
          <table:table-cell office:value-type="float" office:value="6042680" calcext:value-type="float">
            <text:p>6042680</text:p>
          </table:table-cell>
          <table:table-cell office:value-type="float" office:value="5379278" calcext:value-type="float">
            <text:p>5379278</text:p>
          </table:table-cell>
          <table:table-cell office:value-type="float" office:value="5128184" calcext:value-type="float">
            <text:p>51281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22772" calcext:value-type="float">
            <text:p>4622772</text:p>
          </table:table-cell>
          <table:table-cell office:value-type="float" office:value="6271105" calcext:value-type="float">
            <text:p>6271105</text:p>
          </table:table-cell>
          <table:table-cell office:value-type="float" office:value="6095400" calcext:value-type="float">
            <text:p>6095400</text:p>
          </table:table-cell>
          <table:table-cell office:value-type="float" office:value="6286307" calcext:value-type="float">
            <text:p>6286307</text:p>
          </table:table-cell>
          <table:table-cell office:value-type="float" office:value="6232006" calcext:value-type="float">
            <text:p>6232006</text:p>
          </table:table-cell>
          <table:table-cell office:value-type="float" office:value="6173639" calcext:value-type="float">
            <text:p>6173639</text:p>
          </table:table-cell>
          <table:table-cell office:value-type="float" office:value="5909198" calcext:value-type="float">
            <text:p>5909198</text:p>
          </table:table-cell>
          <table:table-cell office:value-type="float" office:value="5311937" calcext:value-type="float">
            <text:p>5311937</text:p>
          </table:table-cell>
          <table:table-cell office:value-type="float" office:value="5022967" calcext:value-type="float">
            <text:p>502296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267" calcext:value-type="float">
            <text:p>256267</text:p>
          </table:table-cell>
          <table:table-cell office:value-type="float" office:value="2683110" calcext:value-type="float">
            <text:p>2683110</text:p>
          </table:table-cell>
          <table:table-cell office:value-type="float" office:value="6281527" calcext:value-type="float">
            <text:p>6281527</text:p>
          </table:table-cell>
          <table:table-cell office:value-type="float" office:value="6215041" calcext:value-type="float">
            <text:p>6215041</text:p>
          </table:table-cell>
          <table:table-cell office:value-type="float" office:value="6221388" calcext:value-type="float">
            <text:p>6221388</text:p>
          </table:table-cell>
          <table:table-cell office:value-type="float" office:value="6176306" calcext:value-type="float">
            <text:p>6176306</text:p>
          </table:table-cell>
          <table:table-cell office:value-type="float" office:value="5574389" calcext:value-type="float">
            <text:p>5574389</text:p>
          </table:table-cell>
          <table:table-cell office:value-type="float" office:value="5373946" calcext:value-type="float">
            <text:p>5373946</text:p>
          </table:table-cell>
          <table:table-cell office:value-type="float" office:value="4932715" calcext:value-type="float">
            <text:p>493271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842" calcext:value-type="float">
            <text:p>239842</text:p>
          </table:table-cell>
          <table:table-cell office:value-type="float" office:value="248868" calcext:value-type="float">
            <text:p>248868</text:p>
          </table:table-cell>
          <table:table-cell office:value-type="float" office:value="195844" calcext:value-type="float">
            <text:p>195844</text:p>
          </table:table-cell>
          <table:table-cell office:value-type="float" office:value="260716" calcext:value-type="float">
            <text:p>260716</text:p>
          </table:table-cell>
          <table:table-cell office:value-type="float" office:value="253471" calcext:value-type="float">
            <text:p>253471</text:p>
          </table:table-cell>
          <table:table-cell office:value-type="float" office:value="248640" calcext:value-type="float">
            <text:p>248640</text:p>
          </table:table-cell>
          <table:table-cell office:value-type="float" office:value="241193" calcext:value-type="float">
            <text:p>241193</text:p>
          </table:table-cell>
          <table:table-cell office:value-type="float" office:value="244881" calcext:value-type="float">
            <text:p>244881</text:p>
          </table:table-cell>
          <table:table-cell office:value-type="float" office:value="254169" calcext:value-type="float">
            <text:p>25416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862" calcext:value-type="float">
            <text:p>241862</text:p>
          </table:table-cell>
          <table:table-cell office:value-type="float" office:value="237271" calcext:value-type="float">
            <text:p>237271</text:p>
          </table:table-cell>
          <table:table-cell office:value-type="float" office:value="244050" calcext:value-type="float">
            <text:p>244050</text:p>
          </table:table-cell>
          <table:table-cell office:value-type="float" office:value="244548" calcext:value-type="float">
            <text:p>244548</text:p>
          </table:table-cell>
          <table:table-cell office:value-type="float" office:value="247351" calcext:value-type="float">
            <text:p>247351</text:p>
          </table:table-cell>
          <table:table-cell office:value-type="float" office:value="248879" calcext:value-type="float">
            <text:p>248879</text:p>
          </table:table-cell>
          <table:table-cell office:value-type="float" office:value="265362" calcext:value-type="float">
            <text:p>265362</text:p>
          </table:table-cell>
          <table:table-cell office:value-type="float" office:value="236768" calcext:value-type="float">
            <text:p>236768</text:p>
          </table:table-cell>
          <table:table-cell office:value-type="float" office:value="257616" calcext:value-type="float">
            <text:p>25761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207" calcext:value-type="float">
            <text:p>236207</text:p>
          </table:table-cell>
          <table:table-cell office:value-type="float" office:value="250356" calcext:value-type="float">
            <text:p>250356</text:p>
          </table:table-cell>
          <table:table-cell office:value-type="float" office:value="244774" calcext:value-type="float">
            <text:p>244774</text:p>
          </table:table-cell>
          <table:table-cell office:value-type="float" office:value="253984" calcext:value-type="float">
            <text:p>253984</text:p>
          </table:table-cell>
          <table:table-cell office:value-type="float" office:value="237904" calcext:value-type="float">
            <text:p>237904</text:p>
          </table:table-cell>
          <table:table-cell office:value-type="float" office:value="246106" calcext:value-type="float">
            <text:p>246106</text:p>
          </table:table-cell>
          <table:table-cell office:value-type="float" office:value="240134" calcext:value-type="float">
            <text:p>240134</text:p>
          </table:table-cell>
          <table:table-cell office:value-type="float" office:value="243343" calcext:value-type="float">
            <text:p>243343</text:p>
          </table:table-cell>
          <table:table-cell office:value-type="float" office:value="247964" calcext:value-type="float">
            <text:p>247964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018152" calcext:value-type="float">
            <text:p>4018152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12902017" calcext:value-type="float">
            <text:p>1290201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135958" calcext:value-type="float">
            <text:p>4135958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9795896" calcext:value-type="float">
            <text:p>979589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054829" calcext:value-type="float">
            <text:p>4054829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6249745" calcext:value-type="float">
            <text:p>6249745</text:p>
          </table:table-cell>
          <table:table-cell/>
          <table:table-cell office:value-type="float" office:value="6761355" calcext:value-type="float">
            <text:p>6761355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114515" calcext:value-type="float">
            <text:p>9114515</text:p>
          </table:table-cell>
          <table:table-cell/>
          <table:table-cell office:value-type="float" office:value="9192546" calcext:value-type="float">
            <text:p>919254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659616" calcext:value-type="float">
            <text:p>3659616</text:p>
          </table:table-cell>
          <table:table-cell/>
          <table:table-cell office:value-type="float" office:value="5164632" calcext:value-type="float">
            <text:p>5164632</text:p>
          </table:table-cell>
          <table:table-cell/>
          <table:table-cell office:value-type="float" office:value="4784885" calcext:value-type="float">
            <text:p>4784885</text:p>
          </table:table-cell>
          <table:table-cell/>
          <table:table-cell office:value-type="float" office:value="7235318" calcext:value-type="float">
            <text:p>7235318</text:p>
          </table:table-cell>
          <table:table-cell/>
          <table:table-cell office:value-type="float" office:value="7540170" calcext:value-type="float">
            <text:p>7540170</text:p>
          </table:table-cell>
          <table:table-cell/>
          <table:table-cell office:value-type="float" office:value="8140399" calcext:value-type="float">
            <text:p>8140399</text:p>
          </table:table-cell>
          <table:table-cell/>
          <table:table-cell office:value-type="float" office:value="8109658" calcext:value-type="float">
            <text:p>8109658</text:p>
          </table:table-cell>
          <table:table-cell/>
          <table:table-cell office:value-type="float" office:value="10485468" calcext:value-type="float">
            <text:p>1048546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778101" calcext:value-type="float">
            <text:p>3778101</text:p>
          </table:table-cell>
          <table:table-cell/>
          <table:table-cell office:value-type="float" office:value="5065980" calcext:value-type="float">
            <text:p>5065980</text:p>
          </table:table-cell>
          <table:table-cell/>
          <table:table-cell office:value-type="float" office:value="5536137" calcext:value-type="float">
            <text:p>5536137</text:p>
          </table:table-cell>
          <table:table-cell/>
          <table:table-cell office:value-type="float" office:value="6692005" calcext:value-type="float">
            <text:p>6692005</text:p>
          </table:table-cell>
          <table:table-cell/>
          <table:table-cell office:value-type="float" office:value="7160597" calcext:value-type="float">
            <text:p>7160597</text:p>
          </table:table-cell>
          <table:table-cell/>
          <table:table-cell office:value-type="float" office:value="7524394" calcext:value-type="float">
            <text:p>7524394</text:p>
          </table:table-cell>
          <table:table-cell/>
          <table:table-cell office:value-type="float" office:value="7769397" calcext:value-type="float">
            <text:p>7769397</text:p>
          </table:table-cell>
          <table:table-cell/>
          <table:table-cell office:value-type="float" office:value="8199542" calcext:value-type="float">
            <text:p>8199542</text:p>
          </table:table-cell>
          <table:table-cell/>
          <table:table-cell office:value-type="float" office:value="10557785" calcext:value-type="float">
            <text:p>1055778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357009" calcext:value-type="float">
            <text:p>3357009</text:p>
          </table:table-cell>
          <table:table-cell/>
          <table:table-cell office:value-type="float" office:value="4441984" calcext:value-type="float">
            <text:p>4441984</text:p>
          </table:table-cell>
          <table:table-cell/>
          <table:table-cell office:value-type="float" office:value="5032754" calcext:value-type="float">
            <text:p>5032754</text:p>
          </table:table-cell>
          <table:table-cell/>
          <table:table-cell office:value-type="float" office:value="5475461" calcext:value-type="float">
            <text:p>5475461</text:p>
          </table:table-cell>
          <table:table-cell/>
          <table:table-cell office:value-type="float" office:value="6041567" calcext:value-type="float">
            <text:p>6041567</text:p>
          </table:table-cell>
          <table:table-cell/>
          <table:table-cell office:value-type="float" office:value="6167360" calcext:value-type="float">
            <text:p>6167360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6649556" calcext:value-type="float">
            <text:p>6649556</text:p>
          </table:table-cell>
          <table:table-cell/>
          <table:table-cell office:value-type="float" office:value="7643611" calcext:value-type="float">
            <text:p>7643611</text:p>
          </table:table-cell>
          <table:table-cell/>
          <table:table-cell office:value-type="float" office:value="10240672" calcext:value-type="float">
            <text:p>1024067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314142" calcext:value-type="float">
            <text:p>3314142</text:p>
          </table:table-cell>
          <table:table-cell/>
          <table:table-cell office:value-type="float" office:value="4321103" calcext:value-type="float">
            <text:p>4321103</text:p>
          </table:table-cell>
          <table:table-cell/>
          <table:table-cell office:value-type="float" office:value="4779081" calcext:value-type="float">
            <text:p>4779081</text:p>
          </table:table-cell>
          <table:table-cell/>
          <table:table-cell office:value-type="float" office:value="5445618" calcext:value-type="float">
            <text:p>5445618</text:p>
          </table:table-cell>
          <table:table-cell/>
          <table:table-cell office:value-type="float" office:value="5558378" calcext:value-type="float">
            <text:p>5558378</text:p>
          </table:table-cell>
          <table:table-cell/>
          <table:table-cell office:value-type="float" office:value="5802430" calcext:value-type="float">
            <text:p>5802430</text:p>
          </table:table-cell>
          <table:table-cell/>
          <table:table-cell office:value-type="float" office:value="5620203" calcext:value-type="float">
            <text:p>5620203</text:p>
          </table:table-cell>
          <table:table-cell/>
          <table:table-cell office:value-type="float" office:value="5818150" calcext:value-type="float">
            <text:p>5818150</text:p>
          </table:table-cell>
          <table:table-cell/>
          <table:table-cell office:value-type="float" office:value="1837653" calcext:value-type="float">
            <text:p>1837653</text:p>
          </table:table-cell>
          <table:table-cell/>
          <table:table-cell office:value-type="float" office:value="7001316" calcext:value-type="float">
            <text:p>7001316</text:p>
          </table:table-cell>
          <table:table-cell/>
          <table:table-cell office:value-type="float" office:value="7185807" calcext:value-type="float">
            <text:p>718580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12750" calcext:value-type="float">
            <text:p>3212750</text:p>
          </table:table-cell>
          <table:table-cell/>
          <table:table-cell office:value-type="float" office:value="4037664" calcext:value-type="float">
            <text:p>4037664</text:p>
          </table:table-cell>
          <table:table-cell/>
          <table:table-cell office:value-type="float" office:value="4862131" calcext:value-type="float">
            <text:p>4862131</text:p>
          </table:table-cell>
          <table:table-cell/>
          <table:table-cell office:value-type="float" office:value="5218033" calcext:value-type="float">
            <text:p>5218033</text:p>
          </table:table-cell>
          <table:table-cell/>
          <table:table-cell office:value-type="float" office:value="5403489" calcext:value-type="float">
            <text:p>5403489</text:p>
          </table:table-cell>
          <table:table-cell/>
          <table:table-cell office:value-type="float" office:value="5626466" calcext:value-type="float">
            <text:p>5626466</text:p>
          </table:table-cell>
          <table:table-cell/>
          <table:table-cell office:value-type="float" office:value="5261179" calcext:value-type="float">
            <text:p>5261179</text:p>
          </table:table-cell>
          <table:table-cell/>
          <table:table-cell office:value-type="float" office:value="5622783" calcext:value-type="float">
            <text:p>5622783</text:p>
          </table:table-cell>
          <table:table-cell/>
          <table:table-cell office:value-type="float" office:value="5814021" calcext:value-type="float">
            <text:p>5814021</text:p>
          </table:table-cell>
          <table:table-cell/>
          <table:table-cell office:value-type="float" office:value="5997714" calcext:value-type="float">
            <text:p>5997714</text:p>
          </table:table-cell>
          <table:table-cell/>
          <table:table-cell office:value-type="float" office:value="5867636" calcext:value-type="float">
            <text:p>5867636</text:p>
          </table:table-cell>
          <table:table-cell/>
          <table:table-cell office:value-type="float" office:value="5745001" calcext:value-type="float">
            <text:p>57450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219494" calcext:value-type="float">
            <text:p>3219494</text:p>
          </table:table-cell>
          <table:table-cell/>
          <table:table-cell office:value-type="float" office:value="4203076" calcext:value-type="float">
            <text:p>4203076</text:p>
          </table:table-cell>
          <table:table-cell/>
          <table:table-cell office:value-type="float" office:value="4364303" calcext:value-type="float">
            <text:p>4364303</text:p>
          </table:table-cell>
          <table:table-cell/>
          <table:table-cell office:value-type="float" office:value="5357489" calcext:value-type="float">
            <text:p>5357489</text:p>
          </table:table-cell>
          <table:table-cell/>
          <table:table-cell office:value-type="float" office:value="5542427" calcext:value-type="float">
            <text:p>5542427</text:p>
          </table:table-cell>
          <table:table-cell/>
          <table:table-cell office:value-type="float" office:value="4768276" calcext:value-type="float">
            <text:p>4768276</text:p>
          </table:table-cell>
          <table:table-cell/>
          <table:table-cell office:value-type="float" office:value="5450550" calcext:value-type="float">
            <text:p>5450550</text:p>
          </table:table-cell>
          <table:table-cell/>
          <table:table-cell office:value-type="float" office:value="5454010" calcext:value-type="float">
            <text:p>5454010</text:p>
          </table:table-cell>
          <table:table-cell/>
          <table:table-cell office:value-type="float" office:value="5578420" calcext:value-type="float">
            <text:p>5578420</text:p>
          </table:table-cell>
          <table:table-cell/>
          <table:table-cell office:value-type="float" office:value="5706741" calcext:value-type="float">
            <text:p>5706741</text:p>
          </table:table-cell>
          <table:table-cell/>
          <table:table-cell office:value-type="float" office:value="5435890" calcext:value-type="float">
            <text:p>5435890</text:p>
          </table:table-cell>
          <table:table-cell/>
          <table:table-cell office:value-type="float" office:value="5186451" calcext:value-type="float">
            <text:p>5186451</text:p>
          </table:table-cell>
          <table:table-cell/>
          <table:table-cell office:value-type="float" office:value="5485356" calcext:value-type="float">
            <text:p>54853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07293" calcext:value-type="float">
            <text:p>5507293</text:p>
          </table:table-cell>
          <table:table-cell/>
          <table:table-cell office:value-type="float" office:value="5038120" calcext:value-type="float">
            <text:p>5038120</text:p>
          </table:table-cell>
          <table:table-cell/>
          <table:table-cell office:value-type="float" office:value="5445109" calcext:value-type="float">
            <text:p>5445109</text:p>
          </table:table-cell>
          <table:table-cell/>
          <table:table-cell office:value-type="float" office:value="5495182" calcext:value-type="float">
            <text:p>5495182</text:p>
          </table:table-cell>
          <table:table-cell/>
          <table:table-cell office:value-type="float" office:value="4954396" calcext:value-type="float">
            <text:p>4954396</text:p>
          </table:table-cell>
          <table:table-cell/>
          <table:table-cell office:value-type="float" office:value="5213761" calcext:value-type="float">
            <text:p>5213761</text:p>
          </table:table-cell>
          <table:table-cell/>
          <table:table-cell office:value-type="float" office:value="5327337" calcext:value-type="float">
            <text:p>5327337</text:p>
          </table:table-cell>
          <table:table-cell/>
          <table:table-cell office:value-type="float" office:value="5023389" calcext:value-type="float">
            <text:p>5023389</text:p>
          </table:table-cell>
          <table:table-cell/>
          <table:table-cell office:value-type="float" office:value="4988201" calcext:value-type="float">
            <text:p>49882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88821" calcext:value-type="float">
            <text:p>3588821</text:p>
          </table:table-cell>
          <table:table-cell/>
          <table:table-cell office:value-type="float" office:value="5245781" calcext:value-type="float">
            <text:p>5245781</text:p>
          </table:table-cell>
          <table:table-cell/>
          <table:table-cell office:value-type="float" office:value="5392532" calcext:value-type="float">
            <text:p>5392532</text:p>
          </table:table-cell>
          <table:table-cell/>
          <table:table-cell office:value-type="float" office:value="5305723" calcext:value-type="float">
            <text:p>5305723</text:p>
          </table:table-cell>
          <table:table-cell/>
          <table:table-cell office:value-type="float" office:value="5265274" calcext:value-type="float">
            <text:p>5265274</text:p>
          </table:table-cell>
          <table:table-cell/>
          <table:table-cell office:value-type="float" office:value="5533770" calcext:value-type="float">
            <text:p>5533770</text:p>
          </table:table-cell>
          <table:table-cell/>
          <table:table-cell office:value-type="float" office:value="5287760" calcext:value-type="float">
            <text:p>5287760</text:p>
          </table:table-cell>
          <table:table-cell/>
          <table:table-cell office:value-type="float" office:value="4822012" calcext:value-type="float">
            <text:p>4822012</text:p>
          </table:table-cell>
          <table:table-cell/>
          <table:table-cell office:value-type="float" office:value="4771125" calcext:value-type="float">
            <text:p>47711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76227" calcext:value-type="float">
            <text:p>5176227</text:p>
          </table:table-cell>
          <table:table-cell/>
          <table:table-cell office:value-type="float" office:value="5297329" calcext:value-type="float">
            <text:p>5297329</text:p>
          </table:table-cell>
          <table:table-cell/>
          <table:table-cell office:value-type="float" office:value="5198203" calcext:value-type="float">
            <text:p>5198203</text:p>
          </table:table-cell>
          <table:table-cell/>
          <table:table-cell office:value-type="float" office:value="5275369" calcext:value-type="float">
            <text:p>5275369</text:p>
          </table:table-cell>
          <table:table-cell/>
          <table:table-cell office:value-type="float" office:value="5338118" calcext:value-type="float">
            <text:p>5338118</text:p>
          </table:table-cell>
          <table:table-cell/>
          <table:table-cell office:value-type="float" office:value="5207904" calcext:value-type="float">
            <text:p>5207904</text:p>
          </table:table-cell>
          <table:table-cell/>
          <table:table-cell office:value-type="float" office:value="5153615" calcext:value-type="float">
            <text:p>5153615</text:p>
          </table:table-cell>
          <table:table-cell/>
          <table:table-cell office:value-type="float" office:value="4655049" calcext:value-type="float">
            <text:p>4655049</text:p>
          </table:table-cell>
          <table:table-cell/>
          <table:table-cell office:value-type="float" office:value="4524709" calcext:value-type="float">
            <text:p>45247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07655" calcext:value-type="float">
            <text:p>5307655</text:p>
          </table:table-cell>
          <table:table-cell/>
          <table:table-cell office:value-type="float" office:value="5143605" calcext:value-type="float">
            <text:p>5143605</text:p>
          </table:table-cell>
          <table:table-cell/>
          <table:table-cell office:value-type="float" office:value="5080692" calcext:value-type="float">
            <text:p>5080692</text:p>
          </table:table-cell>
          <table:table-cell/>
          <table:table-cell office:value-type="float" office:value="5146856" calcext:value-type="float">
            <text:p>5146856</text:p>
          </table:table-cell>
          <table:table-cell/>
          <table:table-cell office:value-type="float" office:value="5141489" calcext:value-type="float">
            <text:p>5141489</text:p>
          </table:table-cell>
          <table:table-cell/>
          <table:table-cell office:value-type="float" office:value="5170502" calcext:value-type="float">
            <text:p>5170502</text:p>
          </table:table-cell>
          <table:table-cell/>
          <table:table-cell office:value-type="float" office:value="4848409" calcext:value-type="float">
            <text:p>4848409</text:p>
          </table:table-cell>
          <table:table-cell/>
          <table:table-cell office:value-type="float" office:value="4553563" calcext:value-type="float">
            <text:p>4553563</text:p>
          </table:table-cell>
          <table:table-cell/>
          <table:table-cell office:value-type="float" office:value="4394920" calcext:value-type="float">
            <text:p>43949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5334" calcext:value-type="float">
            <text:p>285334</text:p>
          </table:table-cell>
          <table:table-cell/>
          <table:table-cell office:value-type="float" office:value="1522489" calcext:value-type="float">
            <text:p>1522489</text:p>
          </table:table-cell>
          <table:table-cell/>
          <table:table-cell office:value-type="float" office:value="5160005" calcext:value-type="float">
            <text:p>5160005</text:p>
          </table:table-cell>
          <table:table-cell/>
          <table:table-cell office:value-type="float" office:value="5183529" calcext:value-type="float">
            <text:p>5183529</text:p>
          </table:table-cell>
          <table:table-cell/>
          <table:table-cell office:value-type="float" office:value="5125404" calcext:value-type="float">
            <text:p>5125404</text:p>
          </table:table-cell>
          <table:table-cell/>
          <table:table-cell office:value-type="float" office:value="5024951" calcext:value-type="float">
            <text:p>5024951</text:p>
          </table:table-cell>
          <table:table-cell/>
          <table:table-cell office:value-type="float" office:value="4944805" calcext:value-type="float">
            <text:p>4944805</text:p>
          </table:table-cell>
          <table:table-cell/>
          <table:table-cell office:value-type="float" office:value="329121" calcext:value-type="float">
            <text:p>329121</text:p>
          </table:table-cell>
          <table:table-cell/>
          <table:table-cell office:value-type="float" office:value="4773544" calcext:value-type="float">
            <text:p>47735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806" calcext:value-type="float">
            <text:p>228806</text:p>
          </table:table-cell>
          <table:table-cell/>
          <table:table-cell office:value-type="float" office:value="241793" calcext:value-type="float">
            <text:p>241793</text:p>
          </table:table-cell>
          <table:table-cell/>
          <table:table-cell office:value-type="float" office:value="258529" calcext:value-type="float">
            <text:p>258529</text:p>
          </table:table-cell>
          <table:table-cell/>
          <table:table-cell office:value-type="float" office:value="238069" calcext:value-type="float">
            <text:p>238069</text:p>
          </table:table-cell>
          <table:table-cell/>
          <table:table-cell office:value-type="float" office:value="253700" calcext:value-type="float">
            <text:p>253700</text:p>
          </table:table-cell>
          <table:table-cell/>
          <table:table-cell office:value-type="float" office:value="250588" calcext:value-type="float">
            <text:p>250588</text:p>
          </table:table-cell>
          <table:table-cell/>
          <table:table-cell office:value-type="float" office:value="241796" calcext:value-type="float">
            <text:p>241796</text:p>
          </table:table-cell>
          <table:table-cell/>
          <table:table-cell office:value-type="float" office:value="243205" calcext:value-type="float">
            <text:p>243205</text:p>
          </table:table-cell>
          <table:table-cell/>
          <table:table-cell office:value-type="float" office:value="268371" calcext:value-type="float">
            <text:p>2683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182" calcext:value-type="float">
            <text:p>239182</text:p>
          </table:table-cell>
          <table:table-cell/>
          <table:table-cell office:value-type="float" office:value="239264" calcext:value-type="float">
            <text:p>239264</text:p>
          </table:table-cell>
          <table:table-cell/>
          <table:table-cell office:value-type="float" office:value="243174" calcext:value-type="float">
            <text:p>243174</text:p>
          </table:table-cell>
          <table:table-cell/>
          <table:table-cell office:value-type="float" office:value="240193" calcext:value-type="float">
            <text:p>240193</text:p>
          </table:table-cell>
          <table:table-cell/>
          <table:table-cell office:value-type="float" office:value="252215" calcext:value-type="float">
            <text:p>252215</text:p>
          </table:table-cell>
          <table:table-cell/>
          <table:table-cell office:value-type="float" office:value="256618" calcext:value-type="float">
            <text:p>256618</text:p>
          </table:table-cell>
          <table:table-cell/>
          <table:table-cell office:value-type="float" office:value="254721" calcext:value-type="float">
            <text:p>254721</text:p>
          </table:table-cell>
          <table:table-cell/>
          <table:table-cell office:value-type="float" office:value="245967" calcext:value-type="float">
            <text:p>245967</text:p>
          </table:table-cell>
          <table:table-cell/>
          <table:table-cell office:value-type="float" office:value="258266" calcext:value-type="float">
            <text:p>2582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153" calcext:value-type="float">
            <text:p>242153</text:p>
          </table:table-cell>
          <table:table-cell/>
          <table:table-cell office:value-type="float" office:value="239252" calcext:value-type="float">
            <text:p>239252</text:p>
          </table:table-cell>
          <table:table-cell/>
          <table:table-cell office:value-type="float" office:value="241290" calcext:value-type="float">
            <text:p>241290</text:p>
          </table:table-cell>
          <table:table-cell/>
          <table:table-cell office:value-type="float" office:value="237108" calcext:value-type="float">
            <text:p>237108</text:p>
          </table:table-cell>
          <table:table-cell/>
          <table:table-cell office:value-type="float" office:value="243449" calcext:value-type="float">
            <text:p>243449</text:p>
          </table:table-cell>
          <table:table-cell/>
          <table:table-cell office:value-type="float" office:value="234595" calcext:value-type="float">
            <text:p>234595</text:p>
          </table:table-cell>
          <table:table-cell/>
          <table:table-cell office:value-type="float" office:value="252963" calcext:value-type="float">
            <text:p>252963</text:p>
          </table:table-cell>
          <table:table-cell/>
          <table:table-cell office:value-type="float" office:value="245065" calcext:value-type="float">
            <text:p>245065</text:p>
          </table:table-cell>
          <table:table-cell/>
          <table:table-cell office:value-type="float" office:value="256729" calcext:value-type="float">
            <text:p>25672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923952" calcext:value-type="float">
            <text:p>2923952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9006179" calcext:value-type="float">
            <text:p>9006179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053774" calcext:value-type="float">
            <text:p>3053774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9795896" calcext:value-type="float">
            <text:p>9795896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087188" calcext:value-type="float">
            <text:p>3087188</text:p>
          </table:table-cell>
          <table:table-cell/>
          <table:table-cell office:value-type="float" office:value="4998665" calcext:value-type="float">
            <text:p>4998665</text:p>
          </table:table-cell>
          <table:table-cell/>
          <table:table-cell office:value-type="float" office:value="6761355" calcext:value-type="float">
            <text:p>6761355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868433" calcext:value-type="float">
            <text:p>9868433</text:p>
          </table:table-cell>
          <table:table-cell/>
          <table:table-cell office:value-type="float" office:value="10245071" calcext:value-type="float">
            <text:p>10245071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12719" calcext:value-type="float">
            <text:p>3012719</text:p>
          </table:table-cell>
          <table:table-cell/>
          <table:table-cell office:value-type="float" office:value="4927617" calcext:value-type="float">
            <text:p>4927617</text:p>
          </table:table-cell>
          <table:table-cell/>
          <table:table-cell office:value-type="float" office:value="5214798" calcext:value-type="float">
            <text:p>5214798</text:p>
          </table:table-cell>
          <table:table-cell/>
          <table:table-cell office:value-type="float" office:value="8701110" calcext:value-type="float">
            <text:p>8701110</text:p>
          </table:table-cell>
          <table:table-cell/>
          <table:table-cell office:value-type="float" office:value="9638369" calcext:value-type="float">
            <text:p>9638369</text:p>
          </table:table-cell>
          <table:table-cell/>
          <table:table-cell office:value-type="float" office:value="9814569" calcext:value-type="float">
            <text:p>9814569</text:p>
          </table:table-cell>
          <table:table-cell/>
          <table:table-cell office:value-type="float" office:value="9814569" calcext:value-type="float">
            <text:p>9814569</text:p>
          </table:table-cell>
          <table:table-cell/>
          <table:table-cell office:value-type="float" office:value="10235583" calcext:value-type="float">
            <text:p>1023558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001782" calcext:value-type="float">
            <text:p>3001782</text:p>
          </table:table-cell>
          <table:table-cell/>
          <table:table-cell office:value-type="float" office:value="4926518" calcext:value-type="float">
            <text:p>4926518</text:p>
          </table:table-cell>
          <table:table-cell/>
          <table:table-cell office:value-type="float" office:value="6529233" calcext:value-type="float">
            <text:p>6529233</text:p>
          </table:table-cell>
          <table:table-cell/>
          <table:table-cell office:value-type="float" office:value="8391792" calcext:value-type="float">
            <text:p>8391792</text:p>
          </table:table-cell>
          <table:table-cell/>
          <table:table-cell office:value-type="float" office:value="9855234" calcext:value-type="float">
            <text:p>9855234</text:p>
          </table:table-cell>
          <table:table-cell/>
          <table:table-cell office:value-type="float" office:value="10039528" calcext:value-type="float">
            <text:p>10039528</text:p>
          </table:table-cell>
          <table:table-cell/>
          <table:table-cell office:value-type="float" office:value="10134284" calcext:value-type="float">
            <text:p>10134284</text:p>
          </table:table-cell>
          <table:table-cell/>
          <table:table-cell office:value-type="float" office:value="10158253" calcext:value-type="float">
            <text:p>10158253</text:p>
          </table:table-cell>
          <table:table-cell/>
          <table:table-cell office:value-type="float" office:value="10454984" calcext:value-type="float">
            <text:p>1045498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76615" calcext:value-type="float">
            <text:p>2976615</text:p>
          </table:table-cell>
          <table:table-cell/>
          <table:table-cell office:value-type="float" office:value="4697018" calcext:value-type="float">
            <text:p>4697018</text:p>
          </table:table-cell>
          <table:table-cell/>
          <table:table-cell office:value-type="float" office:value="6359119" calcext:value-type="float">
            <text:p>6359119</text:p>
          </table:table-cell>
          <table:table-cell/>
          <table:table-cell office:value-type="float" office:value="8067138" calcext:value-type="float">
            <text:p>8067138</text:p>
          </table:table-cell>
          <table:table-cell/>
          <table:table-cell office:value-type="float" office:value="8940345" calcext:value-type="float">
            <text:p>8940345</text:p>
          </table:table-cell>
          <table:table-cell/>
          <table:table-cell office:value-type="float" office:value="9567698" calcext:value-type="float">
            <text:p>9567698</text:p>
          </table:table-cell>
          <table:table-cell/>
          <table:table-cell office:value-type="float" office:value="9567698" calcext:value-type="float">
            <text:p>9567698</text:p>
          </table:table-cell>
          <table:table-cell/>
          <table:table-cell office:value-type="float" office:value="9472740" calcext:value-type="float">
            <text:p>9472740</text:p>
          </table:table-cell>
          <table:table-cell/>
          <table:table-cell office:value-type="float" office:value="9752360" calcext:value-type="float">
            <text:p>9752360</text:p>
          </table:table-cell>
          <table:table-cell/>
          <table:table-cell office:value-type="float" office:value="10289741" calcext:value-type="float">
            <text:p>1028974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156972" calcext:value-type="float">
            <text:p>2156972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5728903" calcext:value-type="float">
            <text:p>5728903</text:p>
          </table:table-cell>
          <table:table-cell/>
          <table:table-cell office:value-type="float" office:value="6780263" calcext:value-type="float">
            <text:p>6780263</text:p>
          </table:table-cell>
          <table:table-cell/>
          <table:table-cell office:value-type="float" office:value="8256354" calcext:value-type="float">
            <text:p>8256354</text:p>
          </table:table-cell>
          <table:table-cell/>
          <table:table-cell office:value-type="float" office:value="7831080" calcext:value-type="float">
            <text:p>7831080</text:p>
          </table:table-cell>
          <table:table-cell/>
          <table:table-cell office:value-type="float" office:value="8625273" calcext:value-type="float">
            <text:p>8625273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6281934" calcext:value-type="float">
            <text:p>6281934</text:p>
          </table:table-cell>
          <table:table-cell/>
          <table:table-cell office:value-type="float" office:value="8865630" calcext:value-type="float">
            <text:p>8865630</text:p>
          </table:table-cell>
          <table:table-cell/>
          <table:table-cell office:value-type="float" office:value="7683972" calcext:value-type="float">
            <text:p>768397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619719" calcext:value-type="float">
            <text:p>2619719</text:p>
          </table:table-cell>
          <table:table-cell/>
          <table:table-cell office:value-type="float" office:value="4061528" calcext:value-type="float">
            <text:p>4061528</text:p>
          </table:table-cell>
          <table:table-cell/>
          <table:table-cell office:value-type="float" office:value="5152307" calcext:value-type="float">
            <text:p>5152307</text:p>
          </table:table-cell>
          <table:table-cell/>
          <table:table-cell office:value-type="float" office:value="6233844" calcext:value-type="float">
            <text:p>6233844</text:p>
          </table:table-cell>
          <table:table-cell/>
          <table:table-cell office:value-type="float" office:value="7092077" calcext:value-type="float">
            <text:p>7092077</text:p>
          </table:table-cell>
          <table:table-cell/>
          <table:table-cell office:value-type="float" office:value="6913698" calcext:value-type="float">
            <text:p>6913698</text:p>
          </table:table-cell>
          <table:table-cell/>
          <table:table-cell office:value-type="float" office:value="5337181" calcext:value-type="float">
            <text:p>5337181</text:p>
          </table:table-cell>
          <table:table-cell/>
          <table:table-cell office:value-type="float" office:value="7353127" calcext:value-type="float">
            <text:p>7353127</text:p>
          </table:table-cell>
          <table:table-cell/>
          <table:table-cell office:value-type="float" office:value="7543623" calcext:value-type="float">
            <text:p>7543623</text:p>
          </table:table-cell>
          <table:table-cell/>
          <table:table-cell office:value-type="float" office:value="7481208" calcext:value-type="float">
            <text:p>7481208</text:p>
          </table:table-cell>
          <table:table-cell/>
          <table:table-cell office:value-type="float" office:value="6769317" calcext:value-type="float">
            <text:p>6769317</text:p>
          </table:table-cell>
          <table:table-cell/>
          <table:table-cell office:value-type="float" office:value="5880691" calcext:value-type="float">
            <text:p>588069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469364" calcext:value-type="float">
            <text:p>2469364</text:p>
          </table:table-cell>
          <table:table-cell/>
          <table:table-cell office:value-type="float" office:value="3782902" calcext:value-type="float">
            <text:p>3782902</text:p>
          </table:table-cell>
          <table:table-cell/>
          <table:table-cell office:value-type="float" office:value="4820117" calcext:value-type="float">
            <text:p>4820117</text:p>
          </table:table-cell>
          <table:table-cell/>
          <table:table-cell office:value-type="float" office:value="5919089" calcext:value-type="float">
            <text:p>5919089</text:p>
          </table:table-cell>
          <table:table-cell/>
          <table:table-cell office:value-type="float" office:value="6572375" calcext:value-type="float">
            <text:p>6572375</text:p>
          </table:table-cell>
          <table:table-cell/>
          <table:table-cell office:value-type="float" office:value="6561079" calcext:value-type="float">
            <text:p>6561079</text:p>
          </table:table-cell>
          <table:table-cell/>
          <table:table-cell office:value-type="float" office:value="6628160" calcext:value-type="float">
            <text:p>6628160</text:p>
          </table:table-cell>
          <table:table-cell/>
          <table:table-cell office:value-type="float" office:value="5678917" calcext:value-type="float">
            <text:p>5678917</text:p>
          </table:table-cell>
          <table:table-cell/>
          <table:table-cell office:value-type="float" office:value="6821600" calcext:value-type="float">
            <text:p>6821600</text:p>
          </table:table-cell>
          <table:table-cell/>
          <table:table-cell office:value-type="float" office:value="6728097" calcext:value-type="float">
            <text:p>6728097</text:p>
          </table:table-cell>
          <table:table-cell/>
          <table:table-cell office:value-type="float" office:value="6435127" calcext:value-type="float">
            <text:p>6435127</text:p>
          </table:table-cell>
          <table:table-cell/>
          <table:table-cell office:value-type="float" office:value="5718614" calcext:value-type="float">
            <text:p>5718614</text:p>
          </table:table-cell>
          <table:table-cell/>
          <table:table-cell office:value-type="float" office:value="5475740" calcext:value-type="float">
            <text:p>54757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18388" calcext:value-type="float">
            <text:p>6518388</text:p>
          </table:table-cell>
          <table:table-cell/>
          <table:table-cell office:value-type="float" office:value="6519625" calcext:value-type="float">
            <text:p>6519625</text:p>
          </table:table-cell>
          <table:table-cell/>
          <table:table-cell office:value-type="float" office:value="6694279" calcext:value-type="float">
            <text:p>6694279</text:p>
          </table:table-cell>
          <table:table-cell/>
          <table:table-cell office:value-type="float" office:value="6792540" calcext:value-type="float">
            <text:p>6792540</text:p>
          </table:table-cell>
          <table:table-cell/>
          <table:table-cell office:value-type="float" office:value="6380103" calcext:value-type="float">
            <text:p>6380103</text:p>
          </table:table-cell>
          <table:table-cell/>
          <table:table-cell office:value-type="float" office:value="6809705" calcext:value-type="float">
            <text:p>6809705</text:p>
          </table:table-cell>
          <table:table-cell/>
          <table:table-cell office:value-type="float" office:value="6377439" calcext:value-type="float">
            <text:p>6377439</text:p>
          </table:table-cell>
          <table:table-cell/>
          <table:table-cell office:value-type="float" office:value="5402728" calcext:value-type="float">
            <text:p>5402728</text:p>
          </table:table-cell>
          <table:table-cell/>
          <table:table-cell office:value-type="float" office:value="5494304" calcext:value-type="float">
            <text:p>54943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04784" calcext:value-type="float">
            <text:p>6504784</text:p>
          </table:table-cell>
          <table:table-cell/>
          <table:table-cell office:value-type="float" office:value="6524856" calcext:value-type="float">
            <text:p>6524856</text:p>
          </table:table-cell>
          <table:table-cell/>
          <table:table-cell office:value-type="float" office:value="6298499" calcext:value-type="float">
            <text:p>6298499</text:p>
          </table:table-cell>
          <table:table-cell/>
          <table:table-cell office:value-type="float" office:value="6764093" calcext:value-type="float">
            <text:p>6764093</text:p>
          </table:table-cell>
          <table:table-cell/>
          <table:table-cell office:value-type="float" office:value="6725696" calcext:value-type="float">
            <text:p>6725696</text:p>
          </table:table-cell>
          <table:table-cell/>
          <table:table-cell office:value-type="float" office:value="6815243" calcext:value-type="float">
            <text:p>6815243</text:p>
          </table:table-cell>
          <table:table-cell/>
          <table:table-cell office:value-type="float" office:value="6156582" calcext:value-type="float">
            <text:p>6156582</text:p>
          </table:table-cell>
          <table:table-cell/>
          <table:table-cell office:value-type="float" office:value="5553335" calcext:value-type="float">
            <text:p>5553335</text:p>
          </table:table-cell>
          <table:table-cell/>
          <table:table-cell office:value-type="float" office:value="5255911" calcext:value-type="float">
            <text:p>52559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48169" calcext:value-type="float">
            <text:p>6148169</text:p>
          </table:table-cell>
          <table:table-cell/>
          <table:table-cell office:value-type="float" office:value="6248659" calcext:value-type="float">
            <text:p>6248659</text:p>
          </table:table-cell>
          <table:table-cell/>
          <table:table-cell office:value-type="float" office:value="6263538" calcext:value-type="float">
            <text:p>6263538</text:p>
          </table:table-cell>
          <table:table-cell/>
          <table:table-cell office:value-type="float" office:value="6437662" calcext:value-type="float">
            <text:p>6437662</text:p>
          </table:table-cell>
          <table:table-cell/>
          <table:table-cell office:value-type="float" office:value="6364328" calcext:value-type="float">
            <text:p>6364328</text:p>
          </table:table-cell>
          <table:table-cell/>
          <table:table-cell office:value-type="float" office:value="4903551" calcext:value-type="float">
            <text:p>4903551</text:p>
          </table:table-cell>
          <table:table-cell/>
          <table:table-cell office:value-type="float" office:value="6111738" calcext:value-type="float">
            <text:p>6111738</text:p>
          </table:table-cell>
          <table:table-cell/>
          <table:table-cell office:value-type="float" office:value="5489225" calcext:value-type="float">
            <text:p>5489225</text:p>
          </table:table-cell>
          <table:table-cell/>
          <table:table-cell office:value-type="float" office:value="5274711" calcext:value-type="float">
            <text:p>52747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52546" calcext:value-type="float">
            <text:p>5952546</text:p>
          </table:table-cell>
          <table:table-cell/>
          <table:table-cell office:value-type="float" office:value="6031833" calcext:value-type="float">
            <text:p>6031833</text:p>
          </table:table-cell>
          <table:table-cell/>
          <table:table-cell office:value-type="float" office:value="6133620" calcext:value-type="float">
            <text:p>6133620</text:p>
          </table:table-cell>
          <table:table-cell/>
          <table:table-cell office:value-type="float" office:value="6024100" calcext:value-type="float">
            <text:p>6024100</text:p>
          </table:table-cell>
          <table:table-cell/>
          <table:table-cell office:value-type="float" office:value="6283397" calcext:value-type="float">
            <text:p>6283397</text:p>
          </table:table-cell>
          <table:table-cell/>
          <table:table-cell office:value-type="float" office:value="5348240" calcext:value-type="float">
            <text:p>5348240</text:p>
          </table:table-cell>
          <table:table-cell/>
          <table:table-cell office:value-type="float" office:value="6031701" calcext:value-type="float">
            <text:p>6031701</text:p>
          </table:table-cell>
          <table:table-cell/>
          <table:table-cell office:value-type="float" office:value="5344860" calcext:value-type="float">
            <text:p>5344860</text:p>
          </table:table-cell>
          <table:table-cell/>
          <table:table-cell office:value-type="float" office:value="5112110" calcext:value-type="float">
            <text:p>51121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4759" calcext:value-type="float">
            <text:p>2054759</text:p>
          </table:table-cell>
          <table:table-cell/>
          <table:table-cell office:value-type="float" office:value="5982437" calcext:value-type="float">
            <text:p>5982437</text:p>
          </table:table-cell>
          <table:table-cell/>
          <table:table-cell office:value-type="float" office:value="5830203" calcext:value-type="float">
            <text:p>5830203</text:p>
          </table:table-cell>
          <table:table-cell/>
          <table:table-cell office:value-type="float" office:value="6279338" calcext:value-type="float">
            <text:p>6279338</text:p>
          </table:table-cell>
          <table:table-cell/>
          <table:table-cell office:value-type="float" office:value="6317619" calcext:value-type="float">
            <text:p>6317619</text:p>
          </table:table-cell>
          <table:table-cell/>
          <table:table-cell office:value-type="float" office:value="6159766" calcext:value-type="float">
            <text:p>6159766</text:p>
          </table:table-cell>
          <table:table-cell/>
          <table:table-cell office:value-type="float" office:value="5981754" calcext:value-type="float">
            <text:p>5981754</text:p>
          </table:table-cell>
          <table:table-cell/>
          <table:table-cell office:value-type="float" office:value="4349929" calcext:value-type="float">
            <text:p>4349929</text:p>
          </table:table-cell>
          <table:table-cell/>
          <table:table-cell office:value-type="float" office:value="5212600" calcext:value-type="float">
            <text:p>52126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011" calcext:value-type="float">
            <text:p>151011</text:p>
          </table:table-cell>
          <table:table-cell/>
          <table:table-cell office:value-type="float" office:value="198018" calcext:value-type="float">
            <text:p>198018</text:p>
          </table:table-cell>
          <table:table-cell/>
          <table:table-cell office:value-type="float" office:value="209841" calcext:value-type="float">
            <text:p>209841</text:p>
          </table:table-cell>
          <table:table-cell/>
          <table:table-cell office:value-type="float" office:value="234777" calcext:value-type="float">
            <text:p>234777</text:p>
          </table:table-cell>
          <table:table-cell/>
          <table:table-cell office:value-type="float" office:value="253996" calcext:value-type="float">
            <text:p>253996</text:p>
          </table:table-cell>
          <table:table-cell/>
          <table:table-cell office:value-type="float" office:value="268214" calcext:value-type="float">
            <text:p>268214</text:p>
          </table:table-cell>
          <table:table-cell/>
          <table:table-cell office:value-type="float" office:value="272363" calcext:value-type="float">
            <text:p>272363</text:p>
          </table:table-cell>
          <table:table-cell/>
          <table:table-cell office:value-type="float" office:value="283333" calcext:value-type="float">
            <text:p>283333</text:p>
          </table:table-cell>
          <table:table-cell/>
          <table:table-cell office:value-type="float" office:value="293954" calcext:value-type="float">
            <text:p>2939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421" calcext:value-type="float">
            <text:p>132421</text:p>
          </table:table-cell>
          <table:table-cell/>
          <table:table-cell office:value-type="float" office:value="163234" calcext:value-type="float">
            <text:p>163234</text:p>
          </table:table-cell>
          <table:table-cell/>
          <table:table-cell office:value-type="float" office:value="170329" calcext:value-type="float">
            <text:p>170329</text:p>
          </table:table-cell>
          <table:table-cell/>
          <table:table-cell office:value-type="float" office:value="190696" calcext:value-type="float">
            <text:p>190696</text:p>
          </table:table-cell>
          <table:table-cell/>
          <table:table-cell office:value-type="float" office:value="221408" calcext:value-type="float">
            <text:p>221408</text:p>
          </table:table-cell>
          <table:table-cell/>
          <table:table-cell office:value-type="float" office:value="222793" calcext:value-type="float">
            <text:p>222793</text:p>
          </table:table-cell>
          <table:table-cell/>
          <table:table-cell office:value-type="float" office:value="252277" calcext:value-type="float">
            <text:p>252277</text:p>
          </table:table-cell>
          <table:table-cell/>
          <table:table-cell office:value-type="float" office:value="241529" calcext:value-type="float">
            <text:p>241529</text:p>
          </table:table-cell>
          <table:table-cell/>
          <table:table-cell office:value-type="float" office:value="271251" calcext:value-type="float">
            <text:p>2712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316" calcext:value-type="float">
            <text:p>125316</text:p>
          </table:table-cell>
          <table:table-cell/>
          <table:table-cell office:value-type="float" office:value="153697" calcext:value-type="float">
            <text:p>153697</text:p>
          </table:table-cell>
          <table:table-cell/>
          <table:table-cell office:value-type="float" office:value="154948" calcext:value-type="float">
            <text:p>154948</text:p>
          </table:table-cell>
          <table:table-cell/>
          <table:table-cell office:value-type="float" office:value="183910" calcext:value-type="float">
            <text:p>183910</text:p>
          </table:table-cell>
          <table:table-cell/>
          <table:table-cell office:value-type="float" office:value="199543" calcext:value-type="float">
            <text:p>199543</text:p>
          </table:table-cell>
          <table:table-cell/>
          <table:table-cell office:value-type="float" office:value="213595" calcext:value-type="float">
            <text:p>213595</text:p>
          </table:table-cell>
          <table:table-cell/>
          <table:table-cell office:value-type="float" office:value="228678" calcext:value-type="float">
            <text:p>228678</text:p>
          </table:table-cell>
          <table:table-cell/>
          <table:table-cell office:value-type="float" office:value="242590" calcext:value-type="float">
            <text:p>242590</text:p>
          </table:table-cell>
          <table:table-cell/>
          <table:table-cell office:value-type="float" office:value="244621" calcext:value-type="float">
            <text:p>24462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06158" calcext:value-type="float">
            <text:p>2006158</text:p>
          </table:table-cell>
          <table:table-cell/>
          <table:table-cell office:value-type="float" office:value="2801873" calcext:value-type="float">
            <text:p>2801873</text:p>
          </table:table-cell>
          <table:table-cell/>
          <table:table-cell office:value-type="float" office:value="2467108" calcext:value-type="float">
            <text:p>2467108</text:p>
          </table:table-cell>
          <table:table-cell/>
          <table:table-cell office:value-type="float" office:value="3588436" calcext:value-type="float">
            <text:p>3588436</text:p>
          </table:table-cell>
          <table:table-cell/>
          <table:table-cell office:value-type="float" office:value="3738358" calcext:value-type="float">
            <text:p>373835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967960" calcext:value-type="float">
            <text:p>1967960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3124872" calcext:value-type="float">
            <text:p>3124872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759450" calcext:value-type="float">
            <text:p>3759450</text:p>
          </table:table-cell>
          <table:table-cell/>
          <table:table-cell office:value-type="float" office:value="2905056" calcext:value-type="float">
            <text:p>290505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00242" calcext:value-type="float">
            <text:p>2000242</text:p>
          </table:table-cell>
          <table:table-cell/>
          <table:table-cell office:value-type="float" office:value="2699161" calcext:value-type="float">
            <text:p>2699161</text:p>
          </table:table-cell>
          <table:table-cell/>
          <table:table-cell office:value-type="float" office:value="3236056" calcext:value-type="float">
            <text:p>3236056</text:p>
          </table:table-cell>
          <table:table-cell/>
          <table:table-cell office:value-type="float" office:value="3557725" calcext:value-type="float">
            <text:p>3557725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879045" calcext:value-type="float">
            <text:p>3879045</text:p>
          </table:table-cell>
          <table:table-cell/>
          <table:table-cell office:value-type="float" office:value="3770085" calcext:value-type="float">
            <text:p>377008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54379" calcext:value-type="float">
            <text:p>1954379</text:p>
          </table:table-cell>
          <table:table-cell/>
          <table:table-cell office:value-type="float" office:value="2651850" calcext:value-type="float">
            <text:p>2651850</text:p>
          </table:table-cell>
          <table:table-cell/>
          <table:table-cell office:value-type="float" office:value="2370799" calcext:value-type="float">
            <text:p>2370799</text:p>
          </table:table-cell>
          <table:table-cell/>
          <table:table-cell office:value-type="float" office:value="3610395" calcext:value-type="float">
            <text:p>3610395</text:p>
          </table:table-cell>
          <table:table-cell/>
          <table:table-cell office:value-type="float" office:value="3822466" calcext:value-type="float">
            <text:p>3822466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437042" calcext:value-type="float">
            <text:p>3437042</text:p>
          </table:table-cell>
          <table:table-cell/>
          <table:table-cell office:value-type="float" office:value="3795443" calcext:value-type="float">
            <text:p>37954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977602" calcext:value-type="float">
            <text:p>1977602</text:p>
          </table:table-cell>
          <table:table-cell/>
          <table:table-cell office:value-type="float" office:value="2510493" calcext:value-type="float">
            <text:p>2510493</text:p>
          </table:table-cell>
          <table:table-cell/>
          <table:table-cell office:value-type="float" office:value="3149251" calcext:value-type="float">
            <text:p>3149251</text:p>
          </table:table-cell>
          <table:table-cell/>
          <table:table-cell office:value-type="float" office:value="3606774" calcext:value-type="float">
            <text:p>3606774</text:p>
          </table:table-cell>
          <table:table-cell/>
          <table:table-cell office:value-type="float" office:value="3894582" calcext:value-type="float">
            <text:p>3894582</text:p>
          </table:table-cell>
          <table:table-cell/>
          <table:table-cell office:value-type="float" office:value="3984917" calcext:value-type="float">
            <text:p>3984917</text:p>
          </table:table-cell>
          <table:table-cell/>
          <table:table-cell office:value-type="float" office:value="3908759" calcext:value-type="float">
            <text:p>3908759</text:p>
          </table:table-cell>
          <table:table-cell/>
          <table:table-cell office:value-type="float" office:value="3863055" calcext:value-type="float">
            <text:p>3863055</text:p>
          </table:table-cell>
          <table:table-cell/>
          <table:table-cell office:value-type="float" office:value="3894582" calcext:value-type="float">
            <text:p>389458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971160" calcext:value-type="float">
            <text:p>1971160</text:p>
          </table:table-cell>
          <table:table-cell/>
          <table:table-cell office:value-type="float" office:value="2648920" calcext:value-type="float">
            <text:p>2648920</text:p>
          </table:table-cell>
          <table:table-cell/>
          <table:table-cell office:value-type="float" office:value="3215029" calcext:value-type="float">
            <text:p>3215029</text:p>
          </table:table-cell>
          <table:table-cell/>
          <table:table-cell office:value-type="float" office:value="3585405" calcext:value-type="float">
            <text:p>3585405</text:p>
          </table:table-cell>
          <table:table-cell/>
          <table:table-cell office:value-type="float" office:value="3792790" calcext:value-type="float">
            <text:p>3792790</text:p>
          </table:table-cell>
          <table:table-cell/>
          <table:table-cell office:value-type="float" office:value="3922692" calcext:value-type="float">
            <text:p>3922692</text:p>
          </table:table-cell>
          <table:table-cell/>
          <table:table-cell office:value-type="float" office:value="3675930" calcext:value-type="float">
            <text:p>3675930</text:p>
          </table:table-cell>
          <table:table-cell/>
          <table:table-cell office:value-type="float" office:value="3799501" calcext:value-type="float">
            <text:p>3799501</text:p>
          </table:table-cell>
          <table:table-cell/>
          <table:table-cell office:value-type="float" office:value="2135840" calcext:value-type="float">
            <text:p>2135840</text:p>
          </table:table-cell>
          <table:table-cell/>
          <table:table-cell office:value-type="float" office:value="3814687" calcext:value-type="float">
            <text:p>381468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931232" calcext:value-type="float">
            <text:p>1931232</text:p>
          </table:table-cell>
          <table:table-cell/>
          <table:table-cell office:value-type="float" office:value="2598755" calcext:value-type="float">
            <text:p>2598755</text:p>
          </table:table-cell>
          <table:table-cell/>
          <table:table-cell office:value-type="float" office:value="3140855" calcext:value-type="float">
            <text:p>3140855</text:p>
          </table:table-cell>
          <table:table-cell/>
          <table:table-cell office:value-type="float" office:value="3537277" calcext:value-type="float">
            <text:p>3537277</text:p>
          </table:table-cell>
          <table:table-cell/>
          <table:table-cell office:value-type="float" office:value="3723578" calcext:value-type="float">
            <text:p>3723578</text:p>
          </table:table-cell>
          <table:table-cell/>
          <table:table-cell office:value-type="float" office:value="3853020" calcext:value-type="float">
            <text:p>3853020</text:p>
          </table:table-cell>
          <table:table-cell/>
          <table:table-cell office:value-type="float" office:value="3770983" calcext:value-type="float">
            <text:p>3770983</text:p>
          </table:table-cell>
          <table:table-cell/>
          <table:table-cell office:value-type="float" office:value="3753681" calcext:value-type="float">
            <text:p>3753681</text:p>
          </table:table-cell>
          <table:table-cell/>
          <table:table-cell office:value-type="float" office:value="2858639" calcext:value-type="float">
            <text:p>2858639</text:p>
          </table:table-cell>
          <table:table-cell/>
          <table:table-cell office:value-type="float" office:value="3599532" calcext:value-type="float">
            <text:p>3599532</text:p>
          </table:table-cell>
          <table:table-cell/>
          <table:table-cell office:value-type="float" office:value="3474326" calcext:value-type="float">
            <text:p>347432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682090" calcext:value-type="float">
            <text:p>1682090</text:p>
          </table:table-cell>
          <table:table-cell/>
          <table:table-cell office:value-type="float" office:value="2453424" calcext:value-type="float">
            <text:p>2453424</text:p>
          </table:table-cell>
          <table:table-cell/>
          <table:table-cell office:value-type="float" office:value="927643" calcext:value-type="float">
            <text:p>927643</text:p>
          </table:table-cell>
          <table:table-cell/>
          <table:table-cell office:value-type="float" office:value="3238183" calcext:value-type="float">
            <text:p>3238183</text:p>
          </table:table-cell>
          <table:table-cell/>
          <table:table-cell office:value-type="float" office:value="2912136" calcext:value-type="float">
            <text:p>2912136</text:p>
          </table:table-cell>
          <table:table-cell/>
          <table:table-cell office:value-type="float" office:value="3544870" calcext:value-type="float">
            <text:p>3544870</text:p>
          </table:table-cell>
          <table:table-cell/>
          <table:table-cell office:value-type="float" office:value="3472502" calcext:value-type="float">
            <text:p>3472502</text:p>
          </table:table-cell>
          <table:table-cell/>
          <table:table-cell office:value-type="float" office:value="3444652" calcext:value-type="float">
            <text:p>3444652</text:p>
          </table:table-cell>
          <table:table-cell/>
          <table:table-cell office:value-type="float" office:value="3483062" calcext:value-type="float">
            <text:p>3483062</text:p>
          </table:table-cell>
          <table:table-cell/>
          <table:table-cell office:value-type="float" office:value="3416226" calcext:value-type="float">
            <text:p>3416226</text:p>
          </table:table-cell>
          <table:table-cell/>
          <table:table-cell office:value-type="float" office:value="3268991" calcext:value-type="float">
            <text:p>3268991</text:p>
          </table:table-cell>
          <table:table-cell/>
          <table:table-cell office:value-type="float" office:value="2949889" calcext:value-type="float">
            <text:p>294988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584536" calcext:value-type="float">
            <text:p>1584536</text:p>
          </table:table-cell>
          <table:table-cell/>
          <table:table-cell office:value-type="float" office:value="2374155" calcext:value-type="float">
            <text:p>2374155</text:p>
          </table:table-cell>
          <table:table-cell/>
          <table:table-cell office:value-type="float" office:value="2771303" calcext:value-type="float">
            <text:p>2771303</text:p>
          </table:table-cell>
          <table:table-cell/>
          <table:table-cell office:value-type="float" office:value="2896768" calcext:value-type="float">
            <text:p>2896768</text:p>
          </table:table-cell>
          <table:table-cell/>
          <table:table-cell office:value-type="float" office:value="3344370" calcext:value-type="float">
            <text:p>3344370</text:p>
          </table:table-cell>
          <table:table-cell/>
          <table:table-cell office:value-type="float" office:value="3405527" calcext:value-type="float">
            <text:p>3405527</text:p>
          </table:table-cell>
          <table:table-cell/>
          <table:table-cell office:value-type="float" office:value="3363687" calcext:value-type="float">
            <text:p>3363687</text:p>
          </table:table-cell>
          <table:table-cell/>
          <table:table-cell office:value-type="float" office:value="3366983" calcext:value-type="float">
            <text:p>3366983</text:p>
          </table:table-cell>
          <table:table-cell/>
          <table:table-cell office:value-type="float" office:value="3378238" calcext:value-type="float">
            <text:p>3378238</text:p>
          </table:table-cell>
          <table:table-cell/>
          <table:table-cell office:value-type="float" office:value="3072112" calcext:value-type="float">
            <text:p>3072112</text:p>
          </table:table-cell>
          <table:table-cell/>
          <table:table-cell office:value-type="float" office:value="2918296" calcext:value-type="float">
            <text:p>2918296</text:p>
          </table:table-cell>
          <table:table-cell/>
          <table:table-cell office:value-type="float" office:value="2938889" calcext:value-type="float">
            <text:p>2938889</text:p>
          </table:table-cell>
          <table:table-cell/>
          <table:table-cell office:value-type="float" office:value="2872430" calcext:value-type="float">
            <text:p>28724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85478" calcext:value-type="float">
            <text:p>3085478</text:p>
          </table:table-cell>
          <table:table-cell/>
          <table:table-cell office:value-type="float" office:value="3321963" calcext:value-type="float">
            <text:p>3321963</text:p>
          </table:table-cell>
          <table:table-cell/>
          <table:table-cell office:value-type="float" office:value="3310202" calcext:value-type="float">
            <text:p>3310202</text:p>
          </table:table-cell>
          <table:table-cell/>
          <table:table-cell office:value-type="float" office:value="2796612" calcext:value-type="float">
            <text:p>2796612</text:p>
          </table:table-cell>
          <table:table-cell/>
          <table:table-cell office:value-type="float" office:value="3157135" calcext:value-type="float">
            <text:p>3157135</text:p>
          </table:table-cell>
          <table:table-cell/>
          <table:table-cell office:value-type="float" office:value="3280102" calcext:value-type="float">
            <text:p>3280102</text:p>
          </table:table-cell>
          <table:table-cell/>
          <table:table-cell office:value-type="float" office:value="2971601" calcext:value-type="float">
            <text:p>2971601</text:p>
          </table:table-cell>
          <table:table-cell/>
          <table:table-cell office:value-type="float" office:value="2953402" calcext:value-type="float">
            <text:p>2953402</text:p>
          </table:table-cell>
          <table:table-cell/>
          <table:table-cell office:value-type="float" office:value="2768055" calcext:value-type="float">
            <text:p>27680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49276" calcext:value-type="float">
            <text:p>2949276</text:p>
          </table:table-cell>
          <table:table-cell/>
          <table:table-cell office:value-type="float" office:value="3207825" calcext:value-type="float">
            <text:p>3207825</text:p>
          </table:table-cell>
          <table:table-cell/>
          <table:table-cell office:value-type="float" office:value="3063566" calcext:value-type="float">
            <text:p>3063566</text:p>
          </table:table-cell>
          <table:table-cell/>
          <table:table-cell office:value-type="float" office:value="3068182" calcext:value-type="float">
            <text:p>3068182</text:p>
          </table:table-cell>
          <table:table-cell/>
          <table:table-cell office:value-type="float" office:value="3156548" calcext:value-type="float">
            <text:p>3156548</text:p>
          </table:table-cell>
          <table:table-cell/>
          <table:table-cell office:value-type="float" office:value="3020111" calcext:value-type="float">
            <text:p>3020111</text:p>
          </table:table-cell>
          <table:table-cell/>
          <table:table-cell office:value-type="float" office:value="2900204" calcext:value-type="float">
            <text:p>2900204</text:p>
          </table:table-cell>
          <table:table-cell/>
          <table:table-cell office:value-type="float" office:value="2849633" calcext:value-type="float">
            <text:p>2849633</text:p>
          </table:table-cell>
          <table:table-cell/>
          <table:table-cell office:value-type="float" office:value="2738078" calcext:value-type="float">
            <text:p>27380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9978" calcext:value-type="float">
            <text:p>639978</text:p>
          </table:table-cell>
          <table:table-cell/>
          <table:table-cell office:value-type="float" office:value="575644" calcext:value-type="float">
            <text:p>575644</text:p>
          </table:table-cell>
          <table:table-cell/>
          <table:table-cell office:value-type="float" office:value="550306" calcext:value-type="float">
            <text:p>550306</text:p>
          </table:table-cell>
          <table:table-cell/>
          <table:table-cell office:value-type="float" office:value="543146" calcext:value-type="float">
            <text:p>543146</text:p>
          </table:table-cell>
          <table:table-cell/>
          <table:table-cell office:value-type="float" office:value="561848" calcext:value-type="float">
            <text:p>561848</text:p>
          </table:table-cell>
          <table:table-cell/>
          <table:table-cell office:value-type="float" office:value="543346" calcext:value-type="float">
            <text:p>543346</text:p>
          </table:table-cell>
          <table:table-cell/>
          <table:table-cell office:value-type="float" office:value="549899" calcext:value-type="float">
            <text:p>549899</text:p>
          </table:table-cell>
          <table:table-cell/>
          <table:table-cell office:value-type="float" office:value="544047" calcext:value-type="float">
            <text:p>544047</text:p>
          </table:table-cell>
          <table:table-cell/>
          <table:table-cell office:value-type="float" office:value="484832" calcext:value-type="float">
            <text:p>4848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413" calcext:value-type="float">
            <text:p>230413</text:p>
          </table:table-cell>
          <table:table-cell/>
          <table:table-cell office:value-type="float" office:value="229342" calcext:value-type="float">
            <text:p>229342</text:p>
          </table:table-cell>
          <table:table-cell/>
          <table:table-cell office:value-type="float" office:value="234087" calcext:value-type="float">
            <text:p>234087</text:p>
          </table:table-cell>
          <table:table-cell/>
          <table:table-cell office:value-type="float" office:value="252591" calcext:value-type="float">
            <text:p>252591</text:p>
          </table:table-cell>
          <table:table-cell/>
          <table:table-cell office:value-type="float" office:value="249244" calcext:value-type="float">
            <text:p>249244</text:p>
          </table:table-cell>
          <table:table-cell/>
          <table:table-cell office:value-type="float" office:value="258902" calcext:value-type="float">
            <text:p>258902</text:p>
          </table:table-cell>
          <table:table-cell/>
          <table:table-cell office:value-type="float" office:value="255332" calcext:value-type="float">
            <text:p>255332</text:p>
          </table:table-cell>
          <table:table-cell/>
          <table:table-cell office:value-type="float" office:value="258861" calcext:value-type="float">
            <text:p>258861</text:p>
          </table:table-cell>
          <table:table-cell/>
          <table:table-cell office:value-type="float" office:value="254947" calcext:value-type="float">
            <text:p>2549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105" calcext:value-type="float">
            <text:p>198105</text:p>
          </table:table-cell>
          <table:table-cell/>
          <table:table-cell office:value-type="float" office:value="188268" calcext:value-type="float">
            <text:p>188268</text:p>
          </table:table-cell>
          <table:table-cell/>
          <table:table-cell office:value-type="float" office:value="203013" calcext:value-type="float">
            <text:p>203013</text:p>
          </table:table-cell>
          <table:table-cell/>
          <table:table-cell office:value-type="float" office:value="200102" calcext:value-type="float">
            <text:p>200102</text:p>
          </table:table-cell>
          <table:table-cell/>
          <table:table-cell office:value-type="float" office:value="204589" calcext:value-type="float">
            <text:p>204589</text:p>
          </table:table-cell>
          <table:table-cell/>
          <table:table-cell office:value-type="float" office:value="203728" calcext:value-type="float">
            <text:p>203728</text:p>
          </table:table-cell>
          <table:table-cell/>
          <table:table-cell office:value-type="float" office:value="204411" calcext:value-type="float">
            <text:p>204411</text:p>
          </table:table-cell>
          <table:table-cell/>
          <table:table-cell office:value-type="float" office:value="193425" calcext:value-type="float">
            <text:p>193425</text:p>
          </table:table-cell>
          <table:table-cell/>
          <table:table-cell office:value-type="float" office:value="183082" calcext:value-type="float">
            <text:p>1830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095" calcext:value-type="float">
            <text:p>159095</text:p>
          </table:table-cell>
          <table:table-cell/>
          <table:table-cell office:value-type="float" office:value="166293" calcext:value-type="float">
            <text:p>166293</text:p>
          </table:table-cell>
          <table:table-cell/>
          <table:table-cell office:value-type="float" office:value="177867" calcext:value-type="float">
            <text:p>177867</text:p>
          </table:table-cell>
          <table:table-cell/>
          <table:table-cell office:value-type="float" office:value="181151" calcext:value-type="float">
            <text:p>181151</text:p>
          </table:table-cell>
          <table:table-cell/>
          <table:table-cell office:value-type="float" office:value="192466" calcext:value-type="float">
            <text:p>192466</text:p>
          </table:table-cell>
          <table:table-cell/>
          <table:table-cell office:value-type="float" office:value="187159" calcext:value-type="float">
            <text:p>187159</text:p>
          </table:table-cell>
          <table:table-cell/>
          <table:table-cell office:value-type="float" office:value="182578" calcext:value-type="float">
            <text:p>182578</text:p>
          </table:table-cell>
          <table:table-cell/>
          <table:table-cell office:value-type="float" office:value="176406" calcext:value-type="float">
            <text:p>176406</text:p>
          </table:table-cell>
          <table:table-cell/>
          <table:table-cell office:value-type="float" office:value="177343" calcext:value-type="float">
            <text:p>1773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8114" calcext:value-type="float">
            <text:p>168114</text:p>
          </table:table-cell>
          <table:table-cell/>
          <table:table-cell office:value-type="float" office:value="181351" calcext:value-type="float">
            <text:p>181351</text:p>
          </table:table-cell>
          <table:table-cell/>
          <table:table-cell office:value-type="float" office:value="188712" calcext:value-type="float">
            <text:p>188712</text:p>
          </table:table-cell>
          <table:table-cell/>
          <table:table-cell office:value-type="float" office:value="27586" calcext:value-type="float">
            <text:p>27586</text:p>
          </table:table-cell>
          <table:table-cell/>
          <table:table-cell office:value-type="float" office:value="27894" calcext:value-type="float">
            <text:p>27894</text:p>
          </table:table-cell>
          <table:table-cell/>
          <table:table-cell office:value-type="float" office:value="182859" calcext:value-type="float">
            <text:p>182859</text:p>
          </table:table-cell>
          <table:table-cell/>
          <table:table-cell office:value-type="float" office:value="179064" calcext:value-type="float">
            <text:p>179064</text:p>
          </table:table-cell>
          <table:table-cell/>
          <table:table-cell office:value-type="float" office:value="174986" calcext:value-type="float">
            <text:p>174986</text:p>
          </table:table-cell>
          <table:table-cell/>
          <table:table-cell office:value-type="float" office:value="167341" calcext:value-type="float">
            <text:p>1673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463" calcext:value-type="float">
            <text:p>161463</text:p>
          </table:table-cell>
          <table:table-cell/>
          <table:table-cell office:value-type="float" office:value="172373" calcext:value-type="float">
            <text:p>172373</text:p>
          </table:table-cell>
          <table:table-cell/>
          <table:table-cell office:value-type="float" office:value="180432" calcext:value-type="float">
            <text:p>180432</text:p>
          </table:table-cell>
          <table:table-cell/>
          <table:table-cell office:value-type="float" office:value="183701" calcext:value-type="float">
            <text:p>183701</text:p>
          </table:table-cell>
          <table:table-cell/>
          <table:table-cell office:value-type="float" office:value="180588" calcext:value-type="float">
            <text:p>180588</text:p>
          </table:table-cell>
          <table:table-cell/>
          <table:table-cell office:value-type="float" office:value="175411" calcext:value-type="float">
            <text:p>175411</text:p>
          </table:table-cell>
          <table:table-cell/>
          <table:table-cell office:value-type="float" office:value="183193" calcext:value-type="float">
            <text:p>183193</text:p>
          </table:table-cell>
          <table:table-cell/>
          <table:table-cell office:value-type="float" office:value="185550" calcext:value-type="float">
            <text:p>185550</text:p>
          </table:table-cell>
          <table:table-cell/>
          <table:table-cell office:value-type="float" office:value="183940" calcext:value-type="float">
            <text:p>18394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561267" calcext:value-type="float">
            <text:p>2561267</text:p>
          </table:table-cell>
          <table:table-cell/>
          <table:table-cell office:value-type="float" office:value="3791156" calcext:value-type="float">
            <text:p>3791156</text:p>
          </table:table-cell>
          <table:table-cell/>
          <table:table-cell office:value-type="float" office:value="5389653" calcext:value-type="float">
            <text:p>5389653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6271021" calcext:value-type="float">
            <text:p>627102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660335" calcext:value-type="float">
            <text:p>2660335</text:p>
          </table:table-cell>
          <table:table-cell/>
          <table:table-cell office:value-type="float" office:value="3867787" calcext:value-type="float">
            <text:p>3867787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5603747" calcext:value-type="float">
            <text:p>560374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872459" calcext:value-type="float">
            <text:p>2872459</text:p>
          </table:table-cell>
          <table:table-cell/>
          <table:table-cell office:value-type="float" office:value="4422226" calcext:value-type="float">
            <text:p>4422226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35574" calcext:value-type="float">
            <text:p>7735574</text:p>
          </table:table-cell>
          <table:table-cell/>
          <table:table-cell office:value-type="float" office:value="7735574" calcext:value-type="float">
            <text:p>773557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796910" calcext:value-type="float">
            <text:p>2796910</text:p>
          </table:table-cell>
          <table:table-cell/>
          <table:table-cell office:value-type="float" office:value="4610256" calcext:value-type="float">
            <text:p>4610256</text:p>
          </table:table-cell>
          <table:table-cell/>
          <table:table-cell office:value-type="float" office:value="4742616" calcext:value-type="float">
            <text:p>4742616</text:p>
          </table:table-cell>
          <table:table-cell/>
          <table:table-cell office:value-type="float" office:value="5509113" calcext:value-type="float">
            <text:p>5509113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5684095" calcext:value-type="float">
            <text:p>568409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867506" calcext:value-type="float">
            <text:p>2867506</text:p>
          </table:table-cell>
          <table:table-cell/>
          <table:table-cell office:value-type="float" office:value="4451639" calcext:value-type="float">
            <text:p>4451639</text:p>
          </table:table-cell>
          <table:table-cell/>
          <table:table-cell office:value-type="float" office:value="5652717" calcext:value-type="float">
            <text:p>5652717</text:p>
          </table:table-cell>
          <table:table-cell/>
          <table:table-cell office:value-type="float" office:value="6874084" calcext:value-type="float">
            <text:p>6874084</text:p>
          </table:table-cell>
          <table:table-cell/>
          <table:table-cell office:value-type="float" office:value="8391792" calcext:value-type="float">
            <text:p>8391792</text:p>
          </table:table-cell>
          <table:table-cell/>
          <table:table-cell office:value-type="float" office:value="8199542" calcext:value-type="float">
            <text:p>8199542</text:p>
          </table:table-cell>
          <table:table-cell/>
          <table:table-cell office:value-type="float" office:value="8199542" calcext:value-type="float">
            <text:p>8199542</text:p>
          </table:table-cell>
          <table:table-cell/>
          <table:table-cell office:value-type="float" office:value="7811791" calcext:value-type="float">
            <text:p>7811791</text:p>
          </table:table-cell>
          <table:table-cell/>
          <table:table-cell office:value-type="float" office:value="7883484" calcext:value-type="float">
            <text:p>788348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612664" calcext:value-type="float">
            <text:p>2612664</text:p>
          </table:table-cell>
          <table:table-cell/>
          <table:table-cell office:value-type="float" office:value="3561619" calcext:value-type="float">
            <text:p>3561619</text:p>
          </table:table-cell>
          <table:table-cell/>
          <table:table-cell office:value-type="float" office:value="5006356" calcext:value-type="float">
            <text:p>5006356</text:p>
          </table:table-cell>
          <table:table-cell/>
          <table:table-cell office:value-type="float" office:value="6132138" calcext:value-type="float">
            <text:p>6132138</text:p>
          </table:table-cell>
          <table:table-cell/>
          <table:table-cell office:value-type="float" office:value="6479029" calcext:value-type="float">
            <text:p>6479029</text:p>
          </table:table-cell>
          <table:table-cell/>
          <table:table-cell office:value-type="float" office:value="6266340" calcext:value-type="float">
            <text:p>6266340</text:p>
          </table:table-cell>
          <table:table-cell/>
          <table:table-cell office:value-type="float" office:value="5769681" calcext:value-type="float">
            <text:p>5769681</text:p>
          </table:table-cell>
          <table:table-cell/>
          <table:table-cell office:value-type="float" office:value="5970183" calcext:value-type="float">
            <text:p>5970183</text:p>
          </table:table-cell>
          <table:table-cell/>
          <table:table-cell office:value-type="float" office:value="6185123" calcext:value-type="float">
            <text:p>6185123</text:p>
          </table:table-cell>
          <table:table-cell/>
          <table:table-cell office:value-type="float" office:value="5884299" calcext:value-type="float">
            <text:p>588429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017646" calcext:value-type="float">
            <text:p>2017646</text:p>
          </table:table-cell>
          <table:table-cell/>
          <table:table-cell office:value-type="float" office:value="3634562" calcext:value-type="float">
            <text:p>3634562</text:p>
          </table:table-cell>
          <table:table-cell/>
          <table:table-cell office:value-type="float" office:value="4780411" calcext:value-type="float">
            <text:p>4780411</text:p>
          </table:table-cell>
          <table:table-cell/>
          <table:table-cell office:value-type="float" office:value="5681538" calcext:value-type="float">
            <text:p>5681538</text:p>
          </table:table-cell>
          <table:table-cell/>
          <table:table-cell office:value-type="float" office:value="6261328" calcext:value-type="float">
            <text:p>6261328</text:p>
          </table:table-cell>
          <table:table-cell/>
          <table:table-cell office:value-type="float" office:value="6542703" calcext:value-type="float">
            <text:p>6542703</text:p>
          </table:table-cell>
          <table:table-cell/>
          <table:table-cell office:value-type="float" office:value="6503078" calcext:value-type="float">
            <text:p>6503078</text:p>
          </table:table-cell>
          <table:table-cell/>
          <table:table-cell office:value-type="float" office:value="6449370" calcext:value-type="float">
            <text:p>6449370</text:p>
          </table:table-cell>
          <table:table-cell/>
          <table:table-cell office:value-type="float" office:value="6032669" calcext:value-type="float">
            <text:p>6032669</text:p>
          </table:table-cell>
          <table:table-cell/>
          <table:table-cell office:value-type="float" office:value="5867831" calcext:value-type="float">
            <text:p>5867831</text:p>
          </table:table-cell>
          <table:table-cell/>
          <table:table-cell office:value-type="float" office:value="5244471" calcext:value-type="float">
            <text:p>52444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53717" calcext:value-type="float">
            <text:p>2253717</text:p>
          </table:table-cell>
          <table:table-cell/>
          <table:table-cell office:value-type="float" office:value="3642578" calcext:value-type="float">
            <text:p>3642578</text:p>
          </table:table-cell>
          <table:table-cell/>
          <table:table-cell office:value-type="float" office:value="4576535" calcext:value-type="float">
            <text:p>4576535</text:p>
          </table:table-cell>
          <table:table-cell/>
          <table:table-cell office:value-type="float" office:value="5701152" calcext:value-type="float">
            <text:p>5701152</text:p>
          </table:table-cell>
          <table:table-cell/>
          <table:table-cell office:value-type="float" office:value="6145757" calcext:value-type="float">
            <text:p>6145757</text:p>
          </table:table-cell>
          <table:table-cell/>
          <table:table-cell office:value-type="float" office:value="6154564" calcext:value-type="float">
            <text:p>6154564</text:p>
          </table:table-cell>
          <table:table-cell/>
          <table:table-cell office:value-type="float" office:value="6425016" calcext:value-type="float">
            <text:p>6425016</text:p>
          </table:table-cell>
          <table:table-cell/>
          <table:table-cell office:value-type="float" office:value="6480761" calcext:value-type="float">
            <text:p>6480761</text:p>
          </table:table-cell>
          <table:table-cell/>
          <table:table-cell office:value-type="float" office:value="6316353" calcext:value-type="float">
            <text:p>6316353</text:p>
          </table:table-cell>
          <table:table-cell/>
          <table:table-cell office:value-type="float" office:value="6049456" calcext:value-type="float">
            <text:p>6049456</text:p>
          </table:table-cell>
          <table:table-cell/>
          <table:table-cell office:value-type="float" office:value="5494212" calcext:value-type="float">
            <text:p>5494212</text:p>
          </table:table-cell>
          <table:table-cell/>
          <table:table-cell office:value-type="float" office:value="5237920" calcext:value-type="float">
            <text:p>523792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550095" calcext:value-type="float">
            <text:p>2550095</text:p>
          </table:table-cell>
          <table:table-cell/>
          <table:table-cell office:value-type="float" office:value="3688288" calcext:value-type="float">
            <text:p>3688288</text:p>
          </table:table-cell>
          <table:table-cell/>
          <table:table-cell office:value-type="float" office:value="4650496" calcext:value-type="float">
            <text:p>4650496</text:p>
          </table:table-cell>
          <table:table-cell/>
          <table:table-cell office:value-type="float" office:value="5550036" calcext:value-type="float">
            <text:p>5550036</text:p>
          </table:table-cell>
          <table:table-cell/>
          <table:table-cell office:value-type="float" office:value="6241661" calcext:value-type="float">
            <text:p>6241661</text:p>
          </table:table-cell>
          <table:table-cell/>
          <table:table-cell office:value-type="float" office:value="6198870" calcext:value-type="float">
            <text:p>6198870</text:p>
          </table:table-cell>
          <table:table-cell/>
          <table:table-cell office:value-type="float" office:value="5398313" calcext:value-type="float">
            <text:p>5398313</text:p>
          </table:table-cell>
          <table:table-cell/>
          <table:table-cell office:value-type="float" office:value="6377792" calcext:value-type="float">
            <text:p>6377792</text:p>
          </table:table-cell>
          <table:table-cell/>
          <table:table-cell office:value-type="float" office:value="6420097" calcext:value-type="float">
            <text:p>6420097</text:p>
          </table:table-cell>
          <table:table-cell/>
          <table:table-cell office:value-type="float" office:value="5258282" calcext:value-type="float">
            <text:p>5258282</text:p>
          </table:table-cell>
          <table:table-cell/>
          <table:table-cell office:value-type="float" office:value="5887143" calcext:value-type="float">
            <text:p>5887143</text:p>
          </table:table-cell>
          <table:table-cell/>
          <table:table-cell office:value-type="float" office:value="5447093" calcext:value-type="float">
            <text:p>5447093</text:p>
          </table:table-cell>
          <table:table-cell/>
          <table:table-cell office:value-type="float" office:value="5293930" calcext:value-type="float">
            <text:p>52939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18798" calcext:value-type="float">
            <text:p>6318798</text:p>
          </table:table-cell>
          <table:table-cell/>
          <table:table-cell office:value-type="float" office:value="6035752" calcext:value-type="float">
            <text:p>6035752</text:p>
          </table:table-cell>
          <table:table-cell/>
          <table:table-cell office:value-type="float" office:value="6578605" calcext:value-type="float">
            <text:p>6578605</text:p>
          </table:table-cell>
          <table:table-cell/>
          <table:table-cell office:value-type="float" office:value="6672504" calcext:value-type="float">
            <text:p>6672504</text:p>
          </table:table-cell>
          <table:table-cell/>
          <table:table-cell office:value-type="float" office:value="6645082" calcext:value-type="float">
            <text:p>6645082</text:p>
          </table:table-cell>
          <table:table-cell/>
          <table:table-cell office:value-type="float" office:value="6656024" calcext:value-type="float">
            <text:p>6656024</text:p>
          </table:table-cell>
          <table:table-cell/>
          <table:table-cell office:value-type="float" office:value="5626332" calcext:value-type="float">
            <text:p>5626332</text:p>
          </table:table-cell>
          <table:table-cell/>
          <table:table-cell office:value-type="float" office:value="5693693" calcext:value-type="float">
            <text:p>5693693</text:p>
          </table:table-cell>
          <table:table-cell/>
          <table:table-cell office:value-type="float" office:value="5033507" calcext:value-type="float">
            <text:p>5033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24552" calcext:value-type="float">
            <text:p>6624552</text:p>
          </table:table-cell>
          <table:table-cell/>
          <table:table-cell office:value-type="float" office:value="6715344" calcext:value-type="float">
            <text:p>6715344</text:p>
          </table:table-cell>
          <table:table-cell/>
          <table:table-cell office:value-type="float" office:value="5920162" calcext:value-type="float">
            <text:p>5920162</text:p>
          </table:table-cell>
          <table:table-cell/>
          <table:table-cell office:value-type="float" office:value="6604497" calcext:value-type="float">
            <text:p>6604497</text:p>
          </table:table-cell>
          <table:table-cell/>
          <table:table-cell office:value-type="float" office:value="6523618" calcext:value-type="float">
            <text:p>6523618</text:p>
          </table:table-cell>
          <table:table-cell/>
          <table:table-cell office:value-type="float" office:value="6679120" calcext:value-type="float">
            <text:p>6679120</text:p>
          </table:table-cell>
          <table:table-cell/>
          <table:table-cell office:value-type="float" office:value="6515113" calcext:value-type="float">
            <text:p>6515113</text:p>
          </table:table-cell>
          <table:table-cell/>
          <table:table-cell office:value-type="float" office:value="5577109" calcext:value-type="float">
            <text:p>5577109</text:p>
          </table:table-cell>
          <table:table-cell/>
          <table:table-cell office:value-type="float" office:value="5517996" calcext:value-type="float">
            <text:p>55179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24797" calcext:value-type="float">
            <text:p>6424797</text:p>
          </table:table-cell>
          <table:table-cell/>
          <table:table-cell office:value-type="float" office:value="6320717" calcext:value-type="float">
            <text:p>6320717</text:p>
          </table:table-cell>
          <table:table-cell/>
          <table:table-cell office:value-type="float" office:value="6563166" calcext:value-type="float">
            <text:p>6563166</text:p>
          </table:table-cell>
          <table:table-cell/>
          <table:table-cell office:value-type="float" office:value="6241493" calcext:value-type="float">
            <text:p>6241493</text:p>
          </table:table-cell>
          <table:table-cell/>
          <table:table-cell office:value-type="float" office:value="6533371" calcext:value-type="float">
            <text:p>6533371</text:p>
          </table:table-cell>
          <table:table-cell/>
          <table:table-cell office:value-type="float" office:value="6393192" calcext:value-type="float">
            <text:p>6393192</text:p>
          </table:table-cell>
          <table:table-cell/>
          <table:table-cell office:value-type="float" office:value="6226648" calcext:value-type="float">
            <text:p>6226648</text:p>
          </table:table-cell>
          <table:table-cell/>
          <table:table-cell office:value-type="float" office:value="5594920" calcext:value-type="float">
            <text:p>5594920</text:p>
          </table:table-cell>
          <table:table-cell/>
          <table:table-cell office:value-type="float" office:value="5289225" calcext:value-type="float">
            <text:p>52892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80804" calcext:value-type="float">
            <text:p>6080804</text:p>
          </table:table-cell>
          <table:table-cell/>
          <table:table-cell office:value-type="float" office:value="6347310" calcext:value-type="float">
            <text:p>6347310</text:p>
          </table:table-cell>
          <table:table-cell/>
          <table:table-cell office:value-type="float" office:value="6352407" calcext:value-type="float">
            <text:p>6352407</text:p>
          </table:table-cell>
          <table:table-cell/>
          <table:table-cell office:value-type="float" office:value="6361780" calcext:value-type="float">
            <text:p>6361780</text:p>
          </table:table-cell>
          <table:table-cell/>
          <table:table-cell office:value-type="float" office:value="6479080" calcext:value-type="float">
            <text:p>6479080</text:p>
          </table:table-cell>
          <table:table-cell/>
          <table:table-cell office:value-type="float" office:value="6232465" calcext:value-type="float">
            <text:p>6232465</text:p>
          </table:table-cell>
          <table:table-cell/>
          <table:table-cell office:value-type="float" office:value="6145825" calcext:value-type="float">
            <text:p>6145825</text:p>
          </table:table-cell>
          <table:table-cell/>
          <table:table-cell office:value-type="float" office:value="5390137" calcext:value-type="float">
            <text:p>5390137</text:p>
          </table:table-cell>
          <table:table-cell/>
          <table:table-cell office:value-type="float" office:value="5261505" calcext:value-type="float">
            <text:p>52615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91127" calcext:value-type="float">
            <text:p>5791127</text:p>
          </table:table-cell>
          <table:table-cell/>
          <table:table-cell office:value-type="float" office:value="4906674" calcext:value-type="float">
            <text:p>4906674</text:p>
          </table:table-cell>
          <table:table-cell/>
          <table:table-cell office:value-type="float" office:value="6356848" calcext:value-type="float">
            <text:p>6356848</text:p>
          </table:table-cell>
          <table:table-cell/>
          <table:table-cell office:value-type="float" office:value="5969688" calcext:value-type="float">
            <text:p>5969688</text:p>
          </table:table-cell>
          <table:table-cell/>
          <table:table-cell office:value-type="float" office:value="5945591" calcext:value-type="float">
            <text:p>5945591</text:p>
          </table:table-cell>
          <table:table-cell/>
          <table:table-cell office:value-type="float" office:value="6360396" calcext:value-type="float">
            <text:p>6360396</text:p>
          </table:table-cell>
          <table:table-cell/>
          <table:table-cell office:value-type="float" office:value="6189274" calcext:value-type="float">
            <text:p>6189274</text:p>
          </table:table-cell>
          <table:table-cell/>
          <table:table-cell office:value-type="float" office:value="3723473" calcext:value-type="float">
            <text:p>3723473</text:p>
          </table:table-cell>
          <table:table-cell/>
          <table:table-cell office:value-type="float" office:value="5185937" calcext:value-type="float">
            <text:p>51859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8916" calcext:value-type="float">
            <text:p>178916</text:p>
          </table:table-cell>
          <table:table-cell/>
          <table:table-cell office:value-type="float" office:value="228591" calcext:value-type="float">
            <text:p>228591</text:p>
          </table:table-cell>
          <table:table-cell/>
          <table:table-cell office:value-type="float" office:value="267078" calcext:value-type="float">
            <text:p>267078</text:p>
          </table:table-cell>
          <table:table-cell/>
          <table:table-cell office:value-type="float" office:value="273903" calcext:value-type="float">
            <text:p>273903</text:p>
          </table:table-cell>
          <table:table-cell/>
          <table:table-cell office:value-type="float" office:value="288946" calcext:value-type="float">
            <text:p>288946</text:p>
          </table:table-cell>
          <table:table-cell/>
          <table:table-cell office:value-type="float" office:value="315652" calcext:value-type="float">
            <text:p>315652</text:p>
          </table:table-cell>
          <table:table-cell/>
          <table:table-cell office:value-type="float" office:value="394293" calcext:value-type="float">
            <text:p>394293</text:p>
          </table:table-cell>
          <table:table-cell/>
          <table:table-cell office:value-type="float" office:value="355747" calcext:value-type="float">
            <text:p>355747</text:p>
          </table:table-cell>
          <table:table-cell/>
          <table:table-cell office:value-type="float" office:value="356458" calcext:value-type="float">
            <text:p>3564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918" calcext:value-type="float">
            <text:p>139918</text:p>
          </table:table-cell>
          <table:table-cell/>
          <table:table-cell office:value-type="float" office:value="176348" calcext:value-type="float">
            <text:p>176348</text:p>
          </table:table-cell>
          <table:table-cell/>
          <table:table-cell office:value-type="float" office:value="172634" calcext:value-type="float">
            <text:p>172634</text:p>
          </table:table-cell>
          <table:table-cell/>
          <table:table-cell office:value-type="float" office:value="180817" calcext:value-type="float">
            <text:p>180817</text:p>
          </table:table-cell>
          <table:table-cell/>
          <table:table-cell office:value-type="float" office:value="213551" calcext:value-type="float">
            <text:p>213551</text:p>
          </table:table-cell>
          <table:table-cell/>
          <table:table-cell office:value-type="float" office:value="239318" calcext:value-type="float">
            <text:p>239318</text:p>
          </table:table-cell>
          <table:table-cell/>
          <table:table-cell office:value-type="float" office:value="252944" calcext:value-type="float">
            <text:p>252944</text:p>
          </table:table-cell>
          <table:table-cell/>
          <table:table-cell office:value-type="float" office:value="265684" calcext:value-type="float">
            <text:p>265684</text:p>
          </table:table-cell>
          <table:table-cell/>
          <table:table-cell office:value-type="float" office:value="258343" calcext:value-type="float">
            <text:p>2583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368" calcext:value-type="float">
            <text:p>130368</text:p>
          </table:table-cell>
          <table:table-cell/>
          <table:table-cell office:value-type="float" office:value="154941" calcext:value-type="float">
            <text:p>154941</text:p>
          </table:table-cell>
          <table:table-cell/>
          <table:table-cell office:value-type="float" office:value="167747" calcext:value-type="float">
            <text:p>167747</text:p>
          </table:table-cell>
          <table:table-cell/>
          <table:table-cell office:value-type="float" office:value="182503" calcext:value-type="float">
            <text:p>182503</text:p>
          </table:table-cell>
          <table:table-cell/>
          <table:table-cell office:value-type="float" office:value="208274" calcext:value-type="float">
            <text:p>208274</text:p>
          </table:table-cell>
          <table:table-cell/>
          <table:table-cell office:value-type="float" office:value="217498" calcext:value-type="float">
            <text:p>217498</text:p>
          </table:table-cell>
          <table:table-cell/>
          <table:table-cell office:value-type="float" office:value="226346" calcext:value-type="float">
            <text:p>226346</text:p>
          </table:table-cell>
          <table:table-cell/>
          <table:table-cell office:value-type="float" office:value="236906" calcext:value-type="float">
            <text:p>236906</text:p>
          </table:table-cell>
          <table:table-cell/>
          <table:table-cell office:value-type="float" office:value="233147" calcext:value-type="float">
            <text:p>23314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203800" calcext:value-type="float">
            <text:p>2203800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3958892" calcext:value-type="float">
            <text:p>3958892</text:p>
          </table:table-cell>
          <table:table-cell/>
          <table:table-cell office:value-type="float" office:value="3791156" calcext:value-type="float">
            <text:p>379115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11113" calcext:value-type="float">
            <text:p>2211113</text:p>
          </table:table-cell>
          <table:table-cell/>
          <table:table-cell office:value-type="float" office:value="3036502" calcext:value-type="float">
            <text:p>3036502</text:p>
          </table:table-cell>
          <table:table-cell/>
          <table:table-cell office:value-type="float" office:value="3560017" calcext:value-type="float">
            <text:p>3560017</text:p>
          </table:table-cell>
          <table:table-cell/>
          <table:table-cell office:value-type="float" office:value="3867787" calcext:value-type="float">
            <text:p>3867787</text:p>
          </table:table-cell>
          <table:table-cell/>
          <table:table-cell office:value-type="float" office:value="3982553" calcext:value-type="float">
            <text:p>3982553</text:p>
          </table:table-cell>
          <table:table-cell/>
          <table:table-cell office:value-type="float" office:value="3657016" calcext:value-type="float">
            <text:p>36570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42541" calcext:value-type="float">
            <text:p>2242541</text:p>
          </table:table-cell>
          <table:table-cell/>
          <table:table-cell office:value-type="float" office:value="3123106" calcext:value-type="float">
            <text:p>3123106</text:p>
          </table:table-cell>
          <table:table-cell/>
          <table:table-cell office:value-type="float" office:value="3756894" calcext:value-type="float">
            <text:p>3756894</text:p>
          </table:table-cell>
          <table:table-cell/>
          <table:table-cell office:value-type="float" office:value="4009406" calcext:value-type="float">
            <text:p>4009406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3770085" calcext:value-type="float">
            <text:p>377008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024389" calcext:value-type="float">
            <text:p>2024389</text:p>
          </table:table-cell>
          <table:table-cell/>
          <table:table-cell office:value-type="float" office:value="3122224" calcext:value-type="float">
            <text:p>3122224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4271001" calcext:value-type="float">
            <text:p>4271001</text:p>
          </table:table-cell>
          <table:table-cell/>
          <table:table-cell office:value-type="float" office:value="4571003" calcext:value-type="float">
            <text:p>4571003</text:p>
          </table:table-cell>
          <table:table-cell/>
          <table:table-cell office:value-type="float" office:value="4447925" calcext:value-type="float">
            <text:p>4447925</text:p>
          </table:table-cell>
          <table:table-cell/>
          <table:table-cell office:value-type="float" office:value="4091959" calcext:value-type="float">
            <text:p>4091959</text:p>
          </table:table-cell>
          <table:table-cell/>
          <table:table-cell office:value-type="float" office:value="3604335" calcext:value-type="float">
            <text:p>360433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159571" calcext:value-type="float">
            <text:p>2159571</text:p>
          </table:table-cell>
          <table:table-cell/>
          <table:table-cell office:value-type="float" office:value="3232201" calcext:value-type="float">
            <text:p>3232201</text:p>
          </table:table-cell>
          <table:table-cell/>
          <table:table-cell office:value-type="float" office:value="3923040" calcext:value-type="float">
            <text:p>3923040</text:p>
          </table:table-cell>
          <table:table-cell/>
          <table:table-cell office:value-type="float" office:value="4379019" calcext:value-type="float">
            <text:p>4379019</text:p>
          </table:table-cell>
          <table:table-cell/>
          <table:table-cell office:value-type="float" office:value="4783849" calcext:value-type="float">
            <text:p>4783849</text:p>
          </table:table-cell>
          <table:table-cell/>
          <table:table-cell office:value-type="float" office:value="4634161" calcext:value-type="float">
            <text:p>4634161</text:p>
          </table:table-cell>
          <table:table-cell/>
          <table:table-cell office:value-type="float" office:value="4433259" calcext:value-type="float">
            <text:p>4433259</text:p>
          </table:table-cell>
          <table:table-cell/>
          <table:table-cell office:value-type="float" office:value="4064103" calcext:value-type="float">
            <text:p>4064103</text:p>
          </table:table-cell>
          <table:table-cell/>
          <table:table-cell office:value-type="float" office:value="3923040" calcext:value-type="float">
            <text:p>392304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278010" calcext:value-type="float">
            <text:p>2278010</text:p>
          </table:table-cell>
          <table:table-cell/>
          <table:table-cell office:value-type="float" office:value="3230749" calcext:value-type="float">
            <text:p>3230749</text:p>
          </table:table-cell>
          <table:table-cell/>
          <table:table-cell office:value-type="float" office:value="3937075" calcext:value-type="float">
            <text:p>3937075</text:p>
          </table:table-cell>
          <table:table-cell/>
          <table:table-cell office:value-type="float" office:value="4423683" calcext:value-type="float">
            <text:p>4423683</text:p>
          </table:table-cell>
          <table:table-cell/>
          <table:table-cell office:value-type="float" office:value="4762117" calcext:value-type="float">
            <text:p>4762117</text:p>
          </table:table-cell>
          <table:table-cell/>
          <table:table-cell office:value-type="float" office:value="4751580" calcext:value-type="float">
            <text:p>4751580</text:p>
          </table:table-cell>
          <table:table-cell/>
          <table:table-cell office:value-type="float" office:value="4550221" calcext:value-type="float">
            <text:p>4550221</text:p>
          </table:table-cell>
          <table:table-cell/>
          <table:table-cell office:value-type="float" office:value="4312636" calcext:value-type="float">
            <text:p>4312636</text:p>
          </table:table-cell>
          <table:table-cell/>
          <table:table-cell office:value-type="float" office:value="4130162" calcext:value-type="float">
            <text:p>4130162</text:p>
          </table:table-cell>
          <table:table-cell/>
          <table:table-cell office:value-type="float" office:value="3592903" calcext:value-type="float">
            <text:p>359290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95912" calcext:value-type="float">
            <text:p>2295912</text:p>
          </table:table-cell>
          <table:table-cell/>
          <table:table-cell office:value-type="float" office:value="3195181" calcext:value-type="float">
            <text:p>3195181</text:p>
          </table:table-cell>
          <table:table-cell/>
          <table:table-cell office:value-type="float" office:value="3857345" calcext:value-type="float">
            <text:p>3857345</text:p>
          </table:table-cell>
          <table:table-cell/>
          <table:table-cell office:value-type="float" office:value="4485833" calcext:value-type="float">
            <text:p>4485833</text:p>
          </table:table-cell>
          <table:table-cell/>
          <table:table-cell office:value-type="float" office:value="2445252" calcext:value-type="float">
            <text:p>2445252</text:p>
          </table:table-cell>
          <table:table-cell/>
          <table:table-cell office:value-type="float" office:value="4791076" calcext:value-type="float">
            <text:p>4791076</text:p>
          </table:table-cell>
          <table:table-cell/>
          <table:table-cell office:value-type="float" office:value="4428023" calcext:value-type="float">
            <text:p>4428023</text:p>
          </table:table-cell>
          <table:table-cell/>
          <table:table-cell office:value-type="float" office:value="4302706" calcext:value-type="float">
            <text:p>4302706</text:p>
          </table:table-cell>
          <table:table-cell/>
          <table:table-cell office:value-type="float" office:value="4205798" calcext:value-type="float">
            <text:p>4205798</text:p>
          </table:table-cell>
          <table:table-cell/>
          <table:table-cell office:value-type="float" office:value="4149921" calcext:value-type="float">
            <text:p>4149921</text:p>
          </table:table-cell>
          <table:table-cell/>
          <table:table-cell office:value-type="float" office:value="3430618" calcext:value-type="float">
            <text:p>343061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303115" calcext:value-type="float">
            <text:p>2303115</text:p>
          </table:table-cell>
          <table:table-cell/>
          <table:table-cell office:value-type="float" office:value="3235439" calcext:value-type="float">
            <text:p>3235439</text:p>
          </table:table-cell>
          <table:table-cell/>
          <table:table-cell office:value-type="float" office:value="3886054" calcext:value-type="float">
            <text:p>3886054</text:p>
          </table:table-cell>
          <table:table-cell/>
          <table:table-cell office:value-type="float" office:value="4257814" calcext:value-type="float">
            <text:p>4257814</text:p>
          </table:table-cell>
          <table:table-cell/>
          <table:table-cell office:value-type="float" office:value="4762392" calcext:value-type="float">
            <text:p>4762392</text:p>
          </table:table-cell>
          <table:table-cell/>
          <table:table-cell office:value-type="float" office:value="4827293" calcext:value-type="float">
            <text:p>4827293</text:p>
          </table:table-cell>
          <table:table-cell/>
          <table:table-cell office:value-type="float" office:value="4610309" calcext:value-type="float">
            <text:p>4610309</text:p>
          </table:table-cell>
          <table:table-cell/>
          <table:table-cell office:value-type="float" office:value="4289173" calcext:value-type="float">
            <text:p>4289173</text:p>
          </table:table-cell>
          <table:table-cell/>
          <table:table-cell office:value-type="float" office:value="4287033" calcext:value-type="float">
            <text:p>4287033</text:p>
          </table:table-cell>
          <table:table-cell/>
          <table:table-cell office:value-type="float" office:value="4037189" calcext:value-type="float">
            <text:p>4037189</text:p>
          </table:table-cell>
          <table:table-cell/>
          <table:table-cell office:value-type="float" office:value="3561773" calcext:value-type="float">
            <text:p>3561773</text:p>
          </table:table-cell>
          <table:table-cell/>
          <table:table-cell office:value-type="float" office:value="2918568" calcext:value-type="float">
            <text:p>291856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58966" calcext:value-type="float">
            <text:p>2158966</text:p>
          </table:table-cell>
          <table:table-cell/>
          <table:table-cell office:value-type="float" office:value="3248716" calcext:value-type="float">
            <text:p>3248716</text:p>
          </table:table-cell>
          <table:table-cell/>
          <table:table-cell office:value-type="float" office:value="3961277" calcext:value-type="float">
            <text:p>3961277</text:p>
          </table:table-cell>
          <table:table-cell/>
          <table:table-cell office:value-type="float" office:value="4505070" calcext:value-type="float">
            <text:p>4505070</text:p>
          </table:table-cell>
          <table:table-cell/>
          <table:table-cell office:value-type="float" office:value="4747851" calcext:value-type="float">
            <text:p>4747851</text:p>
          </table:table-cell>
          <table:table-cell/>
          <table:table-cell office:value-type="float" office:value="4906849" calcext:value-type="float">
            <text:p>4906849</text:p>
          </table:table-cell>
          <table:table-cell/>
          <table:table-cell office:value-type="float" office:value="4562499" calcext:value-type="float">
            <text:p>4562499</text:p>
          </table:table-cell>
          <table:table-cell/>
          <table:table-cell office:value-type="float" office:value="4516025" calcext:value-type="float">
            <text:p>4516025</text:p>
          </table:table-cell>
          <table:table-cell/>
          <table:table-cell office:value-type="float" office:value="3993274" calcext:value-type="float">
            <text:p>3993274</text:p>
          </table:table-cell>
          <table:table-cell/>
          <table:table-cell office:value-type="float" office:value="4299318" calcext:value-type="float">
            <text:p>4299318</text:p>
          </table:table-cell>
          <table:table-cell/>
          <table:table-cell office:value-type="float" office:value="3735605" calcext:value-type="float">
            <text:p>3735605</text:p>
          </table:table-cell>
          <table:table-cell/>
          <table:table-cell office:value-type="float" office:value="3122646" calcext:value-type="float">
            <text:p>3122646</text:p>
          </table:table-cell>
          <table:table-cell/>
          <table:table-cell office:value-type="float" office:value="2906447" calcext:value-type="float">
            <text:p>29064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96366" calcext:value-type="float">
            <text:p>4796366</text:p>
          </table:table-cell>
          <table:table-cell/>
          <table:table-cell office:value-type="float" office:value="4841649" calcext:value-type="float">
            <text:p>4841649</text:p>
          </table:table-cell>
          <table:table-cell/>
          <table:table-cell office:value-type="float" office:value="3824462" calcext:value-type="float">
            <text:p>3824462</text:p>
          </table:table-cell>
          <table:table-cell/>
          <table:table-cell office:value-type="float" office:value="4579191" calcext:value-type="float">
            <text:p>4579191</text:p>
          </table:table-cell>
          <table:table-cell/>
          <table:table-cell office:value-type="float" office:value="4298485" calcext:value-type="float">
            <text:p>4298485</text:p>
          </table:table-cell>
          <table:table-cell/>
          <table:table-cell office:value-type="float" office:value="4246162" calcext:value-type="float">
            <text:p>4246162</text:p>
          </table:table-cell>
          <table:table-cell/>
          <table:table-cell office:value-type="float" office:value="3553615" calcext:value-type="float">
            <text:p>3553615</text:p>
          </table:table-cell>
          <table:table-cell/>
          <table:table-cell office:value-type="float" office:value="3087835" calcext:value-type="float">
            <text:p>3087835</text:p>
          </table:table-cell>
          <table:table-cell/>
          <table:table-cell office:value-type="float" office:value="2984895" calcext:value-type="float">
            <text:p>29848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90844" calcext:value-type="float">
            <text:p>4690844</text:p>
          </table:table-cell>
          <table:table-cell/>
          <table:table-cell office:value-type="float" office:value="4697578" calcext:value-type="float">
            <text:p>4697578</text:p>
          </table:table-cell>
          <table:table-cell/>
          <table:table-cell office:value-type="float" office:value="4544803" calcext:value-type="float">
            <text:p>4544803</text:p>
          </table:table-cell>
          <table:table-cell/>
          <table:table-cell office:value-type="float" office:value="4379281" calcext:value-type="float">
            <text:p>4379281</text:p>
          </table:table-cell>
          <table:table-cell/>
          <table:table-cell office:value-type="float" office:value="4389842" calcext:value-type="float">
            <text:p>4389842</text:p>
          </table:table-cell>
          <table:table-cell/>
          <table:table-cell office:value-type="float" office:value="4451261" calcext:value-type="float">
            <text:p>4451261</text:p>
          </table:table-cell>
          <table:table-cell/>
          <table:table-cell office:value-type="float" office:value="3791063" calcext:value-type="float">
            <text:p>3791063</text:p>
          </table:table-cell>
          <table:table-cell/>
          <table:table-cell office:value-type="float" office:value="3169797" calcext:value-type="float">
            <text:p>3169797</text:p>
          </table:table-cell>
          <table:table-cell/>
          <table:table-cell office:value-type="float" office:value="3114241" calcext:value-type="float">
            <text:p>31142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20278" calcext:value-type="float">
            <text:p>4720278</text:p>
          </table:table-cell>
          <table:table-cell/>
          <table:table-cell office:value-type="float" office:value="4455656" calcext:value-type="float">
            <text:p>4455656</text:p>
          </table:table-cell>
          <table:table-cell/>
          <table:table-cell office:value-type="float" office:value="4575738" calcext:value-type="float">
            <text:p>4575738</text:p>
          </table:table-cell>
          <table:table-cell/>
          <table:table-cell office:value-type="float" office:value="4517050" calcext:value-type="float">
            <text:p>4517050</text:p>
          </table:table-cell>
          <table:table-cell/>
          <table:table-cell office:value-type="float" office:value="4468549" calcext:value-type="float">
            <text:p>4468549</text:p>
          </table:table-cell>
          <table:table-cell/>
          <table:table-cell office:value-type="float" office:value="4351509" calcext:value-type="float">
            <text:p>4351509</text:p>
          </table:table-cell>
          <table:table-cell/>
          <table:table-cell office:value-type="float" office:value="3828814" calcext:value-type="float">
            <text:p>3828814</text:p>
          </table:table-cell>
          <table:table-cell/>
          <table:table-cell office:value-type="float" office:value="3083979" calcext:value-type="float">
            <text:p>3083979</text:p>
          </table:table-cell>
          <table:table-cell/>
          <table:table-cell office:value-type="float" office:value="2947755" calcext:value-type="float">
            <text:p>29477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2890" calcext:value-type="float">
            <text:p>4672890</text:p>
          </table:table-cell>
          <table:table-cell/>
          <table:table-cell office:value-type="float" office:value="4641114" calcext:value-type="float">
            <text:p>4641114</text:p>
          </table:table-cell>
          <table:table-cell/>
          <table:table-cell office:value-type="float" office:value="4531605" calcext:value-type="float">
            <text:p>4531605</text:p>
          </table:table-cell>
          <table:table-cell/>
          <table:table-cell office:value-type="float" office:value="4081640" calcext:value-type="float">
            <text:p>4081640</text:p>
          </table:table-cell>
          <table:table-cell/>
          <table:table-cell office:value-type="float" office:value="4481166" calcext:value-type="float">
            <text:p>4481166</text:p>
          </table:table-cell>
          <table:table-cell/>
          <table:table-cell office:value-type="float" office:value="4348563" calcext:value-type="float">
            <text:p>4348563</text:p>
          </table:table-cell>
          <table:table-cell/>
          <table:table-cell office:value-type="float" office:value="3833297" calcext:value-type="float">
            <text:p>3833297</text:p>
          </table:table-cell>
          <table:table-cell/>
          <table:table-cell office:value-type="float" office:value="3105238" calcext:value-type="float">
            <text:p>3105238</text:p>
          </table:table-cell>
          <table:table-cell/>
          <table:table-cell office:value-type="float" office:value="2937617" calcext:value-type="float">
            <text:p>29376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54748" calcext:value-type="float">
            <text:p>4454748</text:p>
          </table:table-cell>
          <table:table-cell/>
          <table:table-cell office:value-type="float" office:value="4702728" calcext:value-type="float">
            <text:p>4702728</text:p>
          </table:table-cell>
          <table:table-cell/>
          <table:table-cell office:value-type="float" office:value="4480096" calcext:value-type="float">
            <text:p>4480096</text:p>
          </table:table-cell>
          <table:table-cell/>
          <table:table-cell office:value-type="float" office:value="4532378" calcext:value-type="float">
            <text:p>4532378</text:p>
          </table:table-cell>
          <table:table-cell/>
          <table:table-cell office:value-type="float" office:value="4458234" calcext:value-type="float">
            <text:p>4458234</text:p>
          </table:table-cell>
          <table:table-cell/>
          <table:table-cell office:value-type="float" office:value="4414018" calcext:value-type="float">
            <text:p>4414018</text:p>
          </table:table-cell>
          <table:table-cell/>
          <table:table-cell office:value-type="float" office:value="3774655" calcext:value-type="float">
            <text:p>3774655</text:p>
          </table:table-cell>
          <table:table-cell/>
          <table:table-cell office:value-type="float" office:value="2751200" calcext:value-type="float">
            <text:p>2751200</text:p>
          </table:table-cell>
          <table:table-cell/>
          <table:table-cell office:value-type="float" office:value="2992251" calcext:value-type="float">
            <text:p>29922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4072" calcext:value-type="float">
            <text:p>4664072</text:p>
          </table:table-cell>
          <table:table-cell/>
          <table:table-cell office:value-type="float" office:value="4740567" calcext:value-type="float">
            <text:p>4740567</text:p>
          </table:table-cell>
          <table:table-cell/>
          <table:table-cell office:value-type="float" office:value="4501348" calcext:value-type="float">
            <text:p>4501348</text:p>
          </table:table-cell>
          <table:table-cell/>
          <table:table-cell office:value-type="float" office:value="4306816" calcext:value-type="float">
            <text:p>4306816</text:p>
          </table:table-cell>
          <table:table-cell/>
          <table:table-cell office:value-type="float" office:value="4097774" calcext:value-type="float">
            <text:p>4097774</text:p>
          </table:table-cell>
          <table:table-cell/>
          <table:table-cell office:value-type="float" office:value="4407947" calcext:value-type="float">
            <text:p>4407947</text:p>
          </table:table-cell>
          <table:table-cell/>
          <table:table-cell office:value-type="float" office:value="3974784" calcext:value-type="float">
            <text:p>3974784</text:p>
          </table:table-cell>
          <table:table-cell/>
          <table:table-cell office:value-type="float" office:value="3260435" calcext:value-type="float">
            <text:p>3260435</text:p>
          </table:table-cell>
          <table:table-cell/>
          <table:table-cell office:value-type="float" office:value="3010736" calcext:value-type="float">
            <text:p>30107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08080" calcext:value-type="float">
            <text:p>4608080</text:p>
          </table:table-cell>
          <table:table-cell/>
          <table:table-cell office:value-type="float" office:value="4596114" calcext:value-type="float">
            <text:p>4596114</text:p>
          </table:table-cell>
          <table:table-cell/>
          <table:table-cell office:value-type="float" office:value="4512664" calcext:value-type="float">
            <text:p>4512664</text:p>
          </table:table-cell>
          <table:table-cell/>
          <table:table-cell office:value-type="float" office:value="4401803" calcext:value-type="float">
            <text:p>4401803</text:p>
          </table:table-cell>
          <table:table-cell/>
          <table:table-cell office:value-type="float" office:value="4365855" calcext:value-type="float">
            <text:p>4365855</text:p>
          </table:table-cell>
          <table:table-cell/>
          <table:table-cell office:value-type="float" office:value="4317232" calcext:value-type="float">
            <text:p>4317232</text:p>
          </table:table-cell>
          <table:table-cell/>
          <table:table-cell office:value-type="float" office:value="3840874" calcext:value-type="float">
            <text:p>3840874</text:p>
          </table:table-cell>
          <table:table-cell/>
          <table:table-cell office:value-type="float" office:value="3071174" calcext:value-type="float">
            <text:p>3071174</text:p>
          </table:table-cell>
          <table:table-cell/>
          <table:table-cell office:value-type="float" office:value="3057362" calcext:value-type="float">
            <text:p>30573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84070" calcext:value-type="float">
            <text:p>4684070</text:p>
          </table:table-cell>
          <table:table-cell/>
          <table:table-cell office:value-type="float" office:value="4627302" calcext:value-type="float">
            <text:p>4627302</text:p>
          </table:table-cell>
          <table:table-cell/>
          <table:table-cell office:value-type="float" office:value="4434545" calcext:value-type="float">
            <text:p>4434545</text:p>
          </table:table-cell>
          <table:table-cell/>
          <table:table-cell office:value-type="float" office:value="4341237" calcext:value-type="float">
            <text:p>4341237</text:p>
          </table:table-cell>
          <table:table-cell/>
          <table:table-cell office:value-type="float" office:value="4329309" calcext:value-type="float">
            <text:p>4329309</text:p>
          </table:table-cell>
          <table:table-cell/>
          <table:table-cell office:value-type="float" office:value="4394476" calcext:value-type="float">
            <text:p>4394476</text:p>
          </table:table-cell>
          <table:table-cell/>
          <table:table-cell office:value-type="float" office:value="3790577" calcext:value-type="float">
            <text:p>3790577</text:p>
          </table:table-cell>
          <table:table-cell/>
          <table:table-cell office:value-type="float" office:value="3238084" calcext:value-type="float">
            <text:p>3238084</text:p>
          </table:table-cell>
          <table:table-cell/>
          <table:table-cell office:value-type="float" office:value="3019455" calcext:value-type="float">
            <text:p>301945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203069" calcext:value-type="float">
            <text:p>3203069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7293312" calcext:value-type="float">
            <text:p>7293312</text:p>
          </table:table-cell>
          <table:table-cell/>
          <table:table-cell office:value-type="float" office:value="8182586" calcext:value-type="float">
            <text:p>8182586</text:p>
          </table:table-cell>
          <table:table-cell/>
          <table:table-cell office:value-type="float" office:value="7100397" calcext:value-type="float">
            <text:p>710039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84517" calcext:value-type="float">
            <text:p>2784517</text:p>
          </table:table-cell>
          <table:table-cell/>
          <table:table-cell office:value-type="float" office:value="5122535" calcext:value-type="float">
            <text:p>5122535</text:p>
          </table:table-cell>
          <table:table-cell/>
          <table:table-cell office:value-type="float" office:value="6330599" calcext:value-type="float">
            <text:p>6330599</text:p>
          </table:table-cell>
          <table:table-cell/>
          <table:table-cell office:value-type="float" office:value="7476717" calcext:value-type="float">
            <text:p>7476717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7582312" calcext:value-type="float">
            <text:p>758231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911402" calcext:value-type="float">
            <text:p>2911402</text:p>
          </table:table-cell>
          <table:table-cell/>
          <table:table-cell office:value-type="float" office:value="4652146" calcext:value-type="float">
            <text:p>4652146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888172" calcext:value-type="float">
            <text:p>8888172</text:p>
          </table:table-cell>
          <table:table-cell/>
          <table:table-cell office:value-type="float" office:value="9868433" calcext:value-type="float">
            <text:p>9868433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6398720" calcext:value-type="float">
            <text:p>639872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548017" calcext:value-type="float">
            <text:p>2548017</text:p>
          </table:table-cell>
          <table:table-cell/>
          <table:table-cell office:value-type="float" office:value="4742616" calcext:value-type="float">
            <text:p>4742616</text:p>
          </table:table-cell>
          <table:table-cell/>
          <table:table-cell office:value-type="float" office:value="6086873" calcext:value-type="float">
            <text:p>6086873</text:p>
          </table:table-cell>
          <table:table-cell/>
          <table:table-cell office:value-type="float" office:value="9468384" calcext:value-type="float">
            <text:p>9468384</text:p>
          </table:table-cell>
          <table:table-cell/>
          <table:table-cell office:value-type="float" office:value="9859630" calcext:value-type="float">
            <text:p>9859630</text:p>
          </table:table-cell>
          <table:table-cell/>
          <table:table-cell office:value-type="float" office:value="10235583" calcext:value-type="float">
            <text:p>10235583</text:p>
          </table:table-cell>
          <table:table-cell/>
          <table:table-cell office:value-type="float" office:value="9304292" calcext:value-type="float">
            <text:p>9304292</text:p>
          </table:table-cell>
          <table:table-cell/>
          <table:table-cell office:value-type="float" office:value="8808176" calcext:value-type="float">
            <text:p>880817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760606" calcext:value-type="float">
            <text:p>2760606</text:p>
          </table:table-cell>
          <table:table-cell/>
          <table:table-cell office:value-type="float" office:value="4433259" calcext:value-type="float">
            <text:p>4433259</text:p>
          </table:table-cell>
          <table:table-cell/>
          <table:table-cell office:value-type="float" office:value="5536137" calcext:value-type="float">
            <text:p>5536137</text:p>
          </table:table-cell>
          <table:table-cell/>
          <table:table-cell office:value-type="float" office:value="8610501" calcext:value-type="float">
            <text:p>8610501</text:p>
          </table:table-cell>
          <table:table-cell/>
          <table:table-cell office:value-type="float" office:value="11368190" calcext:value-type="float">
            <text:p>11368190</text:p>
          </table:table-cell>
          <table:table-cell/>
          <table:table-cell office:value-type="float" office:value="10878686" calcext:value-type="float">
            <text:p>10878686</text:p>
          </table:table-cell>
          <table:table-cell/>
          <table:table-cell office:value-type="float" office:value="10454984" calcext:value-type="float">
            <text:p>10454984</text:p>
          </table:table-cell>
          <table:table-cell/>
          <table:table-cell office:value-type="float" office:value="9743447" calcext:value-type="float">
            <text:p>9743447</text:p>
          </table:table-cell>
          <table:table-cell/>
          <table:table-cell office:value-type="float" office:value="7811791" calcext:value-type="float">
            <text:p>781179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994254" calcext:value-type="float">
            <text:p>2994254</text:p>
          </table:table-cell>
          <table:table-cell/>
          <table:table-cell office:value-type="float" office:value="4807425" calcext:value-type="float">
            <text:p>4807425</text:p>
          </table:table-cell>
          <table:table-cell/>
          <table:table-cell office:value-type="float" office:value="6523312" calcext:value-type="float">
            <text:p>6523312</text:p>
          </table:table-cell>
          <table:table-cell/>
          <table:table-cell office:value-type="float" office:value="7817519" calcext:value-type="float">
            <text:p>7817519</text:p>
          </table:table-cell>
          <table:table-cell/>
          <table:table-cell office:value-type="float" office:value="9308497" calcext:value-type="float">
            <text:p>9308497</text:p>
          </table:table-cell>
          <table:table-cell/>
          <table:table-cell office:value-type="float" office:value="11770166" calcext:value-type="float">
            <text:p>11770166</text:p>
          </table:table-cell>
          <table:table-cell/>
          <table:table-cell office:value-type="float" office:value="11072275" calcext:value-type="float">
            <text:p>11072275</text:p>
          </table:table-cell>
          <table:table-cell/>
          <table:table-cell office:value-type="float" office:value="9853037" calcext:value-type="float">
            <text:p>9853037</text:p>
          </table:table-cell>
          <table:table-cell/>
          <table:table-cell office:value-type="float" office:value="7670915" calcext:value-type="float">
            <text:p>7670915</text:p>
          </table:table-cell>
          <table:table-cell/>
          <table:table-cell office:value-type="float" office:value="6024617" calcext:value-type="float">
            <text:p>60246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684016" calcext:value-type="float">
            <text:p>2684016</text:p>
          </table:table-cell>
          <table:table-cell/>
          <table:table-cell office:value-type="float" office:value="4521249" calcext:value-type="float">
            <text:p>4521249</text:p>
          </table:table-cell>
          <table:table-cell/>
          <table:table-cell office:value-type="float" office:value="5955295" calcext:value-type="float">
            <text:p>5955295</text:p>
          </table:table-cell>
          <table:table-cell/>
          <table:table-cell office:value-type="float" office:value="7261741" calcext:value-type="float">
            <text:p>7261741</text:p>
          </table:table-cell>
          <table:table-cell/>
          <table:table-cell office:value-type="float" office:value="6490793" calcext:value-type="float">
            <text:p>6490793</text:p>
          </table:table-cell>
          <table:table-cell/>
          <table:table-cell office:value-type="float" office:value="8660056" calcext:value-type="float">
            <text:p>8660056</text:p>
          </table:table-cell>
          <table:table-cell/>
          <table:table-cell office:value-type="float" office:value="10806269" calcext:value-type="float">
            <text:p>10806269</text:p>
          </table:table-cell>
          <table:table-cell/>
          <table:table-cell office:value-type="float" office:value="10018551" calcext:value-type="float">
            <text:p>10018551</text:p>
          </table:table-cell>
          <table:table-cell/>
          <table:table-cell office:value-type="float" office:value="9550708" calcext:value-type="float">
            <text:p>9550708</text:p>
          </table:table-cell>
          <table:table-cell/>
          <table:table-cell office:value-type="float" office:value="6618318" calcext:value-type="float">
            <text:p>6618318</text:p>
          </table:table-cell>
          <table:table-cell/>
          <table:table-cell office:value-type="float" office:value="4841028" calcext:value-type="float">
            <text:p>484102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684185" calcext:value-type="float">
            <text:p>2684185</text:p>
          </table:table-cell>
          <table:table-cell/>
          <table:table-cell office:value-type="float" office:value="4090052" calcext:value-type="float">
            <text:p>4090052</text:p>
          </table:table-cell>
          <table:table-cell/>
          <table:table-cell office:value-type="float" office:value="5371390" calcext:value-type="float">
            <text:p>5371390</text:p>
          </table:table-cell>
          <table:table-cell/>
          <table:table-cell office:value-type="float" office:value="6715075" calcext:value-type="float">
            <text:p>6715075</text:p>
          </table:table-cell>
          <table:table-cell/>
          <table:table-cell office:value-type="float" office:value="7136266" calcext:value-type="float">
            <text:p>7136266</text:p>
          </table:table-cell>
          <table:table-cell/>
          <table:table-cell office:value-type="float" office:value="7334293" calcext:value-type="float">
            <text:p>7334293</text:p>
          </table:table-cell>
          <table:table-cell/>
          <table:table-cell office:value-type="float" office:value="7255309" calcext:value-type="float">
            <text:p>7255309</text:p>
          </table:table-cell>
          <table:table-cell/>
          <table:table-cell office:value-type="float" office:value="10139188" calcext:value-type="float">
            <text:p>10139188</text:p>
          </table:table-cell>
          <table:table-cell/>
          <table:table-cell office:value-type="float" office:value="9635897" calcext:value-type="float">
            <text:p>9635897</text:p>
          </table:table-cell>
          <table:table-cell/>
          <table:table-cell office:value-type="float" office:value="7930135" calcext:value-type="float">
            <text:p>7930135</text:p>
          </table:table-cell>
          <table:table-cell/>
          <table:table-cell office:value-type="float" office:value="5685116" calcext:value-type="float">
            <text:p>5685116</text:p>
          </table:table-cell>
          <table:table-cell/>
          <table:table-cell office:value-type="float" office:value="5372229" calcext:value-type="float">
            <text:p>537222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10140" calcext:value-type="float">
            <text:p>2210140</text:p>
          </table:table-cell>
          <table:table-cell/>
          <table:table-cell office:value-type="float" office:value="3804052" calcext:value-type="float">
            <text:p>3804052</text:p>
          </table:table-cell>
          <table:table-cell/>
          <table:table-cell office:value-type="float" office:value="4967862" calcext:value-type="float">
            <text:p>4967862</text:p>
          </table:table-cell>
          <table:table-cell/>
          <table:table-cell office:value-type="float" office:value="5176684" calcext:value-type="float">
            <text:p>5176684</text:p>
          </table:table-cell>
          <table:table-cell/>
          <table:table-cell office:value-type="float" office:value="6684250" calcext:value-type="float">
            <text:p>6684250</text:p>
          </table:table-cell>
          <table:table-cell/>
          <table:table-cell office:value-type="float" office:value="6747917" calcext:value-type="float">
            <text:p>6747917</text:p>
          </table:table-cell>
          <table:table-cell/>
          <table:table-cell office:value-type="float" office:value="6778535" calcext:value-type="float">
            <text:p>6778535</text:p>
          </table:table-cell>
          <table:table-cell/>
          <table:table-cell office:value-type="float" office:value="6400365" calcext:value-type="float">
            <text:p>6400365</text:p>
          </table:table-cell>
          <table:table-cell/>
          <table:table-cell office:value-type="float" office:value="9995842" calcext:value-type="float">
            <text:p>9995842</text:p>
          </table:table-cell>
          <table:table-cell/>
          <table:table-cell office:value-type="float" office:value="8756521" calcext:value-type="float">
            <text:p>8756521</text:p>
          </table:table-cell>
          <table:table-cell/>
          <table:table-cell office:value-type="float" office:value="6213443" calcext:value-type="float">
            <text:p>6213443</text:p>
          </table:table-cell>
          <table:table-cell/>
          <table:table-cell office:value-type="float" office:value="5542427" calcext:value-type="float">
            <text:p>5542427</text:p>
          </table:table-cell>
          <table:table-cell/>
          <table:table-cell office:value-type="float" office:value="1821068" calcext:value-type="float">
            <text:p>18210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48514" calcext:value-type="float">
            <text:p>6548514</text:p>
          </table:table-cell>
          <table:table-cell/>
          <table:table-cell office:value-type="float" office:value="6169875" calcext:value-type="float">
            <text:p>6169875</text:p>
          </table:table-cell>
          <table:table-cell/>
          <table:table-cell office:value-type="float" office:value="6654735" calcext:value-type="float">
            <text:p>6654735</text:p>
          </table:table-cell>
          <table:table-cell/>
          <table:table-cell office:value-type="float" office:value="6771457" calcext:value-type="float">
            <text:p>6771457</text:p>
          </table:table-cell>
          <table:table-cell/>
          <table:table-cell office:value-type="float" office:value="6814094" calcext:value-type="float">
            <text:p>6814094</text:p>
          </table:table-cell>
          <table:table-cell/>
          <table:table-cell office:value-type="float" office:value="9858045" calcext:value-type="float">
            <text:p>9858045</text:p>
          </table:table-cell>
          <table:table-cell/>
          <table:table-cell office:value-type="float" office:value="6343002" calcext:value-type="float">
            <text:p>6343002</text:p>
          </table:table-cell>
          <table:table-cell/>
          <table:table-cell office:value-type="float" office:value="5586993" calcext:value-type="float">
            <text:p>5586993</text:p>
          </table:table-cell>
          <table:table-cell/>
          <table:table-cell office:value-type="float" office:value="5361210" calcext:value-type="float">
            <text:p>53612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96857" calcext:value-type="float">
            <text:p>6696857</text:p>
          </table:table-cell>
          <table:table-cell/>
          <table:table-cell office:value-type="float" office:value="6782284" calcext:value-type="float">
            <text:p>6782284</text:p>
          </table:table-cell>
          <table:table-cell/>
          <table:table-cell office:value-type="float" office:value="6375783" calcext:value-type="float">
            <text:p>6375783</text:p>
          </table:table-cell>
          <table:table-cell/>
          <table:table-cell office:value-type="float" office:value="6706497" calcext:value-type="float">
            <text:p>6706497</text:p>
          </table:table-cell>
          <table:table-cell/>
          <table:table-cell office:value-type="float" office:value="6856724" calcext:value-type="float">
            <text:p>6856724</text:p>
          </table:table-cell>
          <table:table-cell/>
          <table:table-cell office:value-type="float" office:value="6677173" calcext:value-type="float">
            <text:p>6677173</text:p>
          </table:table-cell>
          <table:table-cell/>
          <table:table-cell office:value-type="float" office:value="7414342" calcext:value-type="float">
            <text:p>7414342</text:p>
          </table:table-cell>
          <table:table-cell/>
          <table:table-cell office:value-type="float" office:value="5512352" calcext:value-type="float">
            <text:p>5512352</text:p>
          </table:table-cell>
          <table:table-cell/>
          <table:table-cell office:value-type="float" office:value="5465442" calcext:value-type="float">
            <text:p>54654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52488" calcext:value-type="float">
            <text:p>6352488</text:p>
          </table:table-cell>
          <table:table-cell/>
          <table:table-cell office:value-type="float" office:value="6332585" calcext:value-type="float">
            <text:p>6332585</text:p>
          </table:table-cell>
          <table:table-cell/>
          <table:table-cell office:value-type="float" office:value="6467578" calcext:value-type="float">
            <text:p>6467578</text:p>
          </table:table-cell>
          <table:table-cell/>
          <table:table-cell office:value-type="float" office:value="6527475" calcext:value-type="float">
            <text:p>6527475</text:p>
          </table:table-cell>
          <table:table-cell/>
          <table:table-cell office:value-type="float" office:value="6720254" calcext:value-type="float">
            <text:p>6720254</text:p>
          </table:table-cell>
          <table:table-cell/>
          <table:table-cell office:value-type="float" office:value="6331636" calcext:value-type="float">
            <text:p>6331636</text:p>
          </table:table-cell>
          <table:table-cell/>
          <table:table-cell office:value-type="float" office:value="6165199" calcext:value-type="float">
            <text:p>6165199</text:p>
          </table:table-cell>
          <table:table-cell/>
          <table:table-cell office:value-type="float" office:value="5394797" calcext:value-type="float">
            <text:p>5394797</text:p>
          </table:table-cell>
          <table:table-cell/>
          <table:table-cell office:value-type="float" office:value="5020747" calcext:value-type="float">
            <text:p>50207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52186" calcext:value-type="float">
            <text:p>6052186</text:p>
          </table:table-cell>
          <table:table-cell/>
          <table:table-cell office:value-type="float" office:value="5767239" calcext:value-type="float">
            <text:p>5767239</text:p>
          </table:table-cell>
          <table:table-cell/>
          <table:table-cell office:value-type="float" office:value="6297901" calcext:value-type="float">
            <text:p>6297901</text:p>
          </table:table-cell>
          <table:table-cell/>
          <table:table-cell office:value-type="float" office:value="6377240" calcext:value-type="float">
            <text:p>6377240</text:p>
          </table:table-cell>
          <table:table-cell/>
          <table:table-cell office:value-type="float" office:value="6486648" calcext:value-type="float">
            <text:p>6486648</text:p>
          </table:table-cell>
          <table:table-cell/>
          <table:table-cell office:value-type="float" office:value="6275435" calcext:value-type="float">
            <text:p>6275435</text:p>
          </table:table-cell>
          <table:table-cell/>
          <table:table-cell office:value-type="float" office:value="6132149" calcext:value-type="float">
            <text:p>6132149</text:p>
          </table:table-cell>
          <table:table-cell/>
          <table:table-cell office:value-type="float" office:value="5488206" calcext:value-type="float">
            <text:p>5488206</text:p>
          </table:table-cell>
          <table:table-cell/>
          <table:table-cell office:value-type="float" office:value="5094723" calcext:value-type="float">
            <text:p>50947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96783" calcext:value-type="float">
            <text:p>6096783</text:p>
          </table:table-cell>
          <table:table-cell/>
          <table:table-cell office:value-type="float" office:value="6237960" calcext:value-type="float">
            <text:p>6237960</text:p>
          </table:table-cell>
          <table:table-cell/>
          <table:table-cell office:value-type="float" office:value="6035870" calcext:value-type="float">
            <text:p>6035870</text:p>
          </table:table-cell>
          <table:table-cell/>
          <table:table-cell office:value-type="float" office:value="6444915" calcext:value-type="float">
            <text:p>6444915</text:p>
          </table:table-cell>
          <table:table-cell/>
          <table:table-cell office:value-type="float" office:value="6483814" calcext:value-type="float">
            <text:p>6483814</text:p>
          </table:table-cell>
          <table:table-cell/>
          <table:table-cell office:value-type="float" office:value="6316730" calcext:value-type="float">
            <text:p>6316730</text:p>
          </table:table-cell>
          <table:table-cell/>
          <table:table-cell office:value-type="float" office:value="6094890" calcext:value-type="float">
            <text:p>6094890</text:p>
          </table:table-cell>
          <table:table-cell/>
          <table:table-cell office:value-type="float" office:value="4755191" calcext:value-type="float">
            <text:p>4755191</text:p>
          </table:table-cell>
          <table:table-cell/>
          <table:table-cell office:value-type="float" office:value="5271353" calcext:value-type="float">
            <text:p>52713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525" calcext:value-type="float">
            <text:p>210525</text:p>
          </table:table-cell>
          <table:table-cell/>
          <table:table-cell office:value-type="float" office:value="209919" calcext:value-type="float">
            <text:p>209919</text:p>
          </table:table-cell>
          <table:table-cell/>
          <table:table-cell office:value-type="float" office:value="262581" calcext:value-type="float">
            <text:p>262581</text:p>
          </table:table-cell>
          <table:table-cell/>
          <table:table-cell office:value-type="float" office:value="276186" calcext:value-type="float">
            <text:p>276186</text:p>
          </table:table-cell>
          <table:table-cell/>
          <table:table-cell office:value-type="float" office:value="278348" calcext:value-type="float">
            <text:p>278348</text:p>
          </table:table-cell>
          <table:table-cell/>
          <table:table-cell office:value-type="float" office:value="306002" calcext:value-type="float">
            <text:p>306002</text:p>
          </table:table-cell>
          <table:table-cell/>
          <table:table-cell office:value-type="float" office:value="289588" calcext:value-type="float">
            <text:p>289588</text:p>
          </table:table-cell>
          <table:table-cell/>
          <table:table-cell office:value-type="float" office:value="317223" calcext:value-type="float">
            <text:p>317223</text:p>
          </table:table-cell>
          <table:table-cell/>
          <table:table-cell office:value-type="float" office:value="305927" calcext:value-type="float">
            <text:p>3059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465" calcext:value-type="float">
            <text:p>110465</text:p>
          </table:table-cell>
          <table:table-cell/>
          <table:table-cell office:value-type="float" office:value="164948" calcext:value-type="float">
            <text:p>164948</text:p>
          </table:table-cell>
          <table:table-cell/>
          <table:table-cell office:value-type="float" office:value="193548" calcext:value-type="float">
            <text:p>193548</text:p>
          </table:table-cell>
          <table:table-cell/>
          <table:table-cell office:value-type="float" office:value="202139" calcext:value-type="float">
            <text:p>202139</text:p>
          </table:table-cell>
          <table:table-cell/>
          <table:table-cell office:value-type="float" office:value="224385" calcext:value-type="float">
            <text:p>224385</text:p>
          </table:table-cell>
          <table:table-cell/>
          <table:table-cell office:value-type="float" office:value="237834" calcext:value-type="float">
            <text:p>237834</text:p>
          </table:table-cell>
          <table:table-cell/>
          <table:table-cell office:value-type="float" office:value="248737" calcext:value-type="float">
            <text:p>248737</text:p>
          </table:table-cell>
          <table:table-cell/>
          <table:table-cell office:value-type="float" office:value="254808" calcext:value-type="float">
            <text:p>254808</text:p>
          </table:table-cell>
          <table:table-cell/>
          <table:table-cell office:value-type="float" office:value="270924" calcext:value-type="float">
            <text:p>2709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410" calcext:value-type="float">
            <text:p>123410</text:p>
          </table:table-cell>
          <table:table-cell/>
          <table:table-cell office:value-type="float" office:value="152390" calcext:value-type="float">
            <text:p>152390</text:p>
          </table:table-cell>
          <table:table-cell/>
          <table:table-cell office:value-type="float" office:value="186353" calcext:value-type="float">
            <text:p>186353</text:p>
          </table:table-cell>
          <table:table-cell/>
          <table:table-cell office:value-type="float" office:value="206694" calcext:value-type="float">
            <text:p>206694</text:p>
          </table:table-cell>
          <table:table-cell/>
          <table:table-cell office:value-type="float" office:value="219932" calcext:value-type="float">
            <text:p>219932</text:p>
          </table:table-cell>
          <table:table-cell/>
          <table:table-cell office:value-type="float" office:value="231003" calcext:value-type="float">
            <text:p>231003</text:p>
          </table:table-cell>
          <table:table-cell/>
          <table:table-cell office:value-type="float" office:value="237001" calcext:value-type="float">
            <text:p>237001</text:p>
          </table:table-cell>
          <table:table-cell/>
          <table:table-cell office:value-type="float" office:value="244723" calcext:value-type="float">
            <text:p>244723</text:p>
          </table:table-cell>
          <table:table-cell/>
          <table:table-cell office:value-type="float" office:value="247648" calcext:value-type="float">
            <text:p>24764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06158" calcext:value-type="float">
            <text:p>2006158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2923952" calcext:value-type="float">
            <text:p>2923952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3363612" calcext:value-type="float">
            <text:p>336361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997245" calcext:value-type="float">
            <text:p>1997245</text:p>
          </table:table-cell>
          <table:table-cell/>
          <table:table-cell office:value-type="float" office:value="2464907" calcext:value-type="float">
            <text:p>2464907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3468030" calcext:value-type="float">
            <text:p>3468030</text:p>
          </table:table-cell>
          <table:table-cell/>
          <table:table-cell office:value-type="float" office:value="2905056" calcext:value-type="float">
            <text:p>2905056</text:p>
          </table:table-cell>
          <table:table-cell/>
          <table:table-cell office:value-type="float" office:value="3657016" calcext:value-type="float">
            <text:p>365701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015259" calcext:value-type="float">
            <text:p>2015259</text:p>
          </table:table-cell>
          <table:table-cell/>
          <table:table-cell office:value-type="float" office:value="2463808" calcext:value-type="float">
            <text:p>2463808</text:p>
          </table:table-cell>
          <table:table-cell/>
          <table:table-cell office:value-type="float" office:value="2783115" calcext:value-type="float">
            <text:p>2783115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3823789" calcext:value-type="float">
            <text:p>3823789</text:p>
          </table:table-cell>
          <table:table-cell/>
          <table:table-cell office:value-type="float" office:value="3043436" calcext:value-type="float">
            <text:p>3043436</text:p>
          </table:table-cell>
          <table:table-cell/>
          <table:table-cell office:value-type="float" office:value="3557725" calcext:value-type="float">
            <text:p>35577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032051" calcext:value-type="float">
            <text:p>2032051</text:p>
          </table:table-cell>
          <table:table-cell/>
          <table:table-cell office:value-type="float" office:value="2438090" calcext:value-type="float">
            <text:p>2438090</text:p>
          </table:table-cell>
          <table:table-cell/>
          <table:table-cell office:value-type="float" office:value="2750343" calcext:value-type="float">
            <text:p>2750343</text:p>
          </table:table-cell>
          <table:table-cell/>
          <table:table-cell office:value-type="float" office:value="2926501" calcext:value-type="float">
            <text:p>2926501</text:p>
          </table:table-cell>
          <table:table-cell/>
          <table:table-cell office:value-type="float" office:value="3051245" calcext:value-type="float">
            <text:p>3051245</text:p>
          </table:table-cell>
          <table:table-cell/>
          <table:table-cell office:value-type="float" office:value="3877684" calcext:value-type="float">
            <text:p>3877684</text:p>
          </table:table-cell>
          <table:table-cell/>
          <table:table-cell office:value-type="float" office:value="3046915" calcext:value-type="float">
            <text:p>3046915</text:p>
          </table:table-cell>
          <table:table-cell/>
          <table:table-cell office:value-type="float" office:value="3795443" calcext:value-type="float">
            <text:p>379544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015654" calcext:value-type="float">
            <text:p>2015654</text:p>
          </table:table-cell>
          <table:table-cell/>
          <table:table-cell office:value-type="float" office:value="2289665" calcext:value-type="float">
            <text:p>2289665</text:p>
          </table:table-cell>
          <table:table-cell/>
          <table:table-cell office:value-type="float" office:value="2632033" calcext:value-type="float">
            <text:p>2632033</text:p>
          </table:table-cell>
          <table:table-cell/>
          <table:table-cell office:value-type="float" office:value="2950233" calcext:value-type="float">
            <text:p>2950233</text:p>
          </table:table-cell>
          <table:table-cell/>
          <table:table-cell office:value-type="float" office:value="3101494" calcext:value-type="float">
            <text:p>3101494</text:p>
          </table:table-cell>
          <table:table-cell/>
          <table:table-cell office:value-type="float" office:value="3390391" calcext:value-type="float">
            <text:p>3390391</text:p>
          </table:table-cell>
          <table:table-cell/>
          <table:table-cell office:value-type="float" office:value="3966517" calcext:value-type="float">
            <text:p>3966517</text:p>
          </table:table-cell>
          <table:table-cell/>
          <table:table-cell office:value-type="float" office:value="3130886" calcext:value-type="float">
            <text:p>3130886</text:p>
          </table:table-cell>
          <table:table-cell/>
          <table:table-cell office:value-type="float" office:value="3866533" calcext:value-type="float">
            <text:p>386653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019827" calcext:value-type="float">
            <text:p>2019827</text:p>
          </table:table-cell>
          <table:table-cell/>
          <table:table-cell office:value-type="float" office:value="2356760" calcext:value-type="float">
            <text:p>2356760</text:p>
          </table:table-cell>
          <table:table-cell/>
          <table:table-cell office:value-type="float" office:value="2727131" calcext:value-type="float">
            <text:p>2727131</text:p>
          </table:table-cell>
          <table:table-cell/>
          <table:table-cell office:value-type="float" office:value="2719361" calcext:value-type="float">
            <text:p>2719361</text:p>
          </table:table-cell>
          <table:table-cell/>
          <table:table-cell office:value-type="float" office:value="2938934" calcext:value-type="float">
            <text:p>2938934</text:p>
          </table:table-cell>
          <table:table-cell/>
          <table:table-cell office:value-type="float" office:value="3089009" calcext:value-type="float">
            <text:p>3089009</text:p>
          </table:table-cell>
          <table:table-cell/>
          <table:table-cell office:value-type="float" office:value="3255235" calcext:value-type="float">
            <text:p>3255235</text:p>
          </table:table-cell>
          <table:table-cell/>
          <table:table-cell office:value-type="float" office:value="3586902" calcext:value-type="float">
            <text:p>3586902</text:p>
          </table:table-cell>
          <table:table-cell/>
          <table:table-cell office:value-type="float" office:value="3180508" calcext:value-type="float">
            <text:p>3180508</text:p>
          </table:table-cell>
          <table:table-cell/>
          <table:table-cell office:value-type="float" office:value="3618634" calcext:value-type="float">
            <text:p>361863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953410" calcext:value-type="float">
            <text:p>1953410</text:p>
          </table:table-cell>
          <table:table-cell/>
          <table:table-cell office:value-type="float" office:value="2378888" calcext:value-type="float">
            <text:p>2378888</text:p>
          </table:table-cell>
          <table:table-cell/>
          <table:table-cell office:value-type="float" office:value="2465960" calcext:value-type="float">
            <text:p>2465960</text:p>
          </table:table-cell>
          <table:table-cell/>
          <table:table-cell office:value-type="float" office:value="2799480" calcext:value-type="float">
            <text:p>2799480</text:p>
          </table:table-cell>
          <table:table-cell/>
          <table:table-cell office:value-type="float" office:value="2687375" calcext:value-type="float">
            <text:p>2687375</text:p>
          </table:table-cell>
          <table:table-cell/>
          <table:table-cell office:value-type="float" office:value="2878275" calcext:value-type="float">
            <text:p>2878275</text:p>
          </table:table-cell>
          <table:table-cell/>
          <table:table-cell office:value-type="float" office:value="2872500" calcext:value-type="float">
            <text:p>2872500</text:p>
          </table:table-cell>
          <table:table-cell/>
          <table:table-cell office:value-type="float" office:value="3169831" calcext:value-type="float">
            <text:p>3169831</text:p>
          </table:table-cell>
          <table:table-cell/>
          <table:table-cell office:value-type="float" office:value="2715838" calcext:value-type="float">
            <text:p>2715838</text:p>
          </table:table-cell>
          <table:table-cell/>
          <table:table-cell office:value-type="float" office:value="2996241" calcext:value-type="float">
            <text:p>2996241</text:p>
          </table:table-cell>
          <table:table-cell/>
          <table:table-cell office:value-type="float" office:value="2700046" calcext:value-type="float">
            <text:p>270004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17523" calcext:value-type="float">
            <text:p>1917523</text:p>
          </table:table-cell>
          <table:table-cell/>
          <table:table-cell office:value-type="float" office:value="2290220" calcext:value-type="float">
            <text:p>2290220</text:p>
          </table:table-cell>
          <table:table-cell/>
          <table:table-cell office:value-type="float" office:value="2533753" calcext:value-type="float">
            <text:p>2533753</text:p>
          </table:table-cell>
          <table:table-cell/>
          <table:table-cell office:value-type="float" office:value="2631557" calcext:value-type="float">
            <text:p>2631557</text:p>
          </table:table-cell>
          <table:table-cell/>
          <table:table-cell office:value-type="float" office:value="2633171" calcext:value-type="float">
            <text:p>2633171</text:p>
          </table:table-cell>
          <table:table-cell/>
          <table:table-cell office:value-type="float" office:value="2757425" calcext:value-type="float">
            <text:p>2757425</text:p>
          </table:table-cell>
          <table:table-cell/>
          <table:table-cell office:value-type="float" office:value="2838520" calcext:value-type="float">
            <text:p>2838520</text:p>
          </table:table-cell>
          <table:table-cell/>
          <table:table-cell office:value-type="float" office:value="2882575" calcext:value-type="float">
            <text:p>2882575</text:p>
          </table:table-cell>
          <table:table-cell/>
          <table:table-cell office:value-type="float" office:value="3071726" calcext:value-type="float">
            <text:p>3071726</text:p>
          </table:table-cell>
          <table:table-cell/>
          <table:table-cell office:value-type="float" office:value="3484475" calcext:value-type="float">
            <text:p>3484475</text:p>
          </table:table-cell>
          <table:table-cell/>
          <table:table-cell office:value-type="float" office:value="2900827" calcext:value-type="float">
            <text:p>2900827</text:p>
          </table:table-cell>
          <table:table-cell/>
          <table:table-cell office:value-type="float" office:value="2541625" calcext:value-type="float">
            <text:p>254162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72271" calcext:value-type="float">
            <text:p>1872271</text:p>
          </table:table-cell>
          <table:table-cell/>
          <table:table-cell office:value-type="float" office:value="2069439" calcext:value-type="float">
            <text:p>2069439</text:p>
          </table:table-cell>
          <table:table-cell/>
          <table:table-cell office:value-type="float" office:value="2464847" calcext:value-type="float">
            <text:p>2464847</text:p>
          </table:table-cell>
          <table:table-cell/>
          <table:table-cell office:value-type="float" office:value="2521741" calcext:value-type="float">
            <text:p>2521741</text:p>
          </table:table-cell>
          <table:table-cell/>
          <table:table-cell office:value-type="float" office:value="2662327" calcext:value-type="float">
            <text:p>2662327</text:p>
          </table:table-cell>
          <table:table-cell/>
          <table:table-cell office:value-type="float" office:value="2505924" calcext:value-type="float">
            <text:p>2505924</text:p>
          </table:table-cell>
          <table:table-cell/>
          <table:table-cell office:value-type="float" office:value="2733384" calcext:value-type="float">
            <text:p>2733384</text:p>
          </table:table-cell>
          <table:table-cell/>
          <table:table-cell office:value-type="float" office:value="2592424" calcext:value-type="float">
            <text:p>2592424</text:p>
          </table:table-cell>
          <table:table-cell/>
          <table:table-cell office:value-type="float" office:value="2808337" calcext:value-type="float">
            <text:p>2808337</text:p>
          </table:table-cell>
          <table:table-cell/>
          <table:table-cell office:value-type="float" office:value="3004549" calcext:value-type="float">
            <text:p>3004549</text:p>
          </table:table-cell>
          <table:table-cell/>
          <table:table-cell office:value-type="float" office:value="3159834" calcext:value-type="float">
            <text:p>3159834</text:p>
          </table:table-cell>
          <table:table-cell/>
          <table:table-cell office:value-type="float" office:value="2723417" calcext:value-type="float">
            <text:p>2723417</text:p>
          </table:table-cell>
          <table:table-cell/>
          <table:table-cell office:value-type="float" office:value="2905464" calcext:value-type="float">
            <text:p>29054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97166" calcext:value-type="float">
            <text:p>2597166</text:p>
          </table:table-cell>
          <table:table-cell/>
          <table:table-cell office:value-type="float" office:value="2644083" calcext:value-type="float">
            <text:p>2644083</text:p>
          </table:table-cell>
          <table:table-cell/>
          <table:table-cell office:value-type="float" office:value="2691619" calcext:value-type="float">
            <text:p>2691619</text:p>
          </table:table-cell>
          <table:table-cell/>
          <table:table-cell office:value-type="float" office:value="2746427" calcext:value-type="float">
            <text:p>2746427</text:p>
          </table:table-cell>
          <table:table-cell/>
          <table:table-cell office:value-type="float" office:value="2697165" calcext:value-type="float">
            <text:p>2697165</text:p>
          </table:table-cell>
          <table:table-cell/>
          <table:table-cell office:value-type="float" office:value="2721358" calcext:value-type="float">
            <text:p>2721358</text:p>
          </table:table-cell>
          <table:table-cell/>
          <table:table-cell office:value-type="float" office:value="2874642" calcext:value-type="float">
            <text:p>2874642</text:p>
          </table:table-cell>
          <table:table-cell/>
          <table:table-cell office:value-type="float" office:value="3176691" calcext:value-type="float">
            <text:p>3176691</text:p>
          </table:table-cell>
          <table:table-cell/>
          <table:table-cell office:value-type="float" office:value="2605586" calcext:value-type="float">
            <text:p>26055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3951" calcext:value-type="float">
            <text:p>2493951</text:p>
          </table:table-cell>
          <table:table-cell/>
          <table:table-cell office:value-type="float" office:value="2489119" calcext:value-type="float">
            <text:p>2489119</text:p>
          </table:table-cell>
          <table:table-cell/>
          <table:table-cell office:value-type="float" office:value="2489299" calcext:value-type="float">
            <text:p>2489299</text:p>
          </table:table-cell>
          <table:table-cell/>
          <table:table-cell office:value-type="float" office:value="2593119" calcext:value-type="float">
            <text:p>2593119</text:p>
          </table:table-cell>
          <table:table-cell/>
          <table:table-cell office:value-type="float" office:value="2662338" calcext:value-type="float">
            <text:p>2662338</text:p>
          </table:table-cell>
          <table:table-cell/>
          <table:table-cell office:value-type="float" office:value="2540442" calcext:value-type="float">
            <text:p>2540442</text:p>
          </table:table-cell>
          <table:table-cell/>
          <table:table-cell office:value-type="float" office:value="2582375" calcext:value-type="float">
            <text:p>2582375</text:p>
          </table:table-cell>
          <table:table-cell/>
          <table:table-cell office:value-type="float" office:value="2672952" calcext:value-type="float">
            <text:p>2672952</text:p>
          </table:table-cell>
          <table:table-cell/>
          <table:table-cell office:value-type="float" office:value="3077974" calcext:value-type="float">
            <text:p>30779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6052" calcext:value-type="float">
            <text:p>576052</text:p>
          </table:table-cell>
          <table:table-cell/>
          <table:table-cell office:value-type="float" office:value="548115" calcext:value-type="float">
            <text:p>548115</text:p>
          </table:table-cell>
          <table:table-cell/>
          <table:table-cell office:value-type="float" office:value="541850" calcext:value-type="float">
            <text:p>541850</text:p>
          </table:table-cell>
          <table:table-cell/>
          <table:table-cell office:value-type="float" office:value="544233" calcext:value-type="float">
            <text:p>544233</text:p>
          </table:table-cell>
          <table:table-cell/>
          <table:table-cell office:value-type="float" office:value="574046" calcext:value-type="float">
            <text:p>574046</text:p>
          </table:table-cell>
          <table:table-cell/>
          <table:table-cell office:value-type="float" office:value="545274" calcext:value-type="float">
            <text:p>545274</text:p>
          </table:table-cell>
          <table:table-cell/>
          <table:table-cell office:value-type="float" office:value="568733" calcext:value-type="float">
            <text:p>568733</text:p>
          </table:table-cell>
          <table:table-cell/>
          <table:table-cell office:value-type="float" office:value="610380" calcext:value-type="float">
            <text:p>610380</text:p>
          </table:table-cell>
          <table:table-cell/>
          <table:table-cell office:value-type="float" office:value="756897" calcext:value-type="float">
            <text:p>7568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319" calcext:value-type="float">
            <text:p>231319</text:p>
          </table:table-cell>
          <table:table-cell/>
          <table:table-cell office:value-type="float" office:value="234374" calcext:value-type="float">
            <text:p>234374</text:p>
          </table:table-cell>
          <table:table-cell/>
          <table:table-cell office:value-type="float" office:value="236831" calcext:value-type="float">
            <text:p>236831</text:p>
          </table:table-cell>
          <table:table-cell/>
          <table:table-cell office:value-type="float" office:value="257340" calcext:value-type="float">
            <text:p>257340</text:p>
          </table:table-cell>
          <table:table-cell/>
          <table:table-cell office:value-type="float" office:value="248140" calcext:value-type="float">
            <text:p>248140</text:p>
          </table:table-cell>
          <table:table-cell/>
          <table:table-cell office:value-type="float" office:value="255742" calcext:value-type="float">
            <text:p>255742</text:p>
          </table:table-cell>
          <table:table-cell/>
          <table:table-cell office:value-type="float" office:value="262470" calcext:value-type="float">
            <text:p>262470</text:p>
          </table:table-cell>
          <table:table-cell/>
          <table:table-cell office:value-type="float" office:value="269122" calcext:value-type="float">
            <text:p>269122</text:p>
          </table:table-cell>
          <table:table-cell/>
          <table:table-cell office:value-type="float" office:value="294439" calcext:value-type="float">
            <text:p>2944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429" calcext:value-type="float">
            <text:p>205429</text:p>
          </table:table-cell>
          <table:table-cell/>
          <table:table-cell office:value-type="float" office:value="200505" calcext:value-type="float">
            <text:p>200505</text:p>
          </table:table-cell>
          <table:table-cell/>
          <table:table-cell office:value-type="float" office:value="195989" calcext:value-type="float">
            <text:p>195989</text:p>
          </table:table-cell>
          <table:table-cell/>
          <table:table-cell office:value-type="float" office:value="202782" calcext:value-type="float">
            <text:p>202782</text:p>
          </table:table-cell>
          <table:table-cell/>
          <table:table-cell office:value-type="float" office:value="211950" calcext:value-type="float">
            <text:p>211950</text:p>
          </table:table-cell>
          <table:table-cell/>
          <table:table-cell office:value-type="float" office:value="212745" calcext:value-type="float">
            <text:p>212745</text:p>
          </table:table-cell>
          <table:table-cell/>
          <table:table-cell office:value-type="float" office:value="212722" calcext:value-type="float">
            <text:p>212722</text:p>
          </table:table-cell>
          <table:table-cell/>
          <table:table-cell office:value-type="float" office:value="206862" calcext:value-type="float">
            <text:p>206862</text:p>
          </table:table-cell>
          <table:table-cell/>
          <table:table-cell office:value-type="float" office:value="210477" calcext:value-type="float">
            <text:p>2104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668" calcext:value-type="float">
            <text:p>187668</text:p>
          </table:table-cell>
          <table:table-cell/>
          <table:table-cell office:value-type="float" office:value="170602" calcext:value-type="float">
            <text:p>170602</text:p>
          </table:table-cell>
          <table:table-cell/>
          <table:table-cell office:value-type="float" office:value="190321" calcext:value-type="float">
            <text:p>190321</text:p>
          </table:table-cell>
          <table:table-cell/>
          <table:table-cell office:value-type="float" office:value="185515" calcext:value-type="float">
            <text:p>185515</text:p>
          </table:table-cell>
          <table:table-cell/>
          <table:table-cell office:value-type="float" office:value="182224" calcext:value-type="float">
            <text:p>182224</text:p>
          </table:table-cell>
          <table:table-cell/>
          <table:table-cell office:value-type="float" office:value="192999" calcext:value-type="float">
            <text:p>192999</text:p>
          </table:table-cell>
          <table:table-cell/>
          <table:table-cell office:value-type="float" office:value="192668" calcext:value-type="float">
            <text:p>192668</text:p>
          </table:table-cell>
          <table:table-cell/>
          <table:table-cell office:value-type="float" office:value="190709" calcext:value-type="float">
            <text:p>190709</text:p>
          </table:table-cell>
          <table:table-cell/>
          <table:table-cell office:value-type="float" office:value="199001" calcext:value-type="float">
            <text:p>1990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798" calcext:value-type="float">
            <text:p>173798</text:p>
          </table:table-cell>
          <table:table-cell/>
          <table:table-cell office:value-type="float" office:value="174400" calcext:value-type="float">
            <text:p>174400</text:p>
          </table:table-cell>
          <table:table-cell/>
          <table:table-cell office:value-type="float" office:value="176261" calcext:value-type="float">
            <text:p>176261</text:p>
          </table:table-cell>
          <table:table-cell/>
          <table:table-cell office:value-type="float" office:value="178263" calcext:value-type="float">
            <text:p>178263</text:p>
          </table:table-cell>
          <table:table-cell/>
          <table:table-cell office:value-type="float" office:value="177646" calcext:value-type="float">
            <text:p>177646</text:p>
          </table:table-cell>
          <table:table-cell/>
          <table:table-cell office:value-type="float" office:value="177489" calcext:value-type="float">
            <text:p>177489</text:p>
          </table:table-cell>
          <table:table-cell/>
          <table:table-cell office:value-type="float" office:value="187311" calcext:value-type="float">
            <text:p>187311</text:p>
          </table:table-cell>
          <table:table-cell/>
          <table:table-cell office:value-type="float" office:value="175732" calcext:value-type="float">
            <text:p>175732</text:p>
          </table:table-cell>
          <table:table-cell/>
          <table:table-cell office:value-type="float" office:value="183414" calcext:value-type="float">
            <text:p>1834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310" calcext:value-type="float">
            <text:p>174310</text:p>
          </table:table-cell>
          <table:table-cell/>
          <table:table-cell office:value-type="float" office:value="158552" calcext:value-type="float">
            <text:p>158552</text:p>
          </table:table-cell>
          <table:table-cell/>
          <table:table-cell office:value-type="float" office:value="178455" calcext:value-type="float">
            <text:p>178455</text:p>
          </table:table-cell>
          <table:table-cell/>
          <table:table-cell office:value-type="float" office:value="177556" calcext:value-type="float">
            <text:p>177556</text:p>
          </table:table-cell>
          <table:table-cell/>
          <table:table-cell office:value-type="float" office:value="178724" calcext:value-type="float">
            <text:p>178724</text:p>
          </table:table-cell>
          <table:table-cell/>
          <table:table-cell office:value-type="float" office:value="182028" calcext:value-type="float">
            <text:p>182028</text:p>
          </table:table-cell>
          <table:table-cell/>
          <table:table-cell office:value-type="float" office:value="179272" calcext:value-type="float">
            <text:p>179272</text:p>
          </table:table-cell>
          <table:table-cell/>
          <table:table-cell office:value-type="float" office:value="182430" calcext:value-type="float">
            <text:p>182430</text:p>
          </table:table-cell>
          <table:table-cell/>
          <table:table-cell office:value-type="float" office:value="186134" calcext:value-type="float">
            <text:p>18613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33893" calcext:value-type="float">
            <text:p>1933893</text:p>
          </table:table-cell>
          <table:table-cell/>
          <table:table-cell office:value-type="float" office:value="1679761" calcext:value-type="float">
            <text:p>1679761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2662899" calcext:value-type="float">
            <text:p>26628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05404" calcext:value-type="float">
            <text:p>1705404</text:p>
          </table:table-cell>
          <table:table-cell/>
          <table:table-cell office:value-type="float" office:value="2326073" calcext:value-type="float">
            <text:p>2326073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2673584" calcext:value-type="float">
            <text:p>2673584</text:p>
          </table:table-cell>
          <table:table-cell/>
          <table:table-cell office:value-type="float" office:value="4717434" calcext:value-type="float">
            <text:p>4717434</text:p>
          </table:table-cell>
          <table:table-cell/>
          <table:table-cell office:value-type="float" office:value="3359523" calcext:value-type="float">
            <text:p>335952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956506" calcext:value-type="float">
            <text:p>1956506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2692393" calcext:value-type="float">
            <text:p>2692393</text:p>
          </table:table-cell>
          <table:table-cell/>
          <table:table-cell office:value-type="float" office:value="2371308" calcext:value-type="float">
            <text:p>2371308</text:p>
          </table:table-cell>
          <table:table-cell/>
          <table:table-cell office:value-type="float" office:value="3605511" calcext:value-type="float">
            <text:p>3605511</text:p>
          </table:table-cell>
          <table:table-cell/>
          <table:table-cell office:value-type="float" office:value="5217259" calcext:value-type="float">
            <text:p>5217259</text:p>
          </table:table-cell>
          <table:table-cell/>
          <table:table-cell office:value-type="float" office:value="3465855" calcext:value-type="float">
            <text:p>346585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985091" calcext:value-type="float">
            <text:p>1985091</text:p>
          </table:table-cell>
          <table:table-cell/>
          <table:table-cell office:value-type="float" office:value="2016784" calcext:value-type="float">
            <text:p>2016784</text:p>
          </table:table-cell>
          <table:table-cell/>
          <table:table-cell office:value-type="float" office:value="2304647" calcext:value-type="float">
            <text:p>2304647</text:p>
          </table:table-cell>
          <table:table-cell/>
          <table:table-cell office:value-type="float" office:value="2678309" calcext:value-type="float">
            <text:p>2678309</text:p>
          </table:table-cell>
          <table:table-cell/>
          <table:table-cell office:value-type="float" office:value="3081897" calcext:value-type="float">
            <text:p>3081897</text:p>
          </table:table-cell>
          <table:table-cell/>
          <table:table-cell office:value-type="float" office:value="3768799" calcext:value-type="float">
            <text:p>3768799</text:p>
          </table:table-cell>
          <table:table-cell/>
          <table:table-cell office:value-type="float" office:value="5509113" calcext:value-type="float">
            <text:p>5509113</text:p>
          </table:table-cell>
          <table:table-cell/>
          <table:table-cell office:value-type="float" office:value="3580298" calcext:value-type="float">
            <text:p>35802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942715" calcext:value-type="float">
            <text:p>1942715</text:p>
          </table:table-cell>
          <table:table-cell/>
          <table:table-cell office:value-type="float" office:value="2179295" calcext:value-type="float">
            <text:p>2179295</text:p>
          </table:table-cell>
          <table:table-cell/>
          <table:table-cell office:value-type="float" office:value="2606476" calcext:value-type="float">
            <text:p>2606476</text:p>
          </table:table-cell>
          <table:table-cell/>
          <table:table-cell office:value-type="float" office:value="2791104" calcext:value-type="float">
            <text:p>2791104</text:p>
          </table:table-cell>
          <table:table-cell/>
          <table:table-cell office:value-type="float" office:value="3003881" calcext:value-type="float">
            <text:p>3003881</text:p>
          </table:table-cell>
          <table:table-cell/>
          <table:table-cell office:value-type="float" office:value="3251778" calcext:value-type="float">
            <text:p>3251778</text:p>
          </table:table-cell>
          <table:table-cell/>
          <table:table-cell office:value-type="float" office:value="3778101" calcext:value-type="float">
            <text:p>3778101</text:p>
          </table:table-cell>
          <table:table-cell/>
          <table:table-cell office:value-type="float" office:value="5652717" calcext:value-type="float">
            <text:p>5652717</text:p>
          </table:table-cell>
          <table:table-cell/>
          <table:table-cell office:value-type="float" office:value="3579719" calcext:value-type="float">
            <text:p>357971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896314" calcext:value-type="float">
            <text:p>1896314</text:p>
          </table:table-cell>
          <table:table-cell/>
          <table:table-cell office:value-type="float" office:value="2240576" calcext:value-type="float">
            <text:p>2240576</text:p>
          </table:table-cell>
          <table:table-cell/>
          <table:table-cell office:value-type="float" office:value="2365196" calcext:value-type="float">
            <text:p>2365196</text:p>
          </table:table-cell>
          <table:table-cell/>
          <table:table-cell office:value-type="float" office:value="2601586" calcext:value-type="float">
            <text:p>2601586</text:p>
          </table:table-cell>
          <table:table-cell/>
          <table:table-cell office:value-type="float" office:value="2569678" calcext:value-type="float">
            <text:p>2569678</text:p>
          </table:table-cell>
          <table:table-cell/>
          <table:table-cell office:value-type="float" office:value="2705656" calcext:value-type="float">
            <text:p>2705656</text:p>
          </table:table-cell>
          <table:table-cell/>
          <table:table-cell office:value-type="float" office:value="3097921" calcext:value-type="float">
            <text:p>3097921</text:p>
          </table:table-cell>
          <table:table-cell/>
          <table:table-cell office:value-type="float" office:value="3513544" calcext:value-type="float">
            <text:p>3513544</text:p>
          </table:table-cell>
          <table:table-cell/>
          <table:table-cell office:value-type="float" office:value="5107566" calcext:value-type="float">
            <text:p>5107566</text:p>
          </table:table-cell>
          <table:table-cell/>
          <table:table-cell office:value-type="float" office:value="2933915" calcext:value-type="float">
            <text:p>29339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829240" calcext:value-type="float">
            <text:p>1829240</text:p>
          </table:table-cell>
          <table:table-cell/>
          <table:table-cell office:value-type="float" office:value="1882352" calcext:value-type="float">
            <text:p>1882352</text:p>
          </table:table-cell>
          <table:table-cell/>
          <table:table-cell office:value-type="float" office:value="2388479" calcext:value-type="float">
            <text:p>2388479</text:p>
          </table:table-cell>
          <table:table-cell/>
          <table:table-cell office:value-type="float" office:value="2448040" calcext:value-type="float">
            <text:p>2448040</text:p>
          </table:table-cell>
          <table:table-cell/>
          <table:table-cell office:value-type="float" office:value="2582349" calcext:value-type="float">
            <text:p>2582349</text:p>
          </table:table-cell>
          <table:table-cell/>
          <table:table-cell office:value-type="float" office:value="2648024" calcext:value-type="float">
            <text:p>2648024</text:p>
          </table:table-cell>
          <table:table-cell/>
          <table:table-cell office:value-type="float" office:value="2767462" calcext:value-type="float">
            <text:p>2767462</text:p>
          </table:table-cell>
          <table:table-cell/>
          <table:table-cell office:value-type="float" office:value="2974454" calcext:value-type="float">
            <text:p>2974454</text:p>
          </table:table-cell>
          <table:table-cell/>
          <table:table-cell office:value-type="float" office:value="3346419" calcext:value-type="float">
            <text:p>3346419</text:p>
          </table:table-cell>
          <table:table-cell/>
          <table:table-cell office:value-type="float" office:value="4482321" calcext:value-type="float">
            <text:p>4482321</text:p>
          </table:table-cell>
          <table:table-cell/>
          <table:table-cell office:value-type="float" office:value="2880206" calcext:value-type="float">
            <text:p>288020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22043" calcext:value-type="float">
            <text:p>1822043</text:p>
          </table:table-cell>
          <table:table-cell/>
          <table:table-cell office:value-type="float" office:value="2120604" calcext:value-type="float">
            <text:p>2120604</text:p>
          </table:table-cell>
          <table:table-cell/>
          <table:table-cell office:value-type="float" office:value="2337269" calcext:value-type="float">
            <text:p>2337269</text:p>
          </table:table-cell>
          <table:table-cell/>
          <table:table-cell office:value-type="float" office:value="2496927" calcext:value-type="float">
            <text:p>2496927</text:p>
          </table:table-cell>
          <table:table-cell/>
          <table:table-cell office:value-type="float" office:value="2474272" calcext:value-type="float">
            <text:p>2474272</text:p>
          </table:table-cell>
          <table:table-cell/>
          <table:table-cell office:value-type="float" office:value="2535436" calcext:value-type="float">
            <text:p>2535436</text:p>
          </table:table-cell>
          <table:table-cell/>
          <table:table-cell office:value-type="float" office:value="2629745" calcext:value-type="float">
            <text:p>2629745</text:p>
          </table:table-cell>
          <table:table-cell/>
          <table:table-cell office:value-type="float" office:value="2699156" calcext:value-type="float">
            <text:p>2699156</text:p>
          </table:table-cell>
          <table:table-cell/>
          <table:table-cell office:value-type="float" office:value="2854556" calcext:value-type="float">
            <text:p>2854556</text:p>
          </table:table-cell>
          <table:table-cell/>
          <table:table-cell office:value-type="float" office:value="3154351" calcext:value-type="float">
            <text:p>3154351</text:p>
          </table:table-cell>
          <table:table-cell/>
          <table:table-cell office:value-type="float" office:value="4211368" calcext:value-type="float">
            <text:p>4211368</text:p>
          </table:table-cell>
          <table:table-cell/>
          <table:table-cell office:value-type="float" office:value="2596361" calcext:value-type="float">
            <text:p>259636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54936" calcext:value-type="float">
            <text:p>1754936</text:p>
          </table:table-cell>
          <table:table-cell/>
          <table:table-cell office:value-type="float" office:value="2093522" calcext:value-type="float">
            <text:p>2093522</text:p>
          </table:table-cell>
          <table:table-cell/>
          <table:table-cell office:value-type="float" office:value="2379664" calcext:value-type="float">
            <text:p>2379664</text:p>
          </table:table-cell>
          <table:table-cell/>
          <table:table-cell office:value-type="float" office:value="2470430" calcext:value-type="float">
            <text:p>2470430</text:p>
          </table:table-cell>
          <table:table-cell/>
          <table:table-cell office:value-type="float" office:value="2550852" calcext:value-type="float">
            <text:p>2550852</text:p>
          </table:table-cell>
          <table:table-cell/>
          <table:table-cell office:value-type="float" office:value="2601846" calcext:value-type="float">
            <text:p>2601846</text:p>
          </table:table-cell>
          <table:table-cell/>
          <table:table-cell office:value-type="float" office:value="2468211" calcext:value-type="float">
            <text:p>2468211</text:p>
          </table:table-cell>
          <table:table-cell/>
          <table:table-cell office:value-type="float" office:value="2701470" calcext:value-type="float">
            <text:p>2701470</text:p>
          </table:table-cell>
          <table:table-cell/>
          <table:table-cell office:value-type="float" office:value="2591935" calcext:value-type="float">
            <text:p>2591935</text:p>
          </table:table-cell>
          <table:table-cell/>
          <table:table-cell office:value-type="float" office:value="2870391" calcext:value-type="float">
            <text:p>2870391</text:p>
          </table:table-cell>
          <table:table-cell/>
          <table:table-cell office:value-type="float" office:value="3196134" calcext:value-type="float">
            <text:p>3196134</text:p>
          </table:table-cell>
          <table:table-cell/>
          <table:table-cell office:value-type="float" office:value="3888870" calcext:value-type="float">
            <text:p>3888870</text:p>
          </table:table-cell>
          <table:table-cell/>
          <table:table-cell office:value-type="float" office:value="2677993" calcext:value-type="float">
            <text:p>26779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5824" calcext:value-type="float">
            <text:p>2555824</text:p>
          </table:table-cell>
          <table:table-cell/>
          <table:table-cell office:value-type="float" office:value="2586511" calcext:value-type="float">
            <text:p>2586511</text:p>
          </table:table-cell>
          <table:table-cell/>
          <table:table-cell office:value-type="float" office:value="2638500" calcext:value-type="float">
            <text:p>2638500</text:p>
          </table:table-cell>
          <table:table-cell/>
          <table:table-cell office:value-type="float" office:value="2603118" calcext:value-type="float">
            <text:p>2603118</text:p>
          </table:table-cell>
          <table:table-cell/>
          <table:table-cell office:value-type="float" office:value="2742536" calcext:value-type="float">
            <text:p>2742536</text:p>
          </table:table-cell>
          <table:table-cell/>
          <table:table-cell office:value-type="float" office:value="2750384" calcext:value-type="float">
            <text:p>2750384</text:p>
          </table:table-cell>
          <table:table-cell/>
          <table:table-cell office:value-type="float" office:value="2786180" calcext:value-type="float">
            <text:p>2786180</text:p>
          </table:table-cell>
          <table:table-cell/>
          <table:table-cell office:value-type="float" office:value="3105417" calcext:value-type="float">
            <text:p>3105417</text:p>
          </table:table-cell>
          <table:table-cell/>
          <table:table-cell office:value-type="float" office:value="4307647" calcext:value-type="float">
            <text:p>43076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8698" calcext:value-type="float">
            <text:p>2558698</text:p>
          </table:table-cell>
          <table:table-cell/>
          <table:table-cell office:value-type="float" office:value="2039776" calcext:value-type="float">
            <text:p>2039776</text:p>
          </table:table-cell>
          <table:table-cell/>
          <table:table-cell office:value-type="float" office:value="2571239" calcext:value-type="float">
            <text:p>2571239</text:p>
          </table:table-cell>
          <table:table-cell/>
          <table:table-cell office:value-type="float" office:value="2594759" calcext:value-type="float">
            <text:p>2594759</text:p>
          </table:table-cell>
          <table:table-cell/>
          <table:table-cell office:value-type="float" office:value="2696948" calcext:value-type="float">
            <text:p>2696948</text:p>
          </table:table-cell>
          <table:table-cell/>
          <table:table-cell office:value-type="float" office:value="2579128" calcext:value-type="float">
            <text:p>2579128</text:p>
          </table:table-cell>
          <table:table-cell/>
          <table:table-cell office:value-type="float" office:value="2584949" calcext:value-type="float">
            <text:p>2584949</text:p>
          </table:table-cell>
          <table:table-cell/>
          <table:table-cell office:value-type="float" office:value="2685146" calcext:value-type="float">
            <text:p>2685146</text:p>
          </table:table-cell>
          <table:table-cell/>
          <table:table-cell office:value-type="float" office:value="3072607" calcext:value-type="float">
            <text:p>30726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2852" calcext:value-type="float">
            <text:p>592852</text:p>
          </table:table-cell>
          <table:table-cell/>
          <table:table-cell office:value-type="float" office:value="563981" calcext:value-type="float">
            <text:p>563981</text:p>
          </table:table-cell>
          <table:table-cell/>
          <table:table-cell office:value-type="float" office:value="536669" calcext:value-type="float">
            <text:p>536669</text:p>
          </table:table-cell>
          <table:table-cell/>
          <table:table-cell office:value-type="float" office:value="535711" calcext:value-type="float">
            <text:p>535711</text:p>
          </table:table-cell>
          <table:table-cell/>
          <table:table-cell office:value-type="float" office:value="558566" calcext:value-type="float">
            <text:p>558566</text:p>
          </table:table-cell>
          <table:table-cell/>
          <table:table-cell office:value-type="float" office:value="560213" calcext:value-type="float">
            <text:p>560213</text:p>
          </table:table-cell>
          <table:table-cell/>
          <table:table-cell office:value-type="float" office:value="571460" calcext:value-type="float">
            <text:p>571460</text:p>
          </table:table-cell>
          <table:table-cell/>
          <table:table-cell office:value-type="float" office:value="643797" calcext:value-type="float">
            <text:p>643797</text:p>
          </table:table-cell>
          <table:table-cell/>
          <table:table-cell office:value-type="float" office:value="715271" calcext:value-type="float">
            <text:p>7152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187" calcext:value-type="float">
            <text:p>240187</text:p>
          </table:table-cell>
          <table:table-cell/>
          <table:table-cell office:value-type="float" office:value="236387" calcext:value-type="float">
            <text:p>236387</text:p>
          </table:table-cell>
          <table:table-cell/>
          <table:table-cell office:value-type="float" office:value="237446" calcext:value-type="float">
            <text:p>237446</text:p>
          </table:table-cell>
          <table:table-cell/>
          <table:table-cell office:value-type="float" office:value="255149" calcext:value-type="float">
            <text:p>255149</text:p>
          </table:table-cell>
          <table:table-cell/>
          <table:table-cell office:value-type="float" office:value="247476" calcext:value-type="float">
            <text:p>247476</text:p>
          </table:table-cell>
          <table:table-cell/>
          <table:table-cell office:value-type="float" office:value="254691" calcext:value-type="float">
            <text:p>254691</text:p>
          </table:table-cell>
          <table:table-cell/>
          <table:table-cell office:value-type="float" office:value="264638" calcext:value-type="float">
            <text:p>264638</text:p>
          </table:table-cell>
          <table:table-cell/>
          <table:table-cell office:value-type="float" office:value="286415" calcext:value-type="float">
            <text:p>286415</text:p>
          </table:table-cell>
          <table:table-cell/>
          <table:table-cell office:value-type="float" office:value="299581" calcext:value-type="float">
            <text:p>2995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744" calcext:value-type="float">
            <text:p>203744</text:p>
          </table:table-cell>
          <table:table-cell/>
          <table:table-cell office:value-type="float" office:value="197026" calcext:value-type="float">
            <text:p>197026</text:p>
          </table:table-cell>
          <table:table-cell/>
          <table:table-cell office:value-type="float" office:value="197975" calcext:value-type="float">
            <text:p>197975</text:p>
          </table:table-cell>
          <table:table-cell/>
          <table:table-cell office:value-type="float" office:value="205259" calcext:value-type="float">
            <text:p>205259</text:p>
          </table:table-cell>
          <table:table-cell/>
          <table:table-cell office:value-type="float" office:value="212661" calcext:value-type="float">
            <text:p>212661</text:p>
          </table:table-cell>
          <table:table-cell/>
          <table:table-cell office:value-type="float" office:value="211416" calcext:value-type="float">
            <text:p>211416</text:p>
          </table:table-cell>
          <table:table-cell/>
          <table:table-cell office:value-type="float" office:value="203190" calcext:value-type="float">
            <text:p>203190</text:p>
          </table:table-cell>
          <table:table-cell/>
          <table:table-cell office:value-type="float" office:value="176349" calcext:value-type="float">
            <text:p>176349</text:p>
          </table:table-cell>
          <table:table-cell/>
          <table:table-cell office:value-type="float" office:value="207921" calcext:value-type="float">
            <text:p>2079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479" calcext:value-type="float">
            <text:p>183479</text:p>
          </table:table-cell>
          <table:table-cell/>
          <table:table-cell office:value-type="float" office:value="189198" calcext:value-type="float">
            <text:p>189198</text:p>
          </table:table-cell>
          <table:table-cell/>
          <table:table-cell office:value-type="float" office:value="182223" calcext:value-type="float">
            <text:p>182223</text:p>
          </table:table-cell>
          <table:table-cell/>
          <table:table-cell office:value-type="float" office:value="185165" calcext:value-type="float">
            <text:p>185165</text:p>
          </table:table-cell>
          <table:table-cell/>
          <table:table-cell office:value-type="float" office:value="185030" calcext:value-type="float">
            <text:p>185030</text:p>
          </table:table-cell>
          <table:table-cell/>
          <table:table-cell office:value-type="float" office:value="192447" calcext:value-type="float">
            <text:p>192447</text:p>
          </table:table-cell>
          <table:table-cell/>
          <table:table-cell office:value-type="float" office:value="190007" calcext:value-type="float">
            <text:p>190007</text:p>
          </table:table-cell>
          <table:table-cell/>
          <table:table-cell office:value-type="float" office:value="187803" calcext:value-type="float">
            <text:p>187803</text:p>
          </table:table-cell>
          <table:table-cell/>
          <table:table-cell office:value-type="float" office:value="210090" calcext:value-type="float">
            <text:p>2100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4562" calcext:value-type="float">
            <text:p>174562</text:p>
          </table:table-cell>
          <table:table-cell/>
          <table:table-cell office:value-type="float" office:value="171006" calcext:value-type="float">
            <text:p>171006</text:p>
          </table:table-cell>
          <table:table-cell/>
          <table:table-cell office:value-type="float" office:value="182425" calcext:value-type="float">
            <text:p>182425</text:p>
          </table:table-cell>
          <table:table-cell/>
          <table:table-cell office:value-type="float" office:value="179617" calcext:value-type="float">
            <text:p>179617</text:p>
          </table:table-cell>
          <table:table-cell/>
          <table:table-cell office:value-type="float" office:value="182869" calcext:value-type="float">
            <text:p>182869</text:p>
          </table:table-cell>
          <table:table-cell/>
          <table:table-cell office:value-type="float" office:value="188004" calcext:value-type="float">
            <text:p>188004</text:p>
          </table:table-cell>
          <table:table-cell/>
          <table:table-cell office:value-type="float" office:value="174788" calcext:value-type="float">
            <text:p>174788</text:p>
          </table:table-cell>
          <table:table-cell/>
          <table:table-cell office:value-type="float" office:value="188011" calcext:value-type="float">
            <text:p>188011</text:p>
          </table:table-cell>
          <table:table-cell/>
          <table:table-cell office:value-type="float" office:value="179936" calcext:value-type="float">
            <text:p>1799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551" calcext:value-type="float">
            <text:p>173551</text:p>
          </table:table-cell>
          <table:table-cell/>
          <table:table-cell office:value-type="float" office:value="177272" calcext:value-type="float">
            <text:p>177272</text:p>
          </table:table-cell>
          <table:table-cell/>
          <table:table-cell office:value-type="float" office:value="182208" calcext:value-type="float">
            <text:p>182208</text:p>
          </table:table-cell>
          <table:table-cell/>
          <table:table-cell office:value-type="float" office:value="176200" calcext:value-type="float">
            <text:p>176200</text:p>
          </table:table-cell>
          <table:table-cell/>
          <table:table-cell office:value-type="float" office:value="173281" calcext:value-type="float">
            <text:p>173281</text:p>
          </table:table-cell>
          <table:table-cell/>
          <table:table-cell office:value-type="float" office:value="174071" calcext:value-type="float">
            <text:p>174071</text:p>
          </table:table-cell>
          <table:table-cell/>
          <table:table-cell office:value-type="float" office:value="178253" calcext:value-type="float">
            <text:p>178253</text:p>
          </table:table-cell>
          <table:table-cell/>
          <table:table-cell office:value-type="float" office:value="185815" calcext:value-type="float">
            <text:p>185815</text:p>
          </table:table-cell>
          <table:table-cell/>
          <table:table-cell office:value-type="float" office:value="181514" calcext:value-type="float">
            <text:p>18151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274062" calcext:value-type="float">
            <text:p>4274062</text:p>
          </table:table-cell>
          <table:table-cell/>
          <table:table-cell office:value-type="float" office:value="4988978" calcext:value-type="float">
            <text:p>4988978</text:p>
          </table:table-cell>
          <table:table-cell/>
          <table:table-cell office:value-type="float" office:value="7940539" calcext:value-type="float">
            <text:p>7940539</text:p>
          </table:table-cell>
          <table:table-cell/>
          <table:table-cell office:value-type="float" office:value="9318832" calcext:value-type="float">
            <text:p>9318832</text:p>
          </table:table-cell>
          <table:table-cell/>
          <table:table-cell office:value-type="float" office:value="6421025" calcext:value-type="float">
            <text:p>6421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657016" calcext:value-type="float">
            <text:p>3657016</text:p>
          </table:table-cell>
          <table:table-cell/>
          <table:table-cell office:value-type="float" office:value="5784891" calcext:value-type="float">
            <text:p>5784891</text:p>
          </table:table-cell>
          <table:table-cell/>
          <table:table-cell office:value-type="float" office:value="7176872" calcext:value-type="float">
            <text:p>7176872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8548124" calcext:value-type="float">
            <text:p>8548124</text:p>
          </table:table-cell>
          <table:table-cell/>
          <table:table-cell office:value-type="float" office:value="8548124" calcext:value-type="float">
            <text:p>854812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264168" calcext:value-type="float">
            <text:p>4264168</text:p>
          </table:table-cell>
          <table:table-cell/>
          <table:table-cell office:value-type="float" office:value="4264168" calcext:value-type="float">
            <text:p>4264168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8271916" calcext:value-type="float">
            <text:p>8271916</text:p>
          </table:table-cell>
          <table:table-cell/>
          <table:table-cell office:value-type="float" office:value="8815202" calcext:value-type="float">
            <text:p>8815202</text:p>
          </table:table-cell>
          <table:table-cell/>
          <table:table-cell office:value-type="float" office:value="9192546" calcext:value-type="float">
            <text:p>9192546</text:p>
          </table:table-cell>
          <table:table-cell/>
          <table:table-cell office:value-type="float" office:value="8534922" calcext:value-type="float">
            <text:p>853492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340054" calcext:value-type="float">
            <text:p>4340054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6909408" calcext:value-type="float">
            <text:p>6909408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9145790" calcext:value-type="float">
            <text:p>9145790</text:p>
          </table:table-cell>
          <table:table-cell/>
          <table:table-cell office:value-type="float" office:value="8394979" calcext:value-type="float">
            <text:p>8394979</text:p>
          </table:table-cell>
          <table:table-cell/>
          <table:table-cell office:value-type="float" office:value="7309196" calcext:value-type="float">
            <text:p>7309196</text:p>
          </table:table-cell>
          <table:table-cell/>
          <table:table-cell office:value-type="float" office:value="8844453" calcext:value-type="float">
            <text:p>884445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458646" calcext:value-type="float">
            <text:p>3458646</text:p>
          </table:table-cell>
          <table:table-cell/>
          <table:table-cell office:value-type="float" office:value="4920874" calcext:value-type="float">
            <text:p>4920874</text:p>
          </table:table-cell>
          <table:table-cell/>
          <table:table-cell office:value-type="float" office:value="6918376" calcext:value-type="float">
            <text:p>6918376</text:p>
          </table:table-cell>
          <table:table-cell/>
          <table:table-cell office:value-type="float" office:value="8122014" calcext:value-type="float">
            <text:p>8122014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8457895" calcext:value-type="float">
            <text:p>8457895</text:p>
          </table:table-cell>
          <table:table-cell/>
          <table:table-cell office:value-type="float" office:value="6963241" calcext:value-type="float">
            <text:p>6963241</text:p>
          </table:table-cell>
          <table:table-cell/>
          <table:table-cell office:value-type="float" office:value="7927135" calcext:value-type="float">
            <text:p>7927135</text:p>
          </table:table-cell>
          <table:table-cell/>
          <table:table-cell office:value-type="float" office:value="7485055" calcext:value-type="float">
            <text:p>74850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324528" calcext:value-type="float">
            <text:p>3324528</text:p>
          </table:table-cell>
          <table:table-cell/>
          <table:table-cell office:value-type="float" office:value="4686767" calcext:value-type="float">
            <text:p>4686767</text:p>
          </table:table-cell>
          <table:table-cell/>
          <table:table-cell office:value-type="float" office:value="5933071" calcext:value-type="float">
            <text:p>5933071</text:p>
          </table:table-cell>
          <table:table-cell/>
          <table:table-cell office:value-type="float" office:value="6518362" calcext:value-type="float">
            <text:p>6518362</text:p>
          </table:table-cell>
          <table:table-cell/>
          <table:table-cell office:value-type="float" office:value="6420913" calcext:value-type="float">
            <text:p>6420913</text:p>
          </table:table-cell>
          <table:table-cell/>
          <table:table-cell office:value-type="float" office:value="6717153" calcext:value-type="float">
            <text:p>6717153</text:p>
          </table:table-cell>
          <table:table-cell/>
          <table:table-cell office:value-type="float" office:value="6479029" calcext:value-type="float">
            <text:p>6479029</text:p>
          </table:table-cell>
          <table:table-cell/>
          <table:table-cell office:value-type="float" office:value="6459541" calcext:value-type="float">
            <text:p>6459541</text:p>
          </table:table-cell>
          <table:table-cell/>
          <table:table-cell office:value-type="float" office:value="6058611" calcext:value-type="float">
            <text:p>6058611</text:p>
          </table:table-cell>
          <table:table-cell/>
          <table:table-cell office:value-type="float" office:value="5685664" calcext:value-type="float">
            <text:p>568566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546038" calcext:value-type="float">
            <text:p>3546038</text:p>
          </table:table-cell>
          <table:table-cell/>
          <table:table-cell office:value-type="float" office:value="4773769" calcext:value-type="float">
            <text:p>4773769</text:p>
          </table:table-cell>
          <table:table-cell/>
          <table:table-cell office:value-type="float" office:value="5642353" calcext:value-type="float">
            <text:p>5642353</text:p>
          </table:table-cell>
          <table:table-cell/>
          <table:table-cell office:value-type="float" office:value="5319164" calcext:value-type="float">
            <text:p>5319164</text:p>
          </table:table-cell>
          <table:table-cell/>
          <table:table-cell office:value-type="float" office:value="6562698" calcext:value-type="float">
            <text:p>6562698</text:p>
          </table:table-cell>
          <table:table-cell/>
          <table:table-cell office:value-type="float" office:value="6618318" calcext:value-type="float">
            <text:p>6618318</text:p>
          </table:table-cell>
          <table:table-cell/>
          <table:table-cell office:value-type="float" office:value="6321227" calcext:value-type="float">
            <text:p>6321227</text:p>
          </table:table-cell>
          <table:table-cell/>
          <table:table-cell office:value-type="float" office:value="6254490" calcext:value-type="float">
            <text:p>6254490</text:p>
          </table:table-cell>
          <table:table-cell/>
          <table:table-cell office:value-type="float" office:value="6330545" calcext:value-type="float">
            <text:p>6330545</text:p>
          </table:table-cell>
          <table:table-cell/>
          <table:table-cell office:value-type="float" office:value="5504946" calcext:value-type="float">
            <text:p>5504946</text:p>
          </table:table-cell>
          <table:table-cell/>
          <table:table-cell office:value-type="float" office:value="5482110" calcext:value-type="float">
            <text:p>548211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490493" calcext:value-type="float">
            <text:p>3490493</text:p>
          </table:table-cell>
          <table:table-cell/>
          <table:table-cell office:value-type="float" office:value="4735482" calcext:value-type="float">
            <text:p>4735482</text:p>
          </table:table-cell>
          <table:table-cell/>
          <table:table-cell office:value-type="float" office:value="5720134" calcext:value-type="float">
            <text:p>5720134</text:p>
          </table:table-cell>
          <table:table-cell/>
          <table:table-cell office:value-type="float" office:value="6031404" calcext:value-type="float">
            <text:p>6031404</text:p>
          </table:table-cell>
          <table:table-cell/>
          <table:table-cell office:value-type="float" office:value="6681127" calcext:value-type="float">
            <text:p>6681127</text:p>
          </table:table-cell>
          <table:table-cell/>
          <table:table-cell office:value-type="float" office:value="6461262" calcext:value-type="float">
            <text:p>6461262</text:p>
          </table:table-cell>
          <table:table-cell/>
          <table:table-cell office:value-type="float" office:value="6501608" calcext:value-type="float">
            <text:p>6501608</text:p>
          </table:table-cell>
          <table:table-cell/>
          <table:table-cell office:value-type="float" office:value="6420214" calcext:value-type="float">
            <text:p>6420214</text:p>
          </table:table-cell>
          <table:table-cell/>
          <table:table-cell office:value-type="float" office:value="6244039" calcext:value-type="float">
            <text:p>6244039</text:p>
          </table:table-cell>
          <table:table-cell/>
          <table:table-cell office:value-type="float" office:value="6196743" calcext:value-type="float">
            <text:p>6196743</text:p>
          </table:table-cell>
          <table:table-cell/>
          <table:table-cell office:value-type="float" office:value="5577150" calcext:value-type="float">
            <text:p>5577150</text:p>
          </table:table-cell>
          <table:table-cell/>
          <table:table-cell office:value-type="float" office:value="4816466" calcext:value-type="float">
            <text:p>481646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558786" calcext:value-type="float">
            <text:p>3558786</text:p>
          </table:table-cell>
          <table:table-cell/>
          <table:table-cell office:value-type="float" office:value="4776894" calcext:value-type="float">
            <text:p>4776894</text:p>
          </table:table-cell>
          <table:table-cell/>
          <table:table-cell office:value-type="float" office:value="5630526" calcext:value-type="float">
            <text:p>5630526</text:p>
          </table:table-cell>
          <table:table-cell/>
          <table:table-cell office:value-type="float" office:value="6241661" calcext:value-type="float">
            <text:p>6241661</text:p>
          </table:table-cell>
          <table:table-cell/>
          <table:table-cell office:value-type="float" office:value="6682300" calcext:value-type="float">
            <text:p>6682300</text:p>
          </table:table-cell>
          <table:table-cell/>
          <table:table-cell office:value-type="float" office:value="6527426" calcext:value-type="float">
            <text:p>6527426</text:p>
          </table:table-cell>
          <table:table-cell/>
          <table:table-cell office:value-type="float" office:value="6380161" calcext:value-type="float">
            <text:p>6380161</text:p>
          </table:table-cell>
          <table:table-cell/>
          <table:table-cell office:value-type="float" office:value="6460536" calcext:value-type="float">
            <text:p>6460536</text:p>
          </table:table-cell>
          <table:table-cell/>
          <table:table-cell office:value-type="float" office:value="5443210" calcext:value-type="float">
            <text:p>5443210</text:p>
          </table:table-cell>
          <table:table-cell/>
          <table:table-cell office:value-type="float" office:value="6277009" calcext:value-type="float">
            <text:p>6277009</text:p>
          </table:table-cell>
          <table:table-cell/>
          <table:table-cell office:value-type="float" office:value="5960159" calcext:value-type="float">
            <text:p>5960159</text:p>
          </table:table-cell>
          <table:table-cell/>
          <table:table-cell office:value-type="float" office:value="5366694" calcext:value-type="float">
            <text:p>5366694</text:p>
          </table:table-cell>
          <table:table-cell/>
          <table:table-cell office:value-type="float" office:value="4848685" calcext:value-type="float">
            <text:p>48486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39526" calcext:value-type="float">
            <text:p>6839526</text:p>
          </table:table-cell>
          <table:table-cell/>
          <table:table-cell office:value-type="float" office:value="6789856" calcext:value-type="float">
            <text:p>6789856</text:p>
          </table:table-cell>
          <table:table-cell/>
          <table:table-cell office:value-type="float" office:value="5915982" calcext:value-type="float">
            <text:p>5915982</text:p>
          </table:table-cell>
          <table:table-cell/>
          <table:table-cell office:value-type="float" office:value="6695257" calcext:value-type="float">
            <text:p>6695257</text:p>
          </table:table-cell>
          <table:table-cell/>
          <table:table-cell office:value-type="float" office:value="6570428" calcext:value-type="float">
            <text:p>6570428</text:p>
          </table:table-cell>
          <table:table-cell/>
          <table:table-cell office:value-type="float" office:value="6161577" calcext:value-type="float">
            <text:p>6161577</text:p>
          </table:table-cell>
          <table:table-cell/>
          <table:table-cell office:value-type="float" office:value="5797691" calcext:value-type="float">
            <text:p>5797691</text:p>
          </table:table-cell>
          <table:table-cell/>
          <table:table-cell office:value-type="float" office:value="5668098" calcext:value-type="float">
            <text:p>5668098</text:p>
          </table:table-cell>
          <table:table-cell/>
          <table:table-cell office:value-type="float" office:value="5089048" calcext:value-type="float">
            <text:p>50890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66668" calcext:value-type="float">
            <text:p>7066668</text:p>
          </table:table-cell>
          <table:table-cell/>
          <table:table-cell office:value-type="float" office:value="6665515" calcext:value-type="float">
            <text:p>6665515</text:p>
          </table:table-cell>
          <table:table-cell/>
          <table:table-cell office:value-type="float" office:value="6522998" calcext:value-type="float">
            <text:p>6522998</text:p>
          </table:table-cell>
          <table:table-cell/>
          <table:table-cell office:value-type="float" office:value="6805288" calcext:value-type="float">
            <text:p>6805288</text:p>
          </table:table-cell>
          <table:table-cell/>
          <table:table-cell office:value-type="float" office:value="6870950" calcext:value-type="float">
            <text:p>6870950</text:p>
          </table:table-cell>
          <table:table-cell/>
          <table:table-cell office:value-type="float" office:value="6835921" calcext:value-type="float">
            <text:p>6835921</text:p>
          </table:table-cell>
          <table:table-cell/>
          <table:table-cell office:value-type="float" office:value="6468201" calcext:value-type="float">
            <text:p>6468201</text:p>
          </table:table-cell>
          <table:table-cell/>
          <table:table-cell office:value-type="float" office:value="5603257" calcext:value-type="float">
            <text:p>5603257</text:p>
          </table:table-cell>
          <table:table-cell/>
          <table:table-cell office:value-type="float" office:value="5356384" calcext:value-type="float">
            <text:p>53563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38871" calcext:value-type="float">
            <text:p>6738871</text:p>
          </table:table-cell>
          <table:table-cell/>
          <table:table-cell office:value-type="float" office:value="6682189" calcext:value-type="float">
            <text:p>6682189</text:p>
          </table:table-cell>
          <table:table-cell/>
          <table:table-cell office:value-type="float" office:value="6488723" calcext:value-type="float">
            <text:p>6488723</text:p>
          </table:table-cell>
          <table:table-cell/>
          <table:table-cell office:value-type="float" office:value="6426074" calcext:value-type="float">
            <text:p>6426074</text:p>
          </table:table-cell>
          <table:table-cell/>
          <table:table-cell office:value-type="float" office:value="6590152" calcext:value-type="float">
            <text:p>6590152</text:p>
          </table:table-cell>
          <table:table-cell/>
          <table:table-cell office:value-type="float" office:value="6423821" calcext:value-type="float">
            <text:p>6423821</text:p>
          </table:table-cell>
          <table:table-cell/>
          <table:table-cell office:value-type="float" office:value="4761942" calcext:value-type="float">
            <text:p>4761942</text:p>
          </table:table-cell>
          <table:table-cell/>
          <table:table-cell office:value-type="float" office:value="5609478" calcext:value-type="float">
            <text:p>5609478</text:p>
          </table:table-cell>
          <table:table-cell/>
          <table:table-cell office:value-type="float" office:value="5290294" calcext:value-type="float">
            <text:p>52902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15043" calcext:value-type="float">
            <text:p>6415043</text:p>
          </table:table-cell>
          <table:table-cell/>
          <table:table-cell office:value-type="float" office:value="6519031" calcext:value-type="float">
            <text:p>6519031</text:p>
          </table:table-cell>
          <table:table-cell/>
          <table:table-cell office:value-type="float" office:value="6449096" calcext:value-type="float">
            <text:p>6449096</text:p>
          </table:table-cell>
          <table:table-cell/>
          <table:table-cell office:value-type="float" office:value="6393445" calcext:value-type="float">
            <text:p>6393445</text:p>
          </table:table-cell>
          <table:table-cell/>
          <table:table-cell office:value-type="float" office:value="6491780" calcext:value-type="float">
            <text:p>6491780</text:p>
          </table:table-cell>
          <table:table-cell/>
          <table:table-cell office:value-type="float" office:value="6430313" calcext:value-type="float">
            <text:p>6430313</text:p>
          </table:table-cell>
          <table:table-cell/>
          <table:table-cell office:value-type="float" office:value="6069860" calcext:value-type="float">
            <text:p>6069860</text:p>
          </table:table-cell>
          <table:table-cell/>
          <table:table-cell office:value-type="float" office:value="5595028" calcext:value-type="float">
            <text:p>5595028</text:p>
          </table:table-cell>
          <table:table-cell/>
          <table:table-cell office:value-type="float" office:value="5228454" calcext:value-type="float">
            <text:p>52284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41913" calcext:value-type="float">
            <text:p>6441913</text:p>
          </table:table-cell>
          <table:table-cell/>
          <table:table-cell office:value-type="float" office:value="6571922" calcext:value-type="float">
            <text:p>6571922</text:p>
          </table:table-cell>
          <table:table-cell/>
          <table:table-cell office:value-type="float" office:value="5564149" calcext:value-type="float">
            <text:p>5564149</text:p>
          </table:table-cell>
          <table:table-cell/>
          <table:table-cell office:value-type="float" office:value="4344017" calcext:value-type="float">
            <text:p>4344017</text:p>
          </table:table-cell>
          <table:table-cell/>
          <table:table-cell office:value-type="float" office:value="6425650" calcext:value-type="float">
            <text:p>6425650</text:p>
          </table:table-cell>
          <table:table-cell/>
          <table:table-cell office:value-type="float" office:value="6373078" calcext:value-type="float">
            <text:p>6373078</text:p>
          </table:table-cell>
          <table:table-cell/>
          <table:table-cell office:value-type="float" office:value="6223307" calcext:value-type="float">
            <text:p>6223307</text:p>
          </table:table-cell>
          <table:table-cell/>
          <table:table-cell office:value-type="float" office:value="348120" calcext:value-type="float">
            <text:p>348120</text:p>
          </table:table-cell>
          <table:table-cell/>
          <table:table-cell office:value-type="float" office:value="4986472" calcext:value-type="float">
            <text:p>49864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241" calcext:value-type="float">
            <text:p>246241</text:p>
          </table:table-cell>
          <table:table-cell/>
          <table:table-cell office:value-type="float" office:value="261642" calcext:value-type="float">
            <text:p>261642</text:p>
          </table:table-cell>
          <table:table-cell/>
          <table:table-cell office:value-type="float" office:value="226509" calcext:value-type="float">
            <text:p>226509</text:p>
          </table:table-cell>
          <table:table-cell/>
          <table:table-cell office:value-type="float" office:value="251710" calcext:value-type="float">
            <text:p>251710</text:p>
          </table:table-cell>
          <table:table-cell/>
          <table:table-cell office:value-type="float" office:value="270723" calcext:value-type="float">
            <text:p>270723</text:p>
          </table:table-cell>
          <table:table-cell/>
          <table:table-cell office:value-type="float" office:value="281907" calcext:value-type="float">
            <text:p>281907</text:p>
          </table:table-cell>
          <table:table-cell/>
          <table:table-cell office:value-type="float" office:value="290896" calcext:value-type="float">
            <text:p>290896</text:p>
          </table:table-cell>
          <table:table-cell/>
          <table:table-cell office:value-type="float" office:value="284876" calcext:value-type="float">
            <text:p>284876</text:p>
          </table:table-cell>
          <table:table-cell/>
          <table:table-cell office:value-type="float" office:value="265029" calcext:value-type="float">
            <text:p>2650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866" calcext:value-type="float">
            <text:p>262866</text:p>
          </table:table-cell>
          <table:table-cell/>
          <table:table-cell office:value-type="float" office:value="247205" calcext:value-type="float">
            <text:p>247205</text:p>
          </table:table-cell>
          <table:table-cell/>
          <table:table-cell office:value-type="float" office:value="238022" calcext:value-type="float">
            <text:p>238022</text:p>
          </table:table-cell>
          <table:table-cell/>
          <table:table-cell office:value-type="float" office:value="259005" calcext:value-type="float">
            <text:p>259005</text:p>
          </table:table-cell>
          <table:table-cell/>
          <table:table-cell office:value-type="float" office:value="262625" calcext:value-type="float">
            <text:p>262625</text:p>
          </table:table-cell>
          <table:table-cell/>
          <table:table-cell office:value-type="float" office:value="250372" calcext:value-type="float">
            <text:p>250372</text:p>
          </table:table-cell>
          <table:table-cell/>
          <table:table-cell office:value-type="float" office:value="259585" calcext:value-type="float">
            <text:p>259585</text:p>
          </table:table-cell>
          <table:table-cell/>
          <table:table-cell office:value-type="float" office:value="263072" calcext:value-type="float">
            <text:p>263072</text:p>
          </table:table-cell>
          <table:table-cell/>
          <table:table-cell office:value-type="float" office:value="264542" calcext:value-type="float">
            <text:p>2645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267" calcext:value-type="float">
            <text:p>241267</text:p>
          </table:table-cell>
          <table:table-cell/>
          <table:table-cell office:value-type="float" office:value="247050" calcext:value-type="float">
            <text:p>247050</text:p>
          </table:table-cell>
          <table:table-cell/>
          <table:table-cell office:value-type="float" office:value="243166" calcext:value-type="float">
            <text:p>243166</text:p>
          </table:table-cell>
          <table:table-cell/>
          <table:table-cell office:value-type="float" office:value="245569" calcext:value-type="float">
            <text:p>245569</text:p>
          </table:table-cell>
          <table:table-cell/>
          <table:table-cell office:value-type="float" office:value="251621" calcext:value-type="float">
            <text:p>251621</text:p>
          </table:table-cell>
          <table:table-cell/>
          <table:table-cell office:value-type="float" office:value="248900" calcext:value-type="float">
            <text:p>248900</text:p>
          </table:table-cell>
          <table:table-cell/>
          <table:table-cell office:value-type="float" office:value="247900" calcext:value-type="float">
            <text:p>247900</text:p>
          </table:table-cell>
          <table:table-cell/>
          <table:table-cell office:value-type="float" office:value="249666" calcext:value-type="float">
            <text:p>249666</text:p>
          </table:table-cell>
          <table:table-cell/>
          <table:table-cell office:value-type="float" office:value="250363" calcext:value-type="float">
            <text:p>25036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988978" calcext:value-type="float">
            <text:p>4988978</text:p>
          </table:table-cell>
          <table:table-cell/>
          <table:table-cell office:value-type="float" office:value="6421025" calcext:value-type="float">
            <text:p>6421025</text:p>
          </table:table-cell>
          <table:table-cell/>
          <table:table-cell office:value-type="float" office:value="10821524" calcext:value-type="float">
            <text:p>10821524</text:p>
          </table:table-cell>
          <table:table-cell/>
          <table:table-cell office:value-type="float" office:value="10821524" calcext:value-type="float">
            <text:p>10821524</text:p>
          </table:table-cell>
          <table:table-cell/>
          <table:table-cell office:value-type="float" office:value="10821524" calcext:value-type="float">
            <text:p>1082152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135958" calcext:value-type="float">
            <text:p>4135958</text:p>
          </table:table-cell>
          <table:table-cell/>
          <table:table-cell office:value-type="float" office:value="6045455" calcext:value-type="float">
            <text:p>6045455</text:p>
          </table:table-cell>
          <table:table-cell/>
          <table:table-cell office:value-type="float" office:value="7582312" calcext:value-type="float">
            <text:p>7582312</text:p>
          </table:table-cell>
          <table:table-cell/>
          <table:table-cell office:value-type="float" office:value="8414153" calcext:value-type="float">
            <text:p>8414153</text:p>
          </table:table-cell>
          <table:table-cell/>
          <table:table-cell office:value-type="float" office:value="10567140" calcext:value-type="float">
            <text:p>10567140</text:p>
          </table:table-cell>
          <table:table-cell/>
          <table:table-cell office:value-type="float" office:value="9287508" calcext:value-type="float">
            <text:p>928750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652146" calcext:value-type="float">
            <text:p>4652146</text:p>
          </table:table-cell>
          <table:table-cell/>
          <table:table-cell office:value-type="float" office:value="5971678" calcext:value-type="float">
            <text:p>5971678</text:p>
          </table:table-cell>
          <table:table-cell/>
          <table:table-cell office:value-type="float" office:value="8534922" calcext:value-type="float">
            <text:p>8534922</text:p>
          </table:table-cell>
          <table:table-cell/>
          <table:table-cell office:value-type="float" office:value="9518507" calcext:value-type="float">
            <text:p>9518507</text:p>
          </table:table-cell>
          <table:table-cell/>
          <table:table-cell office:value-type="float" office:value="10651598" calcext:value-type="float">
            <text:p>10651598</text:p>
          </table:table-cell>
          <table:table-cell/>
          <table:table-cell office:value-type="float" office:value="10758322" calcext:value-type="float">
            <text:p>10758322</text:p>
          </table:table-cell>
          <table:table-cell/>
          <table:table-cell office:value-type="float" office:value="10245071" calcext:value-type="float">
            <text:p>102450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532414" calcext:value-type="float">
            <text:p>4532414</text:p>
          </table:table-cell>
          <table:table-cell/>
          <table:table-cell office:value-type="float" office:value="6931711" calcext:value-type="float">
            <text:p>6931711</text:p>
          </table:table-cell>
          <table:table-cell/>
          <table:table-cell office:value-type="float" office:value="8562340" calcext:value-type="float">
            <text:p>8562340</text:p>
          </table:table-cell>
          <table:table-cell/>
          <table:table-cell office:value-type="float" office:value="10044089" calcext:value-type="float">
            <text:p>10044089</text:p>
          </table:table-cell>
          <table:table-cell/>
          <table:table-cell office:value-type="float" office:value="10911694" calcext:value-type="float">
            <text:p>10911694</text:p>
          </table:table-cell>
          <table:table-cell/>
          <table:table-cell office:value-type="float" office:value="10485468" calcext:value-type="float">
            <text:p>10485468</text:p>
          </table:table-cell>
          <table:table-cell/>
          <table:table-cell office:value-type="float" office:value="8265729" calcext:value-type="float">
            <text:p>8265729</text:p>
          </table:table-cell>
          <table:table-cell/>
          <table:table-cell office:value-type="float" office:value="10235583" calcext:value-type="float">
            <text:p>1023558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791442" calcext:value-type="float">
            <text:p>3791442</text:p>
          </table:table-cell>
          <table:table-cell/>
          <table:table-cell office:value-type="float" office:value="5789881" calcext:value-type="float">
            <text:p>5789881</text:p>
          </table:table-cell>
          <table:table-cell/>
          <table:table-cell office:value-type="float" office:value="7811791" calcext:value-type="float">
            <text:p>7811791</text:p>
          </table:table-cell>
          <table:table-cell/>
          <table:table-cell office:value-type="float" office:value="9381637" calcext:value-type="float">
            <text:p>9381637</text:p>
          </table:table-cell>
          <table:table-cell/>
          <table:table-cell office:value-type="float" office:value="9855234" calcext:value-type="float">
            <text:p>9855234</text:p>
          </table:table-cell>
          <table:table-cell/>
          <table:table-cell office:value-type="float" office:value="9381637" calcext:value-type="float">
            <text:p>9381637</text:p>
          </table:table-cell>
          <table:table-cell/>
          <table:table-cell office:value-type="float" office:value="9677584" calcext:value-type="float">
            <text:p>9677584</text:p>
          </table:table-cell>
          <table:table-cell/>
          <table:table-cell office:value-type="float" office:value="9402175" calcext:value-type="float">
            <text:p>9402175</text:p>
          </table:table-cell>
          <table:table-cell/>
          <table:table-cell office:value-type="float" office:value="9855234" calcext:value-type="float">
            <text:p>985523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819776" calcext:value-type="float">
            <text:p>3819776</text:p>
          </table:table-cell>
          <table:table-cell/>
          <table:table-cell office:value-type="float" office:value="5264067" calcext:value-type="float">
            <text:p>5264067</text:p>
          </table:table-cell>
          <table:table-cell/>
          <table:table-cell office:value-type="float" office:value="6603549" calcext:value-type="float">
            <text:p>6603549</text:p>
          </table:table-cell>
          <table:table-cell/>
          <table:table-cell office:value-type="float" office:value="6786139" calcext:value-type="float">
            <text:p>6786139</text:p>
          </table:table-cell>
          <table:table-cell/>
          <table:table-cell office:value-type="float" office:value="7343043" calcext:value-type="float">
            <text:p>7343043</text:p>
          </table:table-cell>
          <table:table-cell/>
          <table:table-cell office:value-type="float" office:value="7874853" calcext:value-type="float">
            <text:p>7874853</text:p>
          </table:table-cell>
          <table:table-cell/>
          <table:table-cell office:value-type="float" office:value="7670915" calcext:value-type="float">
            <text:p>7670915</text:p>
          </table:table-cell>
          <table:table-cell/>
          <table:table-cell office:value-type="float" office:value="8159088" calcext:value-type="float">
            <text:p>8159088</text:p>
          </table:table-cell>
          <table:table-cell/>
          <table:table-cell office:value-type="float" office:value="7726111" calcext:value-type="float">
            <text:p>7726111</text:p>
          </table:table-cell>
          <table:table-cell/>
          <table:table-cell office:value-type="float" office:value="7135648" calcext:value-type="float">
            <text:p>713564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592757" calcext:value-type="float">
            <text:p>3592757</text:p>
          </table:table-cell>
          <table:table-cell/>
          <table:table-cell office:value-type="float" office:value="5133213" calcext:value-type="float">
            <text:p>5133213</text:p>
          </table:table-cell>
          <table:table-cell/>
          <table:table-cell office:value-type="float" office:value="5910222" calcext:value-type="float">
            <text:p>5910222</text:p>
          </table:table-cell>
          <table:table-cell/>
          <table:table-cell office:value-type="float" office:value="6311938" calcext:value-type="float">
            <text:p>6311938</text:p>
          </table:table-cell>
          <table:table-cell/>
          <table:table-cell office:value-type="float" office:value="6967243" calcext:value-type="float">
            <text:p>6967243</text:p>
          </table:table-cell>
          <table:table-cell/>
          <table:table-cell office:value-type="float" office:value="7123239" calcext:value-type="float">
            <text:p>7123239</text:p>
          </table:table-cell>
          <table:table-cell/>
          <table:table-cell office:value-type="float" office:value="7099689" calcext:value-type="float">
            <text:p>7099689</text:p>
          </table:table-cell>
          <table:table-cell/>
          <table:table-cell office:value-type="float" office:value="7380284" calcext:value-type="float">
            <text:p>7380284</text:p>
          </table:table-cell>
          <table:table-cell/>
          <table:table-cell office:value-type="float" office:value="7351860" calcext:value-type="float">
            <text:p>7351860</text:p>
          </table:table-cell>
          <table:table-cell/>
          <table:table-cell office:value-type="float" office:value="6930704" calcext:value-type="float">
            <text:p>6930704</text:p>
          </table:table-cell>
          <table:table-cell/>
          <table:table-cell office:value-type="float" office:value="6638778" calcext:value-type="float">
            <text:p>663877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27963" calcext:value-type="float">
            <text:p>3627963</text:p>
          </table:table-cell>
          <table:table-cell/>
          <table:table-cell office:value-type="float" office:value="4802330" calcext:value-type="float">
            <text:p>4802330</text:p>
          </table:table-cell>
          <table:table-cell/>
          <table:table-cell office:value-type="float" office:value="5692651" calcext:value-type="float">
            <text:p>5692651</text:p>
          </table:table-cell>
          <table:table-cell/>
          <table:table-cell office:value-type="float" office:value="4830687" calcext:value-type="float">
            <text:p>4830687</text:p>
          </table:table-cell>
          <table:table-cell/>
          <table:table-cell office:value-type="float" office:value="6675934" calcext:value-type="float">
            <text:p>6675934</text:p>
          </table:table-cell>
          <table:table-cell/>
          <table:table-cell office:value-type="float" office:value="6820377" calcext:value-type="float">
            <text:p>6820377</text:p>
          </table:table-cell>
          <table:table-cell/>
          <table:table-cell office:value-type="float" office:value="6595205" calcext:value-type="float">
            <text:p>6595205</text:p>
          </table:table-cell>
          <table:table-cell/>
          <table:table-cell office:value-type="float" office:value="7044097" calcext:value-type="float">
            <text:p>7044097</text:p>
          </table:table-cell>
          <table:table-cell/>
          <table:table-cell office:value-type="float" office:value="6943036" calcext:value-type="float">
            <text:p>6943036</text:p>
          </table:table-cell>
          <table:table-cell/>
          <table:table-cell office:value-type="float" office:value="6877717" calcext:value-type="float">
            <text:p>6877717</text:p>
          </table:table-cell>
          <table:table-cell/>
          <table:table-cell office:value-type="float" office:value="6527546" calcext:value-type="float">
            <text:p>6527546</text:p>
          </table:table-cell>
          <table:table-cell/>
          <table:table-cell office:value-type="float" office:value="5126172" calcext:value-type="float">
            <text:p>51261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665272" calcext:value-type="float">
            <text:p>3665272</text:p>
          </table:table-cell>
          <table:table-cell/>
          <table:table-cell office:value-type="float" office:value="5110468" calcext:value-type="float">
            <text:p>5110468</text:p>
          </table:table-cell>
          <table:table-cell/>
          <table:table-cell office:value-type="float" office:value="6113394" calcext:value-type="float">
            <text:p>6113394</text:p>
          </table:table-cell>
          <table:table-cell/>
          <table:table-cell office:value-type="float" office:value="6789921" calcext:value-type="float">
            <text:p>6789921</text:p>
          </table:table-cell>
          <table:table-cell/>
          <table:table-cell office:value-type="float" office:value="6959776" calcext:value-type="float">
            <text:p>6959776</text:p>
          </table:table-cell>
          <table:table-cell/>
          <table:table-cell office:value-type="float" office:value="6835170" calcext:value-type="float">
            <text:p>6835170</text:p>
          </table:table-cell>
          <table:table-cell/>
          <table:table-cell office:value-type="float" office:value="6846747" calcext:value-type="float">
            <text:p>6846747</text:p>
          </table:table-cell>
          <table:table-cell/>
          <table:table-cell office:value-type="float" office:value="6861103" calcext:value-type="float">
            <text:p>6861103</text:p>
          </table:table-cell>
          <table:table-cell/>
          <table:table-cell office:value-type="float" office:value="6601417" calcext:value-type="float">
            <text:p>6601417</text:p>
          </table:table-cell>
          <table:table-cell/>
          <table:table-cell office:value-type="float" office:value="6951327" calcext:value-type="float">
            <text:p>6951327</text:p>
          </table:table-cell>
          <table:table-cell/>
          <table:table-cell office:value-type="float" office:value="6566722" calcext:value-type="float">
            <text:p>6566722</text:p>
          </table:table-cell>
          <table:table-cell/>
          <table:table-cell office:value-type="float" office:value="5742507" calcext:value-type="float">
            <text:p>5742507</text:p>
          </table:table-cell>
          <table:table-cell/>
          <table:table-cell office:value-type="float" office:value="5603438" calcext:value-type="float">
            <text:p>56034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72886" calcext:value-type="float">
            <text:p>7072886</text:p>
          </table:table-cell>
          <table:table-cell/>
          <table:table-cell office:value-type="float" office:value="7071430" calcext:value-type="float">
            <text:p>7071430</text:p>
          </table:table-cell>
          <table:table-cell/>
          <table:table-cell office:value-type="float" office:value="6060237" calcext:value-type="float">
            <text:p>6060237</text:p>
          </table:table-cell>
          <table:table-cell/>
          <table:table-cell office:value-type="float" office:value="6941078" calcext:value-type="float">
            <text:p>6941078</text:p>
          </table:table-cell>
          <table:table-cell/>
          <table:table-cell office:value-type="float" office:value="6186260" calcext:value-type="float">
            <text:p>6186260</text:p>
          </table:table-cell>
          <table:table-cell/>
          <table:table-cell office:value-type="float" office:value="6980917" calcext:value-type="float">
            <text:p>6980917</text:p>
          </table:table-cell>
          <table:table-cell/>
          <table:table-cell office:value-type="float" office:value="6564152" calcext:value-type="float">
            <text:p>6564152</text:p>
          </table:table-cell>
          <table:table-cell/>
          <table:table-cell office:value-type="float" office:value="5821512" calcext:value-type="float">
            <text:p>5821512</text:p>
          </table:table-cell>
          <table:table-cell/>
          <table:table-cell office:value-type="float" office:value="5480501" calcext:value-type="float">
            <text:p>548050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86960" calcext:value-type="float">
            <text:p>6886960</text:p>
          </table:table-cell>
          <table:table-cell/>
          <table:table-cell office:value-type="float" office:value="7067395" calcext:value-type="float">
            <text:p>7067395</text:p>
          </table:table-cell>
          <table:table-cell/>
          <table:table-cell office:value-type="float" office:value="6929146" calcext:value-type="float">
            <text:p>6929146</text:p>
          </table:table-cell>
          <table:table-cell/>
          <table:table-cell office:value-type="float" office:value="7006863" calcext:value-type="float">
            <text:p>7006863</text:p>
          </table:table-cell>
          <table:table-cell/>
          <table:table-cell office:value-type="float" office:value="6702409" calcext:value-type="float">
            <text:p>6702409</text:p>
          </table:table-cell>
          <table:table-cell/>
          <table:table-cell office:value-type="float" office:value="6066364" calcext:value-type="float">
            <text:p>6066364</text:p>
          </table:table-cell>
          <table:table-cell/>
          <table:table-cell office:value-type="float" office:value="6624393" calcext:value-type="float">
            <text:p>6624393</text:p>
          </table:table-cell>
          <table:table-cell/>
          <table:table-cell office:value-type="float" office:value="5912649" calcext:value-type="float">
            <text:p>5912649</text:p>
          </table:table-cell>
          <table:table-cell/>
          <table:table-cell office:value-type="float" office:value="5587539" calcext:value-type="float">
            <text:p>55875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60986" calcext:value-type="float">
            <text:p>6860986</text:p>
          </table:table-cell>
          <table:table-cell/>
          <table:table-cell office:value-type="float" office:value="6614096" calcext:value-type="float">
            <text:p>6614096</text:p>
          </table:table-cell>
          <table:table-cell/>
          <table:table-cell office:value-type="float" office:value="6583207" calcext:value-type="float">
            <text:p>6583207</text:p>
          </table:table-cell>
          <table:table-cell/>
          <table:table-cell office:value-type="float" office:value="6639899" calcext:value-type="float">
            <text:p>6639899</text:p>
          </table:table-cell>
          <table:table-cell/>
          <table:table-cell office:value-type="float" office:value="6618794" calcext:value-type="float">
            <text:p>6618794</text:p>
          </table:table-cell>
          <table:table-cell/>
          <table:table-cell office:value-type="float" office:value="6655816" calcext:value-type="float">
            <text:p>6655816</text:p>
          </table:table-cell>
          <table:table-cell/>
          <table:table-cell office:value-type="float" office:value="6201992" calcext:value-type="float">
            <text:p>6201992</text:p>
          </table:table-cell>
          <table:table-cell/>
          <table:table-cell office:value-type="float" office:value="5772089" calcext:value-type="float">
            <text:p>5772089</text:p>
          </table:table-cell>
          <table:table-cell/>
          <table:table-cell office:value-type="float" office:value="5313868" calcext:value-type="float">
            <text:p>53138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49670" calcext:value-type="float">
            <text:p>6549670</text:p>
          </table:table-cell>
          <table:table-cell/>
          <table:table-cell office:value-type="float" office:value="6458149" calcext:value-type="float">
            <text:p>6458149</text:p>
          </table:table-cell>
          <table:table-cell/>
          <table:table-cell office:value-type="float" office:value="6432984" calcext:value-type="float">
            <text:p>6432984</text:p>
          </table:table-cell>
          <table:table-cell/>
          <table:table-cell office:value-type="float" office:value="6362700" calcext:value-type="float">
            <text:p>6362700</text:p>
          </table:table-cell>
          <table:table-cell/>
          <table:table-cell office:value-type="float" office:value="6470120" calcext:value-type="float">
            <text:p>6470120</text:p>
          </table:table-cell>
          <table:table-cell/>
          <table:table-cell office:value-type="float" office:value="6410630" calcext:value-type="float">
            <text:p>6410630</text:p>
          </table:table-cell>
          <table:table-cell/>
          <table:table-cell office:value-type="float" office:value="6207693" calcext:value-type="float">
            <text:p>6207693</text:p>
          </table:table-cell>
          <table:table-cell/>
          <table:table-cell office:value-type="float" office:value="5585252" calcext:value-type="float">
            <text:p>5585252</text:p>
          </table:table-cell>
          <table:table-cell/>
          <table:table-cell office:value-type="float" office:value="5296482" calcext:value-type="float">
            <text:p>52964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65423" calcext:value-type="float">
            <text:p>6365423</text:p>
          </table:table-cell>
          <table:table-cell/>
          <table:table-cell office:value-type="float" office:value="6515068" calcext:value-type="float">
            <text:p>6515068</text:p>
          </table:table-cell>
          <table:table-cell/>
          <table:table-cell office:value-type="float" office:value="6407824" calcext:value-type="float">
            <text:p>6407824</text:p>
          </table:table-cell>
          <table:table-cell/>
          <table:table-cell office:value-type="float" office:value="6412907" calcext:value-type="float">
            <text:p>6412907</text:p>
          </table:table-cell>
          <table:table-cell/>
          <table:table-cell office:value-type="float" office:value="6419441" calcext:value-type="float">
            <text:p>6419441</text:p>
          </table:table-cell>
          <table:table-cell/>
          <table:table-cell office:value-type="float" office:value="5978062" calcext:value-type="float">
            <text:p>5978062</text:p>
          </table:table-cell>
          <table:table-cell/>
          <table:table-cell office:value-type="float" office:value="6190964" calcext:value-type="float">
            <text:p>6190964</text:p>
          </table:table-cell>
          <table:table-cell/>
          <table:table-cell office:value-type="float" office:value="917437" calcext:value-type="float">
            <text:p>917437</text:p>
          </table:table-cell>
          <table:table-cell/>
          <table:table-cell office:value-type="float" office:value="5268272" calcext:value-type="float">
            <text:p>52682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109" calcext:value-type="float">
            <text:p>243109</text:p>
          </table:table-cell>
          <table:table-cell/>
          <table:table-cell office:value-type="float" office:value="238526" calcext:value-type="float">
            <text:p>238526</text:p>
          </table:table-cell>
          <table:table-cell/>
          <table:table-cell office:value-type="float" office:value="243810" calcext:value-type="float">
            <text:p>243810</text:p>
          </table:table-cell>
          <table:table-cell/>
          <table:table-cell office:value-type="float" office:value="249250" calcext:value-type="float">
            <text:p>249250</text:p>
          </table:table-cell>
          <table:table-cell/>
          <table:table-cell office:value-type="float" office:value="260279" calcext:value-type="float">
            <text:p>260279</text:p>
          </table:table-cell>
          <table:table-cell/>
          <table:table-cell office:value-type="float" office:value="277390" calcext:value-type="float">
            <text:p>277390</text:p>
          </table:table-cell>
          <table:table-cell/>
          <table:table-cell office:value-type="float" office:value="281299" calcext:value-type="float">
            <text:p>281299</text:p>
          </table:table-cell>
          <table:table-cell/>
          <table:table-cell office:value-type="float" office:value="283455" calcext:value-type="float">
            <text:p>283455</text:p>
          </table:table-cell>
          <table:table-cell/>
          <table:table-cell office:value-type="float" office:value="310551" calcext:value-type="float">
            <text:p>3105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703" calcext:value-type="float">
            <text:p>254703</text:p>
          </table:table-cell>
          <table:table-cell/>
          <table:table-cell office:value-type="float" office:value="250143" calcext:value-type="float">
            <text:p>250143</text:p>
          </table:table-cell>
          <table:table-cell/>
          <table:table-cell office:value-type="float" office:value="218912" calcext:value-type="float">
            <text:p>218912</text:p>
          </table:table-cell>
          <table:table-cell/>
          <table:table-cell office:value-type="float" office:value="245395" calcext:value-type="float">
            <text:p>245395</text:p>
          </table:table-cell>
          <table:table-cell/>
          <table:table-cell office:value-type="float" office:value="248130" calcext:value-type="float">
            <text:p>248130</text:p>
          </table:table-cell>
          <table:table-cell/>
          <table:table-cell office:value-type="float" office:value="253841" calcext:value-type="float">
            <text:p>253841</text:p>
          </table:table-cell>
          <table:table-cell/>
          <table:table-cell office:value-type="float" office:value="266238" calcext:value-type="float">
            <text:p>266238</text:p>
          </table:table-cell>
          <table:table-cell/>
          <table:table-cell office:value-type="float" office:value="268629" calcext:value-type="float">
            <text:p>268629</text:p>
          </table:table-cell>
          <table:table-cell/>
          <table:table-cell office:value-type="float" office:value="277920" calcext:value-type="float">
            <text:p>2779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672" calcext:value-type="float">
            <text:p>237672</text:p>
          </table:table-cell>
          <table:table-cell/>
          <table:table-cell office:value-type="float" office:value="241558" calcext:value-type="float">
            <text:p>241558</text:p>
          </table:table-cell>
          <table:table-cell/>
          <table:table-cell office:value-type="float" office:value="239607" calcext:value-type="float">
            <text:p>239607</text:p>
          </table:table-cell>
          <table:table-cell/>
          <table:table-cell office:value-type="float" office:value="246612" calcext:value-type="float">
            <text:p>246612</text:p>
          </table:table-cell>
          <table:table-cell/>
          <table:table-cell office:value-type="float" office:value="244060" calcext:value-type="float">
            <text:p>244060</text:p>
          </table:table-cell>
          <table:table-cell/>
          <table:table-cell office:value-type="float" office:value="256048" calcext:value-type="float">
            <text:p>256048</text:p>
          </table:table-cell>
          <table:table-cell/>
          <table:table-cell office:value-type="float" office:value="246159" calcext:value-type="float">
            <text:p>246159</text:p>
          </table:table-cell>
          <table:table-cell/>
          <table:table-cell office:value-type="float" office:value="254073" calcext:value-type="float">
            <text:p>254073</text:p>
          </table:table-cell>
          <table:table-cell/>
          <table:table-cell office:value-type="float" office:value="253037" calcext:value-type="float">
            <text:p>253037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6:12:42.550591340</dc:date>
    <meta:editing-duration>PT5M39S</meta:editing-duration>
    <meta:editing-cycles>3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4.24cm" svg:y="0.316cm" chart:style-name="ch2">
          <text:p>UBUNTU64 Write Report (OpenXT-7)</text:p>
        </chart:title>
        <chart:subtitle svg:x="6.145cm" svg:y="1.275cm" chart:style-name="ch3">
          <text:p>using encrypted disk</text:p>
        </chart:subtitle>
        <chart:legend chart:legend-position="end" svg:x="14.322cm" svg:y="1.216cm" style:legend-expansion="high" chart:style-name="ch4"/>
        <chart:plot-area chart:style-name="ch5" table:cell-range-address="'UBUNTU64_INDIRECT_oxt-7-enc'.C187:'UBUNTU64_INDIRECT_oxt-7-enc'.P204" chart:data-source-has-labels="both" svg:x="1.331cm" svg:y="2.138cm" svg:width="9.642cm" svg:height="5.707cm" dr3d:transform="matrix (0.937250944888388 0.0665847169776786 0.342238428249701 -0.125295402895883 0.980344416443789 0.152400417193145 -0.325363993581008 -0.18571833676966 0.92717148956842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2.178cm" svg:width="7.171cm" svg:height="4.1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5cm" chart:style-name="ch7">
              <text:p>File Size (KB)</text:p>
            </chart:title>
            <chart:categories table:cell-range-address="'UBUNTU64_INDIRECT_oxt-7-enc'.C188:'UBUNTU64_INDIRECT_oxt-7-enc'.C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3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'UBUNTU64_INDIRECT_oxt-7-enc'.D188:'UBUNTU64_INDIRECT_oxt-7-enc'.D204" chart:label-cell-address="'UBUNTU64_INDIRECT_oxt-7-enc'.D187:'UBUNTU64_INDIRECT_oxt-7-enc'.D187" chart:class="chart:bar">
            <chart:data-point chart:repeated="17"/>
          </chart:series>
          <chart:series chart:style-name="ch13" chart:values-cell-range-address="'UBUNTU64_INDIRECT_oxt-7-enc'.E188:'UBUNTU64_INDIRECT_oxt-7-enc'.E204" chart:label-cell-address="'UBUNTU64_INDIRECT_oxt-7-enc'.E187:'UBUNTU64_INDIRECT_oxt-7-enc'.E187" chart:class="chart:bar">
            <chart:data-point chart:repeated="17"/>
          </chart:series>
          <chart:series chart:style-name="ch14" chart:values-cell-range-address="'UBUNTU64_INDIRECT_oxt-7-enc'.F188:'UBUNTU64_INDIRECT_oxt-7-enc'.F204" chart:label-cell-address="'UBUNTU64_INDIRECT_oxt-7-enc'.F187:'UBUNTU64_INDIRECT_oxt-7-enc'.F187" chart:class="chart:bar">
            <chart:data-point chart:repeated="17"/>
          </chart:series>
          <chart:series chart:style-name="ch15" chart:values-cell-range-address="'UBUNTU64_INDIRECT_oxt-7-enc'.G188:'UBUNTU64_INDIRECT_oxt-7-enc'.G204" chart:label-cell-address="'UBUNTU64_INDIRECT_oxt-7-enc'.G187:'UBUNTU64_INDIRECT_oxt-7-enc'.G187" chart:class="chart:bar">
            <chart:data-point chart:repeated="17"/>
          </chart:series>
          <chart:series chart:style-name="ch16" chart:values-cell-range-address="'UBUNTU64_INDIRECT_oxt-7-enc'.H188:'UBUNTU64_INDIRECT_oxt-7-enc'.H204" chart:label-cell-address="'UBUNTU64_INDIRECT_oxt-7-enc'.H187:'UBUNTU64_INDIRECT_oxt-7-enc'.H187" chart:class="chart:bar">
            <chart:data-point chart:repeated="17"/>
          </chart:series>
          <chart:series chart:style-name="ch17" chart:values-cell-range-address="'UBUNTU64_INDIRECT_oxt-7-enc'.I188:'UBUNTU64_INDIRECT_oxt-7-enc'.I204" chart:label-cell-address="'UBUNTU64_INDIRECT_oxt-7-enc'.I187:'UBUNTU64_INDIRECT_oxt-7-enc'.I187" chart:class="chart:bar">
            <chart:data-point chart:repeated="17"/>
          </chart:series>
          <chart:series chart:style-name="ch18" chart:values-cell-range-address="'UBUNTU64_INDIRECT_oxt-7-enc'.J188:'UBUNTU64_INDIRECT_oxt-7-enc'.J204" chart:label-cell-address="'UBUNTU64_INDIRECT_oxt-7-enc'.J187:'UBUNTU64_INDIRECT_oxt-7-enc'.J187" chart:class="chart:bar">
            <chart:data-point chart:repeated="17"/>
          </chart:series>
          <chart:series chart:style-name="ch19" chart:values-cell-range-address="'UBUNTU64_INDIRECT_oxt-7-enc'.K188:'UBUNTU64_INDIRECT_oxt-7-enc'.K204" chart:label-cell-address="'UBUNTU64_INDIRECT_oxt-7-enc'.K187:'UBUNTU64_INDIRECT_oxt-7-enc'.K187" chart:class="chart:bar">
            <chart:data-point chart:repeated="17"/>
          </chart:series>
          <chart:series chart:style-name="ch20" chart:values-cell-range-address="'UBUNTU64_INDIRECT_oxt-7-enc'.L188:'UBUNTU64_INDIRECT_oxt-7-enc'.L204" chart:label-cell-address="'UBUNTU64_INDIRECT_oxt-7-enc'.L187:'UBUNTU64_INDIRECT_oxt-7-enc'.L187" chart:class="chart:bar">
            <chart:data-point chart:repeated="17"/>
          </chart:series>
          <chart:series chart:style-name="ch21" chart:values-cell-range-address="'UBUNTU64_INDIRECT_oxt-7-enc'.M188:'UBUNTU64_INDIRECT_oxt-7-enc'.M204" chart:label-cell-address="'UBUNTU64_INDIRECT_oxt-7-enc'.M187:'UBUNTU64_INDIRECT_oxt-7-enc'.M187" chart:class="chart:bar">
            <chart:data-point chart:repeated="17"/>
          </chart:series>
          <chart:series chart:style-name="ch22" chart:values-cell-range-address="'UBUNTU64_INDIRECT_oxt-7-enc'.N188:'UBUNTU64_INDIRECT_oxt-7-enc'.N204" chart:label-cell-address="'UBUNTU64_INDIRECT_oxt-7-enc'.N187:'UBUNTU64_INDIRECT_oxt-7-enc'.N187" chart:class="chart:bar">
            <chart:data-point chart:repeated="17"/>
          </chart:series>
          <chart:series chart:style-name="ch23" chart:values-cell-range-address="'UBUNTU64_INDIRECT_oxt-7-enc'.O188:'UBUNTU64_INDIRECT_oxt-7-enc'.O204" chart:label-cell-address="'UBUNTU64_INDIRECT_oxt-7-enc'.O187:'UBUNTU64_INDIRECT_oxt-7-enc'.O187" chart:class="chart:bar">
            <chart:data-point chart:repeated="17"/>
          </chart:series>
          <chart:series chart:style-name="ch12" chart:values-cell-range-address="'UBUNTU64_INDIRECT_oxt-7-enc'.P188:'UBUNTU64_INDIRECT_oxt-7-enc'.P204" chart:label-cell-address="'UBUNTU64_INDIRECT_oxt-7-enc'.P187:'UBUNTU64_INDIRECT_oxt-7-enc'.P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UBUNTU64_INDIRECT_oxt-7-enc'.D187:'UBUNTU64_INDIRECT_oxt-7-enc'.D187</svg:desc>
                </draw:g>
              </table:table-cell>
              <table:table-cell office:value-type="string">
                <text:p>8</text:p>
                <draw:g>
                  <svg:desc>'UBUNTU64_INDIRECT_oxt-7-enc'.E187:'UBUNTU64_INDIRECT_oxt-7-enc'.E187</svg:desc>
                </draw:g>
              </table:table-cell>
              <table:table-cell office:value-type="string">
                <text:p>16</text:p>
                <draw:g>
                  <svg:desc>'UBUNTU64_INDIRECT_oxt-7-enc'.F187:'UBUNTU64_INDIRECT_oxt-7-enc'.F187</svg:desc>
                </draw:g>
              </table:table-cell>
              <table:table-cell office:value-type="string">
                <text:p>32</text:p>
                <draw:g>
                  <svg:desc>'UBUNTU64_INDIRECT_oxt-7-enc'.G187:'UBUNTU64_INDIRECT_oxt-7-enc'.G187</svg:desc>
                </draw:g>
              </table:table-cell>
              <table:table-cell office:value-type="string">
                <text:p>64</text:p>
                <draw:g>
                  <svg:desc>'UBUNTU64_INDIRECT_oxt-7-enc'.H187:'UBUNTU64_INDIRECT_oxt-7-enc'.H187</svg:desc>
                </draw:g>
              </table:table-cell>
              <table:table-cell office:value-type="string">
                <text:p>128</text:p>
                <draw:g>
                  <svg:desc>'UBUNTU64_INDIRECT_oxt-7-enc'.I187:'UBUNTU64_INDIRECT_oxt-7-enc'.I187</svg:desc>
                </draw:g>
              </table:table-cell>
              <table:table-cell office:value-type="string">
                <text:p>256</text:p>
                <draw:g>
                  <svg:desc>'UBUNTU64_INDIRECT_oxt-7-enc'.J187:'UBUNTU64_INDIRECT_oxt-7-enc'.J187</svg:desc>
                </draw:g>
              </table:table-cell>
              <table:table-cell office:value-type="string">
                <text:p>512</text:p>
                <draw:g>
                  <svg:desc>'UBUNTU64_INDIRECT_oxt-7-enc'.K187:'UBUNTU64_INDIRECT_oxt-7-enc'.K187</svg:desc>
                </draw:g>
              </table:table-cell>
              <table:table-cell office:value-type="string">
                <text:p>1024</text:p>
                <draw:g>
                  <svg:desc>'UBUNTU64_INDIRECT_oxt-7-enc'.L187:'UBUNTU64_INDIRECT_oxt-7-enc'.L187</svg:desc>
                </draw:g>
              </table:table-cell>
              <table:table-cell office:value-type="string">
                <text:p>2048</text:p>
                <draw:g>
                  <svg:desc>'UBUNTU64_INDIRECT_oxt-7-enc'.M187:'UBUNTU64_INDIRECT_oxt-7-enc'.M187</svg:desc>
                </draw:g>
              </table:table-cell>
              <table:table-cell office:value-type="string">
                <text:p>4096</text:p>
                <draw:g>
                  <svg:desc>'UBUNTU64_INDIRECT_oxt-7-enc'.N187:'UBUNTU64_INDIRECT_oxt-7-enc'.N187</svg:desc>
                </draw:g>
              </table:table-cell>
              <table:table-cell office:value-type="string">
                <text:p>8192</text:p>
                <draw:g>
                  <svg:desc>'UBUNTU64_INDIRECT_oxt-7-enc'.O187:'UBUNTU64_INDIRECT_oxt-7-enc'.O187</svg:desc>
                </draw:g>
              </table:table-cell>
              <table:table-cell office:value-type="string">
                <text:p>16384</text:p>
                <draw:g>
                  <svg:desc>'UBUNTU64_INDIRECT_oxt-7-enc'.P187:'UBUNTU64_INDIRECT_oxt-7-enc'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UBUNTU64_INDIRECT_oxt-7-enc'.C188:'UBUNTU64_INDIRECT_oxt-7-enc'.C204</svg:desc>
                </draw:g>
              </table:table-cell>
              <table:table-cell office:value-type="float" office:value="969761">
                <text:p>969761</text:p>
                <draw:g>
                  <svg:desc>'UBUNTU64_INDIRECT_oxt-7-enc'.D188:'UBUNTU64_INDIRECT_oxt-7-enc'.D204</svg:desc>
                </draw:g>
              </table:table-cell>
              <table:table-cell office:value-type="float" office:value="1183548">
                <text:p>1183548</text:p>
                <draw:g>
                  <svg:desc>'UBUNTU64_INDIRECT_oxt-7-enc'.E188:'UBUNTU64_INDIRECT_oxt-7-enc'.E204</svg:desc>
                </draw:g>
              </table:table-cell>
              <table:table-cell office:value-type="float" office:value="230060">
                <text:p>230060</text:p>
                <draw:g>
                  <svg:desc>'UBUNTU64_INDIRECT_oxt-7-enc'.F188:'UBUNTU64_INDIRECT_oxt-7-enc'.F204</svg:desc>
                </draw:g>
              </table:table-cell>
              <table:table-cell office:value-type="float" office:value="1204796">
                <text:p>1204796</text:p>
                <draw:g>
                  <svg:desc>'UBUNTU64_INDIRECT_oxt-7-enc'.G188:'UBUNTU64_INDIRECT_oxt-7-enc'.G204</svg:desc>
                </draw:g>
              </table:table-cell>
              <table:table-cell office:value-type="float" office:value="1304314">
                <text:p>1304314</text:p>
                <draw:g>
                  <svg:desc>'UBUNTU64_INDIRECT_oxt-7-enc'.H188:'UBUNTU64_INDIRECT_oxt-7-enc'.H204</svg:desc>
                </draw:g>
              </table:table-cell>
              <table:table-cell office:value-type="float" office:value="NaN">
                <text:p>NaN</text:p>
                <draw:g>
                  <svg:desc>'UBUNTU64_INDIRECT_oxt-7-enc'.I188:'UBUNTU64_INDIRECT_oxt-7-enc'.I204</svg:desc>
                </draw:g>
              </table:table-cell>
              <table:table-cell office:value-type="float" office:value="NaN">
                <text:p>NaN</text:p>
                <draw:g>
                  <svg:desc>'UBUNTU64_INDIRECT_oxt-7-enc'.J188:'UBUNTU64_INDIRECT_oxt-7-enc'.J204</svg:desc>
                </draw:g>
              </table:table-cell>
              <table:table-cell office:value-type="float" office:value="NaN">
                <text:p>NaN</text:p>
                <draw:g>
                  <svg:desc>'UBUNTU64_INDIRECT_oxt-7-enc'.K188:'UBUNTU64_INDIRECT_oxt-7-enc'.K204</svg:desc>
                </draw:g>
              </table:table-cell>
              <table:table-cell office:value-type="float" office:value="NaN">
                <text:p>NaN</text:p>
                <draw:g>
                  <svg:desc>'UBUNTU64_INDIRECT_oxt-7-enc'.L188:'UBUNTU64_INDIRECT_oxt-7-enc'.L204</svg:desc>
                </draw:g>
              </table:table-cell>
              <table:table-cell office:value-type="float" office:value="NaN">
                <text:p>NaN</text:p>
                <draw:g>
                  <svg:desc>'UBUNTU64_INDIRECT_oxt-7-enc'.M188:'UBUNTU64_INDIRECT_oxt-7-enc'.M204</svg:desc>
                </draw:g>
              </table:table-cell>
              <table:table-cell office:value-type="float" office:value="NaN">
                <text:p>NaN</text:p>
                <draw:g>
                  <svg:desc>'UBUNTU64_INDIRECT_oxt-7-enc'.N188:'UBUNTU64_INDIRECT_oxt-7-enc'.N204</svg:desc>
                </draw:g>
              </table:table-cell>
              <table:table-cell office:value-type="float" office:value="NaN">
                <text:p>NaN</text:p>
                <draw:g>
                  <svg:desc>'UBUNTU64_INDIRECT_oxt-7-enc'.O188:'UBUNTU64_INDIRECT_oxt-7-enc'.O204</svg:desc>
                </draw:g>
              </table:table-cell>
              <table:table-cell office:value-type="float" office:value="NaN">
                <text:p>NaN</text:p>
                <draw:g>
                  <svg:desc>'UBUNTU64_INDIRECT_oxt-7-enc'.P188:'UBUNTU64_INDIRECT_oxt-7-enc'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5070">
                <text:p>1165070</text:p>
              </table:table-cell>
              <table:table-cell office:value-type="float" office:value="1278855">
                <text:p>1278855</text:p>
              </table:table-cell>
              <table:table-cell office:value-type="float" office:value="1440082">
                <text:p>1440082</text:p>
              </table:table-cell>
              <table:table-cell office:value-type="float" office:value="1332828">
                <text:p>1332828</text:p>
              </table:table-cell>
              <table:table-cell office:value-type="float" office:value="1471662">
                <text:p>1471662</text:p>
              </table:table-cell>
              <table:table-cell office:value-type="float" office:value="1406136">
                <text:p>140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8819">
                <text:p>1248819</text:p>
              </table:table-cell>
              <table:table-cell office:value-type="float" office:value="1413179">
                <text:p>1413179</text:p>
              </table:table-cell>
              <table:table-cell office:value-type="float" office:value="1420658">
                <text:p>1420658</text:p>
              </table:table-cell>
              <table:table-cell office:value-type="float" office:value="1540948">
                <text:p>1540948</text:p>
              </table:table-cell>
              <table:table-cell office:value-type="float" office:value="1570244">
                <text:p>1570244</text:p>
              </table:table-cell>
              <table:table-cell office:value-type="float" office:value="1581810">
                <text:p>1581810</text:p>
              </table:table-cell>
              <table:table-cell office:value-type="float" office:value="1532153">
                <text:p>153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93175">
                <text:p>1193175</text:p>
              </table:table-cell>
              <table:table-cell office:value-type="float" office:value="1438555">
                <text:p>1438555</text:p>
              </table:table-cell>
              <table:table-cell office:value-type="float" office:value="1547395">
                <text:p>1547395</text:p>
              </table:table-cell>
              <table:table-cell office:value-type="float" office:value="1492545">
                <text:p>1492545</text:p>
              </table:table-cell>
              <table:table-cell office:value-type="float" office:value="1624659">
                <text:p>1624659</text:p>
              </table:table-cell>
              <table:table-cell office:value-type="float" office:value="1487377">
                <text:p>1487377</text:p>
              </table:table-cell>
              <table:table-cell office:value-type="float" office:value="1619757">
                <text:p>1619757</text:p>
              </table:table-cell>
              <table:table-cell office:value-type="float" office:value="1570020">
                <text:p>1570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5710">
                <text:p>1245710</text:p>
              </table:table-cell>
              <table:table-cell office:value-type="float" office:value="1456510">
                <text:p>1456510</text:p>
              </table:table-cell>
              <table:table-cell office:value-type="float" office:value="1471481">
                <text:p>1471481</text:p>
              </table:table-cell>
              <table:table-cell office:value-type="float" office:value="1600327">
                <text:p>1600327</text:p>
              </table:table-cell>
              <table:table-cell office:value-type="float" office:value="1602715">
                <text:p>1602715</text:p>
              </table:table-cell>
              <table:table-cell office:value-type="float" office:value="1678504">
                <text:p>1678504</text:p>
              </table:table-cell>
              <table:table-cell office:value-type="float" office:value="1668074">
                <text:p>1668074</text:p>
              </table:table-cell>
              <table:table-cell office:value-type="float" office:value="1633188">
                <text:p>1633188</text:p>
              </table:table-cell>
              <table:table-cell office:value-type="float" office:value="1607514">
                <text:p>1607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302727">
                <text:p>1302727</text:p>
              </table:table-cell>
              <table:table-cell office:value-type="float" office:value="1377297">
                <text:p>1377297</text:p>
              </table:table-cell>
              <table:table-cell office:value-type="float" office:value="1543063">
                <text:p>1543063</text:p>
              </table:table-cell>
              <table:table-cell office:value-type="float" office:value="1625402">
                <text:p>1625402</text:p>
              </table:table-cell>
              <table:table-cell office:value-type="float" office:value="1615315">
                <text:p>1615315</text:p>
              </table:table-cell>
              <table:table-cell office:value-type="float" office:value="1637174">
                <text:p>1637174</text:p>
              </table:table-cell>
              <table:table-cell office:value-type="float" office:value="1562145">
                <text:p>1562145</text:p>
              </table:table-cell>
              <table:table-cell office:value-type="float" office:value="1602358">
                <text:p>1602358</text:p>
              </table:table-cell>
              <table:table-cell office:value-type="float" office:value="1232980">
                <text:p>1232980</text:p>
              </table:table-cell>
              <table:table-cell office:value-type="float" office:value="1587551">
                <text:p>158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42521">
                <text:p>1142521</text:p>
              </table:table-cell>
              <table:table-cell office:value-type="float" office:value="1456068">
                <text:p>1456068</text:p>
              </table:table-cell>
              <table:table-cell office:value-type="float" office:value="1542205">
                <text:p>1542205</text:p>
              </table:table-cell>
              <table:table-cell office:value-type="float" office:value="1604424">
                <text:p>1604424</text:p>
              </table:table-cell>
              <table:table-cell office:value-type="float" office:value="1582697">
                <text:p>1582697</text:p>
              </table:table-cell>
              <table:table-cell office:value-type="float" office:value="1595632">
                <text:p>1595632</text:p>
              </table:table-cell>
              <table:table-cell office:value-type="float" office:value="1601881">
                <text:p>1601881</text:p>
              </table:table-cell>
              <table:table-cell office:value-type="float" office:value="1626603">
                <text:p>1626603</text:p>
              </table:table-cell>
              <table:table-cell office:value-type="float" office:value="1601284">
                <text:p>1601284</text:p>
              </table:table-cell>
              <table:table-cell office:value-type="float" office:value="1580803">
                <text:p>1580803</text:p>
              </table:table-cell>
              <table:table-cell office:value-type="float" office:value="1523739">
                <text:p>152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170458">
                <text:p>1170458</text:p>
              </table:table-cell>
              <table:table-cell office:value-type="float" office:value="1421480">
                <text:p>1421480</text:p>
              </table:table-cell>
              <table:table-cell office:value-type="float" office:value="1505566">
                <text:p>1505566</text:p>
              </table:table-cell>
              <table:table-cell office:value-type="float" office:value="1548865">
                <text:p>1548865</text:p>
              </table:table-cell>
              <table:table-cell office:value-type="float" office:value="1559197">
                <text:p>1559197</text:p>
              </table:table-cell>
              <table:table-cell office:value-type="float" office:value="1581444">
                <text:p>1581444</text:p>
              </table:table-cell>
              <table:table-cell office:value-type="float" office:value="1584215">
                <text:p>1584215</text:p>
              </table:table-cell>
              <table:table-cell office:value-type="float" office:value="1566376">
                <text:p>1566376</text:p>
              </table:table-cell>
              <table:table-cell office:value-type="float" office:value="1453469">
                <text:p>1453469</text:p>
              </table:table-cell>
              <table:table-cell office:value-type="float" office:value="1503984">
                <text:p>1503984</text:p>
              </table:table-cell>
              <table:table-cell office:value-type="float" office:value="1521836">
                <text:p>1521836</text:p>
              </table:table-cell>
              <table:table-cell office:value-type="float" office:value="1455069">
                <text:p>145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70952">
                <text:p>1170952</text:p>
              </table:table-cell>
              <table:table-cell office:value-type="float" office:value="1398448">
                <text:p>1398448</text:p>
              </table:table-cell>
              <table:table-cell office:value-type="float" office:value="1485158">
                <text:p>1485158</text:p>
              </table:table-cell>
              <table:table-cell office:value-type="float" office:value="1516892">
                <text:p>1516892</text:p>
              </table:table-cell>
              <table:table-cell office:value-type="float" office:value="1559934">
                <text:p>1559934</text:p>
              </table:table-cell>
              <table:table-cell office:value-type="float" office:value="1502038">
                <text:p>1502038</text:p>
              </table:table-cell>
              <table:table-cell office:value-type="float" office:value="1554007">
                <text:p>1554007</text:p>
              </table:table-cell>
              <table:table-cell office:value-type="float" office:value="1555943">
                <text:p>1555943</text:p>
              </table:table-cell>
              <table:table-cell office:value-type="float" office:value="1543189">
                <text:p>1543189</text:p>
              </table:table-cell>
              <table:table-cell office:value-type="float" office:value="1509793">
                <text:p>1509793</text:p>
              </table:table-cell>
              <table:table-cell office:value-type="float" office:value="1479244">
                <text:p>1479244</text:p>
              </table:table-cell>
              <table:table-cell office:value-type="float" office:value="1409231">
                <text:p>1409231</text:p>
              </table:table-cell>
              <table:table-cell office:value-type="float" office:value="1430677">
                <text:p>143067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7866">
                <text:p>1527866</text:p>
              </table:table-cell>
              <table:table-cell office:value-type="float" office:value="1524950">
                <text:p>1524950</text:p>
              </table:table-cell>
              <table:table-cell office:value-type="float" office:value="1549309">
                <text:p>1549309</text:p>
              </table:table-cell>
              <table:table-cell office:value-type="float" office:value="1519135">
                <text:p>1519135</text:p>
              </table:table-cell>
              <table:table-cell office:value-type="float" office:value="1555200">
                <text:p>1555200</text:p>
              </table:table-cell>
              <table:table-cell office:value-type="float" office:value="1501133">
                <text:p>1501133</text:p>
              </table:table-cell>
              <table:table-cell office:value-type="float" office:value="1454983">
                <text:p>1454983</text:p>
              </table:table-cell>
              <table:table-cell office:value-type="float" office:value="1426606">
                <text:p>1426606</text:p>
              </table:table-cell>
              <table:table-cell office:value-type="float" office:value="1429603">
                <text:p>142960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9142">
                <text:p>1509142</text:p>
              </table:table-cell>
              <table:table-cell office:value-type="float" office:value="1522289">
                <text:p>1522289</text:p>
              </table:table-cell>
              <table:table-cell office:value-type="float" office:value="1468099">
                <text:p>1468099</text:p>
              </table:table-cell>
              <table:table-cell office:value-type="float" office:value="1485844">
                <text:p>1485844</text:p>
              </table:table-cell>
              <table:table-cell office:value-type="float" office:value="1469818">
                <text:p>1469818</text:p>
              </table:table-cell>
              <table:table-cell office:value-type="float" office:value="1222044">
                <text:p>1222044</text:p>
              </table:table-cell>
              <table:table-cell office:value-type="float" office:value="1458007">
                <text:p>1458007</text:p>
              </table:table-cell>
              <table:table-cell office:value-type="float" office:value="1385104">
                <text:p>1385104</text:p>
              </table:table-cell>
              <table:table-cell office:value-type="float" office:value="1396610">
                <text:p>139661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3959">
                <text:p>593959</text:p>
              </table:table-cell>
              <table:table-cell office:value-type="float" office:value="533135">
                <text:p>533135</text:p>
              </table:table-cell>
              <table:table-cell office:value-type="float" office:value="511580">
                <text:p>511580</text:p>
              </table:table-cell>
              <table:table-cell office:value-type="float" office:value="518558">
                <text:p>518558</text:p>
              </table:table-cell>
              <table:table-cell office:value-type="float" office:value="526643">
                <text:p>526643</text:p>
              </table:table-cell>
              <table:table-cell office:value-type="float" office:value="471791">
                <text:p>471791</text:p>
              </table:table-cell>
              <table:table-cell office:value-type="float" office:value="502507">
                <text:p>502507</text:p>
              </table:table-cell>
              <table:table-cell office:value-type="float" office:value="485395">
                <text:p>485395</text:p>
              </table:table-cell>
              <table:table-cell office:value-type="float" office:value="492176">
                <text:p>492176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687">
                <text:p>229687</text:p>
              </table:table-cell>
              <table:table-cell office:value-type="float" office:value="228889">
                <text:p>228889</text:p>
              </table:table-cell>
              <table:table-cell office:value-type="float" office:value="250712">
                <text:p>250712</text:p>
              </table:table-cell>
              <table:table-cell office:value-type="float" office:value="242519">
                <text:p>242519</text:p>
              </table:table-cell>
              <table:table-cell office:value-type="float" office:value="251315">
                <text:p>251315</text:p>
              </table:table-cell>
              <table:table-cell office:value-type="float" office:value="241467">
                <text:p>241467</text:p>
              </table:table-cell>
              <table:table-cell office:value-type="float" office:value="248123">
                <text:p>248123</text:p>
              </table:table-cell>
              <table:table-cell office:value-type="float" office:value="247349">
                <text:p>247349</text:p>
              </table:table-cell>
              <table:table-cell office:value-type="float" office:value="257489">
                <text:p>257489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691">
                <text:p>170691</text:p>
              </table:table-cell>
              <table:table-cell office:value-type="float" office:value="160963">
                <text:p>160963</text:p>
              </table:table-cell>
              <table:table-cell office:value-type="float" office:value="164440">
                <text:p>164440</text:p>
              </table:table-cell>
              <table:table-cell office:value-type="float" office:value="168102">
                <text:p>168102</text:p>
              </table:table-cell>
              <table:table-cell office:value-type="float" office:value="172770">
                <text:p>172770</text:p>
              </table:table-cell>
              <table:table-cell office:value-type="float" office:value="156151">
                <text:p>156151</text:p>
              </table:table-cell>
              <table:table-cell office:value-type="float" office:value="171709">
                <text:p>171709</text:p>
              </table:table-cell>
              <table:table-cell office:value-type="float" office:value="191959">
                <text:p>191959</text:p>
              </table:table-cell>
              <table:table-cell office:value-type="float" office:value="86279">
                <text:p>8627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333">
                <text:p>195333</text:p>
              </table:table-cell>
              <table:table-cell office:value-type="float" office:value="181851">
                <text:p>181851</text:p>
              </table:table-cell>
              <table:table-cell office:value-type="float" office:value="146867">
                <text:p>146867</text:p>
              </table:table-cell>
              <table:table-cell office:value-type="float" office:value="162454">
                <text:p>162454</text:p>
              </table:table-cell>
              <table:table-cell office:value-type="float" office:value="189300">
                <text:p>189300</text:p>
              </table:table-cell>
              <table:table-cell office:value-type="float" office:value="180955">
                <text:p>180955</text:p>
              </table:table-cell>
              <table:table-cell office:value-type="float" office:value="173016">
                <text:p>173016</text:p>
              </table:table-cell>
              <table:table-cell office:value-type="float" office:value="112994">
                <text:p>112994</text:p>
              </table:table-cell>
              <table:table-cell office:value-type="float" office:value="112135">
                <text:p>11213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016">
                <text:p>149016</text:p>
              </table:table-cell>
              <table:table-cell office:value-type="float" office:value="167672">
                <text:p>167672</text:p>
              </table:table-cell>
              <table:table-cell office:value-type="float" office:value="160469">
                <text:p>160469</text:p>
              </table:table-cell>
              <table:table-cell office:value-type="float" office:value="159148">
                <text:p>159148</text:p>
              </table:table-cell>
              <table:table-cell office:value-type="float" office:value="145460">
                <text:p>145460</text:p>
              </table:table-cell>
              <table:table-cell office:value-type="float" office:value="160693">
                <text:p>160693</text:p>
              </table:table-cell>
              <table:table-cell office:value-type="float" office:value="128267">
                <text:p>128267</text:p>
              </table:table-cell>
              <table:table-cell office:value-type="float" office:value="152707">
                <text:p>152707</text:p>
              </table:table-cell>
              <table:table-cell office:value-type="float" office:value="132145">
                <text:p>132145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491">
                <text:p>135491</text:p>
              </table:table-cell>
              <table:table-cell office:value-type="float" office:value="82879">
                <text:p>82879</text:p>
              </table:table-cell>
              <table:table-cell office:value-type="float" office:value="87164">
                <text:p>87164</text:p>
              </table:table-cell>
              <table:table-cell office:value-type="float" office:value="82186">
                <text:p>82186</text:p>
              </table:table-cell>
              <table:table-cell office:value-type="float" office:value="95234">
                <text:p>95234</text:p>
              </table:table-cell>
              <table:table-cell office:value-type="float" office:value="85528">
                <text:p>85528</text:p>
              </table:table-cell>
              <table:table-cell office:value-type="float" office:value="98186">
                <text:p>98186</text:p>
              </table:table-cell>
              <table:table-cell office:value-type="float" office:value="83509">
                <text:p>83509</text:p>
              </table:table-cell>
              <table:table-cell office:value-type="float" office:value="108907">
                <text:p>108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4.24cm" svg:y="0.316cm" chart:style-name="ch2">
          <text:p>UBUNTU64 Read Report (OpenXT-7)</text:p>
        </chart:title>
        <chart:subtitle svg:x="6.145cm" svg:y="1.275cm" chart:style-name="ch3">
          <text:p>using encrypted disk</text:p>
        </chart:subtitle>
        <chart:legend chart:legend-position="end" svg:x="14.322cm" svg:y="1.216cm" style:legend-expansion="high" chart:style-name="ch4"/>
        <chart:plot-area chart:style-name="ch5" table:cell-range-address="'UBUNTU64_INDIRECT_oxt-7-enc'.C227:'UBUNTU64_INDIRECT_oxt-7-enc'.P244" chart:data-source-has-labels="both" svg:x="1.331cm" svg:y="2.138cm" svg:width="9.642cm" svg:height="5.707cm" dr3d:transform="matrix (0.937250944888388 0.0665847169776786 0.342238428249701 -0.159632599405457 0.954617579750601 0.251441264787946 -0.309964674620965 -0.290295972924372 0.905345320080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79cm" svg:width="6.959cm" svg:height="4.1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6cm" svg:y="8.025cm" chart:style-name="ch7">
              <text:p>File Size (KB)</text:p>
            </chart:title>
            <chart:categories table:cell-range-address="'UBUNTU64_INDIRECT_oxt-7-enc'.C228:'UBUNTU64_INDIRECT_oxt-7-enc'.C24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3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'UBUNTU64_INDIRECT_oxt-7-enc'.D228:'UBUNTU64_INDIRECT_oxt-7-enc'.D244" chart:label-cell-address="'UBUNTU64_INDIRECT_oxt-7-enc'.D227:'UBUNTU64_INDIRECT_oxt-7-enc'.D227" chart:class="chart:bar">
            <chart:data-point chart:repeated="17"/>
          </chart:series>
          <chart:series chart:style-name="ch13" chart:values-cell-range-address="'UBUNTU64_INDIRECT_oxt-7-enc'.E228:'UBUNTU64_INDIRECT_oxt-7-enc'.E244" chart:label-cell-address="'UBUNTU64_INDIRECT_oxt-7-enc'.E227:'UBUNTU64_INDIRECT_oxt-7-enc'.E227" chart:class="chart:bar">
            <chart:data-point chart:repeated="17"/>
          </chart:series>
          <chart:series chart:style-name="ch14" chart:values-cell-range-address="'UBUNTU64_INDIRECT_oxt-7-enc'.F228:'UBUNTU64_INDIRECT_oxt-7-enc'.F244" chart:label-cell-address="'UBUNTU64_INDIRECT_oxt-7-enc'.F227:'UBUNTU64_INDIRECT_oxt-7-enc'.F227" chart:class="chart:bar">
            <chart:data-point chart:repeated="17"/>
          </chart:series>
          <chart:series chart:style-name="ch15" chart:values-cell-range-address="'UBUNTU64_INDIRECT_oxt-7-enc'.G228:'UBUNTU64_INDIRECT_oxt-7-enc'.G244" chart:label-cell-address="'UBUNTU64_INDIRECT_oxt-7-enc'.G227:'UBUNTU64_INDIRECT_oxt-7-enc'.G227" chart:class="chart:bar">
            <chart:data-point chart:repeated="17"/>
          </chart:series>
          <chart:series chart:style-name="ch16" chart:values-cell-range-address="'UBUNTU64_INDIRECT_oxt-7-enc'.H228:'UBUNTU64_INDIRECT_oxt-7-enc'.H244" chart:label-cell-address="'UBUNTU64_INDIRECT_oxt-7-enc'.H227:'UBUNTU64_INDIRECT_oxt-7-enc'.H227" chart:class="chart:bar">
            <chart:data-point chart:repeated="17"/>
          </chart:series>
          <chart:series chart:style-name="ch17" chart:values-cell-range-address="'UBUNTU64_INDIRECT_oxt-7-enc'.I228:'UBUNTU64_INDIRECT_oxt-7-enc'.I244" chart:label-cell-address="'UBUNTU64_INDIRECT_oxt-7-enc'.I227:'UBUNTU64_INDIRECT_oxt-7-enc'.I227" chart:class="chart:bar">
            <chart:data-point chart:repeated="17"/>
          </chart:series>
          <chart:series chart:style-name="ch18" chart:values-cell-range-address="'UBUNTU64_INDIRECT_oxt-7-enc'.J228:'UBUNTU64_INDIRECT_oxt-7-enc'.J244" chart:label-cell-address="'UBUNTU64_INDIRECT_oxt-7-enc'.J227:'UBUNTU64_INDIRECT_oxt-7-enc'.J227" chart:class="chart:bar">
            <chart:data-point chart:repeated="17"/>
          </chart:series>
          <chart:series chart:style-name="ch19" chart:values-cell-range-address="'UBUNTU64_INDIRECT_oxt-7-enc'.K228:'UBUNTU64_INDIRECT_oxt-7-enc'.K244" chart:label-cell-address="'UBUNTU64_INDIRECT_oxt-7-enc'.K227:'UBUNTU64_INDIRECT_oxt-7-enc'.K227" chart:class="chart:bar">
            <chart:data-point chart:repeated="17"/>
          </chart:series>
          <chart:series chart:style-name="ch20" chart:values-cell-range-address="'UBUNTU64_INDIRECT_oxt-7-enc'.L228:'UBUNTU64_INDIRECT_oxt-7-enc'.L244" chart:label-cell-address="'UBUNTU64_INDIRECT_oxt-7-enc'.L227:'UBUNTU64_INDIRECT_oxt-7-enc'.L227" chart:class="chart:bar">
            <chart:data-point chart:repeated="17"/>
          </chart:series>
          <chart:series chart:style-name="ch21" chart:values-cell-range-address="'UBUNTU64_INDIRECT_oxt-7-enc'.M228:'UBUNTU64_INDIRECT_oxt-7-enc'.M244" chart:label-cell-address="'UBUNTU64_INDIRECT_oxt-7-enc'.M227:'UBUNTU64_INDIRECT_oxt-7-enc'.M227" chart:class="chart:bar">
            <chart:data-point chart:repeated="17"/>
          </chart:series>
          <chart:series chart:style-name="ch22" chart:values-cell-range-address="'UBUNTU64_INDIRECT_oxt-7-enc'.N228:'UBUNTU64_INDIRECT_oxt-7-enc'.N244" chart:label-cell-address="'UBUNTU64_INDIRECT_oxt-7-enc'.N227:'UBUNTU64_INDIRECT_oxt-7-enc'.N227" chart:class="chart:bar">
            <chart:data-point chart:repeated="17"/>
          </chart:series>
          <chart:series chart:style-name="ch23" chart:values-cell-range-address="'UBUNTU64_INDIRECT_oxt-7-enc'.O228:'UBUNTU64_INDIRECT_oxt-7-enc'.O244" chart:label-cell-address="'UBUNTU64_INDIRECT_oxt-7-enc'.O227:'UBUNTU64_INDIRECT_oxt-7-enc'.O227" chart:class="chart:bar">
            <chart:data-point chart:repeated="17"/>
          </chart:series>
          <chart:series chart:style-name="ch12" chart:values-cell-range-address="'UBUNTU64_INDIRECT_oxt-7-enc'.P228:'UBUNTU64_INDIRECT_oxt-7-enc'.P244" chart:label-cell-address="'UBUNTU64_INDIRECT_oxt-7-enc'.P227:'UBUNTU64_INDIRECT_oxt-7-enc'.P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'UBUNTU64_INDIRECT_oxt-7-enc'.D227:'UBUNTU64_INDIRECT_oxt-7-enc'.D227</svg:desc>
                </draw:g>
              </table:table-cell>
              <table:table-cell office:value-type="string">
                <text:p>8</text:p>
                <draw:g>
                  <svg:desc>'UBUNTU64_INDIRECT_oxt-7-enc'.E227:'UBUNTU64_INDIRECT_oxt-7-enc'.E227</svg:desc>
                </draw:g>
              </table:table-cell>
              <table:table-cell office:value-type="string">
                <text:p>16</text:p>
                <draw:g>
                  <svg:desc>'UBUNTU64_INDIRECT_oxt-7-enc'.F227:'UBUNTU64_INDIRECT_oxt-7-enc'.F227</svg:desc>
                </draw:g>
              </table:table-cell>
              <table:table-cell office:value-type="string">
                <text:p>32</text:p>
                <draw:g>
                  <svg:desc>'UBUNTU64_INDIRECT_oxt-7-enc'.G227:'UBUNTU64_INDIRECT_oxt-7-enc'.G227</svg:desc>
                </draw:g>
              </table:table-cell>
              <table:table-cell office:value-type="string">
                <text:p>64</text:p>
                <draw:g>
                  <svg:desc>'UBUNTU64_INDIRECT_oxt-7-enc'.H227:'UBUNTU64_INDIRECT_oxt-7-enc'.H227</svg:desc>
                </draw:g>
              </table:table-cell>
              <table:table-cell office:value-type="string">
                <text:p>128</text:p>
                <draw:g>
                  <svg:desc>'UBUNTU64_INDIRECT_oxt-7-enc'.I227:'UBUNTU64_INDIRECT_oxt-7-enc'.I227</svg:desc>
                </draw:g>
              </table:table-cell>
              <table:table-cell office:value-type="string">
                <text:p>256</text:p>
                <draw:g>
                  <svg:desc>'UBUNTU64_INDIRECT_oxt-7-enc'.J227:'UBUNTU64_INDIRECT_oxt-7-enc'.J227</svg:desc>
                </draw:g>
              </table:table-cell>
              <table:table-cell office:value-type="string">
                <text:p>512</text:p>
                <draw:g>
                  <svg:desc>'UBUNTU64_INDIRECT_oxt-7-enc'.K227:'UBUNTU64_INDIRECT_oxt-7-enc'.K227</svg:desc>
                </draw:g>
              </table:table-cell>
              <table:table-cell office:value-type="string">
                <text:p>1024</text:p>
                <draw:g>
                  <svg:desc>'UBUNTU64_INDIRECT_oxt-7-enc'.L227:'UBUNTU64_INDIRECT_oxt-7-enc'.L227</svg:desc>
                </draw:g>
              </table:table-cell>
              <table:table-cell office:value-type="string">
                <text:p>2048</text:p>
                <draw:g>
                  <svg:desc>'UBUNTU64_INDIRECT_oxt-7-enc'.M227:'UBUNTU64_INDIRECT_oxt-7-enc'.M227</svg:desc>
                </draw:g>
              </table:table-cell>
              <table:table-cell office:value-type="string">
                <text:p>4096</text:p>
                <draw:g>
                  <svg:desc>'UBUNTU64_INDIRECT_oxt-7-enc'.N227:'UBUNTU64_INDIRECT_oxt-7-enc'.N227</svg:desc>
                </draw:g>
              </table:table-cell>
              <table:table-cell office:value-type="string">
                <text:p>8192</text:p>
                <draw:g>
                  <svg:desc>'UBUNTU64_INDIRECT_oxt-7-enc'.O227:'UBUNTU64_INDIRECT_oxt-7-enc'.O227</svg:desc>
                </draw:g>
              </table:table-cell>
              <table:table-cell office:value-type="string">
                <text:p>16384</text:p>
                <draw:g>
                  <svg:desc>'UBUNTU64_INDIRECT_oxt-7-enc'.P227:'UBUNTU64_INDIRECT_oxt-7-enc'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UBUNTU64_INDIRECT_oxt-7-enc'.C228:'UBUNTU64_INDIRECT_oxt-7-enc'.C244</svg:desc>
                </draw:g>
              </table:table-cell>
              <table:table-cell office:value-type="float" office:value="3363612">
                <text:p>3363612</text:p>
                <draw:g>
                  <svg:desc>'UBUNTU64_INDIRECT_oxt-7-enc'.D228:'UBUNTU64_INDIRECT_oxt-7-enc'.D244</svg:desc>
                </draw:g>
              </table:table-cell>
              <table:table-cell office:value-type="float" office:value="6421025">
                <text:p>6421025</text:p>
                <draw:g>
                  <svg:desc>'UBUNTU64_INDIRECT_oxt-7-enc'.E228:'UBUNTU64_INDIRECT_oxt-7-enc'.E244</svg:desc>
                </draw:g>
              </table:table-cell>
              <table:table-cell office:value-type="float" office:value="7940539">
                <text:p>7940539</text:p>
                <draw:g>
                  <svg:desc>'UBUNTU64_INDIRECT_oxt-7-enc'.F228:'UBUNTU64_INDIRECT_oxt-7-enc'.F244</svg:desc>
                </draw:g>
              </table:table-cell>
              <table:table-cell office:value-type="float" office:value="9318832">
                <text:p>9318832</text:p>
                <draw:g>
                  <svg:desc>'UBUNTU64_INDIRECT_oxt-7-enc'.G228:'UBUNTU64_INDIRECT_oxt-7-enc'.G244</svg:desc>
                </draw:g>
              </table:table-cell>
              <table:table-cell office:value-type="float" office:value="7100397">
                <text:p>7100397</text:p>
                <draw:g>
                  <svg:desc>'UBUNTU64_INDIRECT_oxt-7-enc'.H228:'UBUNTU64_INDIRECT_oxt-7-enc'.H244</svg:desc>
                </draw:g>
              </table:table-cell>
              <table:table-cell office:value-type="float" office:value="NaN">
                <text:p>NaN</text:p>
                <draw:g>
                  <svg:desc>'UBUNTU64_INDIRECT_oxt-7-enc'.I228:'UBUNTU64_INDIRECT_oxt-7-enc'.I244</svg:desc>
                </draw:g>
              </table:table-cell>
              <table:table-cell office:value-type="float" office:value="NaN">
                <text:p>NaN</text:p>
                <draw:g>
                  <svg:desc>'UBUNTU64_INDIRECT_oxt-7-enc'.J228:'UBUNTU64_INDIRECT_oxt-7-enc'.J244</svg:desc>
                </draw:g>
              </table:table-cell>
              <table:table-cell office:value-type="float" office:value="NaN">
                <text:p>NaN</text:p>
                <draw:g>
                  <svg:desc>'UBUNTU64_INDIRECT_oxt-7-enc'.K228:'UBUNTU64_INDIRECT_oxt-7-enc'.K244</svg:desc>
                </draw:g>
              </table:table-cell>
              <table:table-cell office:value-type="float" office:value="NaN">
                <text:p>NaN</text:p>
                <draw:g>
                  <svg:desc>'UBUNTU64_INDIRECT_oxt-7-enc'.L228:'UBUNTU64_INDIRECT_oxt-7-enc'.L244</svg:desc>
                </draw:g>
              </table:table-cell>
              <table:table-cell office:value-type="float" office:value="NaN">
                <text:p>NaN</text:p>
                <draw:g>
                  <svg:desc>'UBUNTU64_INDIRECT_oxt-7-enc'.M228:'UBUNTU64_INDIRECT_oxt-7-enc'.M244</svg:desc>
                </draw:g>
              </table:table-cell>
              <table:table-cell office:value-type="float" office:value="NaN">
                <text:p>NaN</text:p>
                <draw:g>
                  <svg:desc>'UBUNTU64_INDIRECT_oxt-7-enc'.N228:'UBUNTU64_INDIRECT_oxt-7-enc'.N244</svg:desc>
                </draw:g>
              </table:table-cell>
              <table:table-cell office:value-type="float" office:value="NaN">
                <text:p>NaN</text:p>
                <draw:g>
                  <svg:desc>'UBUNTU64_INDIRECT_oxt-7-enc'.O228:'UBUNTU64_INDIRECT_oxt-7-enc'.O244</svg:desc>
                </draw:g>
              </table:table-cell>
              <table:table-cell office:value-type="float" office:value="NaN">
                <text:p>NaN</text:p>
                <draw:g>
                  <svg:desc>'UBUNTU64_INDIRECT_oxt-7-enc'.P228:'UBUNTU64_INDIRECT_oxt-7-enc'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57257">
                <text:p>4557257</text:p>
              </table:table-cell>
              <table:table-cell office:value-type="float" office:value="6406138">
                <text:p>6406138</text:p>
              </table:table-cell>
              <table:table-cell office:value-type="float" office:value="7917784">
                <text:p>7917784</text:p>
              </table:table-cell>
              <table:table-cell office:value-type="float" office:value="8548124">
                <text:p>8548124</text:p>
              </table:table-cell>
              <table:table-cell office:value-type="float" office:value="9129573">
                <text:p>9129573</text:p>
              </table:table-cell>
              <table:table-cell office:value-type="float" office:value="7582312">
                <text:p>758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77549">
                <text:p>4477549</text:p>
              </table:table-cell>
              <table:table-cell office:value-type="float" office:value="6595234">
                <text:p>6595234</text:p>
              </table:table-cell>
              <table:table-cell office:value-type="float" office:value="7791708">
                <text:p>7791708</text:p>
              </table:table-cell>
              <table:table-cell office:value-type="float" office:value="7518900">
                <text:p>7518900</text:p>
              </table:table-cell>
              <table:table-cell office:value-type="float" office:value="9114515">
                <text:p>9114515</text:p>
              </table:table-cell>
              <table:table-cell office:value-type="float" office:value="8534922">
                <text:p>8534922</text:p>
              </table:table-cell>
              <table:table-cell office:value-type="float" office:value="7518900">
                <text:p>7518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10197">
                <text:p>3710197</text:p>
              </table:table-cell>
              <table:table-cell office:value-type="float" office:value="6414119">
                <text:p>6414119</text:p>
              </table:table-cell>
              <table:table-cell office:value-type="float" office:value="5968453">
                <text:p>5968453</text:p>
              </table:table-cell>
              <table:table-cell office:value-type="float" office:value="8701110">
                <text:p>8701110</text:p>
              </table:table-cell>
              <table:table-cell office:value-type="float" office:value="8955098">
                <text:p>8955098</text:p>
              </table:table-cell>
              <table:table-cell office:value-type="float" office:value="8665997">
                <text:p>8665997</text:p>
              </table:table-cell>
              <table:table-cell office:value-type="float" office:value="7871843">
                <text:p>7871843</text:p>
              </table:table-cell>
              <table:table-cell office:value-type="float" office:value="7211022">
                <text:p>721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146499">
                <text:p>4146499</text:p>
              </table:table-cell>
              <table:table-cell office:value-type="float" office:value="5363307">
                <text:p>5363307</text:p>
              </table:table-cell>
              <table:table-cell office:value-type="float" office:value="5925680">
                <text:p>5925680</text:p>
              </table:table-cell>
              <table:table-cell office:value-type="float" office:value="7644933">
                <text:p>7644933</text:p>
              </table:table-cell>
              <table:table-cell office:value-type="float" office:value="8662601">
                <text:p>8662601</text:p>
              </table:table-cell>
              <table:table-cell office:value-type="float" office:value="8246774">
                <text:p>8246774</text:p>
              </table:table-cell>
              <table:table-cell office:value-type="float" office:value="8000971">
                <text:p>8000971</text:p>
              </table:table-cell>
              <table:table-cell office:value-type="float" office:value="7054742">
                <text:p>7054742</text:p>
              </table:table-cell>
              <table:table-cell office:value-type="float" office:value="7208671">
                <text:p>720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519302">
                <text:p>3519302</text:p>
              </table:table-cell>
              <table:table-cell office:value-type="float" office:value="4829046">
                <text:p>4829046</text:p>
              </table:table-cell>
              <table:table-cell office:value-type="float" office:value="5884299">
                <text:p>5884299</text:p>
              </table:table-cell>
              <table:table-cell office:value-type="float" office:value="6340344">
                <text:p>6340344</text:p>
              </table:table-cell>
              <table:table-cell office:value-type="float" office:value="6459541">
                <text:p>6459541</text:p>
              </table:table-cell>
              <table:table-cell office:value-type="float" office:value="6807652">
                <text:p>6807652</text:p>
              </table:table-cell>
              <table:table-cell office:value-type="float" office:value="6759439">
                <text:p>6759439</text:p>
              </table:table-cell>
              <table:table-cell office:value-type="float" office:value="6092991">
                <text:p>6092991</text:p>
              </table:table-cell>
              <table:table-cell office:value-type="float" office:value="6717153">
                <text:p>6717153</text:p>
              </table:table-cell>
              <table:table-cell office:value-type="float" office:value="6359119">
                <text:p>635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546038">
                <text:p>3546038</text:p>
              </table:table-cell>
              <table:table-cell office:value-type="float" office:value="4623457">
                <text:p>4623457</text:p>
              </table:table-cell>
              <table:table-cell office:value-type="float" office:value="5611025">
                <text:p>5611025</text:p>
              </table:table-cell>
              <table:table-cell office:value-type="float" office:value="5996870">
                <text:p>5996870</text:p>
              </table:table-cell>
              <table:table-cell office:value-type="float" office:value="6532752">
                <text:p>6532752</text:p>
              </table:table-cell>
              <table:table-cell office:value-type="float" office:value="6216019">
                <text:p>6216019</text:p>
              </table:table-cell>
              <table:table-cell office:value-type="float" office:value="6461498">
                <text:p>6461498</text:p>
              </table:table-cell>
              <table:table-cell office:value-type="float" office:value="6520355">
                <text:p>6520355</text:p>
              </table:table-cell>
              <table:table-cell office:value-type="float" office:value="6281934">
                <text:p>6281934</text:p>
              </table:table-cell>
              <table:table-cell office:value-type="float" office:value="3832392">
                <text:p>3832392</text:p>
              </table:table-cell>
              <table:table-cell office:value-type="float" office:value="4965558">
                <text:p>496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3572513">
                <text:p>3572513</text:p>
              </table:table-cell>
              <table:table-cell office:value-type="float" office:value="4681287">
                <text:p>4681287</text:p>
              </table:table-cell>
              <table:table-cell office:value-type="float" office:value="5407741">
                <text:p>5407741</text:p>
              </table:table-cell>
              <table:table-cell office:value-type="float" office:value="6272536">
                <text:p>6272536</text:p>
              </table:table-cell>
              <table:table-cell office:value-type="float" office:value="6491781">
                <text:p>6491781</text:p>
              </table:table-cell>
              <table:table-cell office:value-type="float" office:value="6297830">
                <text:p>6297830</text:p>
              </table:table-cell>
              <table:table-cell office:value-type="float" office:value="6450345">
                <text:p>6450345</text:p>
              </table:table-cell>
              <table:table-cell office:value-type="float" office:value="6307078">
                <text:p>6307078</text:p>
              </table:table-cell>
              <table:table-cell office:value-type="float" office:value="6455193">
                <text:p>6455193</text:p>
              </table:table-cell>
              <table:table-cell office:value-type="float" office:value="6182248">
                <text:p>6182248</text:p>
              </table:table-cell>
              <table:table-cell office:value-type="float" office:value="5149219">
                <text:p>5149219</text:p>
              </table:table-cell>
              <table:table-cell office:value-type="float" office:value="4745947">
                <text:p>4745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3590583">
                <text:p>3590583</text:p>
              </table:table-cell>
              <table:table-cell office:value-type="float" office:value="4746211">
                <text:p>4746211</text:p>
              </table:table-cell>
              <table:table-cell office:value-type="float" office:value="5580232">
                <text:p>5580232</text:p>
              </table:table-cell>
              <table:table-cell office:value-type="float" office:value="6239394">
                <text:p>6239394</text:p>
              </table:table-cell>
              <table:table-cell office:value-type="float" office:value="6450228">
                <text:p>6450228</text:p>
              </table:table-cell>
              <table:table-cell office:value-type="float" office:value="6337794">
                <text:p>6337794</text:p>
              </table:table-cell>
              <table:table-cell office:value-type="float" office:value="6298872">
                <text:p>6298872</text:p>
              </table:table-cell>
              <table:table-cell office:value-type="float" office:value="6326125">
                <text:p>6326125</text:p>
              </table:table-cell>
              <table:table-cell office:value-type="float" office:value="6372469">
                <text:p>6372469</text:p>
              </table:table-cell>
              <table:table-cell office:value-type="float" office:value="6303494">
                <text:p>6303494</text:p>
              </table:table-cell>
              <table:table-cell office:value-type="float" office:value="5755011">
                <text:p>5755011</text:p>
              </table:table-cell>
              <table:table-cell office:value-type="float" office:value="4265692">
                <text:p>4265692</text:p>
              </table:table-cell>
              <table:table-cell office:value-type="float" office:value="4532407">
                <text:p>4532407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61332">
                <text:p>6561332</text:p>
              </table:table-cell>
              <table:table-cell office:value-type="float" office:value="6514371">
                <text:p>6514371</text:p>
              </table:table-cell>
              <table:table-cell office:value-type="float" office:value="6021473">
                <text:p>6021473</text:p>
              </table:table-cell>
              <table:table-cell office:value-type="float" office:value="6545707">
                <text:p>6545707</text:p>
              </table:table-cell>
              <table:table-cell office:value-type="float" office:value="6025697">
                <text:p>6025697</text:p>
              </table:table-cell>
              <table:table-cell office:value-type="float" office:value="6556324">
                <text:p>6556324</text:p>
              </table:table-cell>
              <table:table-cell office:value-type="float" office:value="6136268">
                <text:p>6136268</text:p>
              </table:table-cell>
              <table:table-cell office:value-type="float" office:value="5434989">
                <text:p>5434989</text:p>
              </table:table-cell>
              <table:table-cell office:value-type="float" office:value="4926868">
                <text:p>492686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84963">
                <text:p>6784963</text:p>
              </table:table-cell>
              <table:table-cell office:value-type="float" office:value="6481623">
                <text:p>6481623</text:p>
              </table:table-cell>
              <table:table-cell office:value-type="float" office:value="6249809">
                <text:p>6249809</text:p>
              </table:table-cell>
              <table:table-cell office:value-type="float" office:value="6656798">
                <text:p>6656798</text:p>
              </table:table-cell>
              <table:table-cell office:value-type="float" office:value="6585194">
                <text:p>6585194</text:p>
              </table:table-cell>
              <table:table-cell office:value-type="float" office:value="6671015">
                <text:p>6671015</text:p>
              </table:table-cell>
              <table:table-cell office:value-type="float" office:value="6265479">
                <text:p>6265479</text:p>
              </table:table-cell>
              <table:table-cell office:value-type="float" office:value="5233296">
                <text:p>5233296</text:p>
              </table:table-cell>
              <table:table-cell office:value-type="float" office:value="4993258">
                <text:p>4993258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11311">
                <text:p>6711311</text:p>
              </table:table-cell>
              <table:table-cell office:value-type="float" office:value="5039664">
                <text:p>5039664</text:p>
              </table:table-cell>
              <table:table-cell office:value-type="float" office:value="6235618">
                <text:p>6235618</text:p>
              </table:table-cell>
              <table:table-cell office:value-type="float" office:value="6351901">
                <text:p>6351901</text:p>
              </table:table-cell>
              <table:table-cell office:value-type="float" office:value="6319772">
                <text:p>6319772</text:p>
              </table:table-cell>
              <table:table-cell office:value-type="float" office:value="6263324">
                <text:p>6263324</text:p>
              </table:table-cell>
              <table:table-cell office:value-type="float" office:value="6042680">
                <text:p>6042680</text:p>
              </table:table-cell>
              <table:table-cell office:value-type="float" office:value="5379278">
                <text:p>5379278</text:p>
              </table:table-cell>
              <table:table-cell office:value-type="float" office:value="5128184">
                <text:p>512818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22772">
                <text:p>4622772</text:p>
              </table:table-cell>
              <table:table-cell office:value-type="float" office:value="6271105">
                <text:p>6271105</text:p>
              </table:table-cell>
              <table:table-cell office:value-type="float" office:value="6095400">
                <text:p>6095400</text:p>
              </table:table-cell>
              <table:table-cell office:value-type="float" office:value="6286307">
                <text:p>6286307</text:p>
              </table:table-cell>
              <table:table-cell office:value-type="float" office:value="6232006">
                <text:p>6232006</text:p>
              </table:table-cell>
              <table:table-cell office:value-type="float" office:value="6173639">
                <text:p>6173639</text:p>
              </table:table-cell>
              <table:table-cell office:value-type="float" office:value="5909198">
                <text:p>5909198</text:p>
              </table:table-cell>
              <table:table-cell office:value-type="float" office:value="5311937">
                <text:p>5311937</text:p>
              </table:table-cell>
              <table:table-cell office:value-type="float" office:value="5022967">
                <text:p>5022967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267">
                <text:p>256267</text:p>
              </table:table-cell>
              <table:table-cell office:value-type="float" office:value="2683110">
                <text:p>2683110</text:p>
              </table:table-cell>
              <table:table-cell office:value-type="float" office:value="6281527">
                <text:p>6281527</text:p>
              </table:table-cell>
              <table:table-cell office:value-type="float" office:value="6215041">
                <text:p>6215041</text:p>
              </table:table-cell>
              <table:table-cell office:value-type="float" office:value="6221388">
                <text:p>6221388</text:p>
              </table:table-cell>
              <table:table-cell office:value-type="float" office:value="6176306">
                <text:p>6176306</text:p>
              </table:table-cell>
              <table:table-cell office:value-type="float" office:value="5574389">
                <text:p>5574389</text:p>
              </table:table-cell>
              <table:table-cell office:value-type="float" office:value="5373946">
                <text:p>5373946</text:p>
              </table:table-cell>
              <table:table-cell office:value-type="float" office:value="4932715">
                <text:p>493271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842">
                <text:p>239842</text:p>
              </table:table-cell>
              <table:table-cell office:value-type="float" office:value="248868">
                <text:p>248868</text:p>
              </table:table-cell>
              <table:table-cell office:value-type="float" office:value="195844">
                <text:p>195844</text:p>
              </table:table-cell>
              <table:table-cell office:value-type="float" office:value="260716">
                <text:p>260716</text:p>
              </table:table-cell>
              <table:table-cell office:value-type="float" office:value="253471">
                <text:p>253471</text:p>
              </table:table-cell>
              <table:table-cell office:value-type="float" office:value="248640">
                <text:p>248640</text:p>
              </table:table-cell>
              <table:table-cell office:value-type="float" office:value="241193">
                <text:p>241193</text:p>
              </table:table-cell>
              <table:table-cell office:value-type="float" office:value="244881">
                <text:p>244881</text:p>
              </table:table-cell>
              <table:table-cell office:value-type="float" office:value="254169">
                <text:p>254169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862">
                <text:p>241862</text:p>
              </table:table-cell>
              <table:table-cell office:value-type="float" office:value="237271">
                <text:p>237271</text:p>
              </table:table-cell>
              <table:table-cell office:value-type="float" office:value="244050">
                <text:p>244050</text:p>
              </table:table-cell>
              <table:table-cell office:value-type="float" office:value="244548">
                <text:p>244548</text:p>
              </table:table-cell>
              <table:table-cell office:value-type="float" office:value="247351">
                <text:p>247351</text:p>
              </table:table-cell>
              <table:table-cell office:value-type="float" office:value="248879">
                <text:p>248879</text:p>
              </table:table-cell>
              <table:table-cell office:value-type="float" office:value="265362">
                <text:p>265362</text:p>
              </table:table-cell>
              <table:table-cell office:value-type="float" office:value="236768">
                <text:p>236768</text:p>
              </table:table-cell>
              <table:table-cell office:value-type="float" office:value="257616">
                <text:p>257616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207">
                <text:p>236207</text:p>
              </table:table-cell>
              <table:table-cell office:value-type="float" office:value="250356">
                <text:p>250356</text:p>
              </table:table-cell>
              <table:table-cell office:value-type="float" office:value="244774">
                <text:p>244774</text:p>
              </table:table-cell>
              <table:table-cell office:value-type="float" office:value="253984">
                <text:p>253984</text:p>
              </table:table-cell>
              <table:table-cell office:value-type="float" office:value="237904">
                <text:p>237904</text:p>
              </table:table-cell>
              <table:table-cell office:value-type="float" office:value="246106">
                <text:p>246106</text:p>
              </table:table-cell>
              <table:table-cell office:value-type="float" office:value="240134">
                <text:p>240134</text:p>
              </table:table-cell>
              <table:table-cell office:value-type="float" office:value="243343">
                <text:p>243343</text:p>
              </table:table-cell>
              <table:table-cell office:value-type="float" office:value="247964">
                <text:p>247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